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55cm"/>
    </style:style>
    <style:style style:name="co2" style:family="table-column">
      <style:table-column-properties fo:break-before="auto" style:column-width="8.345cm"/>
    </style:style>
    <style:style style:name="co3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45.554cm"/>
    </style:style>
    <style:style style:name="co5" style:family="table-column">
      <style:table-column-properties fo:break-before="auto" style:column-width="2.11cm"/>
    </style:style>
    <style:style style:name="co6" style:family="table-column">
      <style:table-column-properties fo:break-before="auto" style:column-width="3.713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6.615cm"/>
    </style:style>
    <style:style style:name="co9" style:family="table-column">
      <style:table-column-properties fo:break-before="auto" style:column-width="1.041cm"/>
    </style:style>
    <style:style style:name="co10" style:family="table-column">
      <style:table-column-properties fo:break-before="auto" style:column-width="1.907cm"/>
    </style:style>
    <style:style style:name="co11" style:family="table-column">
      <style:table-column-properties fo:break-before="auto" style:column-width="5.343cm"/>
    </style:style>
    <style:style style:name="co12" style:family="table-column">
      <style:table-column-properties fo:break-before="auto" style:column-width="2.466cm"/>
    </style:style>
    <style:style style:name="co13" style:family="table-column">
      <style:table-column-properties fo:break-before="auto" style:column-width="2.009cm"/>
    </style:style>
    <style:style style:name="co14" style:family="table-column">
      <style:table-column-properties fo:break-before="auto" style:column-width="3cm"/>
    </style:style>
    <style:style style:name="co15" style:family="table-column">
      <style:table-column-properties fo:break-before="auto" style:column-width="1.704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2.773cm"/>
    </style:style>
    <style:style style:name="co18" style:family="table-column">
      <style:table-column-properties fo:break-before="auto" style:column-width="2.441cm"/>
    </style:style>
    <style:style style:name="co19" style:family="table-column">
      <style:table-column-properties fo:break-before="auto" style:column-width="1.372cm"/>
    </style:style>
    <style:style style:name="co20" style:family="table-column">
      <style:table-column-properties fo:break-before="auto" style:column-width="2.746cm"/>
    </style:style>
    <style:style style:name="co21" style:family="table-column">
      <style:table-column-properties fo:break-before="auto" style:column-width="3.586cm"/>
    </style:style>
    <style:style style:name="co22" style:family="table-column">
      <style:table-column-properties fo:break-before="auto" style:column-width="1.55cm"/>
    </style:style>
    <style:style style:name="co23" style:family="table-column">
      <style:table-column-properties fo:break-before="auto" style:column-width="2.595cm"/>
    </style:style>
    <style:style style:name="co24" style:family="table-column">
      <style:table-column-properties fo:break-before="auto" style:column-width="2.085cm"/>
    </style:style>
    <style:style style:name="co25" style:family="table-column">
      <style:table-column-properties fo:break-before="auto" style:column-width="3.078cm"/>
    </style:style>
    <style:style style:name="co26" style:family="table-column">
      <style:table-column-properties fo:break-before="auto" style:column-width="6.514cm"/>
    </style:style>
    <style:style style:name="co27" style:family="table-column">
      <style:table-column-properties fo:break-before="auto" style:column-width="1.602cm"/>
    </style:style>
    <style:style style:name="co28" style:family="table-column">
      <style:table-column-properties fo:break-before="auto" style:column-width="19.163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1.753cm"/>
    </style:style>
    <style:style style:name="co31" style:family="table-column">
      <style:table-column-properties fo:break-before="auto" style:column-width="5.98cm"/>
    </style:style>
    <style:style style:name="co32" style:family="table-column">
      <style:table-column-properties fo:break-before="auto" style:column-width="3.612cm"/>
    </style:style>
    <style:style style:name="co33" style:family="table-column">
      <style:table-column-properties fo:break-before="auto" style:column-width="3.154cm"/>
    </style:style>
    <style:style style:name="co34" style:family="table-column">
      <style:table-column-properties fo:break-before="auto" style:column-width="6.488cm"/>
    </style:style>
    <style:style style:name="co35" style:family="table-column">
      <style:table-column-properties fo:break-before="auto" style:column-width="4.554cm"/>
    </style:style>
    <style:style style:name="co36" style:family="table-column">
      <style:table-column-properties fo:break-before="auto" style:column-width="2.212cm"/>
    </style:style>
    <style:style style:name="co37" style:family="table-column">
      <style:table-column-properties fo:break-before="auto" style:column-width="1.882cm"/>
    </style:style>
    <style:style style:name="co38" style:family="table-column">
      <style:table-column-properties fo:break-before="auto" style:column-width="1.931cm"/>
    </style:style>
    <style:style style:name="co39" style:family="table-column">
      <style:table-column-properties fo:break-before="auto" style:column-width="0.889cm"/>
    </style:style>
    <style:style style:name="co40" style:family="table-column">
      <style:table-column-properties fo:break-before="auto" style:column-width="2.365cm"/>
    </style:style>
    <style:style style:name="co41" style:family="table-column">
      <style:table-column-properties fo:break-before="auto" style:column-width="1.092cm"/>
    </style:style>
    <style:style style:name="co42" style:family="table-column">
      <style:table-column-properties fo:break-before="auto" style:column-width="1.475cm"/>
    </style:style>
    <style:style style:name="co43" style:family="table-column">
      <style:table-column-properties fo:break-before="auto" style:column-width="4.02cm"/>
    </style:style>
    <style:style style:name="co44" style:family="table-column">
      <style:table-column-properties fo:break-before="auto" style:column-width="1.526cm"/>
    </style:style>
    <style:style style:name="co45" style:family="table-column">
      <style:table-column-properties fo:break-before="auto" style:column-width="1.983cm"/>
    </style:style>
    <style:style style:name="co46" style:family="table-column">
      <style:table-column-properties fo:break-before="auto" style:column-width="6.819cm"/>
    </style:style>
    <style:style style:name="co47" style:family="table-column">
      <style:table-column-properties fo:break-before="auto" style:column-width="3.815cm"/>
    </style:style>
    <style:style style:name="co48" style:family="table-column">
      <style:table-column-properties fo:break-before="auto" style:column-width="2.417cm"/>
    </style:style>
    <style:style style:name="co49" style:family="table-column">
      <style:table-column-properties fo:break-before="auto" style:column-width="0.863cm"/>
    </style:style>
    <style:style style:name="co50" style:family="table-column">
      <style:table-column-properties fo:break-before="auto" style:column-width="1.612cm"/>
    </style:style>
    <style:style style:name="co51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815cm" fo:break-before="auto" style:use-optimal-row-height="false"/>
    </style:style>
    <style:style style:name="ro5" style:family="table-row">
      <style:table-row-properties style:row-height="2.499cm" fo:break-before="auto" style:use-optimal-row-height="false"/>
    </style:style>
    <style:style style:name="ro6" style:family="table-row">
      <style:table-row-properties style:row-height="2.157cm" fo:break-before="auto" style:use-optimal-row-height="false"/>
    </style:style>
    <style:style style:name="ro7" style:family="table-row">
      <style:table-row-properties style:row-height="3.184cm" fo:break-before="auto" style:use-optimal-row-height="false"/>
    </style:style>
    <style:style style:name="ro8" style:family="table-row">
      <style:table-row-properties style:row-height="0.517cm" fo:break-before="auto" style:use-optimal-row-height="false"/>
    </style:style>
    <style:style style:name="ta1" style:family="table" style:master-page-name="PageStyle_5f_zamowienie_5f_PODGIK.6642.899.202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WierszPoziom_5f_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WierszPoziom_5f_" style:data-style-name="N100">
      <style:table-cell-properties style:glyph-orientation-vertical="0" fo:background-color="#ffff0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WierszPoziom_5f_" style:data-style-name="N49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WierszPoziom_5f_" style:data-style-name="N49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WierszPoziom_5f_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WierszPoziom_5f_" style:data-style-name="N2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WierszPoziom_5f_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WierszPoziom_5f_" style:data-style-name="N1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WierszPoziom_5f_" style:data-style-name="N36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WierszPoziom_5f_" style:data-style-name="N36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KolPoziom_5f_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KolPoziom_5f_" style:data-style-name="N100">
      <style:table-cell-properties style:glyph-orientation-vertical="0" fo:background-color="#ffff0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KolPoziom_5f_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KolPoziom_5f_" style:data-style-name="N1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KolPoziom_5f_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KolPoziom_5f_" style:data-style-name="N2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5f_BuiltIn_5f_Comma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5f_BuiltIn_5f_Comma" style:data-style-name="N100">
      <style:table-cell-properties style:glyph-orientation-vertical="0" fo:background-color="#ffff0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5f_BuiltIn_5f_Comma" style:data-style-name="N36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5f_BuiltIn_5f_Comma" style:data-style-name="N36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5f_BuiltIn_5f_Comma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5f_BuiltIn_5f_Comma" style:data-style-name="N2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5f_BuiltIn_5f_Comma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5f_BuiltIn_5f_Comma" style:data-style-name="N1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5f_BuiltIn_5f_Currency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5f_BuiltIn_5f_Currency" style:data-style-name="N100">
      <style:table-cell-properties style:glyph-orientation-vertical="0" fo:background-color="#ffff0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5f_BuiltIn_5f_Currency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5f_BuiltIn_5f_Currency" style:data-style-name="N1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5f_BuiltIn_5f_Currency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5f_BuiltIn_5f_Currency" style:data-style-name="N2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5f_BuiltIn_5f_Percent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5f_BuiltIn_5f_Percent" style:data-style-name="N100">
      <style:table-cell-properties style:glyph-orientation-vertical="0" fo:background-color="#ffff0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5f_BuiltIn_5f_Percent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5f_BuiltIn_5f_Percent" style:data-style-name="N1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5f_BuiltIn_5f_Percent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5f_BuiltIn_5f_Percent" style:data-style-name="N2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amowienie_PODGIK.6642.899.202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3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26" table:default-cell-style-name="ce2"/>
        <table:table-column table:style-name="co16" table:default-cell-style-name="ce2"/>
        <table:table-column table:style-name="co26" table:default-cell-style-name="ce2"/>
        <table:table-column table:style-name="co27" table:number-columns-repeated="2" table:default-cell-style-name="ce2"/>
        <table:table-column table:style-name="co30" table:default-cell-style-name="ce2"/>
        <table:table-column table:style-name="co26" table:default-cell-style-name="ce2"/>
        <table:table-column table:style-name="co31" table:default-cell-style-name="ce2"/>
        <table:table-column table:style-name="co32" table:default-cell-style-name="ce2"/>
        <table:table-column table:style-name="co26" table:default-cell-style-name="ce2"/>
        <table:table-column table:style-name="co33" table:default-cell-style-name="ce2"/>
        <table:table-column table:style-name="co34" table:default-cell-style-name="ce2"/>
        <table:table-column table:style-name="co16" table:default-cell-style-name="ce2"/>
        <table:table-column table:style-name="co35" table:default-cell-style-name="ce2"/>
        <table:table-column table:style-name="co36" table:default-cell-style-name="ce2"/>
        <table:table-column table:style-name="co26" table:number-columns-repeated="2" table:default-cell-style-name="ce2"/>
        <table:table-column table:style-name="co37" table:default-cell-style-name="ce2"/>
        <table:table-column table:style-name="co38" table:default-cell-style-name="ce2"/>
        <table:table-column table:style-name="co29" table:default-cell-style-name="ce2"/>
        <table:table-column table:style-name="co26" table:default-cell-style-name="ce2"/>
        <table:table-column table:style-name="co19" table:default-cell-style-name="ce2"/>
        <table:table-column table:style-name="co39" table:default-cell-style-name="ce2"/>
        <table:table-column table:style-name="co30" table:default-cell-style-name="ce2"/>
        <table:table-column table:style-name="co26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33" table:default-cell-style-name="ce2"/>
        <table:table-column table:style-name="co44" table:default-cell-style-name="ce2"/>
        <table:table-column table:style-name="co45" table:default-cell-style-name="ce2"/>
        <table:table-column table:style-name="co16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19" table:default-cell-style-name="ce2"/>
        <table:table-column table:style-name="co49" table:default-cell-style-name="ce2"/>
        <table:table-column table:style-name="co30" table:default-cell-style-name="ce2"/>
        <table:table-column table:style-name="co26" table:default-cell-style-name="ce2"/>
        <table:table-column table:style-name="co50" table:number-columns-repeated="952" table:default-cell-style-name="Default"/>
        <table:table-column table:style-name="co51" table:default-cell-style-name="Default"/>
        <table:table-row table:style-name="ro1">
          <table:table-cell table:style-name="ce1" office:value-type="string" calcext:value-type="string">
            <text:p>Jednostka ewid.</text:p>
          </table:table-cell>
          <table:table-cell table:style-name="ce1" office:value-type="string" calcext:value-type="string">
            <text:p>Dokument</text:p>
          </table:table-cell>
          <table:table-cell table:style-name="ce1" office:value-type="string" calcext:value-type="string">
            <text:p>Data dokumentu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Rodzaj zapisu</text:p>
          </table:table-cell>
          <table:table-cell table:style-name="ce1" office:value-type="string" calcext:value-type="string">
            <text:p>Forma obrotu</text:p>
          </table:table-cell>
          <table:table-cell table:style-name="ce1" office:value-type="string" calcext:value-type="string">
            <text:p>Rynek</text:p>
          </table:table-cell>
          <table:table-cell table:style-name="ce1" office:value-type="string" calcext:value-type="string">
            <text:p>Rodzaj prawa</text:p>
          </table:table-cell>
          <table:table-cell table:style-name="ce1" office:value-type="string" calcext:value-type="string">
            <text:p>Udział</text:p>
          </table:table-cell>
          <table:table-cell table:style-name="ce1" office:value-type="string" calcext:value-type="string">
            <text:p>Nr przetargu</text:p>
          </table:table-cell>
          <table:table-cell table:style-name="ce1" office:value-type="string" calcext:value-type="string">
            <text:p>Strona sprzedająca</text:p>
          </table:table-cell>
          <table:table-cell table:style-name="ce1" office:value-type="string" calcext:value-type="string">
            <text:p>Strona kupująca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Stawka podatku VAT</text:p>
          </table:table-cell>
          <table:table-cell table:style-name="ce1" office:value-type="string" calcext:value-type="string">
            <text:p>Cel wyceny</text:p>
          </table:table-cell>
          <table:table-cell table:style-name="ce1" office:value-type="string" calcext:value-type="string">
            <text:p>Zastosowane podejście</text:p>
          </table:table-cell>
          <table:table-cell table:style-name="ce1" office:value-type="string" calcext:value-type="string">
            <text:p>Stan nier. na dzień</text:p>
          </table:table-cell>
          <table:table-cell table:style-name="ce1" office:value-type="string" calcext:value-type="string">
            <text:p>Rodzaj wartości</text:p>
          </table:table-cell>
          <table:table-cell table:style-name="ce1" office:value-type="string" calcext:value-type="string">
            <text:p>Wartość</text:p>
          </table:table-cell>
          <table:table-cell table:style-name="ce1" office:value-type="string" calcext:value-type="string">
            <text:p>Suma pow. działek</text:p>
          </table:table-cell>
          <table:table-cell table:style-name="ce7" office:value-type="string" calcext:value-type="string">
            <text:p>Nieruchomość</text:p>
          </table:table-cell>
          <table:table-cell table:style-name="ce7" office:value-type="string" calcext:value-type="string">
            <text:p>Opis nier.</text:p>
          </table:table-cell>
          <table:table-cell table:style-name="ce7" office:value-type="string" calcext:value-type="string">
            <text:p>Pole powierzchni</text:p>
          </table:table-cell>
          <table:table-cell table:style-name="ce7" office:value-type="string" calcext:value-type="string">
            <text:p>Rodzaj użytku</text:p>
          </table:table-cell>
          <table:table-cell table:style-name="ce7" office:value-type="string" calcext:value-type="string">
            <text:p>Cena nieruchomości</text:p>
          </table:table-cell>
          <table:table-cell table:style-name="ce10" office:value-type="string" calcext:value-type="string">
            <text:p>Obręb</text:p>
          </table:table-cell>
          <table:table-cell table:style-name="ce10" office:value-type="string" calcext:value-type="string">
            <text:p>Numer</text:p>
          </table:table-cell>
          <table:table-cell table:style-name="ce10" office:value-type="string" calcext:value-type="string">
            <text:p>Powierzchnia</text:p>
          </table:table-cell>
          <table:table-cell table:style-name="ce10" office:value-type="string" calcext:value-type="string">
            <text:p>Opis</text:p>
          </table:table-cell>
          <table:table-cell table:style-name="ce10" office:value-type="string" calcext:value-type="string">
            <text:p>MPZP</text:p>
          </table:table-cell>
          <table:table-cell table:style-name="ce10" office:value-type="string" calcext:value-type="string">
            <text:p>Wpisana do rej. zab.</text:p>
          </table:table-cell>
          <table:table-cell table:style-name="ce10" office:value-type="string" calcext:value-type="string">
            <text:p>Rodzaj prawa</text:p>
          </table:table-cell>
          <table:table-cell table:style-name="ce10" office:value-type="string" calcext:value-type="string">
            <text:p>Data wygaśnięcia praw</text:p>
          </table:table-cell>
          <table:table-cell table:style-name="ce10" office:value-type="string" calcext:value-type="string">
            <text:p>Udział w prawie</text:p>
          </table:table-cell>
          <table:table-cell table:style-name="ce10" office:value-type="string" calcext:value-type="string">
            <text:p>Wartość</text:p>
          </table:table-cell>
          <table:table-cell table:style-name="ce10" office:value-type="string" calcext:value-type="string">
            <text:p>Cena</text:p>
          </table:table-cell>
          <table:table-cell table:style-name="ce10" office:value-type="string" calcext:value-type="string">
            <text:p>Stawka VAT</text:p>
          </table:table-cell>
          <table:table-cell table:style-name="ce10" office:value-type="string" calcext:value-type="string">
            <text:p>Adres(y)</text:p>
          </table:table-cell>
          <table:table-cell table:style-name="ce14" office:value-type="string" calcext:value-type="string">
            <text:p>Obręb</text:p>
          </table:table-cell>
          <table:table-cell table:style-name="ce14" office:value-type="string" calcext:value-type="string">
            <text:p>Numer</text:p>
          </table:table-cell>
          <table:table-cell table:style-name="ce14" office:value-type="string" calcext:value-type="string">
            <text:p>Funkcja podstawowa</text:p>
          </table:table-cell>
          <table:table-cell table:style-name="ce14" office:value-type="string" calcext:value-type="string">
            <text:p>Funkcja drugorzędna</text:p>
          </table:table-cell>
          <table:table-cell table:style-name="ce14" office:value-type="string" calcext:value-type="string">
            <text:p>Funkcja główna</text:p>
          </table:table-cell>
          <table:table-cell table:style-name="ce14" office:value-type="string" calcext:value-type="string">
            <text:p>Inne funkcje</text:p>
          </table:table-cell>
          <table:table-cell table:style-name="ce14" office:value-type="string" calcext:value-type="string">
            <text:p>Rok zak. budowy</text:p>
          </table:table-cell>
          <table:table-cell table:style-name="ce14" office:value-type="string" calcext:value-type="string">
            <text:p>Pow. użytkowa</text:p>
          </table:table-cell>
          <table:table-cell table:style-name="ce14" office:value-type="string" calcext:value-type="string">
            <text:p>Pow. zabudowy</text:p>
          </table:table-cell>
          <table:table-cell table:style-name="ce14" office:value-type="string" calcext:value-type="string">
            <text:p>Pow. uż. z obmiaru</text:p>
          </table:table-cell>
          <table:table-cell table:style-name="ce14" office:value-type="string" calcext:value-type="string">
            <text:p>Liczba kond.</text:p>
          </table:table-cell>
          <table:table-cell table:style-name="ce14" office:value-type="string" calcext:value-type="string">
            <text:p>Liczba lokali</text:p>
          </table:table-cell>
          <table:table-cell table:style-name="ce14" office:value-type="string" calcext:value-type="string">
            <text:p>Wpisana do rej. zab.</text:p>
          </table:table-cell>
          <table:table-cell table:style-name="ce14" office:value-type="string" calcext:value-type="string">
            <text:p>Rodzaj prawa</text:p>
          </table:table-cell>
          <table:table-cell table:style-name="ce14" office:value-type="string" calcext:value-type="string">
            <text:p>Wartość</text:p>
          </table:table-cell>
          <table:table-cell table:style-name="ce14" office:value-type="string" calcext:value-type="string">
            <text:p>Cena</text:p>
          </table:table-cell>
          <table:table-cell table:style-name="ce14" office:value-type="string" calcext:value-type="string">
            <text:p>Stawka VAT</text:p>
          </table:table-cell>
          <table:table-cell table:style-name="ce14" office:value-type="string" calcext:value-type="string">
            <text:p>Adres(y)</text:p>
          </table:table-cell>
          <table:table-cell table:style-name="ce17" office:value-type="string" calcext:value-type="string">
            <text:p>Obręb</text:p>
          </table:table-cell>
          <table:table-cell table:style-name="ce17" office:value-type="string" calcext:value-type="string">
            <text:p>Numer</text:p>
          </table:table-cell>
          <table:table-cell table:style-name="ce17" office:value-type="string" calcext:value-type="string">
            <text:p>Nr lokalu</text:p>
          </table:table-cell>
          <table:table-cell table:style-name="ce17" office:value-type="string" calcext:value-type="string">
            <text:p>Funkcja podstawowa</text:p>
          </table:table-cell>
          <table:table-cell table:style-name="ce17" office:value-type="string" calcext:value-type="string">
            <text:p>Funkcja drugorzędna</text:p>
          </table:table-cell>
          <table:table-cell table:style-name="ce17" office:value-type="string" calcext:value-type="string">
            <text:p>Liczba izb</text:p>
          </table:table-cell>
          <table:table-cell table:style-name="ce17" office:value-type="string" calcext:value-type="string">
            <text:p>Kondygnacja</text:p>
          </table:table-cell>
          <table:table-cell table:style-name="ce17" office:value-type="string" calcext:value-type="string">
            <text:p>Powierzchnia użytkowa</text:p>
          </table:table-cell>
          <table:table-cell table:style-name="ce17" office:value-type="string" calcext:value-type="string">
            <text:p>Pomieszczenia przynależne</text:p>
          </table:table-cell>
          <table:table-cell table:style-name="ce17" office:value-type="string" calcext:value-type="string">
            <text:p>Rodzaj prawa</text:p>
          </table:table-cell>
          <table:table-cell table:style-name="ce17" office:value-type="string" calcext:value-type="string">
            <text:p>Udział w prawie</text:p>
          </table:table-cell>
          <table:table-cell table:style-name="ce17" office:value-type="string" calcext:value-type="string">
            <text:p>Wartość</text:p>
          </table:table-cell>
          <table:table-cell table:style-name="ce17" office:value-type="string" calcext:value-type="string">
            <text:p>Cena</text:p>
          </table:table-cell>
          <table:table-cell table:style-name="ce17" office:value-type="string" calcext:value-type="string">
            <text:p>Stawka VAT</text:p>
          </table:table-cell>
          <table:table-cell table:style-name="ce17" office:value-type="string" calcext:value-type="string">
            <text:p>Adres(y)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37/2021</text:p>
          </table:table-cell>
          <table:table-cell table:style-name="ce3" office:value-type="date" office:date-value="2021-02-11" calcext:value-type="date">
            <text:p>2021-02-11</text:p>
          </table:table-cell>
          <table:table-cell table:style-name="ce1" office:value-type="string" calcext:value-type="string">
            <text:p>sprzedaż lok. mieszkalnego nr 71 o pow. użytkowej 88,58 m2 usytuowanego na 1 kondygnacji bud. przy ul. Żyrardowskiej 31; składającego się z pokoju dziennego z aneksem kuchennym, 3 pokoi, łazienki i holu i wc; sprzedaż udz. 1/53 w lok. niemieszkalnym nr 98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45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160" calcext:value-type="float">
            <text:p>61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160" calcext:value-type="float">
            <text:p>6160</text:p>
          </table:table-cell>
          <table:table-cell table:style-name="ce7"/>
          <table:table-cell table:style-name="ce9" office:value-type="string" calcext:value-type="string">
            <text:p>430 45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6160 (B 6160)</text:p>
          </table:table-cell>
          <table:table-cell table:style-name="ce10" table:number-columns-repeated="3"/>
          <table:table-cell table:style-name="ce10" office:value-type="string" calcext:value-type="string">
            <text:p>Własność</text:p>
          </table:table-cell>
          <table:table-cell table:style-name="ce11"/>
          <table:table-cell table:style-name="ce10" office:value-type="string" calcext:value-type="string">
            <text:p>1/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YRARDOWSKA 31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2259" calcext:value-type="float">
            <text:p>2259</text:p>
          </table:table-cell>
          <table:table-cell table:style-name="ce15" office:value-type="string" calcext:value-type="string">
            <text:p>8410.599609375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RARDOWSKA 31</text:p>
          </table:table-cell>
          <table:table-cell table:style-name="ce17" office:value-type="string" calcext:value-type="string">
            <text:p>27 (27)</text:p>
            <text:p>27 (27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98</text:p>
            <text:p>71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4</text:p>
          </table:table-cell>
          <table:table-cell table:style-name="ce18" office:value-type="string" calcext:value-type="string">
            <text:p>-1</text:p>
            <text:p>1</text:p>
          </table:table-cell>
          <table:table-cell table:style-name="ce19" office:value-type="string" calcext:value-type="string">
            <text:p>1293.10</text:p>
            <text:p>88.58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53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ŻYRARDOWSKA 31</text:p>
            <text:p>ŻYRARDOWSKA 3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09/2021</text:p>
          </table:table-cell>
          <table:table-cell table:style-name="ce3" office:value-type="date" office:date-value="2021-01-25" calcext:value-type="date">
            <text:p>2021-01-25</text:p>
          </table:table-cell>
          <table:table-cell table:style-name="ce1" office:value-type="string" calcext:value-type="string">
            <text:p>sprzedaż lokalu mieszkalnego nr 49 o pow. 56,15 m2 położonego przy ul. Żyrardowskiej, lokal składa się z pokoju, pokoju dziennego z aneksem kuchennym, łazienki i holu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403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160" calcext:value-type="float">
            <text:p>61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160" calcext:value-type="float">
            <text:p>6160</text:p>
          </table:table-cell>
          <table:table-cell table:style-name="ce7"/>
          <table:table-cell table:style-name="ce9" office:value-type="string" calcext:value-type="string">
            <text:p>403 00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6160 (B 6160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615/84106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YRARDOWSKA 31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2259" calcext:value-type="float">
            <text:p>2259</text:p>
          </table:table-cell>
          <table:table-cell table:style-name="ce15" office:value-type="string" calcext:value-type="string">
            <text:p>8410.599609375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RARDOWSKA 31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4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number-columns-repeated="2"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56.1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1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49/2021</text:p>
          </table:table-cell>
          <table:table-cell table:style-name="ce3" office:value-type="date" office:date-value="2021-01-07" calcext:value-type="date">
            <text:p>2021-01-07</text:p>
          </table:table-cell>
          <table:table-cell table:style-name="ce1" office:value-type="string" calcext:value-type="string">
            <text:p>sprzedaż lokalu mieszkalnego nr 1 o pow. 46,95 m2 położonego przy ul. Bałtyckiej w Grodzisku Maz., lokal składa się z 2 pokoi, kuchni, łazienki oraz piwnicy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801" calcext:value-type="float">
            <text:p>48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801" calcext:value-type="float">
            <text:p>4801</text:p>
          </table:table-cell>
          <table:table-cell table:style-name="ce7"/>
          <table:table-cell table:style-name="ce9" office:value-type="string" calcext:value-type="string">
            <text:p>295 000.00</text:p>
          </table:table-cell>
          <table:table-cell table:style-name="ce10" office:value-type="string" calcext:value-type="string">
            <text:p>27 (27)</text:p>
            <text:p>27 (27)</text:p>
            <text:p>27 (27)</text:p>
            <text:p>27 (27)</text:p>
          </table:table-cell>
          <table:table-cell table:style-name="ce10" office:value-type="string" calcext:value-type="string">
            <text:p>10/2</text:p>
            <text:p>10/3</text:p>
            <text:p>12</text:p>
            <text:p>13</text:p>
          </table:table-cell>
          <table:table-cell table:style-name="ce10" office:value-type="string" calcext:value-type="string">
            <text:p>900 (B 900)</text:p>
            <text:p>900 (B 900)</text:p>
            <text:p>1496 (B 1496)</text:p>
            <text:p>1505 (B 1505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4695/410725</text:p>
            <text:p>4695/410725</text:p>
            <text:p>4695/410725</text:p>
            <text:p>4695/410725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BAŁTYCKA 11D</text:p>
            <text:p>BAŁTYCKA 11D</text:p>
            <text:p>BAŁTYCKA 11B,C</text:p>
            <text:p>BAŁTYCKA 11A</text:p>
          </table:table-cell>
          <table:table-cell table:style-name="ce14" office:value-type="string" calcext:value-type="string">
            <text:p>27 (27)</text:p>
            <text:p>27 (27)</text:p>
            <text:p>27 (27)</text:p>
            <text:p>27 (27)</text:p>
          </table:table-cell>
          <table:table-cell table:style-name="ce14" office:value-type="string" calcext:value-type="string">
            <text:p>24</text:p>
            <text:p>19</text:p>
            <text:p>20</text:p>
            <text:p>18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2000</text:p>
            <text:p>2000</text:p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486</text:p>
            <text:p>268</text:p>
            <text:p>271</text:p>
            <text:p>237</text:p>
          </table:table-cell>
          <table:table-cell table:style-name="ce15" office:value-type="string" calcext:value-type="string">
            <text:p>1344.5600585938</text:p>
            <text:p>704.92999267578</text:p>
            <text:p>678.90002441406</text:p>
            <text:p>727.71997070312</text:p>
          </table:table-cell>
          <table:table-cell table:style-name="ce15" office:value-type="string" calcext:value-type="string">
            <text:p>3</text:p>
            <text:p>4</text:p>
            <text:p>4</text:p>
            <text:p>4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BAŁTYCKA 11D</text:p>
            <text:p>BAŁTYCKA 11B</text:p>
            <text:p>BAŁTYCKA 11C</text:p>
            <text:p>BAŁTYCKA 11A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41.85</text:p>
          </table:table-cell>
          <table:table-cell table:style-name="ce17" office:value-type="string" calcext:value-type="string">
            <text:p>Powierzchnia: 5.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11B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/2021</text:p>
          </table:table-cell>
          <table:table-cell table:style-name="ce3" office:value-type="date" office:date-value="2021-01-04" calcext:value-type="date">
            <text:p>2021-01-04</text:p>
          </table:table-cell>
          <table:table-cell table:style-name="ce1" office:value-type="string" calcext:value-type="string">
            <text:p>sprzedaż lokalu mieszkalnego nr 5 o pow. 43,4 m2 położonego przy ul. 17 Stycznia w Grodzisku Maz., lokal składa się z pokoju, kuchni, przedpokoju, łazienki z wc i piwnicy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4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75" calcext:value-type="float">
            <text:p>67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75" calcext:value-type="float">
            <text:p>675</text:p>
          </table:table-cell>
          <table:table-cell table:style-name="ce7"/>
          <table:table-cell table:style-name="ce9" office:value-type="string" calcext:value-type="string">
            <text:p>240 0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09/18</text:p>
          </table:table-cell>
          <table:table-cell table:style-name="ce10" office:value-type="string" calcext:value-type="string">
            <text:p>675 (B 675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330/7274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TM.WITOLDA PILECKIE 4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0" calcext:value-type="float">
            <text:p>1950</text:p>
          </table:table-cell>
          <table:table-cell table:style-name="ce15"/>
          <table:table-cell table:style-name="ce15" office:value-type="float" office:value="353" calcext:value-type="float">
            <text:p>353</text:p>
          </table:table-cell>
          <table:table-cell table:style-name="ce15" office:value-type="string" calcext:value-type="string">
            <text:p>590.67999267578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TM.WITOLDA PILECKIE 4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number-columns-repeated="2"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33.00</text:p>
          </table:table-cell>
          <table:table-cell table:style-name="ce17" office:value-type="string" calcext:value-type="string">
            <text:p>Powierzchnia: 10.3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TM.WITOLDA PILECKIE 4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70/2021</text:p>
          </table:table-cell>
          <table:table-cell table:style-name="ce3" office:value-type="date" office:date-value="2021-01-08" calcext:value-type="date">
            <text:p>2021-01-08</text:p>
          </table:table-cell>
          <table:table-cell table:style-name="ce1" office:value-type="string" calcext:value-type="string">
            <text:p>sprzedaż lokalu mieszkalnego nr 34 o pow. 44,70 m2 położonego przy ul. Bałtyckiej w Grodzisku Maz. oraz udziału w lokalu niemieszkalnym (garaż), lokal mieszkalny składa się z pokoju, pokoju z aneksem kuchennym, łazienki i holu, usytuowany na 4 kondygnacj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7011" calcext:value-type="float">
            <text:p>701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7011" calcext:value-type="float">
            <text:p>7011</text:p>
          </table:table-cell>
          <table:table-cell table:style-name="ce7"/>
          <table:table-cell table:style-name="ce9" office:value-type="string" calcext:value-type="string">
            <text:p>290 000.00</text:p>
          </table:table-cell>
          <table:table-cell table:style-name="ce10" office:value-type="string" calcext:value-type="string">
            <text:p>22 (22)</text:p>
            <text:p>22 (22)</text:p>
            <text:p>22 (22)</text:p>
          </table:table-cell>
          <table:table-cell table:style-name="ce10" office:value-type="string" calcext:value-type="string">
            <text:p>72/2</text:p>
            <text:p>73/6</text:p>
            <text:p>72/6</text:p>
          </table:table-cell>
          <table:table-cell table:style-name="ce10" office:value-type="string" calcext:value-type="string">
            <text:p>277 (B 277)</text:p>
            <text:p>2410 (B 2410)</text:p>
            <text:p>4324 (B 4324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4470/1016218</text:p>
            <text:p>4470/1016218</text:p>
            <text:p>4470/1016218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BAŁTYCKA 30A</text:p>
            <text:p>BAŁTYCKA 30A</text:p>
            <text:p>BAŁTYCKA 30B</text:p>
          </table:table-cell>
          <table:table-cell table:style-name="ce14" office:value-type="string" calcext:value-type="string">
            <text:p>22 (22)</text:p>
            <text:p>22 (22)</text:p>
          </table:table-cell>
          <table:table-cell table:style-name="ce14" office:value-type="string" calcext:value-type="string">
            <text:p>142</text:p>
            <text:p>143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Budynek o trzech i więcej mieszkaniach</text:p>
            <text:p>Budynek o trzech i więcej mieszkaniach</text:p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15</text:p>
            <text:p>2016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1236</text:p>
            <text:p>1184</text:p>
          </table:table-cell>
          <table:table-cell table:style-name="ce15" office:value-type="string" calcext:value-type="string">
            <text:p>0</text:p>
            <text:p>0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BAŁTYCKA 30A</text:p>
            <text:p>BAŁTYCKA 30B</text:p>
          </table:table-cell>
          <table:table-cell table:style-name="ce17" office:value-type="string" calcext:value-type="string">
            <text:p>22 (22)</text:p>
            <text:p>22 (22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64</text:p>
            <text:p>34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>Garaż</text:p>
            <text:p/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1</text:p>
            <text:p>4</text:p>
          </table:table-cell>
          <table:table-cell table:style-name="ce19" office:value-type="string" calcext:value-type="string">
            <text:p>1351.00</text:p>
            <text:p>44.70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51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BAŁTYCKA 30B</text:p>
            <text:p>BAŁTYCKA 30B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39/2021</text:p>
          </table:table-cell>
          <table:table-cell table:style-name="ce3" office:value-type="date" office:date-value="2021-01-08" calcext:value-type="date">
            <text:p>2021-01-08</text:p>
          </table:table-cell>
          <table:table-cell table:style-name="ce1" office:value-type="string" calcext:value-type="string">
            <text:p>sprzedaż lokalu mieszkalnego nr 13 o pow. 50,46 m2 położonego przy ul. Narutowicza 9A oraz udziału w lokalu niemieszkalnym (garaż), lokal mieszkalny składa się z pokoju z aneksem kuchennym, 2 pokoi, garderoby, łazienki, schowka, usytuowany na 2 kondygnacj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350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046/320845</text:p>
            <text:p>5046/320845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  <text:p>16 (16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58</text:p>
            <text:p>13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>Garaż</text:p>
            <text:p/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-1</text:p>
            <text:p>2</text:p>
          </table:table-cell>
          <table:table-cell table:style-name="ce19" office:value-type="string" calcext:value-type="string">
            <text:p>859.64</text:p>
            <text:p>50.46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33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G. NARUTOWICZA 9A</text:p>
            <text:p>G. NARUTOWICZA 9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41/2021</text:p>
          </table:table-cell>
          <table:table-cell table:style-name="ce3" office:value-type="date" office:date-value="2021-01-14" calcext:value-type="date">
            <text:p>2021-01-14</text:p>
          </table:table-cell>
          <table:table-cell table:style-name="ce1" office:value-type="string" calcext:value-type="string">
            <text:p>sprzedaż lokalu mieszkalnego nr 48 o pow. 50,46 m2 położonego przy ul. Narutowicza 9A , lokal mieszkalny składa się z pokoju, kuchni, łazienki z wc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17 5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217 5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2792/320845</text:p>
            <text:p>2792/320845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4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27.9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25/2021</text:p>
          </table:table-cell>
          <table:table-cell table:style-name="ce3" office:value-type="date" office:date-value="2021-01-14" calcext:value-type="date">
            <text:p>2021-01-14</text:p>
          </table:table-cell>
          <table:table-cell table:style-name="ce1" office:value-type="string" calcext:value-type="string">
            <text:p>sprzedaż lokalu mieszkalnego nr 46 o pow. 51,23 m2 położonego przy ul. Żydowskiej 17 w Grodzisku Maz., lokal składa się z salonu z aneksem kuchennym, pokoju, przedpokoju, łazienki, usytuowany na 4 kondygnacj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5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355 000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123/2201573</text:p>
            <text:p>1/15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</table:table-cell>
          <table:table-cell table:style-name="ce17"/>
          <table:table-cell table:style-name="ce17" office:value-type="string" calcext:value-type="string">
            <text:p>4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51.23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DOWSKA 1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665/2021</text:p>
          </table:table-cell>
          <table:table-cell table:style-name="ce3" office:value-type="date" office:date-value="2021-01-29" calcext:value-type="date">
            <text:p>2021-01-29</text:p>
          </table:table-cell>
          <table:table-cell table:style-name="ce1" office:value-type="string" calcext:value-type="string">
            <text:p>sprzedaz lokalu mieszkalnego nr 42 o pow. 60,16 m2 położonego pzy ul. Rusałki w Grodzisku Maz., lokal składa się z 2 pokoi, kuchni, łazienki i przedpokoju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9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972" calcext:value-type="float">
            <text:p>297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972" calcext:value-type="float">
            <text:p>2972</text:p>
          </table:table-cell>
          <table:table-cell table:style-name="ce7"/>
          <table:table-cell table:style-name="ce9" office:value-type="string" calcext:value-type="string">
            <text:p>369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4/4</text:p>
          </table:table-cell>
          <table:table-cell table:style-name="ce10" office:value-type="string" calcext:value-type="string">
            <text:p>2972 (B 2972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94/10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1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6" calcext:value-type="float">
            <text:p>2006</text:p>
          </table:table-cell>
          <table:table-cell table:style-name="ce15"/>
          <table:table-cell table:style-name="ce15" office:value-type="string" calcext:value-type="string">
            <text:p>636.57000732422</text:p>
          </table:table-cell>
          <table:table-cell table:style-name="ce15" office:value-type="string" calcext:value-type="string">
            <text:p>2890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1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4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55.59</text:p>
          </table:table-cell>
          <table:table-cell table:style-name="ce17" office:value-type="string" calcext:value-type="string">
            <text:p>Powierzchnia: 4.5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05/2021</text:p>
          </table:table-cell>
          <table:table-cell table:style-name="ce3" office:value-type="date" office:date-value="2021-01-29" calcext:value-type="date">
            <text:p>2021-01-29</text:p>
          </table:table-cell>
          <table:table-cell table:style-name="ce1" office:value-type="string" calcext:value-type="string">
            <text:p>sprzedaż lokalu mieszkalnego nr 5 o pow. 62,30 m2 położonego przy ul. Cegielnianej w Grodzisku Maz., lokal składa się z 2 pokoi, kuchni, przedpokoju, łazienki z wc, do lokalu przynależy komórka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47 5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026" calcext:value-type="float">
            <text:p>302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026" calcext:value-type="float">
            <text:p>3026</text:p>
          </table:table-cell>
          <table:table-cell table:style-name="ce7"/>
          <table:table-cell table:style-name="ce9" office:value-type="string" calcext:value-type="string">
            <text:p>347 500.00</text:p>
          </table:table-cell>
          <table:table-cell table:style-name="ce10" office:value-type="string" calcext:value-type="string">
            <text:p>34 (34)</text:p>
            <text:p>34 (34)</text:p>
          </table:table-cell>
          <table:table-cell table:style-name="ce10" office:value-type="string" calcext:value-type="string">
            <text:p>4/7</text:p>
            <text:p>6/148</text:p>
          </table:table-cell>
          <table:table-cell table:style-name="ce10" office:value-type="string" calcext:value-type="string">
            <text:p>2255 (B 2255)</text:p>
            <text:p>771 (B 771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206/10000</text:p>
            <text:p>206/100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CEGIELNIANA 7</text:p>
            <text:p>CEGIELNIANA 7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7" calcext:value-type="float">
            <text:p>2007</text:p>
          </table:table-cell>
          <table:table-cell table:style-name="ce15"/>
          <table:table-cell table:style-name="ce15" office:value-type="string" calcext:value-type="string">
            <text:p>1616.0999755859</text:p>
          </table:table-cell>
          <table:table-cell table:style-name="ce15" office:value-type="string" calcext:value-type="string">
            <text:p>2780.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EGIELNIANA 7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6.80</text:p>
          </table:table-cell>
          <table:table-cell table:style-name="ce17" office:value-type="string" calcext:value-type="string">
            <text:p>Powierzchnia: 5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EGIELNIANA 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44/2021</text:p>
          </table:table-cell>
          <table:table-cell table:style-name="ce3" office:value-type="date" office:date-value="2021-01-27" calcext:value-type="date">
            <text:p>2021-01-27</text:p>
          </table:table-cell>
          <table:table-cell table:style-name="ce1" office:value-type="string" calcext:value-type="string">
            <text:p>sprzedaż lokalu mieszkalnego nr 35 o pow. 51,20 m2 położonego przy ul. Cegielnianej w Grodzisku Maz., lokal składa się z 2 pokoi, kuchni, przedpokoju i łazienki z wc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31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026" calcext:value-type="float">
            <text:p>302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026" calcext:value-type="float">
            <text:p>3026</text:p>
          </table:table-cell>
          <table:table-cell table:style-name="ce7"/>
          <table:table-cell table:style-name="ce9" office:value-type="string" calcext:value-type="string">
            <text:p>315 000.00</text:p>
          </table:table-cell>
          <table:table-cell table:style-name="ce10" office:value-type="string" calcext:value-type="string">
            <text:p>34 (34)</text:p>
            <text:p>34 (34)</text:p>
          </table:table-cell>
          <table:table-cell table:style-name="ce10" office:value-type="string" calcext:value-type="string">
            <text:p>4/7</text:p>
            <text:p>6/148</text:p>
          </table:table-cell>
          <table:table-cell table:style-name="ce10" office:value-type="string" calcext:value-type="string">
            <text:p>2255 (B 2255)</text:p>
            <text:p>771 (B 771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69/10000</text:p>
            <text:p>169/100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CEGIELNIANA 7</text:p>
            <text:p>CEGIELNIANA 7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7" calcext:value-type="float">
            <text:p>2007</text:p>
          </table:table-cell>
          <table:table-cell table:style-name="ce15"/>
          <table:table-cell table:style-name="ce15" office:value-type="string" calcext:value-type="string">
            <text:p>1616.0999755859</text:p>
          </table:table-cell>
          <table:table-cell table:style-name="ce15" office:value-type="string" calcext:value-type="string">
            <text:p>2780.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EGIELNIANA 7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3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number-columns-repeated="2"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47.50</text:p>
          </table:table-cell>
          <table:table-cell table:style-name="ce17" office:value-type="string" calcext:value-type="string">
            <text:p>Powierzchnia: 3.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EGIELNIANA 7</text:p>
          </table:table-cell>
          <table:table-cell table:number-columns-repeated="95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72/2021</text:p>
          </table:table-cell>
          <table:table-cell table:style-name="ce3" office:value-type="date" office:date-value="2021-01-18" calcext:value-type="date">
            <text:p>2021-01-18</text:p>
          </table:table-cell>
          <table:table-cell table:style-name="ce1" office:value-type="string" calcext:value-type="string">
            <text:p>sprzedaż lokalu mieszkalnego nr 5 o pow. 47,50 m2 położonego przy ul. Sienkiewicza w Grodzisku Maz., lokal składa się z 3 pokoi, kuchni, łazienki i przedpokoju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2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415" calcext:value-type="float">
            <text:p>941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415" calcext:value-type="float">
            <text:p>9415</text:p>
          </table:table-cell>
          <table:table-cell table:style-name="ce7"/>
          <table:table-cell table:style-name="ce9" office:value-type="string" calcext:value-type="string">
            <text:p>325 000.00</text:p>
          </table:table-cell>
          <table:table-cell table:style-name="ce10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0" office:value-type="string" calcext:value-type="string">
            <text:p>102</text:p>
            <text:p>104/1</text:p>
            <text:p>100/2</text:p>
            <text:p>99/2</text:p>
            <text:p>97/3</text:p>
          </table:table-cell>
          <table:table-cell table:style-name="ce10" office:value-type="string" calcext:value-type="string">
            <text:p>1305 (B 1305)</text:p>
            <text:p>3061 (B 3061)</text:p>
            <text:p>1140 (B 1140)</text:p>
            <text:p>2699 (B 2699)</text:p>
            <text:p>1210 (B 121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54/10000</text:p>
            <text:p>54/10000</text:p>
            <text:p>54/10000</text:p>
            <text:p>54/10000</text:p>
            <text:p>54/10000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J.KILIŃSKIEGO 3</text:p>
            <text:p>H.SIENKIEWICZA 28</text:p>
            <text:p>T.KOŚCIUSZKI 2</text:p>
            <text:p>T.KOŚCIUSZKI 4</text:p>
            <text:p>T.KOŚCIUSZKI 4/6</text:p>
          </table:table-cell>
          <table:table-cell table:style-name="ce14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4" office:value-type="string" calcext:value-type="string">
            <text:p>31</text:p>
            <text:p>30</text:p>
            <text:p>28</text:p>
            <text:p>29</text:p>
            <text:p>27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>660.09997558594</text:p>
            <text:p>257.29998779297</text:p>
            <text:p>257.29998779297</text:p>
            <text:p>257.29998779297</text:p>
            <text:p>877.33001708984</text:p>
          </table:table-cell>
          <table:table-cell table:style-name="ce15" office:value-type="string" calcext:value-type="string">
            <text:p>2522.6000976562</text:p>
            <text:p>940.29998779297</text:p>
            <text:p>940.29998779297</text:p>
            <text:p>940.29998779297</text:p>
            <text:p>3363</text:p>
          </table:table-cell>
          <table:table-cell table:style-name="ce15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J.KILIŃSKIEGO 3</text:p>
            <text:p>J.KILIŃSKIEGO 1</text:p>
            <text:p>T.KOŚCIUSZKI 2</text:p>
            <text:p>H.SIENKIEWICZA 28</text:p>
            <text:p>T.KOŚCIUSZKI 4/6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47.50</text:p>
          </table:table-cell>
          <table:table-cell table:style-name="ce17" office:value-type="string" calcext:value-type="string">
            <text:p>Powierzchnia: 1.9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H.SIENKIEWICZA 28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40/2021</text:p>
          </table:table-cell>
          <table:table-cell table:style-name="ce3" office:value-type="date" office:date-value="2021-01-22" calcext:value-type="date">
            <text:p>2021-01-22</text:p>
          </table:table-cell>
          <table:table-cell table:style-name="ce1" office:value-type="string" calcext:value-type="string">
            <text:p>sprzedaż lokalu mieszkalnego nr 1 o pow. 59,80 m2 położonego przy ul. Sportowej w Grodzisku maz., lokal składa się z 2 pokoi, kuchni, przedpokoju i łazienki, do lokalu przynależy piwnica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4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410" calcext:value-type="float">
            <text:p>541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410" calcext:value-type="float">
            <text:p>5410</text:p>
          </table:table-cell>
          <table:table-cell table:style-name="ce7"/>
          <table:table-cell table:style-name="ce9" office:value-type="string" calcext:value-type="string">
            <text:p>240 000.00</text:p>
          </table:table-cell>
          <table:table-cell table:style-name="ce10" office:value-type="string" calcext:value-type="string">
            <text:p>57 (57)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410 (B 5410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98/28147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SPORTOWA 33A,B,C</text:p>
          </table:table-cell>
          <table:table-cell table:style-name="ce14" office:value-type="string" calcext:value-type="string">
            <text:p>57 (57)</text:p>
            <text:p>57 (57)</text:p>
            <text:p>57 (57)</text:p>
          </table:table-cell>
          <table:table-cell table:style-name="ce14" office:value-type="string" calcext:value-type="string">
            <text:p>3</text:p>
            <text:p>4</text:p>
            <text:p>5</text:p>
          </table:table-cell>
          <table:table-cell table:style-name="ce14" office:value-type="string" calcext:value-type="string"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1961</text:p>
            <text:p>1961</text:p>
            <text:p>1961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365</text:p>
            <text:p>367</text:p>
            <text:p>362</text:p>
          </table:table-cell>
          <table:table-cell table:style-name="ce15" office:value-type="string" calcext:value-type="string">
            <text:p>753.5</text:p>
            <text:p>756.40002441406</text:p>
            <text:p>752.5</text:p>
          </table:table-cell>
          <table:table-cell table:style-name="ce15" office:value-type="string" calcext:value-type="string">
            <text:p>4</text:p>
            <text:p>4</text:p>
            <text:p>4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SPORTOWA 33A</text:p>
            <text:p>SPORTOWA 33B</text:p>
            <text:p>SPORTOWA 33C</text:p>
          </table:table-cell>
          <table:table-cell table:style-name="ce17" office:value-type="string" calcext:value-type="string">
            <text:p>57 (57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47.40</text:p>
          </table:table-cell>
          <table:table-cell table:style-name="ce17" office:value-type="string" calcext:value-type="string">
            <text:p>Powierzchnia: 12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PORTOWA 33A</text:p>
          </table:table-cell>
          <table:table-cell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288/2021</text:p>
          </table:table-cell>
          <table:table-cell table:style-name="ce24" office:value-type="date" office:date-value="2021-01-27" calcext:value-type="date">
            <text:p>2021-01-27</text:p>
          </table:table-cell>
          <table:table-cell table:style-name="ce21" office:value-type="string" calcext:value-type="string">
            <text:p>sprzedaż lokalu mieszkalnego nr 83 o pow. 47,32 m2 położonego przy ul. Montwiłła w Grodzisku Maz., lokal składa się z 3 pokoi, kuchni, łazienki i przedpokoju, usytuowany na 1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7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2854" calcext:value-type="float">
            <text:p>2854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2854" calcext:value-type="float">
            <text:p>2854</text:p>
          </table:table-cell>
          <table:table-cell table:style-name="ce32"/>
          <table:table-cell table:style-name="ce36" office:value-type="string" calcext:value-type="string">
            <text:p>270 000.00</text:p>
          </table:table-cell>
          <table:table-cell table:style-name="ce38" office:value-type="string" calcext:value-type="string">
            <text:p>42 (42)</text:p>
          </table:table-cell>
          <table:table-cell table:style-name="ce38" office:value-type="string" calcext:value-type="string">
            <text:p>42/69</text:p>
          </table:table-cell>
          <table:table-cell table:style-name="ce38" office:value-type="string" calcext:value-type="string">
            <text:p>2854 (B 2854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4732/444190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MONTWIŁŁA 71</text:p>
          </table:table-cell>
          <table:table-cell table:style-name="ce46" office:value-type="string" calcext:value-type="string">
            <text:p>42 (42)</text:p>
          </table:table-cell>
          <table:table-cell table:style-name="ce46" office:value-type="string" calcext:value-type="string">
            <text:p>117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67" calcext:value-type="float">
            <text:p>1967</text:p>
          </table:table-cell>
          <table:table-cell table:style-name="ce48"/>
          <table:table-cell table:style-name="ce48" office:value-type="float" office:value="1161" calcext:value-type="float">
            <text:p>1161</text:p>
          </table:table-cell>
          <table:table-cell table:style-name="ce48" office:value-type="string" calcext:value-type="string">
            <text:p>4199.5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MONTWIŁŁA 71</text:p>
          </table:table-cell>
          <table:table-cell table:style-name="ce52" office:value-type="string" calcext:value-type="string">
            <text:p>42 (42)</text:p>
          </table:table-cell>
          <table:table-cell table:style-name="ce52"/>
          <table:table-cell table:style-name="ce52" office:value-type="string" calcext:value-type="string">
            <text:p>83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string" calcext:value-type="string">
            <text:p>45.00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MONTWIŁŁA 71</text:p>
          </table:table-cell>
          <table:table-cell table:style-name="ce57"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2362/2021</text:p>
          </table:table-cell>
          <table:table-cell table:style-name="ce24" office:value-type="date" office:date-value="2021-02-17" calcext:value-type="date">
            <text:p>2021-02-17</text:p>
          </table:table-cell>
          <table:table-cell table:style-name="ce21" office:value-type="string" calcext:value-type="string">
            <text:p>sprzedaż lokalu mieszkalnego nr 227 położonego przy ul. Żydowskiej w Grodzisku maz., usytuowany na 4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71 5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1540" calcext:value-type="float">
            <text:p>11540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1540" calcext:value-type="float">
            <text:p>11540</text:p>
          </table:table-cell>
          <table:table-cell table:style-name="ce32"/>
          <table:table-cell table:style-name="ce36" office:value-type="string" calcext:value-type="string">
            <text:p>371 500.00</text:p>
          </table:table-cell>
          <table:table-cell table:style-name="ce38" office:value-type="string" calcext:value-type="string">
            <text:p>12 (12)</text:p>
            <text:p>12 (12)</text:p>
          </table:table-cell>
          <table:table-cell table:style-name="ce38" office:value-type="string" calcext:value-type="string">
            <text:p>57</text:p>
            <text:p>56</text:p>
          </table:table-cell>
          <table:table-cell table:style-name="ce38" office:value-type="string" calcext:value-type="string">
            <text:p>9912 (B 9912)</text:p>
            <text:p>1628 (Bp 1628)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/>
            <text:p>brak danych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</table:table-cell>
          <table:table-cell table:style-name="ce38" office:value-type="string" calcext:value-type="string">
            <text:p>5096/2201573</text:p>
            <text:p>1/1500</text:p>
          </table:table-cell>
          <table:table-cell table:style-name="ce42" office:value-type="string" calcext:value-type="string">
            <text:p/>
            <text:p/>
          </table:table-cell>
          <table:table-cell table:style-name="ce42" office:value-type="string" calcext:value-type="string">
            <text:p/>
            <text:p>500.00</text:p>
          </table:table-cell>
          <table:table-cell table:style-name="ce44" office:value-type="string" calcext:value-type="string">
            <text:p/>
            <text:p/>
          </table:table-cell>
          <table:table-cell table:style-name="ce38" office:value-type="string" calcext:value-type="string">
            <text:p>ŻYDOWSKA 17</text:p>
            <text:p>ŻYDOWSKA</text:p>
          </table:table-cell>
          <table:table-cell table:style-name="ce46" office:value-type="string" calcext:value-type="string">
            <text:p>12 (12)</text:p>
          </table:table-cell>
          <table:table-cell table:style-name="ce46" office:value-type="string" calcext:value-type="string">
            <text:p>91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14" calcext:value-type="float">
            <text:p>2014</text:p>
          </table:table-cell>
          <table:table-cell table:style-name="ce48"/>
          <table:table-cell table:style-name="ce48" office:value-type="float" office:value="4278" calcext:value-type="float">
            <text:p>4278</text:p>
          </table:table-cell>
          <table:table-cell table:style-name="ce48" office:value-type="string" calcext:value-type="string">
            <text:p>22009.740234375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ŻYDOWSKA 17</text:p>
          </table:table-cell>
          <table:table-cell table:style-name="ce52" office:value-type="string" calcext:value-type="string">
            <text:p>12 (12)</text:p>
          </table:table-cell>
          <table:table-cell table:style-name="ce52"/>
          <table:table-cell table:style-name="ce52" office:value-type="string" calcext:value-type="string">
            <text:p>227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string" calcext:value-type="string">
            <text:p>50.96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ŻYDOWSKA 17</text:p>
          </table:table-cell>
          <table:table-cell table:style-name="ce57" table:number-columns-repeated="953"/>
        </table:table-row>
        <table:table-row table:style-name="ro3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638/2021</text:p>
          </table:table-cell>
          <table:table-cell table:style-name="ce24" office:value-type="date" office:date-value="2021-02-16" calcext:value-type="date">
            <text:p>2021-02-16</text:p>
          </table:table-cell>
          <table:table-cell table:style-name="ce21" office:value-type="string" calcext:value-type="string">
            <text:p>sprzedaz udziału w lokalu niemieszkalnym (garażowym) położonym przy ul. Jaśminowej w Grodzisku Maz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68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5592" calcext:value-type="float">
            <text:p>5592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5592" calcext:value-type="float">
            <text:p>5592</text:p>
          </table:table-cell>
          <table:table-cell table:style-name="ce32"/>
          <table:table-cell table:style-name="ce36" office:value-type="string" calcext:value-type="string">
            <text:p>200.00</text:p>
          </table:table-cell>
          <table:table-cell table:style-name="ce38" office:value-type="string" calcext:value-type="string">
            <text:p>14 (14)</text:p>
          </table:table-cell>
          <table:table-cell table:style-name="ce38" office:value-type="string" calcext:value-type="string">
            <text:p>21/177</text:p>
          </table:table-cell>
          <table:table-cell table:style-name="ce38" office:value-type="string" calcext:value-type="string">
            <text:p>5592 (B 5592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3651/47709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JAŚMINOWA 6,6A,6B</text:p>
          </table:table-cell>
          <table:table-cell table:style-name="ce46" office:value-type="string" calcext:value-type="string">
            <text:p>14 (14)</text:p>
            <text:p>14 (14)</text:p>
            <text:p>14 (14)</text:p>
          </table:table-cell>
          <table:table-cell table:style-name="ce46" office:value-type="string" calcext:value-type="string">
            <text:p>19</text:p>
            <text:p>20</text:p>
            <text:p>21</text:p>
          </table:table-cell>
          <table:table-cell table:style-name="ce46" office:value-type="string" calcext:value-type="string">
            <text:p>Mieszkalne</text:p>
            <text:p>Mieszkalne</text:p>
            <text:p>Mieszkalne</text:p>
          </table:table-cell>
          <table:table-cell table:style-name="ce46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</table:table-cell>
          <table:table-cell table:style-name="ce48" office:value-type="string" calcext:value-type="string">
            <text:p>2008</text:p>
            <text:p>2008</text:p>
            <text:p>2008</text:p>
          </table:table-cell>
          <table:table-cell table:style-name="ce48" office:value-type="string" calcext:value-type="string">
            <text:p/>
            <text:p/>
            <text:p/>
          </table:table-cell>
          <table:table-cell table:style-name="ce48" office:value-type="string" calcext:value-type="string">
            <text:p>432</text:p>
            <text:p>433</text:p>
            <text:p>420</text:p>
          </table:table-cell>
          <table:table-cell table:style-name="ce48" office:value-type="string" calcext:value-type="string">
            <text:p>1591.1999511719</text:p>
            <text:p>1590.6999511719</text:p>
            <text:p>1589</text:p>
          </table:table-cell>
          <table:table-cell table:style-name="ce48" office:value-type="string" calcext:value-type="string">
            <text:p>4</text:p>
            <text:p>4</text:p>
            <text:p>4</text:p>
          </table:table-cell>
          <table:table-cell table:style-name="ce48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50" office:value-type="string" calcext:value-type="string">
            <text:p/>
            <text:p/>
            <text:p/>
          </table:table-cell>
          <table:table-cell table:style-name="ce50" office:value-type="string" calcext:value-type="string">
            <text:p/>
            <text:p/>
            <text:p/>
          </table:table-cell>
          <table:table-cell table:style-name="ce48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>JAŚMINOWA 6</text:p>
            <text:p>JAŚMINOWA 6A</text:p>
            <text:p>JAŚMINOWA 6B</text:p>
          </table:table-cell>
          <table:table-cell table:style-name="ce52" office:value-type="string" calcext:value-type="string">
            <text:p>14 (14)</text:p>
          </table:table-cell>
          <table:table-cell table:style-name="ce52"/>
          <table:table-cell table:style-name="ce52" office:value-type="string" calcext:value-type="string">
            <text:p>63</text:p>
          </table:table-cell>
          <table:table-cell table:style-name="ce52" office:value-type="string" calcext:value-type="string">
            <text:p>Niemieszkalne</text:p>
          </table:table-cell>
          <table:table-cell table:style-name="ce52" office:value-type="string" calcext:value-type="string">
            <text:p>Garaż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-1" calcext:value-type="float">
            <text:p>-1</text:p>
          </table:table-cell>
          <table:table-cell table:style-name="ce56" office:value-type="string" calcext:value-type="string">
            <text:p>365.10</text:p>
          </table:table-cell>
          <table:table-cell table:style-name="ce52"/>
          <table:table-cell table:style-name="ce52" office:value-type="string" calcext:value-type="string">
            <text:p>Współwłasność</text:p>
          </table:table-cell>
          <table:table-cell table:style-name="ce52" office:value-type="string" calcext:value-type="string">
            <text:p>1/68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JAŚMINOWA 6B</text:p>
          </table:table-cell>
          <table:table-cell table:style-name="ce57"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816/2021</text:p>
          </table:table-cell>
          <table:table-cell table:style-name="ce24" office:value-type="date" office:date-value="2021-02-05" calcext:value-type="date">
            <text:p>2021-02-05</text:p>
          </table:table-cell>
          <table:table-cell table:style-name="ce21" office:value-type="string" calcext:value-type="string">
            <text:p>sprzedaż lokalu mieszkalnego nr 9 położonego przy ul. Żwirki i Wigury w Grodzisku Maz., lokal składa się z 2 pokoi, kuchni, łazienki i przedpokoju, usytuowany na parterze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1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502" calcext:value-type="float">
            <text:p>1502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502" calcext:value-type="float">
            <text:p>1502</text:p>
          </table:table-cell>
          <table:table-cell table:style-name="ce32"/>
          <table:table-cell table:style-name="ce36" office:value-type="string" calcext:value-type="string">
            <text:p>310 000.00</text:p>
          </table:table-cell>
          <table:table-cell table:style-name="ce38" office:value-type="string" calcext:value-type="string">
            <text:p>23 (23)</text:p>
          </table:table-cell>
          <table:table-cell table:style-name="ce38" office:value-type="string" calcext:value-type="string">
            <text:p>90</text:p>
          </table:table-cell>
          <table:table-cell table:style-name="ce38" office:value-type="string" calcext:value-type="string">
            <text:p>1502 (B 1502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5444/89477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ŻWIRKI I WIGURY 15A</text:p>
          </table:table-cell>
          <table:table-cell table:style-name="ce46" office:value-type="string" calcext:value-type="string">
            <text:p>23 (23)</text:p>
          </table:table-cell>
          <table:table-cell table:style-name="ce46" office:value-type="string" calcext:value-type="string">
            <text:p>92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03" calcext:value-type="float">
            <text:p>2003</text:p>
          </table:table-cell>
          <table:table-cell table:style-name="ce48"/>
          <table:table-cell table:style-name="ce48" office:value-type="string" calcext:value-type="string">
            <text:p>363.94000244141</text:p>
          </table:table-cell>
          <table:table-cell table:style-name="ce48" office:value-type="string" calcext:value-type="string">
            <text:p>795.83001708984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ŻWIRKI I WIGURY 15A</text:p>
          </table:table-cell>
          <table:table-cell table:style-name="ce52" office:value-type="string" calcext:value-type="string">
            <text:p>23 (23)</text:p>
          </table:table-cell>
          <table:table-cell table:style-name="ce52"/>
          <table:table-cell table:style-name="ce52" office:value-type="string" calcext:value-type="string">
            <text:p>9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string" calcext:value-type="string">
            <text:p>48.58</text:p>
          </table:table-cell>
          <table:table-cell table:style-name="ce52" office:value-type="string" calcext:value-type="string">
            <text:p>Powierzchnia: 5.86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ŻWIRKI I WIGURY 15A</text:p>
          </table:table-cell>
          <table:table-cell table:style-name="ce57"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231/2021</text:p>
          </table:table-cell>
          <table:table-cell table:style-name="ce24" office:value-type="date" office:date-value="2021-02-05" calcext:value-type="date">
            <text:p>2021-02-05</text:p>
          </table:table-cell>
          <table:table-cell table:style-name="ce21" office:value-type="string" calcext:value-type="string">
            <text:p>sprzedaz lokalu mieszkalnego położonego przy ul. Kilińskiego w Grodzisku Maz., lokal składa się z 3 pokoi, kuchni, łazienki, wc i przedpokoju, usytuowany na 4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style-name="ce21" office:value-type="string" calcext:value-type="string">
            <text:p>osoba prawna</text:p>
          </table:table-cell>
          <table:table-cell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1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416" calcext:value-type="float">
            <text:p>416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416" calcext:value-type="float">
            <text:p>416</text:p>
          </table:table-cell>
          <table:table-cell table:style-name="ce32"/>
          <table:table-cell table:style-name="ce36" office:value-type="string" calcext:value-type="string">
            <text:p>310 000.00</text:p>
          </table:table-cell>
          <table:table-cell table:style-name="ce38" office:value-type="string" calcext:value-type="string">
            <text:p>28 (28)</text:p>
          </table:table-cell>
          <table:table-cell table:style-name="ce38" office:value-type="string" calcext:value-type="string">
            <text:p>48/1</text:p>
          </table:table-cell>
          <table:table-cell table:style-name="ce38" office:value-type="string" calcext:value-type="string">
            <text:p>416 (B 416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4780/152700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J.KILIŃSKIEGO 2</text:p>
          </table:table-cell>
          <table:table-cell table:style-name="ce46" office:value-type="string" calcext:value-type="string">
            <text:p>28 (28)</text:p>
          </table:table-cell>
          <table:table-cell table:style-name="ce46" office:value-type="string" calcext:value-type="string">
            <text:p>103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75" calcext:value-type="float">
            <text:p>1975</text:p>
          </table:table-cell>
          <table:table-cell table:style-name="ce48"/>
          <table:table-cell table:style-name="ce48" office:value-type="string" calcext:value-type="string">
            <text:p>409.60000610352</text:p>
          </table:table-cell>
          <table:table-cell table:style-name="ce48" office:value-type="float" office:value="1527" calcext:value-type="float">
            <text:p>1527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J.KILIŃSKIEGO 2</text:p>
          </table:table-cell>
          <table:table-cell table:style-name="ce52" office:value-type="string" calcext:value-type="string">
            <text:p>28 (28)</text:p>
          </table:table-cell>
          <table:table-cell table:style-name="ce52"/>
          <table:table-cell table:style-name="ce52" office:value-type="string" calcext:value-type="string">
            <text:p>23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number-columns-repeated="2" table:style-name="ce54" office:value-type="float" office:value="4" calcext:value-type="float">
            <text:p>4</text:p>
          </table:table-cell>
          <table:table-cell table:style-name="ce56" office:value-type="string" calcext:value-type="string">
            <text:p>47.80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J.KILIŃSKIEGO 2</text:p>
          </table:table-cell>
          <table:table-cell table:style-name="ce57"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325/2021</text:p>
          </table:table-cell>
          <table:table-cell table:style-name="ce24" office:value-type="date" office:date-value="2021-02-24" calcext:value-type="date">
            <text:p>2021-02-24</text:p>
          </table:table-cell>
          <table:table-cell table:style-name="ce21" office:value-type="string" calcext:value-type="string">
            <text:p>sprzedaż lokalu niemieszkalnego (handlowo-usługowego) nr 13 położonego przy ul. bairda w Grodzisku Maz., lokal składa się z pomieszczenia użytkowego, pomieszczenia gospodarczego i wc, usytuowany na 2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3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937" calcext:value-type="float">
            <text:p>1937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937" calcext:value-type="float">
            <text:p>1937</text:p>
          </table:table-cell>
          <table:table-cell table:style-name="ce32"/>
          <table:table-cell table:style-name="ce36" office:value-type="string" calcext:value-type="string">
            <text:p>330 000.00</text:p>
          </table:table-cell>
          <table:table-cell table:style-name="ce38" office:value-type="string" calcext:value-type="string">
            <text:p>32 (32)</text:p>
          </table:table-cell>
          <table:table-cell table:style-name="ce38" office:value-type="string" calcext:value-type="string">
            <text:p>16/30</text:p>
          </table:table-cell>
          <table:table-cell table:style-name="ce38" office:value-type="string" calcext:value-type="string">
            <text:p>1937 (Bi 1937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5576/111214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T.BAIRDA 56</text:p>
          </table:table-cell>
          <table:table-cell table:style-name="ce46" office:value-type="string" calcext:value-type="string">
            <text:p>32 (32)</text:p>
          </table:table-cell>
          <table:table-cell table:style-name="ce46" office:value-type="string" calcext:value-type="string">
            <text:p>55</text:p>
          </table:table-cell>
          <table:table-cell table:style-name="ce46" office:value-type="string" calcext:value-type="string">
            <text:p>Handlowo-usługowe</text:p>
          </table:table-cell>
          <table:table-cell table:style-name="ce46" table:number-columns-repeated="3"/>
          <table:table-cell table:style-name="ce48" office:value-type="float" office:value="2009" calcext:value-type="float">
            <text:p>2009</text:p>
          </table:table-cell>
          <table:table-cell table:style-name="ce48"/>
          <table:table-cell table:style-name="ce48" office:value-type="string" calcext:value-type="string">
            <text:p>744.90002441406</text:p>
          </table:table-cell>
          <table:table-cell table:style-name="ce48" office:value-type="string" calcext:value-type="string">
            <text:p>1112.1400146484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T.BAIRDA 56</text:p>
          </table:table-cell>
          <table:table-cell table:style-name="ce52" office:value-type="string" calcext:value-type="string">
            <text:p>32 (32)</text:p>
          </table:table-cell>
          <table:table-cell table:style-name="ce52"/>
          <table:table-cell table:style-name="ce52" office:value-type="string" calcext:value-type="string">
            <text:p>13</text:p>
          </table:table-cell>
          <table:table-cell table:style-name="ce52" office:value-type="string" calcext:value-type="string">
            <text:p>Niemieszkalne</text:p>
          </table:table-cell>
          <table:table-cell table:style-name="ce52" office:value-type="string" calcext:value-type="string">
            <text:p>Handlowo-usługowa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string" calcext:value-type="string">
            <text:p>55.76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T.BAIRDA 56</text:p>
          </table:table-cell>
          <table:table-cell table:style-name="ce57"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814/2021</text:p>
          </table:table-cell>
          <table:table-cell table:style-name="ce3" office:value-type="date" office:date-value="2021-02-23" calcext:value-type="date">
            <text:p>2021-02-23</text:p>
          </table:table-cell>
          <table:table-cell table:style-name="ce1" office:value-type="string" calcext:value-type="string">
            <text:p>sprzedaż lokalu mieszkalnego nr 22 położonego przy ul. Szczerkowskiego w Grodzisku Maz., lokal składa się z 2 pokoi, kuchni, łazienki, wc i przedpokoju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2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734" calcext:value-type="float">
            <text:p>173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734" calcext:value-type="float">
            <text:p>1734</text:p>
          </table:table-cell>
          <table:table-cell table:style-name="ce7"/>
          <table:table-cell table:style-name="ce9" office:value-type="string" calcext:value-type="string">
            <text:p>220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24/19</text:p>
          </table:table-cell>
          <table:table-cell table:style-name="ce10" office:value-type="string" calcext:value-type="string">
            <text:p>1734 (B 1734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080/137984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H.SZCZERKOWSKIEGO 3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6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7" calcext:value-type="float">
            <text:p>1987</text:p>
          </table:table-cell>
          <table:table-cell table:style-name="ce15"/>
          <table:table-cell table:style-name="ce15" office:value-type="string" calcext:value-type="string">
            <text:p>457.79998779297</text:p>
          </table:table-cell>
          <table:table-cell table:style-name="ce15" office:value-type="string" calcext:value-type="string">
            <text:p>1299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H.SZCZERKOWSKIEGO 3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2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48.00</text:p>
          </table:table-cell>
          <table:table-cell table:style-name="ce17" office:value-type="string" calcext:value-type="string">
            <text:p>Powierzchnia: 2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H.SZCZERKOWSKIEGO 3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892/2021</text:p>
          </table:table-cell>
          <table:table-cell table:style-name="ce3" office:value-type="date" office:date-value="2021-02-23" calcext:value-type="date">
            <text:p>2021-02-23</text:p>
          </table:table-cell>
          <table:table-cell table:style-name="ce1" office:value-type="string" calcext:value-type="string">
            <text:p>sprzedaż udziału w lokalu mieszkalnym i udziału w lokalu niemieszkalnym położonymi przy ul. 3 Maja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675" calcext:value-type="float">
            <text:p>167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675" calcext:value-type="float">
            <text:p>1675</text:p>
          </table:table-cell>
          <table:table-cell table:style-name="ce7"/>
          <table:table-cell table:style-name="ce9" office:value-type="string" calcext:value-type="string">
            <text:p>150 000.00</text:p>
          </table:table-cell>
          <table:table-cell table:style-name="ce10" office:value-type="string" calcext:value-type="string">
            <text:p>33 (33)</text:p>
            <text:p>33 (33)</text:p>
          </table:table-cell>
          <table:table-cell table:style-name="ce10" office:value-type="string" calcext:value-type="string">
            <text:p>47</text:p>
            <text:p>14/20</text:p>
          </table:table-cell>
          <table:table-cell table:style-name="ce10" office:value-type="string" calcext:value-type="string">
            <text:p>1200 (B 1200)</text:p>
            <text:p>475 (dr 4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816/108011</text:p>
            <text:p>1/192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3 MAJA 21K</text:p>
            <text:p>3 MAJA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102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5" calcext:value-type="float">
            <text:p>2015</text:p>
          </table:table-cell>
          <table:table-cell table:style-name="ce15"/>
          <table:table-cell table:style-name="ce15" office:value-type="float" office:value="532" calcext:value-type="float">
            <text:p>5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3 MAJA 21K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28</text:p>
          </table:table-cell>
          <table:table-cell table:style-name="ce17" office:value-type="string" calcext:value-type="string">
            <text:p>Mieszkalne</text:p>
            <text:p>Nie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2</text:p>
            <text:p>1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68.16</text:p>
            <text:p>17.31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łasność</text:p>
            <text:p>Własność</text:p>
          </table:table-cell>
          <table:table-cell table:style-name="ce17" office:value-type="string" calcext:value-type="string">
            <text:p>1/1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3 MAJA 21K</text:p>
            <text:p>3 MAJA 21K</text:p>
          </table:table-cell>
          <table:table-cell table:number-columns-repeated="953"/>
        </table:table-row>
        <table:table-row table:style-name="ro3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789/2021</text:p>
          </table:table-cell>
          <table:table-cell table:style-name="ce24" office:value-type="date" office:date-value="2021-02-22" calcext:value-type="date">
            <text:p>2021-02-22</text:p>
          </table:table-cell>
          <table:table-cell table:style-name="ce21" office:value-type="string" calcext:value-type="string">
            <text:p>sprzedaż lokalu mieszkalnego nr 29 o pow. 62,34 m2 położonego przy ul. Rusałki w Grodzisku Maz., lokal składa się z 2 pokoi, kuchni, łazienki, przedpokoju i piwnicy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style-name="ce21" office:value-type="string" calcext:value-type="string">
            <text:p>osoba fizyczna</text:p>
          </table:table-cell>
          <table:table-cell table:style-name="ce21" office:value-type="string" calcext:value-type="string">
            <text:p>osoba prawna</text:p>
          </table:table-cell>
          <table:table-cell table:style-name="ce26" office:value-type="string" calcext:value-type="string">
            <text:p>40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2726" calcext:value-type="float">
            <text:p>2726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2726" calcext:value-type="float">
            <text:p>2726</text:p>
          </table:table-cell>
          <table:table-cell table:style-name="ce32"/>
          <table:table-cell table:style-name="ce36" office:value-type="string" calcext:value-type="string">
            <text:p>400 000.00</text:p>
          </table:table-cell>
          <table:table-cell table:style-name="ce38" office:value-type="string" calcext:value-type="string">
            <text:p>33 (33)</text:p>
            <text:p>33 (33)</text:p>
            <text:p>33 (33)</text:p>
          </table:table-cell>
          <table:table-cell table:style-name="ce38" office:value-type="string" calcext:value-type="string">
            <text:p>24/29</text:p>
            <text:p>30/24</text:p>
            <text:p>27/6</text:p>
          </table:table-cell>
          <table:table-cell table:style-name="ce38" office:value-type="string" calcext:value-type="string">
            <text:p>480 (B 480)</text:p>
            <text:p>651 (B 651)</text:p>
            <text:p>1595 (B 1595)</text:p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6234/206086</text:p>
            <text:p>6234/206086</text:p>
            <text:p>6234/206086</text:p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RUSAŁKI 6</text:p>
            <text:p>RUSAŁKI 6</text:p>
            <text:p>RUSAŁKI 6</text:p>
          </table:table-cell>
          <table:table-cell table:style-name="ce46" office:value-type="string" calcext:value-type="string">
            <text:p>33 (33)</text:p>
          </table:table-cell>
          <table:table-cell table:style-name="ce46" office:value-type="string" calcext:value-type="string">
            <text:p>94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12" calcext:value-type="float">
            <text:p>2012</text:p>
          </table:table-cell>
          <table:table-cell table:style-name="ce48"/>
          <table:table-cell table:style-name="ce48" office:value-type="float" office:value="718" calcext:value-type="float">
            <text:p>718</text:p>
          </table:table-cell>
          <table:table-cell table:style-name="ce48" office:value-type="string" calcext:value-type="string">
            <text:p>1916.2600097656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RUSAŁKI 6</text:p>
          </table:table-cell>
          <table:table-cell table:style-name="ce52" office:value-type="string" calcext:value-type="string">
            <text:p>33 (33)</text:p>
          </table:table-cell>
          <table:table-cell table:style-name="ce52"/>
          <table:table-cell table:style-name="ce52" office:value-type="string" calcext:value-type="string">
            <text:p>29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6" office:value-type="string" calcext:value-type="string">
            <text:p>58.56</text:p>
          </table:table-cell>
          <table:table-cell table:style-name="ce52" office:value-type="string" calcext:value-type="string">
            <text:p>Powierzchnia: 3.78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RUSAŁKI 6</text:p>
          </table:table-cell>
          <table:table-cell table:style-name="ce57"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467/2021</text:p>
          </table:table-cell>
          <table:table-cell table:style-name="ce24" office:value-type="date" office:date-value="2021-02-04" calcext:value-type="date">
            <text:p>2021-02-04</text:p>
          </table:table-cell>
          <table:table-cell table:style-name="ce21" office:value-type="string" calcext:value-type="string">
            <text:p>sprzedaż lokalu mieszkalnego nr 36 o pow. 63,80m2 położonego przy ul. Rusałki w Grodzisku Maz. oraz udział w lokalu niemieszkalnym nr 48, lokal mieszkalny składa się z przedpokoju, garderoby, 3 pokoi, kuchni i łazienki, usytuowany na 3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435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2500" calcext:value-type="float">
            <text:p>2500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2500" calcext:value-type="float">
            <text:p>2500</text:p>
          </table:table-cell>
          <table:table-cell table:style-name="ce32"/>
          <table:table-cell table:style-name="ce36" office:value-type="string" calcext:value-type="string">
            <text:p>435 000.00</text:p>
          </table:table-cell>
          <table:table-cell table:style-name="ce38" office:value-type="string" calcext:value-type="string">
            <text:p>33 (33)</text:p>
          </table:table-cell>
          <table:table-cell table:style-name="ce38" office:value-type="string" calcext:value-type="string">
            <text:p>46/2</text:p>
          </table:table-cell>
          <table:table-cell table:style-name="ce38" office:value-type="string" calcext:value-type="string">
            <text:p>2500 (B 2500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638/29372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RUSAŁKI 9,11</text:p>
          </table:table-cell>
          <table:table-cell table:style-name="ce46" office:value-type="string" calcext:value-type="string">
            <text:p>33 (33)</text:p>
            <text:p>33 (33)</text:p>
          </table:table-cell>
          <table:table-cell table:style-name="ce46" office:value-type="string" calcext:value-type="string">
            <text:p>81</text:p>
            <text:p>82</text:p>
          </table:table-cell>
          <table:table-cell table:style-name="ce46" office:value-type="string" calcext:value-type="string">
            <text:p>Mieszkalne</text:p>
            <text:p>Mieszkalne</text:p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8" office:value-type="string" calcext:value-type="string">
            <text:p>2008</text:p>
            <text:p>2008</text:p>
          </table:table-cell>
          <table:table-cell table:style-name="ce48" office:value-type="string" calcext:value-type="string">
            <text:p/>
            <text:p/>
          </table:table-cell>
          <table:table-cell table:style-name="ce48" office:value-type="string" calcext:value-type="string">
            <text:p>397</text:p>
            <text:p>411</text:p>
          </table:table-cell>
          <table:table-cell table:style-name="ce48" office:value-type="string" calcext:value-type="string">
            <text:p>1429.8000488281</text:p>
            <text:p>1507.4000244141</text:p>
          </table:table-cell>
          <table:table-cell table:style-name="ce48" office:value-type="string" calcext:value-type="string">
            <text:p>4</text:p>
            <text:p>4</text:p>
          </table:table-cell>
          <table:table-cell table:style-name="ce48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>Współwłasność</text:p>
            <text:p>Współwłasność</text:p>
          </table:table-cell>
          <table:table-cell table:style-name="ce50" office:value-type="string" calcext:value-type="string">
            <text:p/>
            <text:p/>
          </table:table-cell>
          <table:table-cell table:style-name="ce50" office:value-type="string" calcext:value-type="string">
            <text:p/>
            <text:p/>
          </table:table-cell>
          <table:table-cell table:style-name="ce48" office:value-type="string" calcext:value-type="string">
            <text:p/>
            <text:p/>
          </table:table-cell>
          <table:table-cell table:style-name="ce46" office:value-type="string" calcext:value-type="string">
            <text:p>RUSAŁKI 9</text:p>
            <text:p>RUSAŁKI 11</text:p>
          </table:table-cell>
          <table:table-cell table:style-name="ce52" office:value-type="string" calcext:value-type="string">
            <text:p>33 (33)</text:p>
            <text:p>33 (33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36</text:p>
            <text:p>48</text:p>
          </table:table-cell>
          <table:table-cell table:style-name="ce52" office:value-type="string" calcext:value-type="string">
            <text:p>Mieszkalne</text:p>
            <text:p>Niemieszkalne</text:p>
          </table:table-cell>
          <table:table-cell table:style-name="ce52" office:value-type="string" calcext:value-type="string">
            <text:p/>
            <text:p>Garaż</text:p>
          </table:table-cell>
          <table:table-cell table:style-name="ce54" office:value-type="string" calcext:value-type="string">
            <text:p>4</text:p>
            <text:p>1</text:p>
          </table:table-cell>
          <table:table-cell table:style-name="ce54" office:value-type="string" calcext:value-type="string">
            <text:p>3</text:p>
            <text:p>-1</text:p>
          </table:table-cell>
          <table:table-cell table:style-name="ce56" office:value-type="string" calcext:value-type="string">
            <text:p>63.80</text:p>
            <text:p>330.40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łasność</text:p>
            <text:p>Współwłasność</text:p>
          </table:table-cell>
          <table:table-cell table:style-name="ce52" office:value-type="string" calcext:value-type="string">
            <text:p>1/1</text:p>
            <text:p>1/14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RUSAŁKI 9</text:p>
            <text:p>RUSAŁKI 9</text:p>
          </table:table-cell>
          <table:table-cell table:style-name="ce57"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384/2021</text:p>
          </table:table-cell>
          <table:table-cell table:style-name="ce3" office:value-type="date" office:date-value="2021-02-03" calcext:value-type="date">
            <text:p>2021-02-03</text:p>
          </table:table-cell>
          <table:table-cell table:style-name="ce1" office:value-type="string" calcext:value-type="string">
            <text:p>sprzedaz lokalu mieszkalnego nr 30 położonego przy ul. Teligi w Grodzisku Maz., lokal składa się z salonu z ankesem kuchennym, 3 pokoi, 3 przedpokoi, łazienki i piwnicy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33" calcext:value-type="float">
            <text:p>283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33" calcext:value-type="float">
            <text:p>2833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2833 (B 283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26/1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.TELIGI 14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976" calcext:value-type="float">
            <text:p>976</text:p>
          </table:table-cell>
          <table:table-cell table:style-name="ce15" office:value-type="string" calcext:value-type="string">
            <text:p>3296.300048828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.TELIGI 14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3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89.50</text:p>
          </table:table-cell>
          <table:table-cell table:style-name="ce17" office:value-type="string" calcext:value-type="string">
            <text:p>Powierzchnia: 3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.TELIGI 14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25/2021</text:p>
          </table:table-cell>
          <table:table-cell table:style-name="ce3" office:value-type="date" office:date-value="2021-02-09" calcext:value-type="date">
            <text:p>2021-02-09</text:p>
          </table:table-cell>
          <table:table-cell table:style-name="ce1" office:value-type="string" calcext:value-type="string">
            <text:p>sprzedaż lokalu mieszkalnego nr 2 położonego przy ul. Grunwaldzkiej w Grodzisku Maz., lokal składa się z 2 pokoi, kuchni, łazienki, wc, przedpokoju i piwnicy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2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9" calcext:value-type="float">
            <text:p>41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9" calcext:value-type="float">
            <text:p>419</text:p>
          </table:table-cell>
          <table:table-cell table:style-name="ce7"/>
          <table:table-cell table:style-name="ce9" office:value-type="string" calcext:value-type="string">
            <text:p>325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16/4</text:p>
          </table:table-cell>
          <table:table-cell table:style-name="ce10" office:value-type="string" calcext:value-type="string">
            <text:p>419 (B 419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54/124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GRUNWALDZKA 6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5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7" calcext:value-type="float">
            <text:p>1957</text:p>
          </table:table-cell>
          <table:table-cell table:style-name="ce15"/>
          <table:table-cell table:style-name="ce15" office:value-type="float" office:value="419" calcext:value-type="float">
            <text:p>419</text:p>
          </table:table-cell>
          <table:table-cell table:style-name="ce15" office:value-type="float" office:value="1052" calcext:value-type="float">
            <text:p>1052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RUNWALDZKA 6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49.00</text:p>
          </table:table-cell>
          <table:table-cell table:style-name="ce17" office:value-type="string" calcext:value-type="string">
            <text:p>Powierzchnia: 6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RUNWALDZKA 6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674/2021</text:p>
          </table:table-cell>
          <table:table-cell table:style-name="ce3" office:value-type="date" office:date-value="2021-02-25" calcext:value-type="date">
            <text:p>2021-02-25</text:p>
          </table:table-cell>
          <table:table-cell table:style-name="ce1"/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2 5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9" calcext:value-type="float">
            <text:p>41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9" calcext:value-type="float">
            <text:p>419</text:p>
          </table:table-cell>
          <table:table-cell table:style-name="ce7"/>
          <table:table-cell table:style-name="ce9" office:value-type="string" calcext:value-type="string">
            <text:p>412 5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13/3</text:p>
          </table:table-cell>
          <table:table-cell table:style-name="ce10" office:value-type="string" calcext:value-type="string">
            <text:p>419 (B 419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800/12353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GRUNWALDZKA 7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5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3" calcext:value-type="float">
            <text:p>1953</text:p>
          </table:table-cell>
          <table:table-cell table:style-name="ce15"/>
          <table:table-cell table:style-name="ce15" office:value-type="string" calcext:value-type="string">
            <text:p>412.29998779297</text:p>
          </table:table-cell>
          <table:table-cell table:style-name="ce15" office:value-type="string" calcext:value-type="string">
            <text:p>1045.9000244141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RUNWALDZKA 7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1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67.00</text:p>
          </table:table-cell>
          <table:table-cell table:style-name="ce17" office:value-type="string" calcext:value-type="string">
            <text:p>Powierzchnia: 13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RUNWALDZKA 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658/2021</text:p>
          </table:table-cell>
          <table:table-cell table:style-name="ce3" office:value-type="date" office:date-value="2021-02-25" calcext:value-type="date">
            <text:p>2021-02-25</text:p>
          </table:table-cell>
          <table:table-cell table:style-name="ce1" office:value-type="string" calcext:value-type="string">
            <text:p>sprzedaż lokalu mieszkalnego nr 13 położonego przy ul. Sienkiewicza w Grodzisku Maz., lokal składa się z pokoju z aneksem kuchennym, 2 pokoi, wc, łazienki i korytarza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57" calcext:value-type="float">
            <text:p>657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57" calcext:value-type="float">
            <text:p>657</text:p>
          </table:table-cell>
          <table:table-cell table:style-name="ce7"/>
          <table:table-cell table:style-name="ce9" office:value-type="string" calcext:value-type="string">
            <text:p>390 000.00</text:p>
          </table:table-cell>
          <table:table-cell table:style-name="ce10" office:value-type="string" calcext:value-type="string">
            <text:p>43 (43)</text:p>
          </table:table-cell>
          <table:table-cell table:style-name="ce10" office:value-type="string" calcext:value-type="string">
            <text:p>15/8</text:p>
          </table:table-cell>
          <table:table-cell table:style-name="ce10" office:value-type="string" calcext:value-type="string">
            <text:p>657 (B 657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6691/149124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SIENKIEWICZA 33A</text:p>
          </table:table-cell>
          <table:table-cell table:style-name="ce14" office:value-type="string" calcext:value-type="string">
            <text:p>43 (43)</text:p>
          </table:table-cell>
          <table:table-cell table:style-name="ce14" office:value-type="string" calcext:value-type="string">
            <text:p>14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1" calcext:value-type="float">
            <text:p>2011</text:p>
          </table:table-cell>
          <table:table-cell table:style-name="ce15"/>
          <table:table-cell table:style-name="ce15" office:value-type="float" office:value="543" calcext:value-type="float">
            <text:p>543</text:p>
          </table:table-cell>
          <table:table-cell table:style-name="ce15" office:value-type="string" calcext:value-type="string">
            <text:p>1451.8399658203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IENKIEWICZA 33A</text:p>
          </table:table-cell>
          <table:table-cell table:style-name="ce17" office:value-type="string" calcext:value-type="string">
            <text:p>43 (43)</text:p>
          </table:table-cell>
          <table:table-cell table:style-name="ce17"/>
          <table:table-cell table:style-name="ce17" office:value-type="string" calcext:value-type="string">
            <text:p>1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66.91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IENKIEWICZA 33A</text:p>
          </table:table-cell>
          <table:table-cell table:number-columns-repeated="953"/>
        </table:table-row>
        <table:table-row table:style-name="ro5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1068/2021</text:p>
          </table:table-cell>
          <table:table-cell table:style-name="ce24" office:value-type="date" office:date-value="2021-02-18" calcext:value-type="date">
            <text:p>2021-02-18</text:p>
          </table:table-cell>
          <table:table-cell table:style-name="ce21" office:value-type="string" calcext:value-type="string">
            <text:p>sprzedaż lokalu mieszkalnego nr 69 położonego przy ul. Wolniewicz 5 w Grodziska Maz. oraz udziału 1/60 w lokalu niemieszkalnym nr 71, lokal składa się z pokoju dzuenbnego z aneksem kuchennym, 3 pokoi, przedpokoju, łazienki, wc, usytuowany na 4 kondygnacji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50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1111" calcext:value-type="float">
            <text:p>11111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1111" calcext:value-type="float">
            <text:p>11111</text:p>
          </table:table-cell>
          <table:table-cell table:style-name="ce32"/>
          <table:table-cell table:style-name="ce36" office:value-type="string" calcext:value-type="string">
            <text:p>500 000.00</text:p>
          </table:table-cell>
          <table:table-cell table:style-name="ce38" office:value-type="string" calcext:value-type="string">
            <text:p>55 (55)</text:p>
            <text:p>55 (55)</text:p>
            <text:p>55 (55)</text:p>
            <text:p>55 (55)</text:p>
            <text:p>55 (55)</text:p>
            <text:p>55 (55)</text:p>
            <text:p>55 (55)</text:p>
          </table:table-cell>
          <table:table-cell table:style-name="ce38" office:value-type="string" calcext:value-type="string">
            <text:p>16/26</text:p>
            <text:p>16/34</text:p>
            <text:p>16/30</text:p>
            <text:p>16/23</text:p>
            <text:p>16/24</text:p>
            <text:p>16/32</text:p>
            <text:p>16/28</text:p>
          </table:table-cell>
          <table:table-cell table:style-name="ce38" office:value-type="string" calcext:value-type="string">
            <text:p>2056 (B 2056)</text:p>
            <text:p>139 (RV 139)</text:p>
            <text:p>296 (B 296)</text:p>
            <text:p>2300 (B 2300)</text:p>
            <text:p>2142 (B 2142)</text:p>
            <text:p>1645 (B 1645)</text:p>
            <text:p>2533 (B 2533)</text:p>
          </table:table-cell>
          <table:table-cell table:style-name="ce38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38" office:value-type="string" calcext:value-type="string">
            <text:p/>
            <text:p>brak danych</text:p>
            <text:p>brak danych</text:p>
            <text:p>brak danych</text:p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38" office:value-type="string" calcext:value-type="string">
            <text:p>7252/2100876</text:p>
            <text:p>7252/2100876</text:p>
            <text:p>7252/2100876</text:p>
            <text:p>7252/2100876</text:p>
            <text:p>7252/2100876</text:p>
            <text:p>7252/2100876</text:p>
            <text:p>7252/2100876</text:p>
          </table:table-cell>
          <table:table-cell table:style-name="ce4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38" office:value-type="string" calcext:value-type="string">
            <text:p>WOLNIEWICZ </text:p>
            <text:p>WOLNIEWICZ </text:p>
            <text:p>WOLNIEWICZ </text:p>
            <text:p>B.WOLNIEWICZ </text:p>
            <text:p>WOLNIEWICZ </text:p>
            <text:p>WOLNIEWICZ </text:p>
            <text:p>WOLNIEWICZ</text:p>
          </table:table-cell>
          <table:table-cell table:style-name="ce46" office:value-type="string" calcext:value-type="string">
            <text:p>55 (55)</text:p>
            <text:p>55 (55)</text:p>
            <text:p>55 (55)</text:p>
            <text:p>55 (55)</text:p>
            <text:p>55 (55)</text:p>
          </table:table-cell>
          <table:table-cell table:style-name="ce46" office:value-type="string" calcext:value-type="string">
            <text:p>161</text:p>
            <text:p>162</text:p>
            <text:p>158</text:p>
            <text:p>150</text:p>
            <text:p>159</text:p>
          </table:table-cell>
          <table:table-cell table:style-name="ce46" office:value-type="string" calcext:value-type="string">
            <text:p>Mieszkalne</text:p>
            <text:p>Mieszkalne</text:p>
            <text:p/>
            <text:p>Mieszkalne</text:p>
            <text:p/>
          </table:table-cell>
          <table:table-cell table:style-name="ce46" office:value-type="string" calcext:value-type="string">
            <text:p/>
            <text:p/>
            <text:p/>
            <text:p/>
            <text:p/>
          </table:table-cell>
          <table:table-cell table:style-name="ce46" office:value-type="string" calcext:value-type="string"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</table:table-cell>
          <table:table-cell table:style-name="ce46" office:value-type="string" calcext:value-type="string">
            <text:p/>
            <text:p/>
            <text:p/>
            <text:p>Garaż jednopoziomowy</text:p>
            <text:p/>
          </table:table-cell>
          <table:table-cell table:style-name="ce48" office:value-type="string" calcext:value-type="string">
            <text:p>2019</text:p>
            <text:p>2019</text:p>
            <text:p>2018</text:p>
            <text:p>2018</text:p>
            <text:p>2018</text:p>
          </table:table-cell>
          <table:table-cell table:style-name="ce48" office:value-type="string" calcext:value-type="string">
            <text:p/>
            <text:p/>
            <text:p/>
            <text:p/>
            <text:p/>
          </table:table-cell>
          <table:table-cell table:style-name="ce48" office:value-type="string" calcext:value-type="string">
            <text:p>721</text:p>
            <text:p>719</text:p>
            <text:p>1261</text:p>
            <text:p>800</text:p>
            <text:p>1008</text:p>
          </table:table-cell>
          <table:table-cell table:style-name="ce48" office:value-type="string" calcext:value-type="string">
            <text:p/>
            <text:p/>
            <text:p/>
            <text:p>0</text:p>
            <text:p/>
          </table:table-cell>
          <table:table-cell table:style-name="ce48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48" office:value-type="string" calcext:value-type="string">
            <text:p/>
            <text:p/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  <text:p/>
            <text:p/>
          </table:table-cell>
          <table:table-cell table:style-name="ce46" office:value-type="string" calcext:value-type="string">
            <text:p>Współwłasność</text:p>
            <text:p>Własność</text:p>
            <text:p>Współwłasność</text:p>
            <text:p>Współwłasność</text:p>
            <text:p>Współwłasność</text:p>
          </table:table-cell>
          <table:table-cell table:style-name="ce50" office:value-type="string" calcext:value-type="string">
            <text:p/>
            <text:p/>
            <text:p/>
            <text:p/>
            <text:p/>
          </table:table-cell>
          <table:table-cell table:style-name="ce50" office:value-type="string" calcext:value-type="string">
            <text:p/>
            <text:p/>
            <text:p/>
            <text:p/>
            <text:p/>
          </table:table-cell>
          <table:table-cell table:style-name="ce48" office:value-type="string" calcext:value-type="string">
            <text:p/>
            <text:p/>
            <text:p/>
            <text:p/>
            <text:p/>
          </table:table-cell>
          <table:table-cell table:style-name="ce46" office:value-type="string" calcext:value-type="string">
            <text:p>B.WOLNIEWICZ 12</text:p>
            <text:p>B.WOLNIEWICZ 10</text:p>
            <text:p>WOLNIEWICZ 5</text:p>
            <text:p>WOLNIEWICZ 9</text:p>
            <text:p>WOLNIEWICZ 7</text:p>
          </table:table-cell>
          <table:table-cell table:style-name="ce52" office:value-type="string" calcext:value-type="string">
            <text:p>55 (55)</text:p>
            <text:p>55 (55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71</text:p>
            <text:p>69</text:p>
          </table:table-cell>
          <table:table-cell table:style-name="ce52" office:value-type="string" calcext:value-type="string">
            <text:p>Niemieszkalne</text:p>
            <text:p>Mieszkalne</text:p>
          </table:table-cell>
          <table:table-cell table:style-name="ce52" office:value-type="string" calcext:value-type="string">
            <text:p>Garaż</text:p>
            <text:p/>
          </table:table-cell>
          <table:table-cell table:style-name="ce54" office:value-type="string" calcext:value-type="string">
            <text:p>1</text:p>
            <text:p>4</text:p>
          </table:table-cell>
          <table:table-cell table:style-name="ce54" office:value-type="string" calcext:value-type="string">
            <text:p>-1</text:p>
            <text:p>5</text:p>
          </table:table-cell>
          <table:table-cell table:style-name="ce56" office:value-type="string" calcext:value-type="string">
            <text:p>55.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spółwłasność</text:p>
            <text:p>Własność</text:p>
          </table:table-cell>
          <table:table-cell table:style-name="ce52" office:value-type="string" calcext:value-type="string">
            <text:p>1/60</text:p>
            <text:p>1/1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WOLNIEWICZ 5</text:p>
            <text:p>WOLNIEWICZ 5</text:p>
          </table:table-cell>
          <table:table-cell table:style-name="ce57" table:number-columns-repeated="953"/>
        </table:table-row>
        <table:table-row table:style-name="ro3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1950/2021</text:p>
          </table:table-cell>
          <table:table-cell table:style-name="ce24" office:value-type="date" office:date-value="2021-03-15" calcext:value-type="date">
            <text:p>2021-03-15</text:p>
          </table:table-cell>
          <table:table-cell table:style-name="ce21" office:value-type="string" calcext:value-type="string">
            <text:p>sprzedaz udziału w lokalu niemieszkalnym (garaż) położonym przy ul. Traugutta w Grodzisku Maz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32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0 75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3712" calcext:value-type="float">
            <text:p>3712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3712" calcext:value-type="float">
            <text:p>3712</text:p>
          </table:table-cell>
          <table:table-cell table:style-name="ce32"/>
          <table:table-cell table:style-name="ce36" office:value-type="string" calcext:value-type="string">
            <text:p>30 750.00</text:p>
          </table:table-cell>
          <table:table-cell table:style-name="ce38" office:value-type="string" calcext:value-type="string">
            <text:p>12 (12)</text:p>
            <text:p>12 (12)</text:p>
            <text:p>12 (12)</text:p>
          </table:table-cell>
          <table:table-cell table:style-name="ce38" office:value-type="string" calcext:value-type="string">
            <text:p>18</text:p>
            <text:p>19/1</text:p>
            <text:p>19/2</text:p>
          </table:table-cell>
          <table:table-cell table:style-name="ce38" office:value-type="string" calcext:value-type="string">
            <text:p>1787 (B 1787)</text:p>
            <text:p>780 (B 780)</text:p>
            <text:p>1145 (B 1145)</text:p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91050/495563</text:p>
            <text:p>91050/495563</text:p>
            <text:p>91050/495563</text:p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R. TRAUGUTTA </text:p>
            <text:p>TRAUGUTTA R. </text:p>
            <text:p>R.TARUGUTTA</text:p>
          </table:table-cell>
          <table:table-cell table:style-name="ce46" office:value-type="string" calcext:value-type="string">
            <text:p>12 (12)</text:p>
          </table:table-cell>
          <table:table-cell table:style-name="ce46" office:value-type="string" calcext:value-type="string">
            <text:p>99</text:p>
          </table:table-cell>
          <table:table-cell table:style-name="ce46" office:value-type="string" calcext:value-type="string">
            <text:p>Mieszkalne</text:p>
          </table:table-cell>
          <table:table-cell table:style-name="ce46"/>
          <table:table-cell table:style-name="ce46" office:value-type="string" calcext:value-type="string">
            <text:p>Budynek o trzech i więcej mieszkaniach</text:p>
          </table:table-cell>
          <table:table-cell table:style-name="ce46"/>
          <table:table-cell table:style-name="ce48" office:value-type="float" office:value="2019" calcext:value-type="float">
            <text:p>2019</text:p>
          </table:table-cell>
          <table:table-cell table:style-name="ce48"/>
          <table:table-cell table:style-name="ce48" office:value-type="float" office:value="1407" calcext:value-type="float">
            <text:p>1407</text:p>
          </table:table-cell>
          <table:table-cell table:style-name="ce48" office:value-type="string" calcext:value-type="string">
            <text:p>4582.669921875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R. TRAUGUTTA 18/20</text:p>
          </table:table-cell>
          <table:table-cell table:style-name="ce52" office:value-type="string" calcext:value-type="string">
            <text:p>12 (12)</text:p>
          </table:table-cell>
          <table:table-cell table:style-name="ce52"/>
          <table:table-cell table:style-name="ce52" office:value-type="string" calcext:value-type="string">
            <text:p>75</text:p>
          </table:table-cell>
          <table:table-cell table:style-name="ce52" office:value-type="string" calcext:value-type="string">
            <text:p>Niemieszkalne</text:p>
          </table:table-cell>
          <table:table-cell table:style-name="ce52" office:value-type="string" calcext:value-type="string">
            <text:p>Garaż</text:p>
          </table:table-cell>
          <table:table-cell table:style-name="ce54"/>
          <table:table-cell table:style-name="ce54" office:value-type="float" office:value="-1" calcext:value-type="float">
            <text:p>-1</text:p>
          </table:table-cell>
          <table:table-cell table:style-name="ce56" office:value-type="string" calcext:value-type="string">
            <text:p>910.50</text:p>
          </table:table-cell>
          <table:table-cell table:style-name="ce52"/>
          <table:table-cell table:style-name="ce52" office:value-type="string" calcext:value-type="string">
            <text:p>Współwłasność</text:p>
          </table:table-cell>
          <table:table-cell table:style-name="ce52" office:value-type="string" calcext:value-type="string">
            <text:p>1/32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R. TRAUGUTTA 18/20</text:p>
          </table:table-cell>
          <table:table-cell table:style-name="ce57"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592/2021</text:p>
          </table:table-cell>
          <table:table-cell table:style-name="ce24" office:value-type="date" office:date-value="2021-03-10" calcext:value-type="date">
            <text:p>2021-03-10</text:p>
          </table:table-cell>
          <table:table-cell table:style-name="ce21" office:value-type="string" calcext:value-type="string">
            <text:p>sprzedaż lokalu mieszkalnego nr 65 o pow. 44,47 m2 położonego przy ul. Żydowskiej w Grodzisku Maz. i udziału w lokalu garażowym, lokal mieszkalny składa się z pokoju, pokoju z aneksem kuchennym, łazienki, usytuowany na 4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6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1540" calcext:value-type="float">
            <text:p>11540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1540" calcext:value-type="float">
            <text:p>11540</text:p>
          </table:table-cell>
          <table:table-cell table:style-name="ce32"/>
          <table:table-cell table:style-name="ce36" office:value-type="string" calcext:value-type="string">
            <text:p>360 000.00</text:p>
          </table:table-cell>
          <table:table-cell table:style-name="ce38" office:value-type="string" calcext:value-type="string">
            <text:p>12 (12)</text:p>
            <text:p>12 (12)</text:p>
          </table:table-cell>
          <table:table-cell table:style-name="ce38" office:value-type="string" calcext:value-type="string">
            <text:p>57</text:p>
            <text:p>56</text:p>
          </table:table-cell>
          <table:table-cell table:style-name="ce38" office:value-type="string" calcext:value-type="string">
            <text:p>9912 (B 9912)</text:p>
            <text:p>1628 (Bp 1628)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</table:table-cell>
          <table:table-cell table:style-name="ce38" office:value-type="string" calcext:value-type="string">
            <text:p>4700/10000</text:p>
            <text:p>2/1500</text:p>
          </table:table-cell>
          <table:table-cell table:style-name="ce42" office:value-type="string" calcext:value-type="string">
            <text:p/>
            <text:p/>
          </table:table-cell>
          <table:table-cell table:style-name="ce42" office:value-type="string" calcext:value-type="string">
            <text:p/>
            <text:p/>
          </table:table-cell>
          <table:table-cell table:style-name="ce44" office:value-type="string" calcext:value-type="string">
            <text:p/>
            <text:p/>
          </table:table-cell>
          <table:table-cell table:style-name="ce38" office:value-type="string" calcext:value-type="string">
            <text:p>ŻYDOWSKA 17</text:p>
            <text:p>ŻYDOWSKA</text:p>
          </table:table-cell>
          <table:table-cell table:style-name="ce46" office:value-type="string" calcext:value-type="string">
            <text:p>12 (12)</text:p>
          </table:table-cell>
          <table:table-cell table:style-name="ce46" office:value-type="string" calcext:value-type="string">
            <text:p>91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14" calcext:value-type="float">
            <text:p>2014</text:p>
          </table:table-cell>
          <table:table-cell table:style-name="ce48"/>
          <table:table-cell table:style-name="ce48" office:value-type="float" office:value="4278" calcext:value-type="float">
            <text:p>4278</text:p>
          </table:table-cell>
          <table:table-cell table:style-name="ce48" office:value-type="string" calcext:value-type="string">
            <text:p>22009.740234375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ŻYDOWSKA 17</text:p>
          </table:table-cell>
          <table:table-cell table:style-name="ce52" office:value-type="string" calcext:value-type="string">
            <text:p>12 (12)</text:p>
            <text:p>12 (12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296</text:p>
            <text:p>65</text:p>
          </table:table-cell>
          <table:table-cell table:style-name="ce52" office:value-type="string" calcext:value-type="string">
            <text:p>Niemieszkalne</text:p>
            <text:p>Mieszkalne</text:p>
          </table:table-cell>
          <table:table-cell table:style-name="ce52" office:value-type="string" calcext:value-type="string">
            <text:p/>
            <text:p/>
          </table:table-cell>
          <table:table-cell table:style-name="ce54" office:value-type="string" calcext:value-type="string">
            <text:p>1</text:p>
            <text:p>2</text:p>
          </table:table-cell>
          <table:table-cell table:style-name="ce54" office:value-type="string" calcext:value-type="string">
            <text:p/>
            <text:p>4</text:p>
          </table:table-cell>
          <table:table-cell table:style-name="ce56" office:value-type="string" calcext:value-type="string">
            <text:p>6855.90</text:p>
            <text:p>44.47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spółwłasność</text:p>
            <text:p>Własność</text:p>
          </table:table-cell>
          <table:table-cell table:style-name="ce52" office:value-type="string" calcext:value-type="string">
            <text:p>1/270</text:p>
            <text:p>1/1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ŻYDOWSKA 17</text:p>
            <text:p>ŻYDOWSKA 17</text:p>
          </table:table-cell>
          <table:table-cell table:style-name="ce57"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174/2021</text:p>
          </table:table-cell>
          <table:table-cell table:style-name="ce3" office:value-type="date" office:date-value="2021-03-23" calcext:value-type="date">
            <text:p>2021-03-23</text:p>
          </table:table-cell>
          <table:table-cell table:style-name="ce1" office:value-type="string" calcext:value-type="string">
            <text:p>sprzedaż lokalu mieszkalnego nr 12 o pow. 29,40 m2 położonego przy ul. Narutowicza w Grodzisku Maz., lokal składa się z pokoju dziennego, kuchni, łazienki, holu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2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94" calcext:value-type="float">
            <text:p>99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94" calcext:value-type="float">
            <text:p>994</text:p>
          </table:table-cell>
          <table:table-cell table:style-name="ce7"/>
          <table:table-cell table:style-name="ce9" office:value-type="string" calcext:value-type="string">
            <text:p>220 000.00</text:p>
          </table:table-cell>
          <table:table-cell table:style-name="ce10" office:value-type="string" calcext:value-type="string">
            <text:p>16 (16)</text:p>
          </table:table-cell>
          <table:table-cell table:style-name="ce10" office:value-type="string" calcext:value-type="string">
            <text:p>54/3</text:p>
          </table:table-cell>
          <table:table-cell table:style-name="ce10" office:value-type="string" calcext:value-type="string">
            <text:p>994 (B 994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2940/9785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G. NARUTOWICZA 9B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1" calcext:value-type="float">
            <text:p>2011</text:p>
          </table:table-cell>
          <table:table-cell table:style-name="ce15"/>
          <table:table-cell table:style-name="ce15" office:value-type="float" office:value="386" calcext:value-type="float">
            <text:p>386</text:p>
          </table:table-cell>
          <table:table-cell table:style-name="ce15" office:value-type="string" calcext:value-type="string">
            <text:p>978.54998779297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B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29.4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B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169/2021</text:p>
          </table:table-cell>
          <table:table-cell table:style-name="ce3" office:value-type="date" office:date-value="2021-03-11" calcext:value-type="date">
            <text:p>2021-03-11</text:p>
          </table:table-cell>
          <table:table-cell table:style-name="ce1" office:value-type="string" calcext:value-type="string">
            <text:p>sprzedaż lokalu mieszkalnego nr 13 o pow. 43,20 m2 położonego przy ul. Narutowicza w Grodzisku Maz., lokal składa się z pokoju dziennego, kuchni, pokoju, łazienki, holu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0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94" calcext:value-type="float">
            <text:p>99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94" calcext:value-type="float">
            <text:p>994</text:p>
          </table:table-cell>
          <table:table-cell table:style-name="ce7"/>
          <table:table-cell table:style-name="ce9" office:value-type="string" calcext:value-type="string">
            <text:p>305 000.00</text:p>
          </table:table-cell>
          <table:table-cell table:style-name="ce10" office:value-type="string" calcext:value-type="string">
            <text:p>16 (16)</text:p>
          </table:table-cell>
          <table:table-cell table:style-name="ce10" office:value-type="string" calcext:value-type="string">
            <text:p>54/3</text:p>
          </table:table-cell>
          <table:table-cell table:style-name="ce10" office:value-type="string" calcext:value-type="string">
            <text:p>994 (B 994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320/9785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G. NARUTOWICZA 9B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1" calcext:value-type="float">
            <text:p>2011</text:p>
          </table:table-cell>
          <table:table-cell table:style-name="ce15"/>
          <table:table-cell table:style-name="ce15" office:value-type="float" office:value="386" calcext:value-type="float">
            <text:p>386</text:p>
          </table:table-cell>
          <table:table-cell table:style-name="ce15" office:value-type="string" calcext:value-type="string">
            <text:p>978.54998779297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B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1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number-columns-repeated="2"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43.2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B</text:p>
          </table:table-cell>
          <table:table-cell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1437/2021</text:p>
          </table:table-cell>
          <table:table-cell table:style-name="ce24" office:value-type="date" office:date-value="1905-07-11" calcext:value-type="date">
            <text:p>1905-07-11</text:p>
          </table:table-cell>
          <table:table-cell table:style-name="ce21" office:value-type="string" calcext:value-type="string">
            <text:p>sprzedaż lok. mieszkalnego nr 23 o pow. użytkowej 55,97 m2 usytuowanego na 2 kondygnacji bud. przy ul. Żyrardowskiej 31; składającego się z pokoju dziennego z aneksem kuchennym, pokoju, łazienki i holu; wg MPZP dz. 39 stanowią teren oznaczony symbolem MW/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style-name="ce21" office:value-type="string" calcext:value-type="string">
            <text:p>osoba prawna</text:p>
          </table:table-cell>
          <table:table-cell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99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6160" calcext:value-type="float">
            <text:p>6160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6160" calcext:value-type="float">
            <text:p>6160</text:p>
          </table:table-cell>
          <table:table-cell table:style-name="ce32"/>
          <table:table-cell table:style-name="ce36" office:value-type="string" calcext:value-type="string">
            <text:p>399 000.00</text:p>
          </table:table-cell>
          <table:table-cell table:style-name="ce38" office:value-type="string" calcext:value-type="string">
            <text:p>27 (27)</text:p>
          </table:table-cell>
          <table:table-cell table:style-name="ce38" office:value-type="string" calcext:value-type="string">
            <text:p>39</text:p>
          </table:table-cell>
          <table:table-cell table:style-name="ce38" office:value-type="string" calcext:value-type="string">
            <text:p>6160 (B 6160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5597/841060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ŻYRARDOWSKA 31</text:p>
          </table:table-cell>
          <table:table-cell table:style-name="ce46" office:value-type="string" calcext:value-type="string">
            <text:p>27 (27)</text:p>
          </table:table-cell>
          <table:table-cell table:style-name="ce46" office:value-type="string" calcext:value-type="string">
            <text:p>95</text:p>
          </table:table-cell>
          <table:table-cell table:style-name="ce46" table:number-columns-repeated="2"/>
          <table:table-cell table:style-name="ce46" office:value-type="string" calcext:value-type="string">
            <text:p>Budynek o trzech i więcej mieszkaniach</text:p>
          </table:table-cell>
          <table:table-cell table:style-name="ce46"/>
          <table:table-cell table:style-name="ce48" office:value-type="float" office:value="2019" calcext:value-type="float">
            <text:p>2019</text:p>
          </table:table-cell>
          <table:table-cell table:style-name="ce48"/>
          <table:table-cell table:style-name="ce48" office:value-type="float" office:value="2259" calcext:value-type="float">
            <text:p>2259</text:p>
          </table:table-cell>
          <table:table-cell table:style-name="ce48" office:value-type="string" calcext:value-type="string">
            <text:p>8410.599609375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ŻYRARDOWSKA 31</text:p>
          </table:table-cell>
          <table:table-cell table:style-name="ce52" office:value-type="string" calcext:value-type="string">
            <text:p>27 (27)</text:p>
          </table:table-cell>
          <table:table-cell table:style-name="ce52"/>
          <table:table-cell table:style-name="ce52" office:value-type="string" calcext:value-type="string">
            <text:p>23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number-columns-repeated="2" table:style-name="ce54" office:value-type="float" office:value="2" calcext:value-type="float">
            <text:p>2</text:p>
          </table:table-cell>
          <table:table-cell table:style-name="ce56" office:value-type="string" calcext:value-type="string">
            <text:p>55.97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ŻYRARDOWSKA 31</text:p>
          </table:table-cell>
          <table:table-cell table:style-name="ce57"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4762/2021</text:p>
          </table:table-cell>
          <table:table-cell table:style-name="ce3" office:value-type="date" office:date-value="2021-03-04" calcext:value-type="date">
            <text:p>2021-03-04</text:p>
          </table:table-cell>
          <table:table-cell table:style-name="ce1" office:value-type="string" calcext:value-type="string">
            <text:p>blixbu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548" calcext:value-type="float">
            <text:p>354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548" calcext:value-type="float">
            <text:p>3548</text:p>
          </table:table-cell>
          <table:table-cell table:style-name="ce7"/>
          <table:table-cell table:style-name="ce9" office:value-type="string" calcext:value-type="string">
            <text:p>600 000.00</text:p>
          </table:table-cell>
          <table:table-cell table:style-name="ce10" office:value-type="string" calcext:value-type="string">
            <text:p>56 (56)</text:p>
            <text:p>56 (56)</text:p>
            <text:p>56 (56)</text:p>
          </table:table-cell>
          <table:table-cell table:style-name="ce10" office:value-type="string" calcext:value-type="string">
            <text:p>32</text:p>
            <text:p>49/13</text:p>
            <text:p>62</text:p>
          </table:table-cell>
          <table:table-cell table:style-name="ce10" office:value-type="string" calcext:value-type="string">
            <text:p>707 (dr 707)</text:p>
            <text:p>2441 (dr 2441)</text:p>
            <text:p>400 (B 400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2/132</text:p>
            <text:p>2/132</text:p>
            <text:p>1/2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BANKOWA 11</text:p>
            <text:p>BANKOWA </text:p>
            <text:p>BANKOWA 11F</text:p>
          </table:table-cell>
          <table:table-cell table:style-name="ce14" office:value-type="string" calcext:value-type="string">
            <text:p>56 (56)</text:p>
          </table:table-cell>
          <table:table-cell table:style-name="ce14" office:value-type="string" calcext:value-type="string">
            <text:p>122</text:p>
          </table:table-cell>
          <table:table-cell table:style-name="ce14" table:number-columns-repeated="2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116" calcext:value-type="float">
            <text:p>116</text:p>
          </table:table-cell>
          <table:table-cell table:style-name="ce15" office:value-type="string" calcext:value-type="string">
            <text:p>283.60000610352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NKOWA 11F</text:p>
          </table:table-cell>
          <table:table-cell table:style-name="ce17" office:value-type="string" calcext:value-type="string">
            <text:p>56 (56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141.8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NKOWA 11F</text:p>
          </table:table-cell>
          <table:table-cell table:number-columns-repeated="953"/>
        </table:table-row>
        <table:table-row table:style-name="ro5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029/2021</text:p>
          </table:table-cell>
          <table:table-cell table:style-name="ce3" office:value-type="date" office:date-value="2021-03-26" calcext:value-type="date">
            <text:p>2021-03-26</text:p>
          </table:table-cell>
          <table:table-cell table:style-name="ce1" office:value-type="string" calcext:value-type="string">
            <text:p>sprzedaż udziału w lokalu niemieszkalnym (garaż) nr 35 położonym przy ul. Wolniewicz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43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111" calcext:value-type="float">
            <text:p>1111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111" calcext:value-type="float">
            <text:p>11111</text:p>
          </table:table-cell>
          <table:table-cell table:style-name="ce7"/>
          <table:table-cell table:style-name="ce9" office:value-type="string" calcext:value-type="string">
            <text:p>25 000.00</text:p>
          </table:table-cell>
          <table:table-cell table:style-name="ce10" office:value-type="string" calcext:value-type="string">
            <text:p>55 (55)</text:p>
            <text:p>55 (55)</text:p>
            <text:p>55 (55)</text:p>
            <text:p>55 (55)</text:p>
            <text:p>55 (55)</text:p>
            <text:p>55 (55)</text:p>
            <text:p>55 (55)</text:p>
          </table:table-cell>
          <table:table-cell table:style-name="ce10" office:value-type="string" calcext:value-type="string">
            <text:p>16/26</text:p>
            <text:p>16/34</text:p>
            <text:p>16/30</text:p>
            <text:p>16/23</text:p>
            <text:p>16/24</text:p>
            <text:p>16/32</text:p>
            <text:p>16/28</text:p>
          </table:table-cell>
          <table:table-cell table:style-name="ce10" office:value-type="string" calcext:value-type="string">
            <text:p>2056 (B 2056)</text:p>
            <text:p>139 (RV 139)</text:p>
            <text:p>296 (B 296)</text:p>
            <text:p>2300 (B 2300)</text:p>
            <text:p>2142 (B 2142)</text:p>
            <text:p>1645 (B 1645)</text:p>
            <text:p>2533 (B 2533)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>brak danych</text:p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136500/2100876</text:p>
            <text:p>136500/2100876</text:p>
            <text:p>136500/2100876</text:p>
            <text:p>136500/2100876</text:p>
            <text:p>136500/2100876</text:p>
            <text:p>136500/2100876</text:p>
            <text:p>136500/2100876</text:p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OLNIEWICZ </text:p>
            <text:p>WOLNIEWICZ </text:p>
            <text:p>WOLNIEWICZ </text:p>
            <text:p>B.WOLNIEWICZ </text:p>
            <text:p>WOLNIEWICZ </text:p>
            <text:p>WOLNIEWICZ </text:p>
            <text:p>WOLNIEWICZ</text:p>
          </table:table-cell>
          <table:table-cell table:style-name="ce14" office:value-type="string" calcext:value-type="string">
            <text:p>55 (55)</text:p>
            <text:p>55 (55)</text:p>
            <text:p>55 (55)</text:p>
            <text:p>55 (55)</text:p>
            <text:p>55 (55)</text:p>
          </table:table-cell>
          <table:table-cell table:style-name="ce14" office:value-type="string" calcext:value-type="string">
            <text:p>161</text:p>
            <text:p>162</text:p>
            <text:p>158</text:p>
            <text:p>150</text:p>
            <text:p>159</text:p>
          </table:table-cell>
          <table:table-cell table:style-name="ce14" office:value-type="string" calcext:value-type="string">
            <text:p>Mieszkalne</text:p>
            <text:p>Mieszkalne</text:p>
            <text:p/>
            <text:p>Mieszkalne</text:p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</table:table-cell>
          <table:table-cell table:style-name="ce14" office:value-type="string" calcext:value-type="string">
            <text:p/>
            <text:p/>
            <text:p/>
            <text:p>Garaż jednopoziomowy</text:p>
            <text:p/>
          </table:table-cell>
          <table:table-cell table:style-name="ce15" office:value-type="string" calcext:value-type="string">
            <text:p>2019</text:p>
            <text:p>2019</text:p>
            <text:p>2018</text:p>
            <text:p>2018</text:p>
            <text:p>2018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>721</text:p>
            <text:p>719</text:p>
            <text:p>1261</text:p>
            <text:p>800</text:p>
            <text:p>1008</text:p>
          </table:table-cell>
          <table:table-cell table:style-name="ce15" office:value-type="string" calcext:value-type="string">
            <text:p/>
            <text:p/>
            <text:p/>
            <text:p>0</text:p>
            <text:p/>
          </table:table-cell>
          <table:table-cell table:style-name="ce15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B.WOLNIEWICZ 12</text:p>
            <text:p>B.WOLNIEWICZ 10</text:p>
            <text:p>WOLNIEWICZ 5</text:p>
            <text:p>WOLNIEWICZ 9</text:p>
            <text:p>WOLNIEWICZ 7</text:p>
          </table:table-cell>
          <table:table-cell table:style-name="ce17" office:value-type="string" calcext:value-type="string">
            <text:p>55 (55)</text:p>
          </table:table-cell>
          <table:table-cell table:style-name="ce17"/>
          <table:table-cell table:style-name="ce17" office:value-type="string" calcext:value-type="string">
            <text:p>35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style-name="ce19" office:value-type="string" calcext:value-type="string">
            <text:p>1365.00</text:p>
          </table:table-cell>
          <table:table-cell table:style-name="ce17"/>
          <table:table-cell table:style-name="ce17" office:value-type="string" calcext:value-type="string">
            <text:p>Współwłasność</text:p>
          </table:table-cell>
          <table:table-cell table:style-name="ce17" office:value-type="string" calcext:value-type="string">
            <text:p>1/43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.WOLNIEWICZ 12</text:p>
          </table:table-cell>
          <table:table-cell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1346/2021</text:p>
          </table:table-cell>
          <table:table-cell table:style-name="ce24" office:value-type="date" office:date-value="2021-03-16" calcext:value-type="date">
            <text:p>2021-03-16</text:p>
          </table:table-cell>
          <table:table-cell table:style-name="ce21" office:value-type="string" calcext:value-type="string">
            <text:p>sprzedaż lok. mieszkalnego nr 4 o pow. użytkowej 61,80 m2 usytuowanego na 2 kondygnacji bud. przy ul. Armii Krajowej 7 składającego się z 3 pokoi, kuchni, wc, przedpokoju i łazienki, szafy wnękowej oraz pomieszczenia przynaleznego tj. piwnicy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58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659" calcext:value-type="float">
            <text:p>1659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659" calcext:value-type="float">
            <text:p>1659</text:p>
          </table:table-cell>
          <table:table-cell table:style-name="ce32"/>
          <table:table-cell table:style-name="ce36" office:value-type="string" calcext:value-type="string">
            <text:p>358 000.00</text:p>
          </table:table-cell>
          <table:table-cell table:style-name="ce38" office:value-type="string" calcext:value-type="string">
            <text:p>31 (31)</text:p>
            <text:p>31 (31)</text:p>
          </table:table-cell>
          <table:table-cell table:style-name="ce38" office:value-type="string" calcext:value-type="string">
            <text:p>51/5</text:p>
            <text:p>50/3</text:p>
          </table:table-cell>
          <table:table-cell table:style-name="ce38" office:value-type="string" calcext:value-type="string">
            <text:p>85 (B 85)</text:p>
            <text:p>1574 (B 1574)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brak danych</text:p>
            <text:p>brak danych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</table:table-cell>
          <table:table-cell table:style-name="ce38" office:value-type="string" calcext:value-type="string">
            <text:p>618/31313</text:p>
            <text:p>618/31313</text:p>
          </table:table-cell>
          <table:table-cell table:style-name="ce42" office:value-type="string" calcext:value-type="string">
            <text:p/>
            <text:p/>
          </table:table-cell>
          <table:table-cell table:style-name="ce42" office:value-type="string" calcext:value-type="string">
            <text:p/>
            <text:p/>
          </table:table-cell>
          <table:table-cell table:style-name="ce44" office:value-type="string" calcext:value-type="string">
            <text:p/>
            <text:p/>
          </table:table-cell>
          <table:table-cell table:style-name="ce38" office:value-type="string" calcext:value-type="string">
            <text:p>ARMII KRAJOWEJ </text:p>
            <text:p>ARMII KRAJOWEJ 7</text:p>
          </table:table-cell>
          <table:table-cell table:style-name="ce46" office:value-type="string" calcext:value-type="string">
            <text:p>31 (31)</text:p>
          </table:table-cell>
          <table:table-cell table:style-name="ce46" office:value-type="string" calcext:value-type="string">
            <text:p>94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83" calcext:value-type="float">
            <text:p>1983</text:p>
          </table:table-cell>
          <table:table-cell table:style-name="ce48"/>
          <table:table-cell table:style-name="ce48" office:value-type="string" calcext:value-type="string">
            <text:p>685.96002197266</text:p>
          </table:table-cell>
          <table:table-cell table:style-name="ce48" office:value-type="string" calcext:value-type="string">
            <text:p>2993.6999511719</text:p>
          </table:table-cell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ARMII KRAJOWEJ 7</text:p>
          </table:table-cell>
          <table:table-cell table:style-name="ce52" office:value-type="string" calcext:value-type="string">
            <text:p>31 (31)</text:p>
          </table:table-cell>
          <table:table-cell table:style-name="ce52"/>
          <table:table-cell table:style-name="ce52" office:value-type="string" calcext:value-type="string">
            <text:p>4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6" office:value-type="string" calcext:value-type="string">
            <text:p>59.70</text:p>
          </table:table-cell>
          <table:table-cell table:style-name="ce52" office:value-type="string" calcext:value-type="string">
            <text:p>Powierzchnia: 2.1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ARMII KRAJOWEJ 7</text:p>
          </table:table-cell>
          <table:table-cell table:style-name="ce57" table:number-columns-repeated="95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00/2021</text:p>
          </table:table-cell>
          <table:table-cell table:style-name="ce3" office:value-type="date" office:date-value="2021-03-10" calcext:value-type="date">
            <text:p>2021-03-10</text:p>
          </table:table-cell>
          <table:table-cell table:style-name="ce1" office:value-type="string" calcext:value-type="string">
            <text:p>sprzedaż lok. mieszkalnego nr 6 o pow. użytkowej 68,70 m2 usytuowanego na 2 kondygnacji bud. przy ul. 3 Maja 21N; składającego się z salonu z aneksem kuchennym, 2 pokoi, łazienki i komunikacji; sprzedaż udz. 1/13 cz. w lok. niemieszkalnym nr 15 o pow. 35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052" calcext:value-type="float">
            <text:p>505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052" calcext:value-type="float">
            <text:p>5052</text:p>
          </table:table-cell>
          <table:table-cell table:style-name="ce7"/>
          <table:table-cell table:style-name="ce9" office:value-type="string" calcext:value-type="string">
            <text:p>460 000.00</text:p>
          </table:table-cell>
          <table:table-cell table:style-name="ce10" office:value-type="string" calcext:value-type="string">
            <text:p>33 (33)</text:p>
            <text:p>33 (33)</text:p>
            <text:p>33 (33)</text:p>
            <text:p>33 (33)</text:p>
            <text:p>33 (33)</text:p>
          </table:table-cell>
          <table:table-cell table:style-name="ce10" office:value-type="string" calcext:value-type="string">
            <text:p>14/29</text:p>
            <text:p>14/30</text:p>
            <text:p>14/31</text:p>
            <text:p>14/32</text:p>
            <text:p>14/20</text:p>
          </table:table-cell>
          <table:table-cell table:style-name="ce10" office:value-type="string" calcext:value-type="string">
            <text:p>1041 (B 1041)</text:p>
            <text:p>1061 (B 1061)</text:p>
            <text:p>2455 (B 2455)</text:p>
            <text:p>20 (dr 20)</text:p>
            <text:p>475 (dr 475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687/49980</text:p>
            <text:p>687/49980</text:p>
            <text:p>687/49980</text:p>
            <text:p>687/49980</text:p>
            <text:p>10/648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3 MAJA 21O</text:p>
            <text:p>3 MAJA 21N</text:p>
            <text:p>3 MAJA 21M,L</text:p>
            <text:p>3 MAJA </text:p>
            <text:p>3 MAJA</text:p>
          </table:table-cell>
          <table:table-cell table:style-name="ce14" office:value-type="string" calcext:value-type="string">
            <text:p>33 (33)</text:p>
            <text:p>33 (33)</text:p>
            <text:p>33 (33)</text:p>
            <text:p>33 (33)</text:p>
          </table:table-cell>
          <table:table-cell table:style-name="ce14" office:value-type="string" calcext:value-type="string">
            <text:p>95</text:p>
            <text:p>96</text:p>
            <text:p>97</text:p>
            <text:p>98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2012</text:p>
            <text:p>2012</text:p>
            <text:p>2012</text:p>
            <text:p>2012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455</text:p>
            <text:p>454</text:p>
            <text:p>455</text:p>
            <text:p>454</text:p>
          </table:table-cell>
          <table:table-cell table:style-name="ce15" office:value-type="string" calcext:value-type="string">
            <text:p>1249.5</text:p>
            <text:p>1249.5</text:p>
            <text:p>1249.5</text:p>
            <text:p>1249.5</text:p>
          </table:table-cell>
          <table:table-cell table:style-name="ce15" office:value-type="string" calcext:value-type="string">
            <text:p>3</text:p>
            <text:p>3</text:p>
            <text:p>3</text:p>
            <text:p>3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3 MAJA 21O</text:p>
            <text:p>3 MAJA 21N</text:p>
            <text:p>3 MAJA 21M</text:p>
            <text:p>3 MAJA 21L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15</text:p>
            <text:p>6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352.80</text:p>
            <text:p>68.70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13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3 MAJA 21N</text:p>
            <text:p>3 MAJA 21N</text:p>
          </table:table-cell>
          <table:table-cell table:number-columns-repeated="953"/>
        </table:table-row>
        <table:table-row table:style-name="ro2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762/2021</text:p>
          </table:table-cell>
          <table:table-cell table:style-name="ce24" office:value-type="date" office:date-value="2021-03-15" calcext:value-type="date">
            <text:p>2021-03-15</text:p>
          </table:table-cell>
          <table:table-cell table:style-name="ce21" office:value-type="string" calcext:value-type="string">
            <text:p>sprzedaż lok. mieszkalnego nr 32 o pow. użytkowej 46,30 m2 usytuowanego na 8 kondygnacji bud. przy ul. Sienkiewicza 29; składającego się z 2 pokoi, kuchni, przedpokoju i łazienki oraz pomieszczenia przynależnego w postaci komórki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8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134" calcext:value-type="float">
            <text:p>1134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134" calcext:value-type="float">
            <text:p>1134</text:p>
          </table:table-cell>
          <table:table-cell table:style-name="ce32"/>
          <table:table-cell table:style-name="ce36" office:value-type="string" calcext:value-type="string">
            <text:p>280 000.00</text:p>
          </table:table-cell>
          <table:table-cell table:style-name="ce38" office:value-type="string" calcext:value-type="string">
            <text:p>43 (43)</text:p>
            <text:p>43 (43)</text:p>
            <text:p>43 (43)</text:p>
            <text:p>43 (43)</text:p>
          </table:table-cell>
          <table:table-cell table:style-name="ce38" office:value-type="string" calcext:value-type="string">
            <text:p>22/3</text:p>
            <text:p>23/8</text:p>
            <text:p>25/9</text:p>
            <text:p>32/6</text:p>
          </table:table-cell>
          <table:table-cell table:style-name="ce38" office:value-type="string" calcext:value-type="string">
            <text:p>188 (B 188)</text:p>
            <text:p>224 (B 224)</text:p>
            <text:p>126 (B 126)</text:p>
            <text:p>596 (B 596)</text:p>
          </table:table-cell>
          <table:table-cell table:style-name="ce38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38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4630/197423</text:p>
            <text:p>4630/197423</text:p>
            <text:p>4630/197423</text:p>
            <text:p>4630/197423</text:p>
          </table:table-cell>
          <table:table-cell table:style-name="ce42" office:value-type="string" calcext:value-type="string">
            <text:p/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SIENKIEWICZA 29</text:p>
            <text:p>SIENKIEWICZA 29</text:p>
            <text:p>SIENKIEWICZA 29</text:p>
            <text:p>SIENKIEWICZA 29</text:p>
          </table:table-cell>
          <table:table-cell table:style-name="ce46" office:value-type="string" calcext:value-type="string">
            <text:p>43 (43)</text:p>
          </table:table-cell>
          <table:table-cell table:style-name="ce46" office:value-type="string" calcext:value-type="string">
            <text:p>47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78" calcext:value-type="float">
            <text:p>1978</text:p>
          </table:table-cell>
          <table:table-cell table:style-name="ce48"/>
          <table:table-cell table:style-name="ce48" office:value-type="float" office:value="324" calcext:value-type="float">
            <text:p>324</text:p>
          </table:table-cell>
          <table:table-cell table:style-name="ce48" office:value-type="string" calcext:value-type="string">
            <text:p>1901.9300537109</text:p>
          </table:table-cell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SIENKIEWICZA 29</text:p>
          </table:table-cell>
          <table:table-cell table:style-name="ce52" office:value-type="string" calcext:value-type="string">
            <text:p>43 (43)</text:p>
          </table:table-cell>
          <table:table-cell table:style-name="ce52"/>
          <table:table-cell table:style-name="ce52" office:value-type="string" calcext:value-type="string">
            <text:p>32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6" office:value-type="string" calcext:value-type="string">
            <text:p>44.00</text:p>
          </table:table-cell>
          <table:table-cell table:style-name="ce52" office:value-type="string" calcext:value-type="string">
            <text:p>Powierzchnia: 2.3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SIENKIEWICZA 29</text:p>
          </table:table-cell>
          <table:table-cell table:style-name="ce57"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1478/2021</text:p>
          </table:table-cell>
          <table:table-cell table:style-name="ce24" office:value-type="date" office:date-value="2021-03-31" calcext:value-type="date">
            <text:p>2021-03-31</text:p>
          </table:table-cell>
          <table:table-cell table:style-name="ce21" office:value-type="string" calcext:value-type="string">
            <text:p>sprzedaz lok. mieszkalnego nr 30 usytuowanego na 2 kondygnacji bud. przy ul. Kilińskiego 2, o pow. 29,70 m2 składającego się z pokoju, kuchni, łazienki z wc i przedpokoju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17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416" calcext:value-type="float">
            <text:p>416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416" calcext:value-type="float">
            <text:p>416</text:p>
          </table:table-cell>
          <table:table-cell table:style-name="ce32"/>
          <table:table-cell table:style-name="ce36" office:value-type="string" calcext:value-type="string">
            <text:p>170 000.00</text:p>
          </table:table-cell>
          <table:table-cell table:style-name="ce38" office:value-type="string" calcext:value-type="string">
            <text:p>28 (28)</text:p>
          </table:table-cell>
          <table:table-cell table:style-name="ce38" office:value-type="string" calcext:value-type="string">
            <text:p>48/1</text:p>
          </table:table-cell>
          <table:table-cell table:style-name="ce38" office:value-type="string" calcext:value-type="string">
            <text:p>416 (B 416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297/15270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J.KILIŃSKIEGO 2</text:p>
          </table:table-cell>
          <table:table-cell table:style-name="ce46" office:value-type="string" calcext:value-type="string">
            <text:p>28 (28)</text:p>
          </table:table-cell>
          <table:table-cell table:style-name="ce46" office:value-type="string" calcext:value-type="string">
            <text:p>103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75" calcext:value-type="float">
            <text:p>1975</text:p>
          </table:table-cell>
          <table:table-cell table:style-name="ce48"/>
          <table:table-cell table:style-name="ce48" office:value-type="string" calcext:value-type="string">
            <text:p>409.60000610352</text:p>
          </table:table-cell>
          <table:table-cell table:style-name="ce48" office:value-type="float" office:value="1527" calcext:value-type="float">
            <text:p>1527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J.KILIŃSKIEGO 2</text:p>
          </table:table-cell>
          <table:table-cell table:style-name="ce52" office:value-type="string" calcext:value-type="string">
            <text:p>28 (28)</text:p>
          </table:table-cell>
          <table:table-cell table:style-name="ce52"/>
          <table:table-cell table:style-name="ce52" office:value-type="string" calcext:value-type="string">
            <text:p>30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6" office:value-type="string" calcext:value-type="string">
            <text:p>29.70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J.KILIŃSKIEGO 2</text:p>
          </table:table-cell>
          <table:table-cell table:style-name="ce57"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702/2021</text:p>
          </table:table-cell>
          <table:table-cell table:style-name="ce24" office:value-type="date" office:date-value="2021-03-29" calcext:value-type="date">
            <text:p>2021-03-29</text:p>
          </table:table-cell>
          <table:table-cell table:style-name="ce21" office:value-type="string" calcext:value-type="string">
            <text:p>sprzedaż lokalu mieszkalnego nr 2 położonego przy ul. Różanej w Grodzisku Maz., lokal składa się z przedsionka, 2 komunikacji, 2 łazienek, aneksu kuchennego, pokoju dziennego, 3 poko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489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407" calcext:value-type="float">
            <text:p>407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407" calcext:value-type="float">
            <text:p>407</text:p>
          </table:table-cell>
          <table:table-cell table:style-name="ce32"/>
          <table:table-cell table:style-name="ce36" office:value-type="string" calcext:value-type="string">
            <text:p>489 000.00</text:p>
          </table:table-cell>
          <table:table-cell table:style-name="ce38" office:value-type="string" calcext:value-type="string">
            <text:p>16 (16)</text:p>
          </table:table-cell>
          <table:table-cell table:style-name="ce38" office:value-type="string" calcext:value-type="string">
            <text:p>75/10</text:p>
          </table:table-cell>
          <table:table-cell table:style-name="ce38" office:value-type="string" calcext:value-type="string">
            <text:p>407 (B 407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1/2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RÓŻANA</text:p>
          </table:table-cell>
          <table:table-cell table:style-name="ce46" office:value-type="string" calcext:value-type="string">
            <text:p>16 (16)</text:p>
          </table:table-cell>
          <table:table-cell table:style-name="ce46" office:value-type="string" calcext:value-type="string">
            <text:p>143</text:p>
          </table:table-cell>
          <table:table-cell table:style-name="ce46" table:number-columns-repeated="2"/>
          <table:table-cell table:style-name="ce46" office:value-type="string" calcext:value-type="string">
            <text:p>Budynek o dwóch mieszkaniach</text:p>
          </table:table-cell>
          <table:table-cell table:style-name="ce46"/>
          <table:table-cell table:style-name="ce48" office:value-type="float" office:value="2019" calcext:value-type="float">
            <text:p>2019</text:p>
          </table:table-cell>
          <table:table-cell table:style-name="ce48"/>
          <table:table-cell table:style-name="ce48" office:value-type="float" office:value="127" calcext:value-type="float">
            <text:p>127</text:p>
          </table:table-cell>
          <table:table-cell table:style-name="ce48" office:value-type="string" calcext:value-type="string">
            <text:p>190.3800048828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RÓŻANA 3B</text:p>
          </table:table-cell>
          <table:table-cell table:style-name="ce52" office:value-type="string" calcext:value-type="string">
            <text:p>16 (16)</text:p>
          </table:table-cell>
          <table:table-cell table:style-name="ce52"/>
          <table:table-cell table:style-name="ce52" office:value-type="string" calcext:value-type="string">
            <text:p>2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6" office:value-type="string" calcext:value-type="string">
            <text:p>95.19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RÓŻANA 3B</text:p>
          </table:table-cell>
          <table:table-cell table:style-name="ce57"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1267/2021</text:p>
          </table:table-cell>
          <table:table-cell table:style-name="ce24" office:value-type="date" office:date-value="2021-03-23" calcext:value-type="date">
            <text:p>2021-03-23</text:p>
          </table:table-cell>
          <table:table-cell table:style-name="ce21" office:value-type="string" calcext:value-type="string">
            <text:p>sprzedaż lokalu mieszkalnego nr 34 położonego przy ul. Teligi w Grodzisku Maz., lokal składa się z salonu z aneksem kuchennym, 2 pokoi, łazienki, przedpokoju, piwnicy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7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2833" calcext:value-type="float">
            <text:p>2833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2833" calcext:value-type="float">
            <text:p>2833</text:p>
          </table:table-cell>
          <table:table-cell table:style-name="ce32"/>
          <table:table-cell table:style-name="ce36" office:value-type="string" calcext:value-type="string">
            <text:p>370 000.00</text:p>
          </table:table-cell>
          <table:table-cell table:style-name="ce38" office:value-type="string" calcext:value-type="string">
            <text:p>34 (34)</text:p>
          </table:table-cell>
          <table:table-cell table:style-name="ce38" office:value-type="string" calcext:value-type="string">
            <text:p>35</text:p>
          </table:table-cell>
          <table:table-cell table:style-name="ce38" office:value-type="string" calcext:value-type="string">
            <text:p>2833 (B 2833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17/1000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L.TELIGI 14</text:p>
          </table:table-cell>
          <table:table-cell table:style-name="ce46" office:value-type="string" calcext:value-type="string">
            <text:p>34 (34)</text:p>
          </table:table-cell>
          <table:table-cell table:style-name="ce46" office:value-type="string" calcext:value-type="string">
            <text:p>2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03" calcext:value-type="float">
            <text:p>2003</text:p>
          </table:table-cell>
          <table:table-cell table:style-name="ce48"/>
          <table:table-cell table:style-name="ce48" office:value-type="float" office:value="976" calcext:value-type="float">
            <text:p>976</text:p>
          </table:table-cell>
          <table:table-cell table:style-name="ce48" office:value-type="string" calcext:value-type="string">
            <text:p>3296.3000488281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L.TELIGI 14</text:p>
          </table:table-cell>
          <table:table-cell table:style-name="ce52" office:value-type="string" calcext:value-type="string">
            <text:p>34 (34)</text:p>
          </table:table-cell>
          <table:table-cell table:style-name="ce52"/>
          <table:table-cell table:style-name="ce52" office:value-type="string" calcext:value-type="string">
            <text:p>34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6" office:value-type="string" calcext:value-type="string">
            <text:p>56.90</text:p>
          </table:table-cell>
          <table:table-cell table:style-name="ce52" office:value-type="string" calcext:value-type="string">
            <text:p>Powierzchnia: 4.3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L.TELIGI 14</text:p>
          </table:table-cell>
          <table:table-cell table:style-name="ce57"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1410/2021</text:p>
          </table:table-cell>
          <table:table-cell table:style-name="ce24" office:value-type="date" office:date-value="2021-03-18" calcext:value-type="date">
            <text:p>2021-03-18</text:p>
          </table:table-cell>
          <table:table-cell table:style-name="ce21" office:value-type="string" calcext:value-type="string">
            <text:p>sprzedaż lok. mieszkalnego nr 7 o pow. użytkowej 39,22 m2 usytuowanego na 2 kondygnacji bud. przy ul. Głogowej 5; składającego się z 2 pokoi, kuchni, przedpokoju i łazienki; sprzedaż udz. 1/6 w lok. niemieszkalnym nr 0 o pow. 156,94 m2 stanowiącego garaż;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75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991" calcext:value-type="float">
            <text:p>1991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991" calcext:value-type="float">
            <text:p>1991</text:p>
          </table:table-cell>
          <table:table-cell table:style-name="ce32"/>
          <table:table-cell table:style-name="ce36" office:value-type="string" calcext:value-type="string">
            <text:p>275 000.00</text:p>
          </table:table-cell>
          <table:table-cell table:style-name="ce38" office:value-type="string" calcext:value-type="string">
            <text:p>21 (21)</text:p>
            <text:p>21 (21)</text:p>
          </table:table-cell>
          <table:table-cell table:style-name="ce38" office:value-type="string" calcext:value-type="string">
            <text:p>58/1</text:p>
            <text:p>58/2</text:p>
          </table:table-cell>
          <table:table-cell table:style-name="ce38" office:value-type="string" calcext:value-type="string">
            <text:p>996 (B 996)</text:p>
            <text:p>995 (B 995)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brak danych</text:p>
            <text:p>brak danych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Własność</text:p>
            <text:p>Własność</text:p>
          </table:table-cell>
          <table:table-cell table:style-name="ce40" office:value-type="string" calcext:value-type="string">
            <text:p/>
            <text:p/>
          </table:table-cell>
          <table:table-cell table:style-name="ce38" office:value-type="string" calcext:value-type="string">
            <text:p>1/1</text:p>
            <text:p>1/1</text:p>
          </table:table-cell>
          <table:table-cell table:style-name="ce42" office:value-type="string" calcext:value-type="string">
            <text:p/>
            <text:p/>
          </table:table-cell>
          <table:table-cell table:style-name="ce42" office:value-type="string" calcext:value-type="string">
            <text:p/>
            <text:p/>
          </table:table-cell>
          <table:table-cell table:style-name="ce44" office:value-type="string" calcext:value-type="string">
            <text:p/>
            <text:p/>
          </table:table-cell>
          <table:table-cell table:style-name="ce38" office:value-type="string" calcext:value-type="string">
            <text:p>GŁOGOWA 5</text:p>
            <text:p>GŁOGOWA 3</text:p>
          </table:table-cell>
          <table:table-cell table:style-name="ce46" office:value-type="string" calcext:value-type="string">
            <text:p>21 (21)</text:p>
            <text:p>21 (21)</text:p>
          </table:table-cell>
          <table:table-cell table:style-name="ce46" office:value-type="string" calcext:value-type="string">
            <text:p>85</text:p>
            <text:p>84</text:p>
          </table:table-cell>
          <table:table-cell table:style-name="ce46" office:value-type="string" calcext:value-type="string">
            <text:p>Mieszkalne</text:p>
            <text:p>Mieszkalne</text:p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8" office:value-type="string" calcext:value-type="string">
            <text:p>2003</text:p>
            <text:p>2003</text:p>
          </table:table-cell>
          <table:table-cell table:style-name="ce48" office:value-type="string" calcext:value-type="string">
            <text:p/>
            <text:p/>
          </table:table-cell>
          <table:table-cell table:style-name="ce48" office:value-type="string" calcext:value-type="string">
            <text:p>249</text:p>
            <text:p>254</text:p>
          </table:table-cell>
          <table:table-cell table:style-name="ce48" office:value-type="string" calcext:value-type="string">
            <text:p>659.83001708984</text:p>
            <text:p>659.90997314453</text:p>
          </table:table-cell>
          <table:table-cell table:style-name="ce48" office:value-type="string" calcext:value-type="string">
            <text:p>3</text:p>
            <text:p>3</text:p>
          </table:table-cell>
          <table:table-cell table:style-name="ce48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>Własność</text:p>
            <text:p>Własność</text:p>
          </table:table-cell>
          <table:table-cell table:style-name="ce50" office:value-type="string" calcext:value-type="string">
            <text:p/>
            <text:p/>
          </table:table-cell>
          <table:table-cell table:style-name="ce50" office:value-type="string" calcext:value-type="string">
            <text:p/>
            <text:p/>
          </table:table-cell>
          <table:table-cell table:style-name="ce48" office:value-type="string" calcext:value-type="string">
            <text:p/>
            <text:p/>
          </table:table-cell>
          <table:table-cell table:style-name="ce46" office:value-type="string" calcext:value-type="string">
            <text:p>GŁOGOWA 5</text:p>
            <text:p>GŁOGOWA 3</text:p>
          </table:table-cell>
          <table:table-cell table:style-name="ce52" office:value-type="string" calcext:value-type="string">
            <text:p>21 (21)</text:p>
            <text:p>21 (21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0</text:p>
            <text:p>7</text:p>
          </table:table-cell>
          <table:table-cell table:style-name="ce52" office:value-type="string" calcext:value-type="string">
            <text:p>Niemieszkalne</text:p>
            <text:p>Mieszkalne</text:p>
          </table:table-cell>
          <table:table-cell table:style-name="ce52" office:value-type="string" calcext:value-type="string">
            <text:p/>
            <text:p/>
          </table:table-cell>
          <table:table-cell table:style-name="ce54" office:value-type="string" calcext:value-type="string">
            <text:p>0</text:p>
            <text:p>3</text:p>
          </table:table-cell>
          <table:table-cell table:style-name="ce54" office:value-type="string" calcext:value-type="string">
            <text:p/>
            <text:p/>
          </table:table-cell>
          <table:table-cell table:style-name="ce56" office:value-type="string" calcext:value-type="string">
            <text:p>156.94</text:p>
            <text:p>39.22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spółwłasność</text:p>
            <text:p>Własność</text:p>
          </table:table-cell>
          <table:table-cell table:style-name="ce52" office:value-type="string" calcext:value-type="string">
            <text:p>1/6</text:p>
            <text:p>1/1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GŁOGOWA 5</text:p>
            <text:p>GŁOGOWA 5</text:p>
          </table:table-cell>
          <table:table-cell table:style-name="ce57" table:number-columns-repeated="953"/>
        </table:table-row>
        <table:table-row table:style-name="ro3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756/2021</text:p>
          </table:table-cell>
          <table:table-cell table:style-name="ce24" office:value-type="date" office:date-value="2021-02-19" calcext:value-type="date">
            <text:p>2021-02-19</text:p>
          </table:table-cell>
          <table:table-cell table:style-name="ce21" office:value-type="string" calcext:value-type="string">
            <text:p>sprzedaż lok. mieszkalnego nr 31 o pow. użytkowej 44,65 m2 usytuowanego na 3 kondygnacji bud. przy ul. Bałtyckiej 30A; składającego się z pokoju dziennego z aneksem kuchennym, pokoju, łazienki i hallu; sprzedaż udz. 1/56 w lok. niemieszkalnym nr 61 o pow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42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7011" calcext:value-type="float">
            <text:p>7011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7011" calcext:value-type="float">
            <text:p>7011</text:p>
          </table:table-cell>
          <table:table-cell table:style-name="ce32"/>
          <table:table-cell table:style-name="ce36" office:value-type="string" calcext:value-type="string">
            <text:p>420 000.00</text:p>
          </table:table-cell>
          <table:table-cell table:style-name="ce38" office:value-type="string" calcext:value-type="string">
            <text:p>22 (22)</text:p>
            <text:p>22 (22)</text:p>
            <text:p>22 (22)</text:p>
          </table:table-cell>
          <table:table-cell table:style-name="ce38" office:value-type="string" calcext:value-type="string">
            <text:p>72/2</text:p>
            <text:p>73/6</text:p>
            <text:p>72/6</text:p>
          </table:table-cell>
          <table:table-cell table:style-name="ce38" office:value-type="string" calcext:value-type="string">
            <text:p>277 (B 277)</text:p>
            <text:p>2410 (B 2410)</text:p>
            <text:p>4324 (B 4324)</text:p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brak danych</text:p>
            <text:p>brak danych</text:p>
            <text:p>brak danych</text:p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Własność</text:p>
            <text:p>Własność</text:p>
            <text:p>Własność</text:p>
          </table:table-cell>
          <table:table-cell table:style-name="ce40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1/1</text:p>
            <text:p>1/1</text:p>
            <text:p>1/1</text:p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BAŁTYCKA 30A</text:p>
            <text:p>BAŁTYCKA 30A</text:p>
            <text:p>BAŁTYCKA 30B</text:p>
          </table:table-cell>
          <table:table-cell table:style-name="ce46" office:value-type="string" calcext:value-type="string">
            <text:p>22 (22)</text:p>
            <text:p>22 (22)</text:p>
          </table:table-cell>
          <table:table-cell table:style-name="ce46" office:value-type="string" calcext:value-type="string">
            <text:p>142</text:p>
            <text:p>143</text:p>
          </table:table-cell>
          <table:table-cell table:style-name="ce46" office:value-type="string" calcext:value-type="string">
            <text:p>Mieszkalne</text:p>
            <text:p>Mieszkalne</text:p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>Budynek o trzech i więcej mieszkaniach</text:p>
            <text:p>Budynek o trzech i więcej mieszkaniach</text:p>
          </table:table-cell>
          <table:table-cell table:style-name="ce46" office:value-type="string" calcext:value-type="string">
            <text:p/>
            <text:p/>
          </table:table-cell>
          <table:table-cell table:style-name="ce48" office:value-type="string" calcext:value-type="string">
            <text:p>2015</text:p>
            <text:p>2016</text:p>
          </table:table-cell>
          <table:table-cell table:style-name="ce48" office:value-type="string" calcext:value-type="string">
            <text:p/>
            <text:p/>
          </table:table-cell>
          <table:table-cell table:style-name="ce48" office:value-type="string" calcext:value-type="string">
            <text:p>1236</text:p>
            <text:p>1184</text:p>
          </table:table-cell>
          <table:table-cell table:style-name="ce48" office:value-type="string" calcext:value-type="string">
            <text:p>0</text:p>
            <text:p>0</text:p>
          </table:table-cell>
          <table:table-cell table:style-name="ce48" office:value-type="string" calcext:value-type="string">
            <text:p>4</text:p>
            <text:p>4</text:p>
          </table:table-cell>
          <table:table-cell table:style-name="ce48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>Własność</text:p>
            <text:p>Własność</text:p>
          </table:table-cell>
          <table:table-cell table:style-name="ce50" office:value-type="string" calcext:value-type="string">
            <text:p/>
            <text:p/>
          </table:table-cell>
          <table:table-cell table:style-name="ce50" office:value-type="string" calcext:value-type="string">
            <text:p/>
            <text:p/>
          </table:table-cell>
          <table:table-cell table:style-name="ce48" office:value-type="string" calcext:value-type="string">
            <text:p/>
            <text:p/>
          </table:table-cell>
          <table:table-cell table:style-name="ce46" office:value-type="string" calcext:value-type="string">
            <text:p>BAŁTYCKA 30A</text:p>
            <text:p>BAŁTYCKA 30B</text:p>
          </table:table-cell>
          <table:table-cell table:style-name="ce52" office:value-type="string" calcext:value-type="string">
            <text:p>22 (22)</text:p>
            <text:p>22 (22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61</text:p>
            <text:p>31</text:p>
          </table:table-cell>
          <table:table-cell table:style-name="ce52" office:value-type="string" calcext:value-type="string">
            <text:p>Niemieszkalne</text:p>
            <text:p>Mieszkalne</text:p>
          </table:table-cell>
          <table:table-cell table:style-name="ce52" office:value-type="string" calcext:value-type="string">
            <text:p/>
            <text:p/>
          </table:table-cell>
          <table:table-cell table:style-name="ce54" office:value-type="string" calcext:value-type="string">
            <text:p>1</text:p>
            <text:p>2</text:p>
          </table:table-cell>
          <table:table-cell table:style-name="ce54" office:value-type="string" calcext:value-type="string">
            <text:p/>
            <text:p/>
          </table:table-cell>
          <table:table-cell table:style-name="ce56" office:value-type="string" calcext:value-type="string">
            <text:p>1573.53</text:p>
            <text:p>44.65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spółwłasność</text:p>
            <text:p>Własność</text:p>
          </table:table-cell>
          <table:table-cell table:style-name="ce52" office:value-type="string" calcext:value-type="string">
            <text:p>1/56</text:p>
            <text:p>1/1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BAŁTYCKA 30A</text:p>
            <text:p>BAŁTYCKA 30A</text:p>
          </table:table-cell>
          <table:table-cell table:style-name="ce57"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217/2021</text:p>
          </table:table-cell>
          <table:table-cell table:style-name="ce3" office:value-type="date" office:date-value="2021-03-24" calcext:value-type="date">
            <text:p>2021-03-24</text:p>
          </table:table-cell>
          <table:table-cell table:style-name="ce1" office:value-type="string" calcext:value-type="string">
            <text:p>sprzedaż udz. 15/27 cz. w lok. mieszkalnym nr 25 o pow. użytkowej 56,30 m2 usytuowanego na 5 kondygnacji bud. przy ul. M. Skłodowskiej-Curie 8; składającego się z 3 pokoi, kuchni, łazienki, przedpokoju oraz pomieszczenia przynależnego tj. piwnic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5/27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680" calcext:value-type="float">
            <text:p>268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680" calcext:value-type="float">
            <text:p>2680</text:p>
          </table:table-cell>
          <table:table-cell table:style-name="ce7"/>
          <table:table-cell table:style-name="ce9" office:value-type="string" calcext:value-type="string">
            <text:p>150 000.00</text:p>
          </table:table-cell>
          <table:table-cell table:style-name="ce10" office:value-type="string" calcext:value-type="string">
            <text:p>28 (28)</text:p>
            <text:p>28 (28)</text:p>
          </table:table-cell>
          <table:table-cell table:style-name="ce10" office:value-type="string" calcext:value-type="string">
            <text:p>46/2</text:p>
            <text:p>48/22</text:p>
          </table:table-cell>
          <table:table-cell table:style-name="ce10" office:value-type="string" calcext:value-type="string">
            <text:p>173 (B 173)</text:p>
            <text:p>2507 (B 2507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63/24673</text:p>
            <text:p>563/2467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M.SKŁODOWSKIEJ-CURIE </text:p>
            <text:p>M.SKŁODOWSKIEJ-CURIE 8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5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6" calcext:value-type="float">
            <text:p>1976</text:p>
          </table:table-cell>
          <table:table-cell table:style-name="ce15"/>
          <table:table-cell table:style-name="ce15" office:value-type="float" office:value="579" calcext:value-type="float">
            <text:p>579</text:p>
          </table:table-cell>
          <table:table-cell table:style-name="ce15" office:value-type="float" office:value="2283" calcext:value-type="float">
            <text:p>2283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SKŁODOWSKIEJ-CURIE 8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2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3.30</text:p>
          </table:table-cell>
          <table:table-cell table:style-name="ce17" office:value-type="string" calcext:value-type="string">
            <text:p>Powierzchnia: 3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SKŁODOWSKIEJ-CURIE 8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183/2021</text:p>
          </table:table-cell>
          <table:table-cell table:style-name="ce3" office:value-type="date" office:date-value="2021-03-23" calcext:value-type="date">
            <text:p>2021-03-23</text:p>
          </table:table-cell>
          <table:table-cell table:style-name="ce1" office:value-type="string" calcext:value-type="string">
            <text:p>sprzedaż lok. mieszkalnego nr 4 o pow. użytkowej 48,60 m2 (wraz z pomieszczeniem przynależnym - komórką o pow. użytkowej 2,90 m2) usytuowanego na 2 kondygnacji bud. przy ul. M. Skłodowskiej-Curie; składającego się z 2 pokoi, kuchni, łazienki, schowka, prz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694" calcext:value-type="float">
            <text:p>269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694" calcext:value-type="float">
            <text:p>2694</text:p>
          </table:table-cell>
          <table:table-cell table:style-name="ce7"/>
          <table:table-cell table:style-name="ce9" office:value-type="string" calcext:value-type="string">
            <text:p>200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21</text:p>
          </table:table-cell>
          <table:table-cell table:style-name="ce10" office:value-type="string" calcext:value-type="string">
            <text:p>2694 (B 2694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86/2462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M.SKŁODOWSKIEJ-CURIE 10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6" calcext:value-type="float">
            <text:p>1976</text:p>
          </table:table-cell>
          <table:table-cell table:style-name="ce15"/>
          <table:table-cell table:style-name="ce15" office:value-type="float" office:value="580" calcext:value-type="float">
            <text:p>580</text:p>
          </table:table-cell>
          <table:table-cell table:style-name="ce15" office:value-type="float" office:value="2283" calcext:value-type="float">
            <text:p>2283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SKŁODOWSKIEJ-CURIE 10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5.70</text:p>
          </table:table-cell>
          <table:table-cell table:style-name="ce17" office:value-type="string" calcext:value-type="string">
            <text:p>Powierzchnia: 2.9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SKŁODOWSKIEJ-CURIE 10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06/2021</text:p>
          </table:table-cell>
          <table:table-cell table:style-name="ce3" office:value-type="date" office:date-value="2021-03-09" calcext:value-type="date">
            <text:p>2021-03-09</text:p>
          </table:table-cell>
          <table:table-cell table:style-name="ce1" office:value-type="string" calcext:value-type="string">
            <text:p>sprzedaż lok. mieszkalnego nr 47 o pow. użytkowej 62,01 m2 usytuowanego na 3 kondygnacji bud. przy ul. Dworskiej 4; składającego się z 3 pokoi, łazienki, przedpokoju, wc i kuchni oraz pomieszczenia przynależnego tj. komór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4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364" calcext:value-type="float">
            <text:p>236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364" calcext:value-type="float">
            <text:p>2364</text:p>
          </table:table-cell>
          <table:table-cell table:style-name="ce7"/>
          <table:table-cell table:style-name="ce9" office:value-type="string" calcext:value-type="string">
            <text:p>340 000.00</text:p>
          </table:table-cell>
          <table:table-cell table:style-name="ce10" office:value-type="string" calcext:value-type="string">
            <text:p>30 (30)</text:p>
            <text:p>30 (30)</text:p>
            <text:p>30 (30)</text:p>
            <text:p>30 (30)</text:p>
          </table:table-cell>
          <table:table-cell table:style-name="ce10" office:value-type="string" calcext:value-type="string">
            <text:p>72</text:p>
            <text:p>66/5</text:p>
            <text:p>65/4</text:p>
            <text:p>71/6</text:p>
          </table:table-cell>
          <table:table-cell table:style-name="ce10" office:value-type="string" calcext:value-type="string">
            <text:p>299 (Bp 299)</text:p>
            <text:p>483 (B 483)</text:p>
            <text:p>272 (B 272)</text:p>
            <text:p>1310 (B 1310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6201/400942</text:p>
            <text:p>6201/400942</text:p>
            <text:p>6201/400942</text:p>
            <text:p>6201/400942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DWORSKA </text:p>
            <text:p>DWORSKA 4</text:p>
            <text:p>DWORSKA 4</text:p>
            <text:p>DWORSKA 4</text:p>
          </table:table-cell>
          <table:table-cell table:style-name="ce14" office:value-type="string" calcext:value-type="string">
            <text:p>30 (30)</text:p>
          </table:table-cell>
          <table:table-cell table:style-name="ce14" office:value-type="string" calcext:value-type="string">
            <text:p>11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5" calcext:value-type="float">
            <text:p>1985</text:p>
          </table:table-cell>
          <table:table-cell table:style-name="ce15"/>
          <table:table-cell table:style-name="ce15" office:value-type="string" calcext:value-type="string">
            <text:p>864.96997070312</text:p>
          </table:table-cell>
          <table:table-cell table:style-name="ce15" office:value-type="string" calcext:value-type="string">
            <text:p>3829.5200195312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DWORSKA 4</text:p>
          </table:table-cell>
          <table:table-cell table:style-name="ce17" office:value-type="string" calcext:value-type="string">
            <text:p>30 (30)</text:p>
          </table:table-cell>
          <table:table-cell table:style-name="ce17"/>
          <table:table-cell table:style-name="ce17" office:value-type="string" calcext:value-type="string">
            <text:p>4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9.71</text:p>
          </table:table-cell>
          <table:table-cell table:style-name="ce17" office:value-type="string" calcext:value-type="string">
            <text:p>Powierzchnia: 2.3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DWORSKA 4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84/2021</text:p>
          </table:table-cell>
          <table:table-cell table:style-name="ce3" office:value-type="date" office:date-value="2021-03-12" calcext:value-type="date">
            <text:p>2021-03-12</text:p>
          </table:table-cell>
          <table:table-cell table:style-name="ce1" office:value-type="string" calcext:value-type="string">
            <text:p>sprzedaż lok. mieszkalnego nr 1 o pow. użytkowej 78,39 m2) usytuowanego na 1 kondygnacji bud. przy ul. Rusałki 14; składającego się z 3 pokoi, kuchni, łazienki,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344" calcext:value-type="float">
            <text:p>234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344" calcext:value-type="float">
            <text:p>2344</text:p>
          </table:table-cell>
          <table:table-cell table:style-name="ce7"/>
          <table:table-cell table:style-name="ce9" office:value-type="string" calcext:value-type="string">
            <text:p>450 000.00</text:p>
          </table:table-cell>
          <table:table-cell table:style-name="ce10" office:value-type="string" calcext:value-type="string">
            <text:p>33 (33)</text:p>
            <text:p>33 (33)</text:p>
            <text:p>33 (33)</text:p>
          </table:table-cell>
          <table:table-cell table:style-name="ce10" office:value-type="string" calcext:value-type="string">
            <text:p>30/17</text:p>
            <text:p>26/14</text:p>
            <text:p>30/22</text:p>
          </table:table-cell>
          <table:table-cell table:style-name="ce10" office:value-type="string" calcext:value-type="string">
            <text:p>264 (B 264)</text:p>
            <text:p>1520 (B 1520)</text:p>
            <text:p>560 (B 560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7839/162208</text:p>
            <text:p>7839/162208</text:p>
            <text:p>7839/162208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RUSAŁKI 14</text:p>
            <text:p>RUSAŁKI 14</text:p>
            <text:p>RUSAŁKI 14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10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707" calcext:value-type="float">
            <text:p>707</text:p>
          </table:table-cell>
          <table:table-cell table:style-name="ce15" office:value-type="string" calcext:value-type="string">
            <text:p>1622.0799560547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14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78.39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14</text:p>
          </table:table-cell>
          <table:table-cell table:number-columns-repeated="95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1074/2021</text:p>
          </table:table-cell>
          <table:table-cell table:style-name="ce24" office:value-type="date" office:date-value="2021-03-29" calcext:value-type="date">
            <text:p>2021-03-29</text:p>
          </table:table-cell>
          <table:table-cell table:style-name="ce21" office:value-type="string" calcext:value-type="string">
            <text:p>sprzedaż lok. mieszkalnego nr 1 o pow. użytkowej 35,40 m2 usytuowanego na 1 kondygnacji bud. przy ul. Rusałki 12; składającego się z pokoju, kuchni, łazienki, przedpokoju oraz pomieszczenia przynależnego tj. piwnicy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45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397" calcext:value-type="float">
            <text:p>1397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397" calcext:value-type="float">
            <text:p>1397</text:p>
          </table:table-cell>
          <table:table-cell table:style-name="ce32"/>
          <table:table-cell table:style-name="ce36" office:value-type="string" calcext:value-type="string">
            <text:p>245 000.00</text:p>
          </table:table-cell>
          <table:table-cell table:style-name="ce38" office:value-type="string" calcext:value-type="string">
            <text:p>33 (33)</text:p>
            <text:p>33 (33)</text:p>
          </table:table-cell>
          <table:table-cell table:style-name="ce38" office:value-type="string" calcext:value-type="string">
            <text:p>26/13</text:p>
            <text:p>30/21</text:p>
          </table:table-cell>
          <table:table-cell table:style-name="ce38" office:value-type="string" calcext:value-type="string">
            <text:p>731 (B 731)</text:p>
            <text:p>666 (B 666)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brak danych</text:p>
            <text:p>brak danych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</table:table-cell>
          <table:table-cell table:style-name="ce38" office:value-type="string" calcext:value-type="string">
            <text:p>3540/147940</text:p>
            <text:p>3540/147940</text:p>
          </table:table-cell>
          <table:table-cell table:style-name="ce42" office:value-type="string" calcext:value-type="string">
            <text:p/>
            <text:p/>
          </table:table-cell>
          <table:table-cell table:style-name="ce42" office:value-type="string" calcext:value-type="string">
            <text:p/>
            <text:p/>
          </table:table-cell>
          <table:table-cell table:style-name="ce44" office:value-type="string" calcext:value-type="string">
            <text:p/>
            <text:p/>
          </table:table-cell>
          <table:table-cell table:style-name="ce38" office:value-type="string" calcext:value-type="string">
            <text:p>RUSAŁKI 12</text:p>
            <text:p>RUSAŁKI 12</text:p>
          </table:table-cell>
          <table:table-cell table:style-name="ce46" office:value-type="string" calcext:value-type="string">
            <text:p>33 (33)</text:p>
          </table:table-cell>
          <table:table-cell table:style-name="ce46" office:value-type="string" calcext:value-type="string">
            <text:p>60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01" calcext:value-type="float">
            <text:p>2001</text:p>
          </table:table-cell>
          <table:table-cell table:style-name="ce48"/>
          <table:table-cell table:style-name="ce48" office:value-type="string" calcext:value-type="string">
            <text:p>420.20001220703</text:p>
          </table:table-cell>
          <table:table-cell table:style-name="ce48" office:value-type="string" calcext:value-type="string">
            <text:p>1381.3000488281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RUSAŁKI 12</text:p>
          </table:table-cell>
          <table:table-cell table:style-name="ce52" office:value-type="string" calcext:value-type="string">
            <text:p>33 (33)</text:p>
          </table:table-cell>
          <table:table-cell table:style-name="ce52"/>
          <table:table-cell table:style-name="ce52" office:value-type="string" calcext:value-type="string">
            <text:p>1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6" office:value-type="string" calcext:value-type="string">
            <text:p>32.20</text:p>
          </table:table-cell>
          <table:table-cell table:style-name="ce52" office:value-type="string" calcext:value-type="string">
            <text:p>Powierzchnia: 3.2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RUSAŁKI 12</text:p>
          </table:table-cell>
          <table:table-cell table:style-name="ce57" table:number-columns-repeated="953"/>
        </table:table-row>
        <table:table-row table:style-name="ro4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1037/2021</text:p>
          </table:table-cell>
          <table:table-cell table:style-name="ce24" office:value-type="date" office:date-value="2021-02-17" calcext:value-type="date">
            <text:p>2021-02-17</text:p>
          </table:table-cell>
          <table:table-cell table:style-name="ce21" office:value-type="string" calcext:value-type="string">
            <text:p>sprzedaż lok. mieszkalnego nr 5 o pow. użytkowej 78,20 m2 usytuowanego na 1 kondygnacji bud. przy ul. 3 Maja 21O; składającego się z salonu z aneksem kuchennym, 3 pokoi, łazienki, wc, hallu i komunikacji; sprzedaż udz. 1/13 w lok. niemieszkalnym nr 15 o p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5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5052" calcext:value-type="float">
            <text:p>5052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5052" calcext:value-type="float">
            <text:p>5052</text:p>
          </table:table-cell>
          <table:table-cell table:style-name="ce32"/>
          <table:table-cell table:style-name="ce36" office:value-type="string" calcext:value-type="string">
            <text:p>350 000.00</text:p>
          </table:table-cell>
          <table:table-cell table:style-name="ce38" office:value-type="string" calcext:value-type="string">
            <text:p>33 (33)</text:p>
            <text:p>33 (33)</text:p>
            <text:p>33 (33)</text:p>
            <text:p>33 (33)</text:p>
            <text:p>33 (33)</text:p>
          </table:table-cell>
          <table:table-cell table:style-name="ce38" office:value-type="string" calcext:value-type="string">
            <text:p>14/29</text:p>
            <text:p>14/30</text:p>
            <text:p>14/31</text:p>
            <text:p>14/32</text:p>
            <text:p>14/20</text:p>
          </table:table-cell>
          <table:table-cell table:style-name="ce38" office:value-type="string" calcext:value-type="string">
            <text:p>1041 (B 1041)</text:p>
            <text:p>1061 (B 1061)</text:p>
            <text:p>2455 (B 2455)</text:p>
            <text:p>20 (dr 20)</text:p>
            <text:p>475 (dr 475)</text:p>
          </table:table-cell>
          <table:table-cell table:style-name="ce38" office:value-type="string" calcext:value-type="string">
            <text:p/>
            <text:p/>
            <text:p/>
            <text:p/>
            <text:p/>
          </table:table-cell>
          <table:table-cell table:style-name="ce38" office:value-type="string" calcext:value-type="string">
            <text:p>brak danych</text:p>
            <text:p>brak danych</text:p>
            <text:p>brak danych</text:p>
            <text:p>brak danych</text:p>
            <text:p>budownictwo mieszkaniowe jednorodzinne</text:p>
          </table:table-cell>
          <table:table-cell table:style-name="ce38" office:value-type="string" calcext:value-type="string">
            <text:p/>
            <text:p/>
            <text:p/>
            <text:p/>
            <text:p/>
          </table:table-cell>
          <table:table-cell table:style-name="ce38" office:value-type="string" calcext:value-type="string">
            <text:p>Własność</text:p>
            <text:p>Własność</text:p>
            <text:p>Własność</text:p>
            <text:p>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  <text:p/>
            <text:p/>
          </table:table-cell>
          <table:table-cell table:style-name="ce38" office:value-type="string" calcext:value-type="string">
            <text:p>1/1</text:p>
            <text:p>1/1</text:p>
            <text:p>1/1</text:p>
            <text:p>1/1</text:p>
            <text:p>10/648</text:p>
          </table:table-cell>
          <table:table-cell table:style-name="ce42" office:value-type="string" calcext:value-type="string">
            <text:p/>
            <text:p/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  <text:p/>
            <text:p/>
          </table:table-cell>
          <table:table-cell table:style-name="ce38" office:value-type="string" calcext:value-type="string">
            <text:p>3 MAJA 21O</text:p>
            <text:p>3 MAJA 21N</text:p>
            <text:p>3 MAJA 21M,L</text:p>
            <text:p>3 MAJA </text:p>
            <text:p>3 MAJA</text:p>
          </table:table-cell>
          <table:table-cell table:style-name="ce46" office:value-type="string" calcext:value-type="string">
            <text:p>33 (33)</text:p>
            <text:p>33 (33)</text:p>
            <text:p>33 (33)</text:p>
            <text:p>33 (33)</text:p>
          </table:table-cell>
          <table:table-cell table:style-name="ce46" office:value-type="string" calcext:value-type="string">
            <text:p>95</text:p>
            <text:p>96</text:p>
            <text:p>97</text:p>
            <text:p>98</text:p>
          </table:table-cell>
          <table:table-cell table:style-name="ce46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46" office:value-type="string" calcext:value-type="string">
            <text:p/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  <text:p/>
          </table:table-cell>
          <table:table-cell table:style-name="ce48" office:value-type="string" calcext:value-type="string">
            <text:p>2012</text:p>
            <text:p>2012</text:p>
            <text:p>2012</text:p>
            <text:p>2012</text:p>
          </table:table-cell>
          <table:table-cell table:style-name="ce48" office:value-type="string" calcext:value-type="string">
            <text:p/>
            <text:p/>
            <text:p/>
            <text:p/>
          </table:table-cell>
          <table:table-cell table:style-name="ce48" office:value-type="string" calcext:value-type="string">
            <text:p>455</text:p>
            <text:p>454</text:p>
            <text:p>455</text:p>
            <text:p>454</text:p>
          </table:table-cell>
          <table:table-cell table:style-name="ce48" office:value-type="string" calcext:value-type="string">
            <text:p>1249.5</text:p>
            <text:p>1249.5</text:p>
            <text:p>1249.5</text:p>
            <text:p>1249.5</text:p>
          </table:table-cell>
          <table:table-cell table:style-name="ce48" office:value-type="string" calcext:value-type="string">
            <text:p>3</text:p>
            <text:p>3</text:p>
            <text:p>3</text:p>
            <text:p>3</text:p>
          </table:table-cell>
          <table:table-cell table:style-name="ce48" office:value-type="string" calcext:value-type="string">
            <text:p/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  <text:p/>
          </table:table-cell>
          <table:table-cell table:style-name="ce46" office:value-type="string" calcext:value-type="string">
            <text:p>Własność</text:p>
            <text:p>Własność</text:p>
            <text:p>Własność</text:p>
            <text:p>Własność</text:p>
          </table:table-cell>
          <table:table-cell table:style-name="ce50" office:value-type="string" calcext:value-type="string">
            <text:p/>
            <text:p/>
            <text:p/>
            <text:p/>
          </table:table-cell>
          <table:table-cell table:style-name="ce50" office:value-type="string" calcext:value-type="string">
            <text:p/>
            <text:p/>
            <text:p/>
            <text:p/>
          </table:table-cell>
          <table:table-cell table:style-name="ce48" office:value-type="string" calcext:value-type="string">
            <text:p/>
            <text:p/>
            <text:p/>
            <text:p/>
          </table:table-cell>
          <table:table-cell table:style-name="ce46" office:value-type="string" calcext:value-type="string">
            <text:p>3 MAJA 21O</text:p>
            <text:p>3 MAJA 21N</text:p>
            <text:p>3 MAJA 21M</text:p>
            <text:p>3 MAJA 21L</text:p>
          </table:table-cell>
          <table:table-cell table:style-name="ce52" office:value-type="string" calcext:value-type="string">
            <text:p>33 (33)</text:p>
            <text:p>33 (33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15</text:p>
            <text:p>5</text:p>
          </table:table-cell>
          <table:table-cell table:style-name="ce52" office:value-type="string" calcext:value-type="string">
            <text:p>Niemieszkalne</text:p>
            <text:p>Mieszkalne</text:p>
          </table:table-cell>
          <table:table-cell table:style-name="ce52" office:value-type="string" calcext:value-type="string">
            <text:p/>
            <text:p/>
          </table:table-cell>
          <table:table-cell table:style-name="ce54" office:value-type="string" calcext:value-type="string">
            <text:p>1</text:p>
            <text:p>4</text:p>
          </table:table-cell>
          <table:table-cell table:style-name="ce54" office:value-type="string" calcext:value-type="string">
            <text:p/>
            <text:p/>
          </table:table-cell>
          <table:table-cell table:style-name="ce56" office:value-type="string" calcext:value-type="string">
            <text:p>352.80</text:p>
            <text:p>78.20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spółwłasność</text:p>
            <text:p>Własność</text:p>
          </table:table-cell>
          <table:table-cell table:style-name="ce52" office:value-type="string" calcext:value-type="string">
            <text:p>1/13</text:p>
            <text:p>1/1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3 MAJA 21O</text:p>
            <text:p>3 MAJA 21O</text:p>
          </table:table-cell>
          <table:table-cell table:style-name="ce57"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549/2021</text:p>
          </table:table-cell>
          <table:table-cell table:style-name="ce3" office:value-type="date" office:date-value="2021-02-24" calcext:value-type="date">
            <text:p>2021-02-24</text:p>
          </table:table-cell>
          <table:table-cell table:style-name="ce1" office:value-type="string" calcext:value-type="string">
            <text:p>sprzedaż lok. mieszkalnego nr 43 o pow. użytkowej 47,20 m2 (wraz z pomieszczeniem przynależnym - komórką o pow. użytkowej 1,64 m2) usytuowanego na 1 kondygnacji bud. przy ul. Sadowej 2; składającego się z 3 pokoi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7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747" calcext:value-type="float">
            <text:p>3747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747" calcext:value-type="float">
            <text:p>3747</text:p>
          </table:table-cell>
          <table:table-cell table:style-name="ce7"/>
          <table:table-cell table:style-name="ce9" office:value-type="string" calcext:value-type="string">
            <text:p>437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82/2</text:p>
          </table:table-cell>
          <table:table-cell table:style-name="ce10" office:value-type="string" calcext:value-type="string">
            <text:p>3747 (B 3747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884/351796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SADOWA 2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8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0" calcext:value-type="float">
            <text:p>1970</text:p>
          </table:table-cell>
          <table:table-cell table:style-name="ce15"/>
          <table:table-cell table:style-name="ce15" office:value-type="string" calcext:value-type="string">
            <text:p>876.40002441406</text:p>
          </table:table-cell>
          <table:table-cell table:style-name="ce15" office:value-type="string" calcext:value-type="string">
            <text:p>3366.6999511719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ADOWA 2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4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47.20</text:p>
          </table:table-cell>
          <table:table-cell table:style-name="ce17" office:value-type="string" calcext:value-type="string">
            <text:p>Powierzchnia: 1.6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ADOWA 2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470/2021</text:p>
          </table:table-cell>
          <table:table-cell table:style-name="ce3" office:value-type="date" office:date-value="2021-03-30" calcext:value-type="date">
            <text:p>2021-03-30</text:p>
          </table:table-cell>
          <table:table-cell table:style-name="ce1" office:value-type="string" calcext:value-type="string">
            <text:p>sprzedaż lok. mieszkalnego nr 9 o pow. użytkowej 36,30 m2 poł. w bud. przy ul. T. Bairda 28; składającego się z pokoju, kuchni, łazienki, przedpokoju oraz pomieszczenia przynależnego tj. komór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46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51" calcext:value-type="float">
            <text:p>195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51" calcext:value-type="float">
            <text:p>1951</text:p>
          </table:table-cell>
          <table:table-cell table:style-name="ce7"/>
          <table:table-cell table:style-name="ce9" office:value-type="string" calcext:value-type="string">
            <text:p>246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5/47</text:p>
          </table:table-cell>
          <table:table-cell table:style-name="ce10" office:value-type="string" calcext:value-type="string">
            <text:p>1951 (B 1951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630/24157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T.BAIRDA 28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35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95" calcext:value-type="float">
            <text:p>1995</text:p>
          </table:table-cell>
          <table:table-cell table:style-name="ce15"/>
          <table:table-cell table:style-name="ce15" office:value-type="float" office:value="634" calcext:value-type="float">
            <text:p>634</text:p>
          </table:table-cell>
          <table:table-cell table:style-name="ce15" office:value-type="string" calcext:value-type="string">
            <text:p>2226.8000488281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28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3.70</text:p>
          </table:table-cell>
          <table:table-cell table:style-name="ce17" office:value-type="string" calcext:value-type="string">
            <text:p>Powierzchnia: 2.6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28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979/2021</text:p>
          </table:table-cell>
          <table:table-cell table:style-name="ce3" office:value-type="date" office:date-value="2021-04-01" calcext:value-type="date">
            <text:p>2021-04-01</text:p>
          </table:table-cell>
          <table:table-cell table:style-name="ce1" office:value-type="string" calcext:value-type="string">
            <text:p>sprzedaż lokalu handlowo-usługowego o pow. 103,41 m2 położonego przy ul. Sienkiewicza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prawna</text:p>
          </table:table-cell>
          <table:table-cell table:style-name="ce4" office:value-type="string" calcext:value-type="string">
            <text:p>492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33" calcext:value-type="float">
            <text:p>243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33" calcext:value-type="float">
            <text:p>2433</text:p>
          </table:table-cell>
          <table:table-cell table:style-name="ce7"/>
          <table:table-cell table:style-name="ce9" office:value-type="string" calcext:value-type="string">
            <text:p>492 000.00</text:p>
          </table:table-cell>
          <table:table-cell table:style-name="ce10" office:value-type="string" calcext:value-type="string">
            <text:p>29 (29)</text:p>
            <text:p>29 (29)</text:p>
            <text:p>29 (29)</text:p>
          </table:table-cell>
          <table:table-cell table:style-name="ce10" office:value-type="string" calcext:value-type="string">
            <text:p>65</text:p>
            <text:p>75/2</text:p>
            <text:p>75/1</text:p>
          </table:table-cell>
          <table:table-cell table:style-name="ce10" office:value-type="string" calcext:value-type="string">
            <text:p>1083 (Bi 1083)</text:p>
            <text:p>694 (Bi 694)</text:p>
            <text:p>656 (Bi 656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10341/148487</text:p>
            <text:p>10341/148487</text:p>
            <text:p>10341/148487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H.SIENKIEWICZA </text:p>
            <text:p>H. SIENKIEWICZA </text:p>
            <text:p>H. SIENKIEWICZA 2</text:p>
          </table:table-cell>
          <table:table-cell table:style-name="ce14" office:value-type="string" calcext:value-type="string">
            <text:p>29 (29)</text:p>
          </table:table-cell>
          <table:table-cell table:style-name="ce14" office:value-type="string" calcext:value-type="string">
            <text:p>105</text:p>
          </table:table-cell>
          <table:table-cell table:style-name="ce14" table:number-columns-repeated="2"/>
          <table:table-cell table:style-name="ce14" office:value-type="string" calcext:value-type="string">
            <text:p>Pawilon handlowo – usługowy</text:p>
          </table:table-cell>
          <table:table-cell table:style-name="ce14"/>
          <table:table-cell table:style-name="ce15" office:value-type="float" office:value="2018" calcext:value-type="float">
            <text:p>2018</text:p>
          </table:table-cell>
          <table:table-cell table:style-name="ce15"/>
          <table:table-cell table:style-name="ce15" office:value-type="float" office:value="822" calcext:value-type="float">
            <text:p>822</text:p>
          </table:table-cell>
          <table:table-cell table:style-name="ce15" office:value-type="string" calcext:value-type="string">
            <text:p>1484.8699951172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H. SIENKIEWICZA 2</text:p>
          </table:table-cell>
          <table:table-cell table:style-name="ce17" office:value-type="string" calcext:value-type="string">
            <text:p>29 (29)</text:p>
          </table:table-cell>
          <table:table-cell table:style-name="ce17"/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Niemieszkalne</text:p>
          </table:table-cell>
          <table:table-cell table:style-name="ce17" office:value-type="string" calcext:value-type="string">
            <text:p>Handlowo-usługowa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103.41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H. SIENKIEWICZA 2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3317/2021</text:p>
          </table:table-cell>
          <table:table-cell table:style-name="ce3" office:value-type="date" office:date-value="2021-04-16" calcext:value-type="date">
            <text:p>2021-04-16</text:p>
          </table:table-cell>
          <table:table-cell table:style-name="ce1" office:value-type="string" calcext:value-type="string">
            <text:p>sprzedaż lokalu mieszkalnego nr 11 o pow. 38,28 m2 położonego przy ul. Dworskiej w Grodzisku Maz. lokal składa się z 2 pokoi, kuchni, łazienki, przedpokoju oraz piwnicy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2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973" calcext:value-type="float">
            <text:p>297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973" calcext:value-type="float">
            <text:p>2973</text:p>
          </table:table-cell>
          <table:table-cell table:style-name="ce7"/>
          <table:table-cell table:style-name="ce9" office:value-type="string" calcext:value-type="string">
            <text:p>270 000.00</text:p>
          </table:table-cell>
          <table:table-cell table:style-name="ce10" office:value-type="string" calcext:value-type="string">
            <text:p>30 (30)</text:p>
            <text:p>30 (30)</text:p>
            <text:p>30 (30)</text:p>
            <text:p>30 (30)</text:p>
          </table:table-cell>
          <table:table-cell table:style-name="ce10" office:value-type="string" calcext:value-type="string">
            <text:p>80/2</text:p>
            <text:p>82/2</text:p>
            <text:p>78/6</text:p>
            <text:p>69/7</text:p>
          </table:table-cell>
          <table:table-cell table:style-name="ce10" office:value-type="string" calcext:value-type="string">
            <text:p>1172 (B 1172)</text:p>
            <text:p>1177 (B 1177)</text:p>
            <text:p>210 (B 210)</text:p>
            <text:p>414 (B 414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3828/235059</text:p>
            <text:p>3828/235059</text:p>
            <text:p>3828/235059</text:p>
            <text:p>3828/235059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DWORSKA 1</text:p>
            <text:p>DWORSKA 1</text:p>
            <text:p>DWORSKA 1</text:p>
            <text:p>DWORSKA 1</text:p>
          </table:table-cell>
          <table:table-cell table:style-name="ce14" office:value-type="string" calcext:value-type="string">
            <text:p>30 (30)</text:p>
          </table:table-cell>
          <table:table-cell table:style-name="ce14" office:value-type="string" calcext:value-type="string">
            <text:p>11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5" calcext:value-type="float">
            <text:p>1985</text:p>
          </table:table-cell>
          <table:table-cell table:style-name="ce15"/>
          <table:table-cell table:style-name="ce15" office:value-type="string" calcext:value-type="string">
            <text:p>814.79998779297</text:p>
          </table:table-cell>
          <table:table-cell table:style-name="ce15" office:value-type="string" calcext:value-type="string">
            <text:p>2130.300048828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DWORSKA 1</text:p>
          </table:table-cell>
          <table:table-cell table:style-name="ce17" office:value-type="string" calcext:value-type="string">
            <text:p>30 (30)</text:p>
          </table:table-cell>
          <table:table-cell table:style-name="ce17"/>
          <table:table-cell table:style-name="ce17" office:value-type="string" calcext:value-type="string">
            <text:p>1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5.48</text:p>
          </table:table-cell>
          <table:table-cell table:style-name="ce17" office:value-type="string" calcext:value-type="string">
            <text:p>Powierzchnia: 2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DWORSKA 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775/2021</text:p>
          </table:table-cell>
          <table:table-cell table:style-name="ce3" office:value-type="date" office:date-value="2021-04-22" calcext:value-type="date">
            <text:p>2021-04-22</text:p>
          </table:table-cell>
          <table:table-cell table:style-name="ce1" office:value-type="string" calcext:value-type="string">
            <text:p>sprzedaż loklau mieszkalnego nr 32 o pow. 61,70 m2 położonego przy ul. Kopernika w Grodzisku Maz., składa sie z 3 pokoi, kuchni, przedpokoju, łazienki i wc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88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36" calcext:value-type="float">
            <text:p>133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36" calcext:value-type="float">
            <text:p>1336</text:p>
          </table:table-cell>
          <table:table-cell table:style-name="ce7"/>
          <table:table-cell table:style-name="ce9" office:value-type="string" calcext:value-type="string">
            <text:p>388 000.00</text:p>
          </table:table-cell>
          <table:table-cell table:style-name="ce10" office:value-type="string" calcext:value-type="string">
            <text:p>31 (31)</text:p>
          </table:table-cell>
          <table:table-cell table:style-name="ce10" office:value-type="string" calcext:value-type="string">
            <text:p>64/58</text:p>
          </table:table-cell>
          <table:table-cell table:style-name="ce10" office:value-type="string" calcext:value-type="string">
            <text:p>1336 (B 133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617/2591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M.KOPERNIKA 8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10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table:number-columns-repeated="2"/>
          <table:table-cell table:style-name="ce15" office:value-type="string" calcext:value-type="string">
            <text:p>590.70001220703</text:p>
          </table:table-cell>
          <table:table-cell table:style-name="ce15" office:value-type="string" calcext:value-type="string">
            <text:p>2506.8000488281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KOPERNIKA 8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3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60.00</text:p>
          </table:table-cell>
          <table:table-cell table:style-name="ce17" office:value-type="string" calcext:value-type="string">
            <text:p>Powierzchnia: 1.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KOPERNIKA 8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631/2021</text:p>
          </table:table-cell>
          <table:table-cell table:style-name="ce3" office:value-type="date" office:date-value="2021-04-26" calcext:value-type="date">
            <text:p>2021-04-26</text:p>
          </table:table-cell>
          <table:table-cell table:style-name="ce1" office:value-type="string" calcext:value-type="string">
            <text:p>sprzedaz udział 2/3 w lokalu mieszkalnym nr 2 położonym przy ul. Szczerkowskiego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2/3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8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558" calcext:value-type="float">
            <text:p>155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558" calcext:value-type="float">
            <text:p>1558</text:p>
          </table:table-cell>
          <table:table-cell table:style-name="ce7"/>
          <table:table-cell table:style-name="ce9" office:value-type="string" calcext:value-type="string">
            <text:p>180 000.00</text:p>
          </table:table-cell>
          <table:table-cell table:style-name="ce10" office:value-type="string" calcext:value-type="string">
            <text:p>33 (33)</text:p>
            <text:p>33 (33)</text:p>
          </table:table-cell>
          <table:table-cell table:style-name="ce10" office:value-type="string" calcext:value-type="string">
            <text:p>30/12</text:p>
            <text:p>26/6</text:p>
          </table:table-cell>
          <table:table-cell table:style-name="ce10" office:value-type="string" calcext:value-type="string">
            <text:p>597 (B 597)</text:p>
            <text:p>961 (B 961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090/137564</text:p>
            <text:p>5090/137564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H.SZCZERKOWSKIEGO 11</text:p>
            <text:p>H.SZCZERKOWSKIEGO 11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7" calcext:value-type="float">
            <text:p>1987</text:p>
          </table:table-cell>
          <table:table-cell table:style-name="ce15"/>
          <table:table-cell table:style-name="ce15" office:value-type="string" calcext:value-type="string">
            <text:p>457.79998779297</text:p>
          </table:table-cell>
          <table:table-cell table:style-name="ce15" office:value-type="string" calcext:value-type="string">
            <text:p>1299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H.SZCZERKOWSKIEGO 11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48.00</text:p>
          </table:table-cell>
          <table:table-cell table:style-name="ce17" office:value-type="string" calcext:value-type="string">
            <text:p>Powierzchnia: 2.9, piwnica: 1</text:p>
          </table:table-cell>
          <table:table-cell table:style-name="ce17" office:value-type="string" calcext:value-type="string">
            <text:p>Współwłasność</text:p>
          </table:table-cell>
          <table:table-cell table:style-name="ce17" office:value-type="string" calcext:value-type="string">
            <text:p>2/3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H.SZCZERKOWSKIEGO 11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399/2021</text:p>
          </table:table-cell>
          <table:table-cell table:style-name="ce3" office:value-type="date" office:date-value="2021-04-20" calcext:value-type="date">
            <text:p>2021-04-20</text:p>
          </table:table-cell>
          <table:table-cell table:style-name="ce1" office:value-type="string" calcext:value-type="string">
            <text:p>sprzedaz loklau mieszkalnego nr 28 o pow. 54,93 m2 położonego przy ul. Teligi w Grodzisku Maz., składa się z pokoju dziennego z aneksem kuchennym, pokoju, łazienki, przedpokoju i piwnicy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8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839" calcext:value-type="float">
            <text:p>183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839" calcext:value-type="float">
            <text:p>1839</text:p>
          </table:table-cell>
          <table:table-cell table:style-name="ce7"/>
          <table:table-cell table:style-name="ce9" office:value-type="string" calcext:value-type="string">
            <text:p>298 000.00</text:p>
          </table:table-cell>
          <table:table-cell table:style-name="ce10" office:value-type="string" calcext:value-type="string">
            <text:p>34 (34)</text:p>
            <text:p>34 (34)</text:p>
            <text:p>34 (34)</text:p>
          </table:table-cell>
          <table:table-cell table:style-name="ce10" office:value-type="string" calcext:value-type="string">
            <text:p>5/53</text:p>
            <text:p>5/55</text:p>
            <text:p>5/56</text:p>
          </table:table-cell>
          <table:table-cell table:style-name="ce10" office:value-type="string" calcext:value-type="string">
            <text:p>803 (B 803)</text:p>
            <text:p>73 (B 73)</text:p>
            <text:p>963 (B 963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5493/197949</text:p>
            <text:p>5493/197949</text:p>
            <text:p>5493/197949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L.TELIGI 10</text:p>
            <text:p>L.TELIGI </text:p>
            <text:p>L.TELIGI 10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8" calcext:value-type="float">
            <text:p>2008</text:p>
          </table:table-cell>
          <table:table-cell table:style-name="ce15"/>
          <table:table-cell table:style-name="ce15" office:value-type="float" office:value="670" calcext:value-type="float">
            <text:p>670</text:p>
          </table:table-cell>
          <table:table-cell table:style-name="ce15" office:value-type="string" calcext:value-type="string">
            <text:p>1773.4499511719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.TELIGI 10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2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47.03</text:p>
          </table:table-cell>
          <table:table-cell table:style-name="ce17" office:value-type="string" calcext:value-type="string">
            <text:p>Powierzchnia: 7.9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.TELIGI 10</text:p>
          </table:table-cell>
          <table:table-cell table:number-columns-repeated="953"/>
        </table:table-row>
        <table:table-row table:style-name="ro5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874/2021</text:p>
          </table:table-cell>
          <table:table-cell table:style-name="ce3" office:value-type="date" office:date-value="2021-04-14" calcext:value-type="date">
            <text:p>2021-04-14</text:p>
          </table:table-cell>
          <table:table-cell table:style-name="ce1" office:value-type="string" calcext:value-type="string">
            <text:p>sprzedaż lokalu mieszkalnego nr 19 o pow. 73,81 m2 położonego przy ul. Wolniewicz w Grodzisku Maz. oraz udziału w lokalu garażowym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111" calcext:value-type="float">
            <text:p>1111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111" calcext:value-type="float">
            <text:p>11111</text:p>
          </table:table-cell>
          <table:table-cell table:style-name="ce7"/>
          <table:table-cell table:style-name="ce9" office:value-type="string" calcext:value-type="string">
            <text:p>490 000.00</text:p>
          </table:table-cell>
          <table:table-cell table:style-name="ce10" office:value-type="string" calcext:value-type="string">
            <text:p>55 (55)</text:p>
            <text:p>55 (55)</text:p>
            <text:p>55 (55)</text:p>
            <text:p>55 (55)</text:p>
            <text:p>55 (55)</text:p>
            <text:p>55 (55)</text:p>
            <text:p>55 (55)</text:p>
          </table:table-cell>
          <table:table-cell table:style-name="ce10" office:value-type="string" calcext:value-type="string">
            <text:p>16/26</text:p>
            <text:p>16/34</text:p>
            <text:p>16/30</text:p>
            <text:p>16/23</text:p>
            <text:p>16/24</text:p>
            <text:p>16/32</text:p>
            <text:p>16/28</text:p>
          </table:table-cell>
          <table:table-cell table:style-name="ce10" office:value-type="string" calcext:value-type="string">
            <text:p>2056 (B 2056)</text:p>
            <text:p>139 (RV 139)</text:p>
            <text:p>296 (B 296)</text:p>
            <text:p>2300 (B 2300)</text:p>
            <text:p>2142 (B 2142)</text:p>
            <text:p>1645 (B 1645)</text:p>
            <text:p>2533 (B 2533)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7381/2100876</text:p>
            <text:p>7381/2100876</text:p>
            <text:p>7381/2100876</text:p>
            <text:p>7381/2100876</text:p>
            <text:p>7381/2100876</text:p>
            <text:p>7381/2100876</text:p>
            <text:p>7381/2100876</text:p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OLNIEWICZ </text:p>
            <text:p>WOLNIEWICZ </text:p>
            <text:p>WOLNIEWICZ </text:p>
            <text:p>B.WOLNIEWICZ </text:p>
            <text:p>WOLNIEWICZ </text:p>
            <text:p>WOLNIEWICZ </text:p>
            <text:p>WOLNIEWICZ</text:p>
          </table:table-cell>
          <table:table-cell table:style-name="ce14" office:value-type="string" calcext:value-type="string">
            <text:p>55 (55)</text:p>
            <text:p>55 (55)</text:p>
            <text:p>55 (55)</text:p>
            <text:p>55 (55)</text:p>
            <text:p>55 (55)</text:p>
          </table:table-cell>
          <table:table-cell table:style-name="ce14" office:value-type="string" calcext:value-type="string">
            <text:p>161</text:p>
            <text:p>162</text:p>
            <text:p>158</text:p>
            <text:p>150</text:p>
            <text:p>159</text:p>
          </table:table-cell>
          <table:table-cell table:style-name="ce14" office:value-type="string" calcext:value-type="string">
            <text:p>Mieszkalne</text:p>
            <text:p>Mieszkalne</text:p>
            <text:p/>
            <text:p>Mieszkalne</text:p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</table:table-cell>
          <table:table-cell table:style-name="ce14" office:value-type="string" calcext:value-type="string">
            <text:p/>
            <text:p/>
            <text:p/>
            <text:p>Garaż jednopoziomowy</text:p>
            <text:p/>
          </table:table-cell>
          <table:table-cell table:style-name="ce15" office:value-type="string" calcext:value-type="string">
            <text:p>2019</text:p>
            <text:p>2019</text:p>
            <text:p>2018</text:p>
            <text:p>2018</text:p>
            <text:p>2018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>721</text:p>
            <text:p>719</text:p>
            <text:p>1261</text:p>
            <text:p>800</text:p>
            <text:p>1008</text:p>
          </table:table-cell>
          <table:table-cell table:style-name="ce15" office:value-type="string" calcext:value-type="string">
            <text:p/>
            <text:p/>
            <text:p/>
            <text:p>0</text:p>
            <text:p/>
          </table:table-cell>
          <table:table-cell table:style-name="ce15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B.WOLNIEWICZ 12</text:p>
            <text:p>B.WOLNIEWICZ 10</text:p>
            <text:p>WOLNIEWICZ 5</text:p>
            <text:p>WOLNIEWICZ 9</text:p>
            <text:p>WOLNIEWICZ 7</text:p>
          </table:table-cell>
          <table:table-cell table:style-name="ce17" office:value-type="string" calcext:value-type="string">
            <text:p>55 (55)</text:p>
            <text:p>55 (55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42</text:p>
            <text:p>19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4</text:p>
          </table:table-cell>
          <table:table-cell table:style-name="ce18" office:value-type="string" calcext:value-type="string">
            <text:p>0</text:p>
            <text:p>4</text:p>
          </table:table-cell>
          <table:table-cell table:style-name="ce19" office:value-type="string" calcext:value-type="string">
            <text:p>1108.23</text:p>
            <text:p>73.81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2/58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WOLNIEWICZ 9</text:p>
            <text:p>WOLNIEWICZ 9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752/2021</text:p>
          </table:table-cell>
          <table:table-cell table:style-name="ce3" office:value-type="date" office:date-value="2021-04-09" calcext:value-type="date">
            <text:p>2021-04-09</text:p>
          </table:table-cell>
          <table:table-cell table:style-name="ce1" office:value-type="string" calcext:value-type="string">
            <text:p>sprzedaż lokalu mieszkalnego nr 1 o pow. 92,48 m2 połozonego przy ul. Na Laski w Grodzisku Maz, składa się z wiatrołapu, kuchni, salonu, 2 łazienek, pomieszczenia gospodarczego, korytarza, fitnes i 2 pokoi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01" calcext:value-type="float">
            <text:p>4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01" calcext:value-type="float">
            <text:p>401</text:p>
          </table:table-cell>
          <table:table-cell table:style-name="ce7"/>
          <table:table-cell table:style-name="ce9" office:value-type="string" calcext:value-type="string">
            <text:p>630 000.00</text:p>
          </table:table-cell>
          <table:table-cell table:style-name="ce10" office:value-type="string" calcext:value-type="string">
            <text:p>63 (63)</text:p>
          </table:table-cell>
          <table:table-cell table:style-name="ce10" office:value-type="string" calcext:value-type="string">
            <text:p>81/11</text:p>
          </table:table-cell>
          <table:table-cell table:style-name="ce10" office:value-type="string" calcext:value-type="string">
            <text:p>401 (B 401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9248/21369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NA LASKI 2H</text:p>
          </table:table-cell>
          <table:table-cell table:style-name="ce14" office:value-type="string" calcext:value-type="string">
            <text:p>63 (63)</text:p>
          </table:table-cell>
          <table:table-cell table:style-name="ce14" office:value-type="string" calcext:value-type="string">
            <text:p>193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8" calcext:value-type="float">
            <text:p>2018</text:p>
          </table:table-cell>
          <table:table-cell table:style-name="ce15"/>
          <table:table-cell table:style-name="ce15" office:value-type="float" office:value="141" calcext:value-type="float">
            <text:p>141</text:p>
          </table:table-cell>
          <table:table-cell table:style-name="ce15" office:value-type="string" calcext:value-type="string">
            <text:p>213.6900024414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NA LASKI 2H</text:p>
          </table:table-cell>
          <table:table-cell table:style-name="ce17" office:value-type="string" calcext:value-type="string">
            <text:p>63 (63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92.48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NA LASKI 2H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524/2021</text:p>
          </table:table-cell>
          <table:table-cell table:style-name="ce3" office:value-type="date" office:date-value="2021-04-20" calcext:value-type="date">
            <text:p>2021-04-20</text:p>
          </table:table-cell>
          <table:table-cell table:style-name="ce1" office:value-type="string" calcext:value-type="string">
            <text:p>sprzedaż lokalu mieszkalnego nr 59 o pow. 50,05 m2 położonego przy ul. Grunwaldzkiej w Grodzisku Maz., lokal składa sie z 3 pokoi, kuchni, łazienki i piwnicy, usytuowany na 5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504" calcext:value-type="float">
            <text:p>250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504" calcext:value-type="float">
            <text:p>2504</text:p>
          </table:table-cell>
          <table:table-cell table:style-name="ce7"/>
          <table:table-cell table:style-name="ce9" office:value-type="string" calcext:value-type="string">
            <text:p>290 000.00</text:p>
          </table:table-cell>
          <table:table-cell table:style-name="ce10" office:value-type="string" calcext:value-type="string">
            <text:p>41 (41)</text:p>
            <text:p>41 (41)</text:p>
          </table:table-cell>
          <table:table-cell table:style-name="ce10" office:value-type="string" calcext:value-type="string">
            <text:p>109</text:p>
            <text:p>80/3</text:p>
          </table:table-cell>
          <table:table-cell table:style-name="ce10" office:value-type="string" calcext:value-type="string">
            <text:p>362 (Bp 362)</text:p>
            <text:p>2142 (B 2142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005/351796</text:p>
            <text:p>5005/351796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RUNWALDZKA 4</text:p>
            <text:p>GRUNWALDZKA 4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8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0" calcext:value-type="float">
            <text:p>1970</text:p>
          </table:table-cell>
          <table:table-cell table:style-name="ce15"/>
          <table:table-cell table:style-name="ce15" office:value-type="string" calcext:value-type="string">
            <text:p>876.40002441406</text:p>
          </table:table-cell>
          <table:table-cell table:style-name="ce15" office:value-type="string" calcext:value-type="string">
            <text:p>3366.6999511719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RUNWALDZKA 4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5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47.20</text:p>
          </table:table-cell>
          <table:table-cell table:style-name="ce17" office:value-type="string" calcext:value-type="string">
            <text:p>Powierzchnia: 2.8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RUNWALDZKA 4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993/2021</text:p>
          </table:table-cell>
          <table:table-cell table:style-name="ce3" office:value-type="date" office:date-value="2021-04-28" calcext:value-type="date">
            <text:p>2021-04-28</text:p>
          </table:table-cell>
          <table:table-cell table:style-name="ce1" office:value-type="string" calcext:value-type="string">
            <text:p>sprzedaż lokalu mieszkalnego nr 40 położonego przy ul. Jaśminowej w Grodzisku Maz. oraz udziału w lokalu garażowym, lokal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4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592" calcext:value-type="float">
            <text:p>559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592" calcext:value-type="float">
            <text:p>5592</text:p>
          </table:table-cell>
          <table:table-cell table:style-name="ce7"/>
          <table:table-cell table:style-name="ce9" office:value-type="string" calcext:value-type="string">
            <text:p>440 000.00</text:p>
          </table:table-cell>
          <table:table-cell table:style-name="ce10" office:value-type="string" calcext:value-type="string">
            <text:p>14 (14)</text:p>
          </table:table-cell>
          <table:table-cell table:style-name="ce10" office:value-type="string" calcext:value-type="string">
            <text:p>21/177</text:p>
          </table:table-cell>
          <table:table-cell table:style-name="ce10" office:value-type="string" calcext:value-type="string">
            <text:p>5592 (B 5592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698/47709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JAŚMINOWA 6,6A,6B</text:p>
          </table:table-cell>
          <table:table-cell table:style-name="ce14" office:value-type="string" calcext:value-type="string">
            <text:p>14 (14)</text:p>
            <text:p>14 (14)</text:p>
            <text:p>14 (14)</text:p>
          </table:table-cell>
          <table:table-cell table:style-name="ce14" office:value-type="string" calcext:value-type="string">
            <text:p>19</text:p>
            <text:p>20</text:p>
            <text:p>21</text:p>
          </table:table-cell>
          <table:table-cell table:style-name="ce14" office:value-type="string" calcext:value-type="string"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2008</text:p>
            <text:p>2008</text:p>
            <text:p>2008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432</text:p>
            <text:p>433</text:p>
            <text:p>420</text:p>
          </table:table-cell>
          <table:table-cell table:style-name="ce15" office:value-type="string" calcext:value-type="string">
            <text:p>1591.1999511719</text:p>
            <text:p>1590.6999511719</text:p>
            <text:p>1589</text:p>
          </table:table-cell>
          <table:table-cell table:style-name="ce15" office:value-type="string" calcext:value-type="string">
            <text:p>4</text:p>
            <text:p>4</text:p>
            <text:p>4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JAŚMINOWA 6</text:p>
            <text:p>JAŚMINOWA 6A</text:p>
            <text:p>JAŚMINOWA 6B</text:p>
          </table:table-cell>
          <table:table-cell table:style-name="ce17" office:value-type="string" calcext:value-type="string">
            <text:p>14 (14)</text:p>
            <text:p>14 (14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40</text:p>
            <text:p>62</text:p>
          </table:table-cell>
          <table:table-cell table:style-name="ce17" office:value-type="string" calcext:value-type="string">
            <text:p>Mieszkalne</text:p>
            <text:p>Niemieszkalne</text:p>
          </table:table-cell>
          <table:table-cell table:style-name="ce17" office:value-type="string" calcext:value-type="string">
            <text:p/>
            <text:p>Garaż</text:p>
          </table:table-cell>
          <table:table-cell table:style-name="ce18" office:value-type="string" calcext:value-type="string">
            <text:p>4</text:p>
            <text:p>0</text:p>
          </table:table-cell>
          <table:table-cell table:style-name="ce18" office:value-type="string" calcext:value-type="string">
            <text:p>4</text:p>
            <text:p/>
          </table:table-cell>
          <table:table-cell table:style-name="ce19" office:value-type="string" calcext:value-type="string">
            <text:p>69.80</text:p>
            <text:p>365.10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łasność</text:p>
            <text:p>Współwłasność</text:p>
          </table:table-cell>
          <table:table-cell table:style-name="ce17" office:value-type="string" calcext:value-type="string">
            <text:p>1/1</text:p>
            <text:p>4/68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JAŚMINOWA 6A</text:p>
            <text:p>JAŚMINOWA 6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966/2021</text:p>
          </table:table-cell>
          <table:table-cell table:style-name="ce3" office:value-type="date" office:date-value="2021-04-29" calcext:value-type="date">
            <text:p>2021-04-29</text:p>
          </table:table-cell>
          <table:table-cell table:style-name="ce1" office:value-type="string" calcext:value-type="string">
            <text:p>sprzedaz lokalu mieszkalnego nr 57 o pow. 45,70 m2 położonego przy ul. Bałtyckiej w Grodzisku Maz., składa się z 2 pokoi, kuchni, łazienki, wc i przedpokoju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4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83" calcext:value-type="float">
            <text:p>288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83" calcext:value-type="float">
            <text:p>2883</text:p>
          </table:table-cell>
          <table:table-cell table:style-name="ce7"/>
          <table:table-cell table:style-name="ce9" office:value-type="string" calcext:value-type="string">
            <text:p>245 0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51/12</text:p>
          </table:table-cell>
          <table:table-cell table:style-name="ce10" office:value-type="string" calcext:value-type="string">
            <text:p>2883 (B 288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910/30264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BAŁTYCKA 10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float" office:value="710" calcext:value-type="float">
            <text:p>710</text:p>
          </table:table-cell>
          <table:table-cell table:style-name="ce15" office:value-type="string" calcext:value-type="string">
            <text:p>2817.0500488281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ŁTYCKA 10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5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45.70</text:p>
          </table:table-cell>
          <table:table-cell table:style-name="ce17" office:value-type="string" calcext:value-type="string">
            <text:p>Powierzchnia: 3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10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686/2021</text:p>
          </table:table-cell>
          <table:table-cell table:style-name="ce3" office:value-type="date" office:date-value="2021-04-27" calcext:value-type="date">
            <text:p>2021-04-27</text:p>
          </table:table-cell>
          <table:table-cell table:style-name="ce1" office:value-type="string" calcext:value-type="string">
            <text:p>sprzedaż lokalu mieszkalnego nr 36 o pow. 48,50 m2 połozonego przy ul. Obrońcó Getta w Grodzisku Maz., składa się z 2 pokoi, kuchni, przedpokoju, łazienk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1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93" calcext:value-type="float">
            <text:p>139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93" calcext:value-type="float">
            <text:p>1393</text:p>
          </table:table-cell>
          <table:table-cell table:style-name="ce7"/>
          <table:table-cell table:style-name="ce9" office:value-type="string" calcext:value-type="string">
            <text:p>315 0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24</text:p>
          </table:table-cell>
          <table:table-cell table:style-name="ce10" office:value-type="string" calcext:value-type="string">
            <text:p>1393 (B 139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850/15744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OBROŃCÓW GETTA 12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1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8" calcext:value-type="float">
            <text:p>1958</text:p>
          </table:table-cell>
          <table:table-cell table:style-name="ce15"/>
          <table:table-cell table:style-name="ce15" office:value-type="string" calcext:value-type="string">
            <text:p>704.40002441406</text:p>
          </table:table-cell>
          <table:table-cell table:style-name="ce15" office:value-type="string" calcext:value-type="string">
            <text:p>1574.4200439453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OBROŃCÓW GETTA 12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3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8.5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OBROŃCÓW GETTA 12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087/2021</text:p>
          </table:table-cell>
          <table:table-cell table:style-name="ce3" office:value-type="date" office:date-value="2021-04-28" calcext:value-type="date">
            <text:p>2021-04-28</text:p>
          </table:table-cell>
          <table:table-cell table:style-name="ce1" office:value-type="string" calcext:value-type="string">
            <text:p>sprzedaz lokalu mieszkalnego nr 5 o pow. 30,40 2 położonego przy ul. 11 Listopada w Grodzisku Maz., składa sie z aneksu kuchennego, pokoju, łazienki i korytarza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2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8" calcext:value-type="float">
            <text:p>13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8" calcext:value-type="float">
            <text:p>138</text:p>
          </table:table-cell>
          <table:table-cell table:style-name="ce7"/>
          <table:table-cell table:style-name="ce9" office:value-type="string" calcext:value-type="string">
            <text:p>292 000.00</text:p>
          </table:table-cell>
          <table:table-cell table:style-name="ce10" office:value-type="string" calcext:value-type="string">
            <text:p>24 (24)</text:p>
            <text:p>24 (24)</text:p>
          </table:table-cell>
          <table:table-cell table:style-name="ce10" office:value-type="string" calcext:value-type="string">
            <text:p>62/4</text:p>
            <text:p>62/5</text:p>
          </table:table-cell>
          <table:table-cell table:style-name="ce10" office:value-type="string" calcext:value-type="string">
            <text:p>115 (B 115)</text:p>
            <text:p>23 (B 23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3040/49574</text:p>
            <text:p>3040/49574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11 LISTOPADA 8</text:p>
            <text:p>11 LISTOPADA 8</text:p>
          </table:table-cell>
          <table:table-cell table:style-name="ce14" office:value-type="string" calcext:value-type="string">
            <text:p>24 (24)</text:p>
          </table:table-cell>
          <table:table-cell table:style-name="ce14" office:value-type="string" calcext:value-type="string">
            <text:p>13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3" calcext:value-type="float">
            <text:p>2013</text:p>
          </table:table-cell>
          <table:table-cell table:style-name="ce15"/>
          <table:table-cell table:style-name="ce15" office:value-type="string" calcext:value-type="string">
            <text:p>185.75999450684</text:p>
          </table:table-cell>
          <table:table-cell table:style-name="ce15" office:value-type="string" calcext:value-type="string">
            <text:p>495.73999023438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11 LISTOPADA 8</text:p>
          </table:table-cell>
          <table:table-cell table:style-name="ce17" office:value-type="string" calcext:value-type="string">
            <text:p>24 (24)</text:p>
          </table:table-cell>
          <table:table-cell table:style-name="ce17"/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30.4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11 LISTOPADA 8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111/2021</text:p>
          </table:table-cell>
          <table:table-cell table:style-name="ce3" office:value-type="date" office:date-value="2021-04-29" calcext:value-type="date">
            <text:p>2021-04-29</text:p>
          </table:table-cell>
          <table:table-cell table:style-name="ce1" office:value-type="string" calcext:value-type="string">
            <text:p>sprzedaz lokalu mieszkalnego nr 12 o pow. 62 m2 położonego przy ul. Armii Krajowej w Grodzisku Maz., składa się z 3 pokoi, kuchni, łazienki, wc, przedpokoju, wnęki i komórki, usytuowany na 6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290" calcext:value-type="float">
            <text:p>129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290" calcext:value-type="float">
            <text:p>1290</text:p>
          </table:table-cell>
          <table:table-cell table:style-name="ce7"/>
          <table:table-cell table:style-name="ce9" office:value-type="string" calcext:value-type="string">
            <text:p>295 000.00</text:p>
          </table:table-cell>
          <table:table-cell table:style-name="ce10" office:value-type="string" calcext:value-type="string">
            <text:p>31 (31)</text:p>
            <text:p>31 (31)</text:p>
            <text:p>31 (31)</text:p>
            <text:p>31 (31)</text:p>
          </table:table-cell>
          <table:table-cell table:style-name="ce10" office:value-type="string" calcext:value-type="string">
            <text:p>60/2</text:p>
            <text:p>51/3</text:p>
            <text:p>52/5</text:p>
            <text:p>50/5</text:p>
          </table:table-cell>
          <table:table-cell table:style-name="ce10" office:value-type="string" calcext:value-type="string">
            <text:p>564 (B 564)</text:p>
            <text:p>126 (B 126)</text:p>
            <text:p>471 (B 471)</text:p>
            <text:p>129 (B 129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620/25907</text:p>
            <text:p>620/25907</text:p>
            <text:p>620/25907</text:p>
            <text:p>620/25907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ARMII KRAJOWEJ 5</text:p>
            <text:p>ARMII KRAJOWEJ 5</text:p>
            <text:p>ARMII KRAJOWEJ 5</text:p>
            <text:p>ARMII KRAJOWEJ 5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95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3" calcext:value-type="float">
            <text:p>1983</text:p>
          </table:table-cell>
          <table:table-cell table:style-name="ce15"/>
          <table:table-cell table:style-name="ce15" office:value-type="string" calcext:value-type="string">
            <text:p>590.70001220703</text:p>
          </table:table-cell>
          <table:table-cell table:style-name="ce15" office:value-type="string" calcext:value-type="string">
            <text:p>2506.8000488281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ARMII KRAJOWEJ 5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60.00</text:p>
          </table:table-cell>
          <table:table-cell table:style-name="ce17" office:value-type="string" calcext:value-type="string">
            <text:p>Powierzchnia: 2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ARMII KRAJOWEJ 5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777/2021</text:p>
          </table:table-cell>
          <table:table-cell table:style-name="ce3" office:value-type="date" office:date-value="2021-04-30" calcext:value-type="date">
            <text:p>2021-04-30</text:p>
          </table:table-cell>
          <table:table-cell table:style-name="ce1" office:value-type="string" calcext:value-type="string">
            <text:p>sprzedaz lokalu mieszkalnego nr 51 o pow. 46,62 m2 położonego przy ul. Bairda w Grodzisku Maz., składa się z pokoju, pokoju z aneksem kuchennym, łazienki i przedpokoju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373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7139" calcext:value-type="float">
            <text:p>713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7139" calcext:value-type="float">
            <text:p>7139</text:p>
          </table:table-cell>
          <table:table-cell table:style-name="ce7"/>
          <table:table-cell table:style-name="ce9" office:value-type="string" calcext:value-type="string">
            <text:p>373 000.00</text:p>
          </table:table-cell>
          <table:table-cell table:style-name="ce10" office:value-type="string" calcext:value-type="string">
            <text:p>32 (32)</text:p>
            <text:p>32 (32)</text:p>
            <text:p>32 (32)</text:p>
            <text:p>32 (32)</text:p>
          </table:table-cell>
          <table:table-cell table:style-name="ce10" office:value-type="string" calcext:value-type="string">
            <text:p>14/11</text:p>
            <text:p>16/28</text:p>
            <text:p>14/17</text:p>
            <text:p>14/19</text:p>
          </table:table-cell>
          <table:table-cell table:style-name="ce10" office:value-type="string" calcext:value-type="string">
            <text:p>241 (B 241)</text:p>
            <text:p>5899 (B 5899)</text:p>
            <text:p>856 (B 856)</text:p>
            <text:p>143 (dr 143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4662/493415</text:p>
            <text:p>4662/493415</text:p>
            <text:p>4662/493415</text:p>
            <text:p>4662/493415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T.BAIRDA 40A</text:p>
            <text:p>T.BAIRDA 40A</text:p>
            <text:p>T.BAIRDA 40A</text:p>
            <text:p>T.BAIRDA</text:p>
          </table:table-cell>
          <table:table-cell table:style-name="ce14" office:value-type="string" calcext:value-type="string">
            <text:p>32 (32)</text:p>
          </table:table-cell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6" calcext:value-type="float">
            <text:p>2016</text:p>
          </table:table-cell>
          <table:table-cell table:style-name="ce15"/>
          <table:table-cell table:style-name="ce15" office:value-type="float" office:value="3768" calcext:value-type="float">
            <text:p>376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40A</text:p>
          </table:table-cell>
          <table:table-cell table:style-name="ce17" office:value-type="string" calcext:value-type="string">
            <text:p>32 (32)</text:p>
          </table:table-cell>
          <table:table-cell table:style-name="ce17"/>
          <table:table-cell table:style-name="ce17" office:value-type="string" calcext:value-type="string">
            <text:p>5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46.6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40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552/2021</text:p>
          </table:table-cell>
          <table:table-cell table:style-name="ce3" office:value-type="date" office:date-value="2021-04-21" calcext:value-type="date">
            <text:p>2021-04-21</text:p>
          </table:table-cell>
          <table:table-cell table:style-name="ce1" office:value-type="string" calcext:value-type="string">
            <text:p>sprzedaż lokalu mieszkalnego nr 15 o pow. 87,11 m2 położonego przy ul. Teligi w Grodzisku Maz., składa się z 5 pokoi, kuchni, łazienki, wc i przedpokoju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75" calcext:value-type="float">
            <text:p>137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75" calcext:value-type="float">
            <text:p>1375</text:p>
          </table:table-cell>
          <table:table-cell table:style-name="ce7"/>
          <table:table-cell table:style-name="ce9" office:value-type="string" calcext:value-type="string">
            <text:p>490 000.00</text:p>
          </table:table-cell>
          <table:table-cell table:style-name="ce10" office:value-type="string" calcext:value-type="string">
            <text:p>33 (33)</text:p>
            <text:p>33 (33)</text:p>
          </table:table-cell>
          <table:table-cell table:style-name="ce10" office:value-type="string" calcext:value-type="string">
            <text:p>24/17</text:p>
            <text:p>26/10</text:p>
          </table:table-cell>
          <table:table-cell table:style-name="ce10" office:value-type="string" calcext:value-type="string">
            <text:p>538 (B 538)</text:p>
            <text:p>837 (B 837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8711/112020</text:p>
            <text:p>8711/11202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L.TELIGI 9</text:p>
            <text:p>L.TELIGI 9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7" calcext:value-type="float">
            <text:p>1987</text:p>
          </table:table-cell>
          <table:table-cell table:style-name="ce15"/>
          <table:table-cell table:style-name="ce15" office:value-type="float" office:value="368" calcext:value-type="float">
            <text:p>368</text:p>
          </table:table-cell>
          <table:table-cell table:style-name="ce15" office:value-type="float" office:value="1058" calcext:value-type="float">
            <text:p>1058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.TELIGI 9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1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9" office:value-type="string" calcext:value-type="string">
            <text:p>84.31</text:p>
          </table:table-cell>
          <table:table-cell table:style-name="ce17" office:value-type="string" calcext:value-type="string">
            <text:p>Powierzchnia: 2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.TELIGI 9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894/2021</text:p>
          </table:table-cell>
          <table:table-cell table:style-name="ce3" office:value-type="date" office:date-value="2021-04-27" calcext:value-type="date">
            <text:p>2021-04-27</text:p>
          </table:table-cell>
          <table:table-cell table:style-name="ce1" office:value-type="string" calcext:value-type="string">
            <text:p>sprzedaż lokalu mieszkalnego nr 3 o pow. 41,90 m2 położonego przy ul. Wólczyńskiej w Grodzisku Maz., składa się z pokoju, kuchni, przedpokoju, łazienki z wc i przedpokoju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1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83" calcext:value-type="float">
            <text:p>198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83" calcext:value-type="float">
            <text:p>1983</text:p>
          </table:table-cell>
          <table:table-cell table:style-name="ce7"/>
          <table:table-cell table:style-name="ce9" office:value-type="string" calcext:value-type="string">
            <text:p>210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96/2</text:p>
          </table:table-cell>
          <table:table-cell table:style-name="ce10" office:value-type="string" calcext:value-type="string">
            <text:p>1983 (B 198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190/222214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WÓLCZYŃSKA 10A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62" calcext:value-type="float">
            <text:p>1962</text:p>
          </table:table-cell>
          <table:table-cell table:style-name="ce15"/>
          <table:table-cell table:style-name="ce15" office:value-type="float" office:value="645" calcext:value-type="float">
            <text:p>645</text:p>
          </table:table-cell>
          <table:table-cell table:style-name="ce15" office:value-type="float" office:value="1903" calcext:value-type="float">
            <text:p>1903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ÓLCZYŃSKA 10A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34.00</text:p>
          </table:table-cell>
          <table:table-cell table:style-name="ce17" office:value-type="string" calcext:value-type="string">
            <text:p>Powierzchnia: 7.9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ÓLCZYŃSKA 10A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541/2021</text:p>
          </table:table-cell>
          <table:table-cell table:style-name="ce3" office:value-type="date" office:date-value="2021-04-21" calcext:value-type="date">
            <text:p>2021-04-21</text:p>
          </table:table-cell>
          <table:table-cell table:style-name="ce1" office:value-type="string" calcext:value-type="string">
            <text:p>sprzedaż lokalu mieszkalnego nr 67 o pow. 54,60 m2 położonego przy ul. Nadarzyńskiej w Grodzisku Maz., składa się z pokoju dziennego, aneksu kuchennego, pokoju, przedpokoju, łazienki, garderoby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7355" calcext:value-type="float">
            <text:p>735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7355" calcext:value-type="float">
            <text:p>7355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44 (44)</text:p>
            <text:p>44 (44)</text:p>
            <text:p>44 (44)</text:p>
          </table:table-cell>
          <table:table-cell table:style-name="ce10" office:value-type="string" calcext:value-type="string">
            <text:p>32/3</text:p>
            <text:p>33/3</text:p>
            <text:p>88</text:p>
          </table:table-cell>
          <table:table-cell table:style-name="ce10" office:value-type="string" calcext:value-type="string">
            <text:p>322 (Bp 322)</text:p>
            <text:p>605 (B 605)</text:p>
            <text:p>6428 (B 4017, Lzr/PsV 2411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5460/585859</text:p>
            <text:p>5460/585859</text:p>
            <text:p>5460/585859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NADARZYŃSKA </text:p>
            <text:p>NADARZYŃSKA 77A</text:p>
            <text:p>NADARZYŃSKA 77A</text:p>
          </table:table-cell>
          <table:table-cell table:style-name="ce14" office:value-type="string" calcext:value-type="string">
            <text:p>44 (44)</text:p>
          </table:table-cell>
          <table:table-cell table:style-name="ce14" office:value-type="string" calcext:value-type="string">
            <text:p>106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7" calcext:value-type="float">
            <text:p>2017</text:p>
          </table:table-cell>
          <table:table-cell table:style-name="ce15"/>
          <table:table-cell table:style-name="ce15" office:value-type="float" office:value="2571" calcext:value-type="float">
            <text:p>2571</text:p>
          </table:table-cell>
          <table:table-cell table:style-name="ce15" office:value-type="string" calcext:value-type="string">
            <text:p>5858.5898437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NADARZYŃSKA 77A</text:p>
          </table:table-cell>
          <table:table-cell table:style-name="ce17" office:value-type="string" calcext:value-type="string">
            <text:p>44 (44)</text:p>
          </table:table-cell>
          <table:table-cell table:style-name="ce17"/>
          <table:table-cell table:style-name="ce17" office:value-type="string" calcext:value-type="string">
            <text:p>6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54.6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NADARZYŃSKA 77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582/2021</text:p>
          </table:table-cell>
          <table:table-cell table:style-name="ce3" office:value-type="date" office:date-value="2021-04-22" calcext:value-type="date">
            <text:p>2021-04-22</text:p>
          </table:table-cell>
          <table:table-cell table:style-name="ce1" office:value-type="string" calcext:value-type="string">
            <text:p>sprzedaż lokalu mieszkalnego nr 19 o pow. 41,27 m2 położonego przy ul. Leśnej w Grodzisku Maz., składa się z komunikacji, schowka, łazienki, kuchni i salonu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66" calcext:value-type="float">
            <text:p>246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66" calcext:value-type="float">
            <text:p>2466</text:p>
          </table:table-cell>
          <table:table-cell table:style-name="ce7"/>
          <table:table-cell table:style-name="ce9" office:value-type="string" calcext:value-type="string">
            <text:p>250 000.00</text:p>
          </table:table-cell>
          <table:table-cell table:style-name="ce10" office:value-type="string" calcext:value-type="string">
            <text:p>62 (62)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466 (B 246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410/19007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EŚNA 22</text:p>
          </table:table-cell>
          <table:table-cell table:style-name="ce14" office:value-type="string" calcext:value-type="string">
            <text:p>62 (62)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661" calcext:value-type="float">
            <text:p>661</text:p>
          </table:table-cell>
          <table:table-cell table:style-name="ce15" office:value-type="string" calcext:value-type="string">
            <text:p>1823.599975585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EŚNA 22</text:p>
          </table:table-cell>
          <table:table-cell table:style-name="ce17" office:value-type="string" calcext:value-type="string">
            <text:p>62 (62)</text:p>
          </table:table-cell>
          <table:table-cell table:style-name="ce17"/>
          <table:table-cell table:style-name="ce17" office:value-type="string" calcext:value-type="string">
            <text:p>1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41.27</text:p>
          </table:table-cell>
          <table:table-cell table:style-name="ce17" office:value-type="string" calcext:value-type="string">
            <text:p>Powierzchnia: 2.83, komórk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EŚNA 22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490/2021</text:p>
          </table:table-cell>
          <table:table-cell table:style-name="ce3" office:value-type="date" office:date-value="2021-05-26" calcext:value-type="date">
            <text:p>2021-05-26</text:p>
          </table:table-cell>
          <table:table-cell table:style-name="ce1" office:value-type="string" calcext:value-type="string">
            <text:p>sprzedaż lok. mieszkalnego nr 148 o pow. użytkowej 55,74 m2 usytuowanego na 4 kondygnacji bud. przy ul. Żydowskiej 17; składającego się z pokoju, salonu z aneksem kuchennym, przedpokoju i łazienki; sprzedaż udz. 1/270 cz. w lok. niemieszkalnym nr 296 o p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410 000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>budownictwo mieszkaniowe wielorodzinne, teren zabudowy usługowej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2/15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  <text:p>12 (12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296</text:p>
            <text:p>148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6855.90</text:p>
            <text:p>55.74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270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ŻYDOWSKA 17</text:p>
            <text:p>ŻYDOWSKA 1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227/2021</text:p>
          </table:table-cell>
          <table:table-cell table:style-name="ce3" office:value-type="date" office:date-value="2021-05-07" calcext:value-type="date">
            <text:p>2021-05-07</text:p>
          </table:table-cell>
          <table:table-cell table:style-name="ce1" office:value-type="string" calcext:value-type="string">
            <text:p>sprzedaż lok. mieszkalnego nr 1 o pow. użytkowej 107,55 m2 usytuowanego na 1 kondygnacji bud. przy ul. Augustowskiej 1N; składającego się z przedsionka, garderoby, wc, aneksu kuchennego/jadalni, komunikacji,pokoju dziennego, przedpokoju, 2 pokoi, antresol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91" calcext:value-type="float">
            <text:p>139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91" calcext:value-type="float">
            <text:p>1391</text:p>
          </table:table-cell>
          <table:table-cell table:style-name="ce7"/>
          <table:table-cell table:style-name="ce9" office:value-type="string" calcext:value-type="string">
            <text:p>650 000.00</text:p>
          </table:table-cell>
          <table:table-cell table:style-name="ce10" office:value-type="string" calcext:value-type="string">
            <text:p>70 (70)</text:p>
            <text:p>70 (70)</text:p>
          </table:table-cell>
          <table:table-cell table:style-name="ce10" office:value-type="string" calcext:value-type="string">
            <text:p>53/38</text:p>
            <text:p>53/14</text:p>
          </table:table-cell>
          <table:table-cell table:style-name="ce10" office:value-type="string" calcext:value-type="string">
            <text:p>1114 (dr 1114)</text:p>
            <text:p>277 (B 277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38</text:p>
            <text:p>10755/2151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AUGUSTOWSKA </text:p>
            <text:p>AUGUSTOWSKA 1N</text:p>
          </table:table-cell>
          <table:table-cell table:style-name="ce14" office:value-type="string" calcext:value-type="string">
            <text:p>70 (70)</text:p>
          </table:table-cell>
          <table:table-cell table:style-name="ce14" office:value-type="string" calcext:value-type="string">
            <text:p>159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AUGUSTOWSKA 1N</text:p>
          </table:table-cell>
          <table:table-cell table:style-name="ce17" office:value-type="string" calcext:value-type="string">
            <text:p>70 (70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107.5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AUGUSTOWSKA 1N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909/2021</text:p>
          </table:table-cell>
          <table:table-cell table:style-name="ce3" office:value-type="date" office:date-value="2021-05-07" calcext:value-type="date">
            <text:p>2021-05-07</text:p>
          </table:table-cell>
          <table:table-cell table:style-name="ce1" office:value-type="string" calcext:value-type="string">
            <text:p>sprzedaż lok. niemieszkalnego nr 11 o pow. 68,65 m2 poł. w bud. przy ul. T. Bairda 56,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7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37" calcext:value-type="float">
            <text:p>1937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37" calcext:value-type="float">
            <text:p>1937</text:p>
          </table:table-cell>
          <table:table-cell table:style-name="ce7"/>
          <table:table-cell table:style-name="ce9" office:value-type="string" calcext:value-type="string">
            <text:p>377 000.00</text:p>
          </table:table-cell>
          <table:table-cell table:style-name="ce10" office:value-type="string" calcext:value-type="string">
            <text:p>32 (32)</text:p>
          </table:table-cell>
          <table:table-cell table:style-name="ce10" office:value-type="string" calcext:value-type="string">
            <text:p>16/30</text:p>
          </table:table-cell>
          <table:table-cell table:style-name="ce10" office:value-type="string" calcext:value-type="string">
            <text:p>1937 (Bi 1937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6865/111214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T.BAIRDA 56</text:p>
          </table:table-cell>
          <table:table-cell table:style-name="ce14" office:value-type="string" calcext:value-type="string">
            <text:p>32 (32)</text:p>
          </table:table-cell>
          <table:table-cell table:style-name="ce14" office:value-type="string" calcext:value-type="string">
            <text:p>55</text:p>
          </table:table-cell>
          <table:table-cell table:style-name="ce14" office:value-type="string" calcext:value-type="string">
            <text:p>Handlowo-usługowe</text:p>
          </table:table-cell>
          <table:table-cell table:style-name="ce14" table:number-columns-repeated="3"/>
          <table:table-cell table:style-name="ce15" office:value-type="float" office:value="2009" calcext:value-type="float">
            <text:p>2009</text:p>
          </table:table-cell>
          <table:table-cell table:style-name="ce15"/>
          <table:table-cell table:style-name="ce15" office:value-type="string" calcext:value-type="string">
            <text:p>744.90002441406</text:p>
          </table:table-cell>
          <table:table-cell table:style-name="ce15" office:value-type="string" calcext:value-type="string">
            <text:p>1112.1400146484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56</text:p>
          </table:table-cell>
          <table:table-cell table:style-name="ce17" office:value-type="string" calcext:value-type="string">
            <text:p>32 (32)</text:p>
          </table:table-cell>
          <table:table-cell table:style-name="ce17"/>
          <table:table-cell table:style-name="ce17" office:value-type="string" calcext:value-type="string">
            <text:p>11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68.6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56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387/2021</text:p>
          </table:table-cell>
          <table:table-cell table:style-name="ce3" office:value-type="date" office:date-value="2021-05-11" calcext:value-type="date">
            <text:p>2021-05-11</text:p>
          </table:table-cell>
          <table:table-cell table:style-name="ce1" office:value-type="string" calcext:value-type="string">
            <text:p>sprzedaż lok. mieszkalnego nr 30 o pow. użytkowej 29,70 m2 usytuowanego na 2 kondygnacji bud. przy ul. Kilińskiego 2; składającego się z pokoju, kuchni, łazienki z ubikacją i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6" calcext:value-type="float">
            <text:p>41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6" calcext:value-type="float">
            <text:p>416</text:p>
          </table:table-cell>
          <table:table-cell table:style-name="ce7"/>
          <table:table-cell table:style-name="ce9" office:value-type="string" calcext:value-type="string">
            <text:p>230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1</text:p>
          </table:table-cell>
          <table:table-cell table:style-name="ce10" office:value-type="string" calcext:value-type="string">
            <text:p>416 (B 41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297/1527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J.KILIŃSKIEGO 2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string" calcext:value-type="string">
            <text:p>409.60000610352</text:p>
          </table:table-cell>
          <table:table-cell table:style-name="ce15" office:value-type="float" office:value="1527" calcext:value-type="float">
            <text:p>1527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J.KILIŃSKIEGO 2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3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9.7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.KILIŃSKIEGO 2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43/2021</text:p>
          </table:table-cell>
          <table:table-cell table:style-name="ce3" office:value-type="date" office:date-value="2021-05-19" calcext:value-type="date">
            <text:p>2021-05-19</text:p>
          </table:table-cell>
          <table:table-cell table:style-name="ce1" office:value-type="string" calcext:value-type="string">
            <text:p>sprzedaż lok. mieszkalnego nr 19 o pow. użytkowej 47,80 m2 usytuowanego na 2 kondygnacji bud. przy ul. Kilińskiego 2; składającego się z 3 pokoi, kuchni, przedpokoju,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3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6" calcext:value-type="float">
            <text:p>41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6" calcext:value-type="float">
            <text:p>416</text:p>
          </table:table-cell>
          <table:table-cell table:style-name="ce7"/>
          <table:table-cell table:style-name="ce9" office:value-type="string" calcext:value-type="string">
            <text:p>335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1</text:p>
          </table:table-cell>
          <table:table-cell table:style-name="ce10" office:value-type="string" calcext:value-type="string">
            <text:p>416 (B 41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780/1527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J.KILIŃSKIEGO 2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string" calcext:value-type="string">
            <text:p>409.60000610352</text:p>
          </table:table-cell>
          <table:table-cell table:style-name="ce15" office:value-type="float" office:value="1527" calcext:value-type="float">
            <text:p>1527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J.KILIŃSKIEGO 2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1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47.8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.KILIŃSKIEGO 2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269/2021</text:p>
          </table:table-cell>
          <table:table-cell table:style-name="ce3" office:value-type="date" office:date-value="2021-05-17" calcext:value-type="date">
            <text:p>2021-05-17</text:p>
          </table:table-cell>
          <table:table-cell table:style-name="ce1" office:value-type="string" calcext:value-type="string">
            <text:p>sprzedaż lok. mieszkalnego nr 22 o pow. użytkowej 50,80 m2 (wraz z pomieszczeniem przynależnym tj. piwnicą) usytuowanego na 4 kondygnacji bud. przy ul. Szczerkowskiego 3; składającego się z 2 pokoi, kuchni, łazienki,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1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734" calcext:value-type="float">
            <text:p>173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734" calcext:value-type="float">
            <text:p>1734</text:p>
          </table:table-cell>
          <table:table-cell table:style-name="ce7"/>
          <table:table-cell table:style-name="ce9" office:value-type="string" calcext:value-type="string">
            <text:p>310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24/19</text:p>
          </table:table-cell>
          <table:table-cell table:style-name="ce10" office:value-type="string" calcext:value-type="string">
            <text:p>1734 (B 1734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080/137984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H.SZCZERKOWSKIEGO 3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6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7" calcext:value-type="float">
            <text:p>1987</text:p>
          </table:table-cell>
          <table:table-cell table:style-name="ce15"/>
          <table:table-cell table:style-name="ce15" office:value-type="string" calcext:value-type="string">
            <text:p>457.79998779297</text:p>
          </table:table-cell>
          <table:table-cell table:style-name="ce15" office:value-type="string" calcext:value-type="string">
            <text:p>1299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H.SZCZERKOWSKIEGO 3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2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8.00</text:p>
          </table:table-cell>
          <table:table-cell table:style-name="ce17" office:value-type="string" calcext:value-type="string">
            <text:p>Powierzchnia: 2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H.SZCZERKOWSKIEGO 3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364/2021</text:p>
          </table:table-cell>
          <table:table-cell table:style-name="ce3" office:value-type="date" office:date-value="2021-05-19" calcext:value-type="date">
            <text:p>2021-05-19</text:p>
          </table:table-cell>
          <table:table-cell table:style-name="ce1" office:value-type="string" calcext:value-type="string">
            <text:p>sprzedaż lok. mieszkalnego nr 50 o pow. użytkowej 49,93 m2 (wraz z pomieszczeniem przynależnym - piwnicą) usytuowanego na 4 kondygnacji bud. przy ul. Bairda 36; składającego się z 2 pokoi, kuchni, łazienki i hall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18" calcext:value-type="float">
            <text:p>21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18" calcext:value-type="float">
            <text:p>218</text:p>
          </table:table-cell>
          <table:table-cell table:style-name="ce7"/>
          <table:table-cell table:style-name="ce9" office:value-type="string" calcext:value-type="string">
            <text:p>275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31/39</text:p>
          </table:table-cell>
          <table:table-cell table:style-name="ce10" office:value-type="string" calcext:value-type="string">
            <text:p>218 (B 218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993/346996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T.BAIRDA 36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8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4" calcext:value-type="float">
            <text:p>1984</text:p>
          </table:table-cell>
          <table:table-cell table:style-name="ce15"/>
          <table:table-cell table:style-name="ce15" office:value-type="string" calcext:value-type="string">
            <text:p>565.79998779297</text:p>
          </table:table-cell>
          <table:table-cell table:style-name="ce15" office:value-type="string" calcext:value-type="string">
            <text:p>3313.3601074219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36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5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7.53</text:p>
          </table:table-cell>
          <table:table-cell table:style-name="ce17" office:value-type="string" calcext:value-type="string">
            <text:p>Powierzchnia: 2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36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019/2021</text:p>
          </table:table-cell>
          <table:table-cell table:style-name="ce3" office:value-type="date" office:date-value="2021-05-19" calcext:value-type="date">
            <text:p>2021-05-19</text:p>
          </table:table-cell>
          <table:table-cell table:style-name="ce1" office:value-type="string" calcext:value-type="string">
            <text:p>sprzedaż lok. mieszkalnego nr 78 o pow. użytkowej 47,91 m2 (wraz z pomieszczeniem przynależnym - piwnicą) usytuowanego na 5 kondygnacji bud. przy ul. Sienkiewicza 45C; składającego się z 3 pokoi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8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542" calcext:value-type="float">
            <text:p>354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542" calcext:value-type="float">
            <text:p>3542</text:p>
          </table:table-cell>
          <table:table-cell table:style-name="ce7"/>
          <table:table-cell table:style-name="ce9" office:value-type="string" calcext:value-type="string">
            <text:p>285 000.00</text:p>
          </table:table-cell>
          <table:table-cell table:style-name="ce10" office:value-type="string" calcext:value-type="string">
            <text:p>42 (42)</text:p>
            <text:p>42 (42)</text:p>
            <text:p>42 (42)</text:p>
          </table:table-cell>
          <table:table-cell table:style-name="ce10" office:value-type="string" calcext:value-type="string">
            <text:p>42/63</text:p>
            <text:p>42/75</text:p>
            <text:p>42/79</text:p>
          </table:table-cell>
          <table:table-cell table:style-name="ce10" office:value-type="string" calcext:value-type="string">
            <text:p>1232 (B 1232)</text:p>
            <text:p>1956 (B 1956)</text:p>
            <text:p>354 (Bp 354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4791/522938</text:p>
            <text:p>4791/522938</text:p>
            <text:p>4791/522938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SIENKIEWICZA 45C</text:p>
            <text:p>SIENKIEWICZA 45C</text:p>
            <text:p>SIENKIEWICZA</text:p>
          </table:table-cell>
          <table:table-cell table:style-name="ce14" office:value-type="string" calcext:value-type="string">
            <text:p>42 (42)</text:p>
          </table:table-cell>
          <table:table-cell table:style-name="ce14" office:value-type="string" calcext:value-type="string">
            <text:p>13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68" calcext:value-type="float">
            <text:p>1968</text:p>
          </table:table-cell>
          <table:table-cell table:style-name="ce15"/>
          <table:table-cell table:style-name="ce15" office:value-type="float" office:value="1406" calcext:value-type="float">
            <text:p>1406</text:p>
          </table:table-cell>
          <table:table-cell table:style-name="ce15" office:value-type="string" calcext:value-type="string">
            <text:p>5018.290039062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IENKIEWICZA 45C</text:p>
          </table:table-cell>
          <table:table-cell table:style-name="ce17" office:value-type="string" calcext:value-type="string">
            <text:p>42 (42)</text:p>
          </table:table-cell>
          <table:table-cell table:style-name="ce17"/>
          <table:table-cell table:style-name="ce17" office:value-type="string" calcext:value-type="string">
            <text:p>7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45.8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IENKIEWICZA 45C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01/2021</text:p>
          </table:table-cell>
          <table:table-cell table:style-name="ce3" office:value-type="date" office:date-value="2021-05-25" calcext:value-type="date">
            <text:p>2021-05-25</text:p>
          </table:table-cell>
          <table:table-cell table:style-name="ce1" office:value-type="string" calcext:value-type="string">
            <text:p>sprzedaż lokalu mieszkalnego nr 2 o pow. 35,59 m2 położonego przy pl. Króla Zygmunta Starego w Grodzisku Maz., składa się z pokoju z aneksem kuchennym, pokoju, przedpokoju i łazienki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4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3" calcext:value-type="float">
            <text:p>19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3" calcext:value-type="float">
            <text:p>193</text:p>
          </table:table-cell>
          <table:table-cell table:style-name="ce7"/>
          <table:table-cell table:style-name="ce9" office:value-type="string" calcext:value-type="string">
            <text:p>245 00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43/1</text:p>
          </table:table-cell>
          <table:table-cell table:style-name="ce10" office:value-type="string" calcext:value-type="string">
            <text:p>193 (B 19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559/17936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PLAC KRÓLA ZYGMUNTA 12A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48" calcext:value-type="float">
            <text:p>1948</text:p>
          </table:table-cell>
          <table:table-cell table:style-name="ce15"/>
          <table:table-cell table:style-name="ce15" office:value-type="string" calcext:value-type="string">
            <text:p>98.059997558594</text:p>
          </table:table-cell>
          <table:table-cell table:style-name="ce15" office:value-type="string" calcext:value-type="string">
            <text:p>177.7599945068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PLAC KRÓLA ZYGMUNTA 12A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35.59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PLAC KRÓLA ZYGMUNTA 12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687/2021</text:p>
          </table:table-cell>
          <table:table-cell table:style-name="ce3" office:value-type="date" office:date-value="2021-05-20" calcext:value-type="date">
            <text:p>2021-05-20</text:p>
          </table:table-cell>
          <table:table-cell table:style-name="ce1" office:value-type="string" calcext:value-type="string">
            <text:p>sprzedaż lokalu mieszkalnego nr 140 o pow. 52 m2 położonego przy ul. Wólczyńskiej w Grodzisku Maz, składa się z 2 pokoi, kuchni, pzedpokoju, łazienki z wc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5 1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501" calcext:value-type="float">
            <text:p>45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501" calcext:value-type="float">
            <text:p>4501</text:p>
          </table:table-cell>
          <table:table-cell table:style-name="ce7"/>
          <table:table-cell table:style-name="ce9" office:value-type="string" calcext:value-type="string">
            <text:p>365 100.00</text:p>
          </table:table-cell>
          <table:table-cell table:style-name="ce10" office:value-type="string" calcext:value-type="string">
            <text:p>41 (41)</text:p>
            <text:p>41 (41)</text:p>
          </table:table-cell>
          <table:table-cell table:style-name="ce10" office:value-type="string" calcext:value-type="string">
            <text:p>112/4</text:p>
            <text:p>112/3</text:p>
          </table:table-cell>
          <table:table-cell table:style-name="ce10" office:value-type="string" calcext:value-type="string">
            <text:p>997 (B 997)</text:p>
            <text:p>3504 (Bp 350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550/146820</text:p>
            <text:p>40725900/646419096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>100.00</text:p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WÓLCZYŃSKA 8F</text:p>
            <text:p>WÓLCZYŃSKA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5" calcext:value-type="float">
            <text:p>2005</text:p>
          </table:table-cell>
          <table:table-cell table:style-name="ce15"/>
          <table:table-cell table:style-name="ce15" office:value-type="float" office:value="404" calcext:value-type="float">
            <text:p>404</text:p>
          </table:table-cell>
          <table:table-cell table:style-name="ce15" office:value-type="string" calcext:value-type="string">
            <text:p>1387.6999511719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ÓLCZYŃSKA 8F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14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52.00</text:p>
          </table:table-cell>
          <table:table-cell table:style-name="ce17" office:value-type="string" calcext:value-type="string">
            <text:p>Powierzchnia: 3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ÓLCZYŃSKA 8F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372/2021</text:p>
          </table:table-cell>
          <table:table-cell table:style-name="ce3" office:value-type="date" office:date-value="2021-05-17" calcext:value-type="date">
            <text:p>2021-05-17</text:p>
          </table:table-cell>
          <table:table-cell table:style-name="ce1" office:value-type="string" calcext:value-type="string">
            <text:p>Sprzedaż lokalu mieszkalnego nr 2 o pow. 99,50 m2 położonego przy ul. Staszica w Grodzisku Maz., składa się z przedsionka, kuchni, pomieszczenia gospodarczego, 2 komunikacji, jadalni, garderoby, 2 pokoi, łazienki, strychu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37 5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216" calcext:value-type="float">
            <text:p>321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216" calcext:value-type="float">
            <text:p>3216</text:p>
          </table:table-cell>
          <table:table-cell table:style-name="ce7"/>
          <table:table-cell table:style-name="ce9" office:value-type="string" calcext:value-type="string">
            <text:p>637 500.00</text:p>
          </table:table-cell>
          <table:table-cell table:style-name="ce10" office:value-type="string" calcext:value-type="string">
            <text:p>58 (58)</text:p>
            <text:p>58 (58)</text:p>
            <text:p>58 (58)</text:p>
          </table:table-cell>
          <table:table-cell table:style-name="ce10" office:value-type="string" calcext:value-type="string">
            <text:p>75/46</text:p>
            <text:p>75/25</text:p>
            <text:p>75/26</text:p>
          </table:table-cell>
          <table:table-cell table:style-name="ce10" office:value-type="string" calcext:value-type="string">
            <text:p>2321 (dr 2321)</text:p>
            <text:p>480 (dr 480)</text:p>
            <text:p>415 (B 415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1/47</text:p>
            <text:p>1/14</text:p>
            <text:p>1/2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STASZICA </text:p>
            <text:p>STASZICA </text:p>
            <text:p>STASZICA 37</text:p>
          </table:table-cell>
          <table:table-cell table:style-name="ce14" office:value-type="string" calcext:value-type="string">
            <text:p>58 (58)</text:p>
          </table:table-cell>
          <table:table-cell table:style-name="ce14" office:value-type="string" calcext:value-type="string">
            <text:p>29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3" calcext:value-type="float">
            <text:p>2013</text:p>
          </table:table-cell>
          <table:table-cell table:style-name="ce15"/>
          <table:table-cell table:style-name="ce15" office:value-type="string" calcext:value-type="string">
            <text:p>122.19999694824</text:p>
          </table:table-cell>
          <table:table-cell table:style-name="ce15" office:value-type="float" office:value="199" calcext:value-type="float">
            <text:p>19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.STASZICA 37</text:p>
          </table:table-cell>
          <table:table-cell table:style-name="ce17" office:value-type="string" calcext:value-type="string">
            <text:p>58 (58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99.5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.STASZICA 3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3916/2021</text:p>
          </table:table-cell>
          <table:table-cell table:style-name="ce3" office:value-type="date" office:date-value="2021-05-17" calcext:value-type="date">
            <text:p>2021-05-17</text:p>
          </table:table-cell>
          <table:table-cell table:style-name="ce1" office:value-type="string" calcext:value-type="string">
            <text:p>sprzedaż lokalu mieszkalnego nr 2 położonego przy ul. Litewskiej w Grodzisku Maz., składa się z wiatrołapu, holu, wc, salonu, kuchni, jadalni, 2 pokoi, sypialni, łazienki, korytarza i garażu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8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23" calcext:value-type="float">
            <text:p>62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23" calcext:value-type="float">
            <text:p>623</text:p>
          </table:table-cell>
          <table:table-cell table:style-name="ce7"/>
          <table:table-cell table:style-name="ce9" office:value-type="string" calcext:value-type="string">
            <text:p>585 000.00</text:p>
          </table:table-cell>
          <table:table-cell table:style-name="ce10" office:value-type="string" calcext:value-type="string">
            <text:p>70 (70)</text:p>
          </table:table-cell>
          <table:table-cell table:style-name="ce10" office:value-type="string" calcext:value-type="string">
            <text:p>12/17</text:p>
          </table:table-cell>
          <table:table-cell table:style-name="ce10" office:value-type="string" calcext:value-type="string">
            <text:p>623 (B 62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/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ITEWSKA 6A</text:p>
          </table:table-cell>
          <table:table-cell table:style-name="ce14" office:value-type="string" calcext:value-type="string">
            <text:p>70 (70)</text:p>
          </table:table-cell>
          <table:table-cell table:style-name="ce14" office:value-type="string" calcext:value-type="string">
            <text:p>176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6" calcext:value-type="float">
            <text:p>2016</text:p>
          </table:table-cell>
          <table:table-cell table:style-name="ce15"/>
          <table:table-cell table:style-name="ce15" office:value-type="float" office:value="182" calcext:value-type="float">
            <text:p>18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ITEWSKA 6A</text:p>
          </table:table-cell>
          <table:table-cell table:style-name="ce17" office:value-type="string" calcext:value-type="string">
            <text:p>70 (70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107.87</text:p>
          </table:table-cell>
          <table:table-cell table:style-name="ce17" office:value-type="string" calcext:value-type="string">
            <text:p>Powierzchnia: 23.97, garaż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ITEWSKA 6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049/2021</text:p>
          </table:table-cell>
          <table:table-cell table:style-name="ce3" office:value-type="date" office:date-value="2021-05-28" calcext:value-type="date">
            <text:p>2021-05-28</text:p>
          </table:table-cell>
          <table:table-cell table:style-name="ce1" office:value-type="string" calcext:value-type="string">
            <text:p>sprzedaż lokalu 8 o pow. użytkowej 19.39 m2 poł. w bud. przy ul. Głogowej 5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91" calcext:value-type="float">
            <text:p>199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91" calcext:value-type="float">
            <text:p>1991</text:p>
          </table:table-cell>
          <table:table-cell table:style-name="ce7"/>
          <table:table-cell table:style-name="ce9" office:value-type="string" calcext:value-type="string">
            <text:p>170 000.00</text:p>
          </table:table-cell>
          <table:table-cell table:style-name="ce10" office:value-type="string" calcext:value-type="string">
            <text:p>21 (21)</text:p>
            <text:p>21 (21)</text:p>
          </table:table-cell>
          <table:table-cell table:style-name="ce10" office:value-type="string" calcext:value-type="string">
            <text:p>58/1</text:p>
            <text:p>58/2</text:p>
          </table:table-cell>
          <table:table-cell table:style-name="ce10" office:value-type="string" calcext:value-type="string">
            <text:p>996 (B 996)</text:p>
            <text:p>995 (B 99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939/131974</text:p>
            <text:p>1939/131974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ŁOGOWA 5</text:p>
            <text:p>GŁOGOWA 3</text:p>
          </table:table-cell>
          <table:table-cell table:style-name="ce14" office:value-type="string" calcext:value-type="string">
            <text:p>21 (21)</text:p>
            <text:p>21 (21)</text:p>
          </table:table-cell>
          <table:table-cell table:style-name="ce14" office:value-type="string" calcext:value-type="string">
            <text:p>85</text:p>
            <text:p>84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3</text:p>
            <text:p>2003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249</text:p>
            <text:p>254</text:p>
          </table:table-cell>
          <table:table-cell table:style-name="ce15" office:value-type="string" calcext:value-type="string">
            <text:p>659.83001708984</text:p>
            <text:p>659.90997314453</text:p>
          </table:table-cell>
          <table:table-cell table:style-name="ce15" office:value-type="string" calcext:value-type="string">
            <text:p>3</text:p>
            <text:p>3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GŁOGOWA 5</text:p>
            <text:p>GŁOGOWA 3</text:p>
          </table:table-cell>
          <table:table-cell table:style-name="ce17" office:value-type="string" calcext:value-type="string">
            <text:p>21 (21)</text:p>
          </table:table-cell>
          <table:table-cell table:style-name="ce17"/>
          <table:table-cell table:style-name="ce17" office:value-type="string" calcext:value-type="string">
            <text:p>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19.39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ŁOGOWA 5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358/2021</text:p>
          </table:table-cell>
          <table:table-cell table:style-name="ce3" office:value-type="date" office:date-value="2021-05-25" calcext:value-type="date">
            <text:p>2021-05-25</text:p>
          </table:table-cell>
          <table:table-cell table:style-name="ce1" office:value-type="string" calcext:value-type="string">
            <text:p>sprzedaż lok. mieszkalnego nr 9 o pow. użytkowej 52,97 m2 usytuowanego w bud. przy ul. Obrońców Getta 11; składającego się z dwóch pokoi, kuchni, hallu, łazienk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54 5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55" calcext:value-type="float">
            <text:p>45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55" calcext:value-type="float">
            <text:p>455</text:p>
          </table:table-cell>
          <table:table-cell table:style-name="ce7"/>
          <table:table-cell table:style-name="ce9" office:value-type="string" calcext:value-type="string">
            <text:p>354 500.00</text:p>
          </table:table-cell>
          <table:table-cell table:style-name="ce10" office:value-type="string" calcext:value-type="string">
            <text:p>23 (23)</text:p>
            <text:p>23 (23)</text:p>
          </table:table-cell>
          <table:table-cell table:style-name="ce10" office:value-type="string" calcext:value-type="string">
            <text:p>117</text:p>
            <text:p>162</text:p>
          </table:table-cell>
          <table:table-cell table:style-name="ce10" office:value-type="string" calcext:value-type="string">
            <text:p>329 (B 329)</text:p>
            <text:p>126 (B 12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297/65014</text:p>
            <text:p>5297/65014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OBROŃCÓW GETTA 11</text:p>
            <text:p>OBROŃCÓW GETTA 11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7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9" calcext:value-type="float">
            <text:p>2009</text:p>
          </table:table-cell>
          <table:table-cell table:style-name="ce15"/>
          <table:table-cell table:style-name="ce15" office:value-type="float" office:value="346" calcext:value-type="float">
            <text:p>346</text:p>
          </table:table-cell>
          <table:table-cell table:style-name="ce15" office:value-type="string" calcext:value-type="string">
            <text:p>650.140014648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OBROŃCÓW GETTA 11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2.97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OBROŃCÓW GETTA 1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795/2021</text:p>
          </table:table-cell>
          <table:table-cell table:style-name="ce3" office:value-type="date" office:date-value="2021-05-07" calcext:value-type="date">
            <text:p>2021-05-07</text:p>
          </table:table-cell>
          <table:table-cell table:style-name="ce1" office:value-type="string" calcext:value-type="string">
            <text:p>sprzedaż lok. mieszkalnego nr 17 o pow. użytkowej 43,92 m2 usytuowanego na 3 kondygnacji bud. przy ul. Żyrardowskiej 31; składającego się z łazienki, pokoju, pokoju z aneksem kuchennym i hal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87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160" calcext:value-type="float">
            <text:p>61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160" calcext:value-type="float">
            <text:p>6160</text:p>
          </table:table-cell>
          <table:table-cell table:style-name="ce7"/>
          <table:table-cell table:style-name="ce9" office:value-type="string" calcext:value-type="string">
            <text:p>387 00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6160 (B 6160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392/84106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YRARDOWSKA 31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2259" calcext:value-type="float">
            <text:p>2259</text:p>
          </table:table-cell>
          <table:table-cell table:style-name="ce15" office:value-type="string" calcext:value-type="string">
            <text:p>8410.599609375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RARDOWSKA 31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1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43.9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201/2021</text:p>
          </table:table-cell>
          <table:table-cell table:style-name="ce3" office:value-type="date" office:date-value="2021-05-20" calcext:value-type="date">
            <text:p>2021-05-20</text:p>
          </table:table-cell>
          <table:table-cell table:style-name="ce1" office:value-type="string" calcext:value-type="string">
            <text:p>sprzedaż lok. mieszkalnego nr 10 o pow. użytkowej 50,00 m2 usytuowanego na 4 kondygnacji bud. przy ul. Żwirki i Wigury 7B; składającego się z 2 pokoi, kuchni, przedpokoju, łazienki z wc oraz pomieszczenia przynaleznego-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578" calcext:value-type="float">
            <text:p>157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578" calcext:value-type="float">
            <text:p>1578</text:p>
          </table:table-cell>
          <table:table-cell table:style-name="ce7"/>
          <table:table-cell table:style-name="ce9" office:value-type="string" calcext:value-type="string">
            <text:p>275 000.00</text:p>
          </table:table-cell>
          <table:table-cell table:style-name="ce10" office:value-type="string" calcext:value-type="string">
            <text:p>23 (23)</text:p>
            <text:p>23 (23)</text:p>
          </table:table-cell>
          <table:table-cell table:style-name="ce10" office:value-type="string" calcext:value-type="string">
            <text:p>110/1</text:p>
            <text:p>151/3</text:p>
          </table:table-cell>
          <table:table-cell table:style-name="ce10" office:value-type="string" calcext:value-type="string">
            <text:p>681 (B 681)</text:p>
            <text:p>897 (B 897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494/19076</text:p>
            <text:p>494/19076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WIRKI I WIGURY 7A</text:p>
            <text:p>ŻWIRKI I WIGURY 7A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table:number-columns-repeated="2"/>
          <table:table-cell table:style-name="ce15" office:value-type="float" office:value="445" calcext:value-type="float">
            <text:p>445</text:p>
          </table:table-cell>
          <table:table-cell table:style-name="ce15" office:value-type="float" office:value="1750" calcext:value-type="float">
            <text:p>1750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WIRKI I WIGURY 7A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3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45.70</text:p>
          </table:table-cell>
          <table:table-cell table:style-name="ce17" office:value-type="string" calcext:value-type="string">
            <text:p>Powierzchnia: 3.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WIRKI I WIGURY 7A</text:p>
          </table:table-cell>
          <table:table-cell table:number-columns-repeated="953"/>
        </table:table-row>
        <table:table-row table:style-name="ro6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772/2021</text:p>
          </table:table-cell>
          <table:table-cell table:style-name="ce3" office:value-type="date" office:date-value="2021-06-09" calcext:value-type="date">
            <text:p>2021-06-09</text:p>
          </table:table-cell>
          <table:table-cell table:style-name="ce1" office:value-type="string" calcext:value-type="string">
            <text:p>sprzedaż lok. mieszkalny 37 wraz z prawami zwiazanymi oraz udziały 8298/1512556 cz. w dz. 45/2, 44, 46, 47, 48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9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398" calcext:value-type="float">
            <text:p>639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398" calcext:value-type="float">
            <text:p>6398</text:p>
          </table:table-cell>
          <table:table-cell table:style-name="ce7"/>
          <table:table-cell table:style-name="ce9" office:value-type="string" calcext:value-type="string">
            <text:p>299 000.00</text:p>
          </table:table-cell>
          <table:table-cell table:style-name="ce10" office:value-type="string" calcext:value-type="string">
            <text:p>27 (27)</text:p>
            <text:p>27 (27)</text:p>
            <text:p>27 (27)</text:p>
            <text:p>27 (27)</text:p>
            <text:p>27 (27)</text:p>
            <text:p>27 (27)</text:p>
          </table:table-cell>
          <table:table-cell table:style-name="ce10" office:value-type="string" calcext:value-type="string">
            <text:p>45/3</text:p>
            <text:p>47</text:p>
            <text:p>48</text:p>
            <text:p>46</text:p>
            <text:p>45/2</text:p>
            <text:p>44</text:p>
          </table:table-cell>
          <table:table-cell table:style-name="ce10" office:value-type="string" calcext:value-type="string">
            <text:p>4453 (B 4453)</text:p>
            <text:p>51 (Bp 51)</text:p>
            <text:p>30 (Bp 30)</text:p>
            <text:p>17 (Bp 17)</text:p>
            <text:p>370 (dr 370)</text:p>
            <text:p>1477 (B 1477)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4149/378139</text:p>
            <text:p>4149/756278</text:p>
            <text:p>4149/756278</text:p>
            <text:p>4149/756278</text:p>
            <text:p>4149/756278</text:p>
            <text:p>4149/756278</text:p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ŻYRARDOWSKA 35,35A</text:p>
            <text:p>ŻYRARDOWSKA </text:p>
            <text:p>GARBARSKA </text:p>
            <text:p>GARBARSKA </text:p>
            <text:p>ŻYRARDOWSKA </text:p>
            <text:p>ŻYRARDOWSKA</text:p>
          </table:table-cell>
          <table:table-cell table:style-name="ce14" office:value-type="string" calcext:value-type="string">
            <text:p>27 (27)</text:p>
            <text:p>27 (27)</text:p>
          </table:table-cell>
          <table:table-cell table:style-name="ce14" office:value-type="string" calcext:value-type="string">
            <text:p>88</text:p>
            <text:p>89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6</text:p>
            <text:p>2007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732</text:p>
            <text:p>820</text:p>
          </table:table-cell>
          <table:table-cell table:style-name="ce15" office:value-type="string" calcext:value-type="string">
            <text:p>1405.6999511719</text:p>
            <text:p>1763.7099609375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ŻYRARDOWSKA 35A</text:p>
            <text:p>ŻYRARDOWSKA 35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3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41.49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5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260/2021</text:p>
          </table:table-cell>
          <table:table-cell table:style-name="ce3" office:value-type="date" office:date-value="2021-06-07" calcext:value-type="date">
            <text:p>2021-06-07</text:p>
          </table:table-cell>
          <table:table-cell table:style-name="ce1" office:value-type="string" calcext:value-type="string">
            <text:p>sprzedaż lok. mieszkalnego nr 58 o pow. użytkowej 39,51 m2 usytuowanego na 5 kondygnacji bud. przy ul. Sadowej 2; składającego się z dwóch pokoju, kuchni, łazienki i przedpokoju oraz przynależnej piwnicy o pow. 1,61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1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747" calcext:value-type="float">
            <text:p>3747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747" calcext:value-type="float">
            <text:p>3747</text:p>
          </table:table-cell>
          <table:table-cell table:style-name="ce7"/>
          <table:table-cell table:style-name="ce9" office:value-type="string" calcext:value-type="string">
            <text:p>210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82/2</text:p>
          </table:table-cell>
          <table:table-cell table:style-name="ce10" office:value-type="string" calcext:value-type="string">
            <text:p>3747 (B 3747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951/351796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SADOWA 2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8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0" calcext:value-type="float">
            <text:p>1970</text:p>
          </table:table-cell>
          <table:table-cell table:style-name="ce15"/>
          <table:table-cell table:style-name="ce15" office:value-type="string" calcext:value-type="string">
            <text:p>876.40002441406</text:p>
          </table:table-cell>
          <table:table-cell table:style-name="ce15" office:value-type="string" calcext:value-type="string">
            <text:p>3366.6999511719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ADOWA 2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5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7.9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ADOWA 2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234/2021</text:p>
          </table:table-cell>
          <table:table-cell table:style-name="ce3" office:value-type="date" office:date-value="2021-06-10" calcext:value-type="date">
            <text:p>2021-06-10</text:p>
          </table:table-cell>
          <table:table-cell table:style-name="ce1" office:value-type="string" calcext:value-type="string">
            <text:p>sprzedaż lok. mieszkalnego nr 20 o pow. użytkowej 50,95 m2 (wraz z pomieszczeniem przynależnym - komórką o pow. użytkowej 3,44 m2) usytuowanego na 3 kondygnacji bud. przy ul. Leśnej; składającego się z komunikacji, kuchni, łazienki, salonu i sypialn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46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66" calcext:value-type="float">
            <text:p>246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66" calcext:value-type="float">
            <text:p>2466</text:p>
          </table:table-cell>
          <table:table-cell table:style-name="ce7"/>
          <table:table-cell table:style-name="ce9" office:value-type="string" calcext:value-type="string">
            <text:p>346 000.00</text:p>
          </table:table-cell>
          <table:table-cell table:style-name="ce10" office:value-type="string" calcext:value-type="string">
            <text:p>62 (62)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466 (B 246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439/19007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EŚNA 22</text:p>
          </table:table-cell>
          <table:table-cell table:style-name="ce14" office:value-type="string" calcext:value-type="string">
            <text:p>62 (62)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661" calcext:value-type="float">
            <text:p>661</text:p>
          </table:table-cell>
          <table:table-cell table:style-name="ce15" office:value-type="string" calcext:value-type="string">
            <text:p>1823.599975585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EŚNA 22</text:p>
          </table:table-cell>
          <table:table-cell table:style-name="ce17" office:value-type="string" calcext:value-type="string">
            <text:p>62 (62)</text:p>
          </table:table-cell>
          <table:table-cell table:style-name="ce17"/>
          <table:table-cell table:style-name="ce17" office:value-type="string" calcext:value-type="string">
            <text:p>2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0.95</text:p>
          </table:table-cell>
          <table:table-cell table:style-name="ce17" office:value-type="string" calcext:value-type="string">
            <text:p>Powierzchnia: 3.44, komórk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EŚNA 22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3542/2021</text:p>
          </table:table-cell>
          <table:table-cell table:style-name="ce3" office:value-type="date" office:date-value="2021-06-22" calcext:value-type="date">
            <text:p>2021-06-22</text:p>
          </table:table-cell>
          <table:table-cell table:style-name="ce1" office:value-type="string" calcext:value-type="string">
            <text:p>sprzedaż lok. mieszkalnego nr 108 o pow. użytkowej 38,67 m2 usytuowanego na 1 kondygnacji bud. przy ul. Żydowskiej 17; składającego się z salonu z aneksem kuchennym, przedpokoju i łazienki; wg MPZP dz. 56 stanowi teren oznaczony symbolem 2MW/U oraz w częś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04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304 000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>budownictwo mieszkaniowe wielorodzinne, teren zabudowy usługowej, teren dróg publicz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3867/2201573</text:p>
            <text:p>1/1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</table:table-cell>
          <table:table-cell table:style-name="ce17"/>
          <table:table-cell table:style-name="ce17" office:value-type="string" calcext:value-type="string">
            <text:p>10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38.67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DOWSKA 17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841/2021</text:p>
          </table:table-cell>
          <table:table-cell table:style-name="ce3" office:value-type="date" office:date-value="2021-06-16" calcext:value-type="date">
            <text:p>2021-06-16</text:p>
          </table:table-cell>
          <table:table-cell table:style-name="ce1" office:value-type="string" calcext:value-type="string">
            <text:p>sprzedaż udz. 4/68 cz. w lok. niemieszkalnym nr 63 poł. w bud. przy ul. Jaśminowej 6B o pow. 365,1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4/68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3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592" calcext:value-type="float">
            <text:p>559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592" calcext:value-type="float">
            <text:p>5592</text:p>
          </table:table-cell>
          <table:table-cell table:style-name="ce7"/>
          <table:table-cell table:style-name="ce9" office:value-type="string" calcext:value-type="string">
            <text:p>13 000.00</text:p>
          </table:table-cell>
          <table:table-cell table:style-name="ce10" office:value-type="string" calcext:value-type="string">
            <text:p>14 (14)</text:p>
          </table:table-cell>
          <table:table-cell table:style-name="ce10" office:value-type="string" calcext:value-type="string">
            <text:p>21/177</text:p>
          </table:table-cell>
          <table:table-cell table:style-name="ce10" office:value-type="string" calcext:value-type="string">
            <text:p>5592 (B 5592)</text:p>
          </table:table-cell>
          <table:table-cell table:style-name="ce10" table:number-columns-repeated="3"/>
          <table:table-cell table:style-name="ce10" office:value-type="string" calcext:value-type="string">
            <text:p>Własność</text:p>
          </table:table-cell>
          <table:table-cell table:style-name="ce11"/>
          <table:table-cell table:style-name="ce10" office:value-type="string" calcext:value-type="string">
            <text:p>1/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JAŚMINOWA 6,6A,6B</text:p>
          </table:table-cell>
          <table:table-cell table:style-name="ce14" office:value-type="string" calcext:value-type="string">
            <text:p>14 (14)</text:p>
            <text:p>14 (14)</text:p>
            <text:p>14 (14)</text:p>
          </table:table-cell>
          <table:table-cell table:style-name="ce14" office:value-type="string" calcext:value-type="string">
            <text:p>19</text:p>
            <text:p>20</text:p>
            <text:p>21</text:p>
          </table:table-cell>
          <table:table-cell table:style-name="ce14" office:value-type="string" calcext:value-type="string"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2008</text:p>
            <text:p>2008</text:p>
            <text:p>2008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432</text:p>
            <text:p>433</text:p>
            <text:p>420</text:p>
          </table:table-cell>
          <table:table-cell table:style-name="ce15" office:value-type="string" calcext:value-type="string">
            <text:p>1591.1999511719</text:p>
            <text:p>1590.6999511719</text:p>
            <text:p>1589</text:p>
          </table:table-cell>
          <table:table-cell table:style-name="ce15" office:value-type="string" calcext:value-type="string">
            <text:p>4</text:p>
            <text:p>4</text:p>
            <text:p>4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Własność</text:p>
            <text:p>Własność</text:p>
            <text:p>Własność</text:p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JAŚMINOWA 6</text:p>
            <text:p>JAŚMINOWA 6A</text:p>
            <text:p>JAŚMINOWA 6B</text:p>
          </table:table-cell>
          <table:table-cell table:style-name="ce17" office:value-type="string" calcext:value-type="string">
            <text:p>14 (14)</text:p>
          </table:table-cell>
          <table:table-cell table:style-name="ce17"/>
          <table:table-cell table:style-name="ce17" office:value-type="string" calcext:value-type="string">
            <text:p>63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 office:value-type="string" calcext:value-type="string">
            <text:p>365.10</text:p>
          </table:table-cell>
          <table:table-cell table:style-name="ce17"/>
          <table:table-cell table:style-name="ce17" office:value-type="string" calcext:value-type="string">
            <text:p>Współwłasność</text:p>
          </table:table-cell>
          <table:table-cell table:style-name="ce17" office:value-type="string" calcext:value-type="string">
            <text:p>4/68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AŚMINOWA 6B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023/2021</text:p>
          </table:table-cell>
          <table:table-cell table:style-name="ce3" office:value-type="date" office:date-value="2021-07-15" calcext:value-type="date">
            <text:p>2021-07-15</text:p>
          </table:table-cell>
          <table:table-cell table:style-name="ce1" office:value-type="string" calcext:value-type="string">
            <text:p>sprzedaż lok. mieszkalnego nr 24 o pow. użytkowej 67,71 m2 usytuowanego na 4 kondygnacji bud. przy ul. Rumiankowej 1; składającego się z pokoju dziennego z aneksem kuchennym, 2 sypialni, korytarza, łazienki i garderob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72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93" calcext:value-type="float">
            <text:p>289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93" calcext:value-type="float">
            <text:p>2893</text:p>
          </table:table-cell>
          <table:table-cell table:style-name="ce7"/>
          <table:table-cell table:style-name="ce9" office:value-type="string" calcext:value-type="string">
            <text:p>472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6/2</text:p>
            <text:p>56/6</text:p>
          </table:table-cell>
          <table:table-cell table:style-name="ce10" office:value-type="string" calcext:value-type="string">
            <text:p>2837 (B 2837)</text:p>
            <text:p>56 (B 5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771/250463</text:p>
            <text:p>6771/25046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RUMIANKOWA 1</text:p>
            <text:p>RUMIANKOW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9" calcext:value-type="float">
            <text:p>2009</text:p>
          </table:table-cell>
          <table:table-cell table:style-name="ce15"/>
          <table:table-cell table:style-name="ce15" office:value-type="float" office:value="836" calcext:value-type="float">
            <text:p>836</text:p>
          </table:table-cell>
          <table:table-cell table:style-name="ce15" office:value-type="string" calcext:value-type="string">
            <text:p>2504.629882812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MIANKOWA 1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2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67.71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MIANKOWA 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243/2021</text:p>
          </table:table-cell>
          <table:table-cell table:style-name="ce3" office:value-type="date" office:date-value="2021-06-29" calcext:value-type="date">
            <text:p>2021-06-29</text:p>
          </table:table-cell>
          <table:table-cell table:style-name="ce1" office:value-type="string" calcext:value-type="string">
            <text:p>sprzedaż lok. mieszkalnego nr 6 o pow. użytkowej 57,76 m2 usytuowanego na 1 kondygnacji bud. przy ul. Rumiankowej 1; składającego się z pokoju dziennego z aneksem kuchennym, 2 sypialni, łazienki i korytarza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93" calcext:value-type="float">
            <text:p>289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93" calcext:value-type="float">
            <text:p>2893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6/2</text:p>
            <text:p>56/6</text:p>
          </table:table-cell>
          <table:table-cell table:style-name="ce10" office:value-type="string" calcext:value-type="string">
            <text:p>2837 (B 2837)</text:p>
            <text:p>56 (B 5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776/250463</text:p>
            <text:p>5776/25046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RUMIANKOWA 1</text:p>
            <text:p>RUMIANKOW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9" calcext:value-type="float">
            <text:p>2009</text:p>
          </table:table-cell>
          <table:table-cell table:style-name="ce15"/>
          <table:table-cell table:style-name="ce15" office:value-type="float" office:value="836" calcext:value-type="float">
            <text:p>836</text:p>
          </table:table-cell>
          <table:table-cell table:style-name="ce15" office:value-type="string" calcext:value-type="string">
            <text:p>2504.629882812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MIANKOWA 1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7.76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MIANKOWA 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897/2021</text:p>
          </table:table-cell>
          <table:table-cell table:style-name="ce3" office:value-type="date" office:date-value="2021-06-17" calcext:value-type="date">
            <text:p>2021-06-17</text:p>
          </table:table-cell>
          <table:table-cell table:style-name="ce1" office:value-type="string" calcext:value-type="string">
            <text:p>sprzedaz lok. niemieszkalnego nr 36 o pow. użytkowej 102,40 m2 usytuowanego na 1 kondygnacji bud. przy ul. 11 Listopada 13/15, składającego się z sali głównej, kuchni, zaplecza, korytarza, toalet, 2 pokoi, i zaplecza gospodarczeg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695" calcext:value-type="float">
            <text:p>169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695" calcext:value-type="float">
            <text:p>1695</text:p>
          </table:table-cell>
          <table:table-cell table:style-name="ce7"/>
          <table:table-cell table:style-name="ce9" office:value-type="string" calcext:value-type="string">
            <text:p>550 0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84/8</text:p>
          </table:table-cell>
          <table:table-cell table:style-name="ce10" office:value-type="string" calcext:value-type="string">
            <text:p>1695 (B 1695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0240/20640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11 LISTOPADA 13/15</text:p>
          </table:table-cell>
          <table:table-cell table:style-name="ce14" office:value-type="string" calcext:value-type="string">
            <text:p>23 (23)</text:p>
            <text:p>23 (23)</text:p>
          </table:table-cell>
          <table:table-cell table:style-name="ce14" office:value-type="string" calcext:value-type="string">
            <text:p>126</text:p>
            <text:p>127</text:p>
          </table:table-cell>
          <table:table-cell table:style-name="ce14" office:value-type="string" calcext:value-type="string">
            <text:p>Mieszkalne</text:p>
            <text:p>Inne nie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1960</text:p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1037.5</text:p>
            <text:p>160</text:p>
          </table:table-cell>
          <table:table-cell table:style-name="ce15" office:value-type="string" calcext:value-type="string">
            <text:p>2064.080078125</text:p>
            <text:p>0</text:p>
          </table:table-cell>
          <table:table-cell table:style-name="ce15" office:value-type="string" calcext:value-type="string">
            <text:p>3</text:p>
            <text:p>1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11 LISTOPADA 13/15</text:p>
            <text:p>11 LISTOPADA 13/15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36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102.4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11 LISTOPADA 13/15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893/2021</text:p>
          </table:table-cell>
          <table:table-cell table:style-name="ce3" office:value-type="date" office:date-value="2021-06-23" calcext:value-type="date">
            <text:p>2021-06-23</text:p>
          </table:table-cell>
          <table:table-cell table:style-name="ce1" office:value-type="string" calcext:value-type="string">
            <text:p>sprzedaż lok. mieszkalnego nr 7 o pow. użytkowej 50,17 m2 usytuowanego na 2 kondygnacji bud. przy ul. Składowej 6; składającego się z pokoju z aneksem kuchennym, 2 pokoi, łazienki i przedpokoj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03" calcext:value-type="float">
            <text:p>40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03" calcext:value-type="float">
            <text:p>403</text:p>
          </table:table-cell>
          <table:table-cell table:style-name="ce7"/>
          <table:table-cell table:style-name="ce9" office:value-type="string" calcext:value-type="string">
            <text:p>365 000.00</text:p>
          </table:table-cell>
          <table:table-cell table:style-name="ce10" office:value-type="string" calcext:value-type="string">
            <text:p>24 (24)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03 (B 40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017/70813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SKŁADOWA 6</text:p>
          </table:table-cell>
          <table:table-cell table:style-name="ce14" office:value-type="string" calcext:value-type="string">
            <text:p>24 (24)</text:p>
          </table:table-cell>
          <table:table-cell table:style-name="ce14" office:value-type="string" calcext:value-type="string">
            <text:p>83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7" calcext:value-type="float">
            <text:p>2017</text:p>
          </table:table-cell>
          <table:table-cell table:style-name="ce15"/>
          <table:table-cell table:style-name="ce15" office:value-type="float" office:value="292" calcext:value-type="float">
            <text:p>29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KŁADOWA 6</text:p>
          </table:table-cell>
          <table:table-cell table:style-name="ce17" office:value-type="string" calcext:value-type="string">
            <text:p>24 (24)</text:p>
          </table:table-cell>
          <table:table-cell table:style-name="ce17"/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0.17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KŁADOWA 6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55/2021</text:p>
          </table:table-cell>
          <table:table-cell table:style-name="ce3" office:value-type="date" office:date-value="2021-06-14" calcext:value-type="date">
            <text:p>2021-06-14</text:p>
          </table:table-cell>
          <table:table-cell table:style-name="ce1" office:value-type="string" calcext:value-type="string">
            <text:p>sprzedaż lok. mieszkalnego nr 13 o pow. użytkowej 50,36 m2 usytuowanego na 3 kondygnacji bud. przy ul. Żyrardowskiej 31; składającego się z 2 pokoi, kuchni, przedpokoju i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453" calcext:value-type="float">
            <text:p>445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453" calcext:value-type="float">
            <text:p>4453</text:p>
          </table:table-cell>
          <table:table-cell table:style-name="ce7"/>
          <table:table-cell table:style-name="ce9" office:value-type="string" calcext:value-type="string">
            <text:p>365 00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45/3</text:p>
          </table:table-cell>
          <table:table-cell table:style-name="ce10" office:value-type="string" calcext:value-type="string">
            <text:p>4453 (B 445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036/378139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YRARDOWSKA 35,35A</text:p>
          </table:table-cell>
          <table:table-cell table:style-name="ce14" office:value-type="string" calcext:value-type="string">
            <text:p>27 (27)</text:p>
            <text:p>27 (27)</text:p>
          </table:table-cell>
          <table:table-cell table:style-name="ce14" office:value-type="string" calcext:value-type="string">
            <text:p>88</text:p>
            <text:p>89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6</text:p>
            <text:p>2007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732</text:p>
            <text:p>820</text:p>
          </table:table-cell>
          <table:table-cell table:style-name="ce15" office:value-type="string" calcext:value-type="string">
            <text:p>1405.6999511719</text:p>
            <text:p>1763.7099609375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ŻYRARDOWSKA 35A</text:p>
            <text:p>ŻYRARDOWSKA 35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1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50.36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5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949/2021</text:p>
          </table:table-cell>
          <table:table-cell table:style-name="ce3" office:value-type="date" office:date-value="2021-06-22" calcext:value-type="date">
            <text:p>2021-06-22</text:p>
          </table:table-cell>
          <table:table-cell table:style-name="ce1" office:value-type="string" calcext:value-type="string">
            <text:p>sprzedaż lok. mieszkalnego nr 36 o pow. użytkowej 29,70 m2 usytuowanego na 3 kondygnacji bud. przy ul. Kilińskiego 2; składającego się z pokoju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34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6" calcext:value-type="float">
            <text:p>41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6" calcext:value-type="float">
            <text:p>416</text:p>
          </table:table-cell>
          <table:table-cell table:style-name="ce7"/>
          <table:table-cell table:style-name="ce9" office:value-type="string" calcext:value-type="string">
            <text:p>234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1</text:p>
          </table:table-cell>
          <table:table-cell table:style-name="ce10" office:value-type="string" calcext:value-type="string">
            <text:p>416 (B 41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297/1527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J.KILIŃSKIEGO 2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string" calcext:value-type="string">
            <text:p>409.60000610352</text:p>
          </table:table-cell>
          <table:table-cell table:style-name="ce15" office:value-type="float" office:value="1527" calcext:value-type="float">
            <text:p>1527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J.KILIŃSKIEGO 2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3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9.7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.KILIŃSKIEGO 2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923/2021</text:p>
          </table:table-cell>
          <table:table-cell table:style-name="ce3" office:value-type="date" office:date-value="2021-06-18" calcext:value-type="date">
            <text:p>2021-06-18</text:p>
          </table:table-cell>
          <table:table-cell table:style-name="ce1" office:value-type="string" calcext:value-type="string">
            <text:p>sprzedaż lok. mieszkalnego nr 51 o pow. użytkowej 38,28 m2 usytuowanego w bud. przy ul. Dworskiej 4; składającego się z dwóch pokoi, kuchni, przedpokoju, łazienki i przynależnej komór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5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364" calcext:value-type="float">
            <text:p>236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364" calcext:value-type="float">
            <text:p>2364</text:p>
          </table:table-cell>
          <table:table-cell table:style-name="ce7"/>
          <table:table-cell table:style-name="ce9" office:value-type="string" calcext:value-type="string">
            <text:p>255 000.00</text:p>
          </table:table-cell>
          <table:table-cell table:style-name="ce10" office:value-type="string" calcext:value-type="string">
            <text:p>30 (30)</text:p>
            <text:p>30 (30)</text:p>
            <text:p>30 (30)</text:p>
            <text:p>30 (30)</text:p>
          </table:table-cell>
          <table:table-cell table:style-name="ce10" office:value-type="string" calcext:value-type="string">
            <text:p>72</text:p>
            <text:p>66/5</text:p>
            <text:p>65/4</text:p>
            <text:p>71/6</text:p>
          </table:table-cell>
          <table:table-cell table:style-name="ce10" office:value-type="string" calcext:value-type="string">
            <text:p>299 (Bp 299)</text:p>
            <text:p>483 (B 483)</text:p>
            <text:p>272 (B 272)</text:p>
            <text:p>1310 (B 1310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3828/400942</text:p>
            <text:p>3828/400942</text:p>
            <text:p>3828/400942</text:p>
            <text:p>3828/400942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DWORSKA </text:p>
            <text:p>DWORSKA 4</text:p>
            <text:p>DWORSKA 4</text:p>
            <text:p>DWORSKA 4</text:p>
          </table:table-cell>
          <table:table-cell table:style-name="ce14" office:value-type="string" calcext:value-type="string">
            <text:p>30 (30)</text:p>
          </table:table-cell>
          <table:table-cell table:style-name="ce14" office:value-type="string" calcext:value-type="string">
            <text:p>11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5" calcext:value-type="float">
            <text:p>1985</text:p>
          </table:table-cell>
          <table:table-cell table:style-name="ce15"/>
          <table:table-cell table:style-name="ce15" office:value-type="string" calcext:value-type="string">
            <text:p>864.96997070312</text:p>
          </table:table-cell>
          <table:table-cell table:style-name="ce15" office:value-type="string" calcext:value-type="string">
            <text:p>3829.5200195312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DWORSKA 4</text:p>
          </table:table-cell>
          <table:table-cell table:style-name="ce17" office:value-type="string" calcext:value-type="string">
            <text:p>30 (30)</text:p>
          </table:table-cell>
          <table:table-cell table:style-name="ce17"/>
          <table:table-cell table:style-name="ce17" office:value-type="string" calcext:value-type="string">
            <text:p>5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5.48</text:p>
          </table:table-cell>
          <table:table-cell table:style-name="ce17" office:value-type="string" calcext:value-type="string">
            <text:p>Powierzchnia: 2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DWORSKA 4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132/2021</text:p>
          </table:table-cell>
          <table:table-cell table:style-name="ce3" office:value-type="date" office:date-value="2021-06-23" calcext:value-type="date">
            <text:p>2021-06-23</text:p>
          </table:table-cell>
          <table:table-cell table:style-name="ce1" office:value-type="string" calcext:value-type="string">
            <text:p>sprzedaż lok. mieszkalnego nr 2 o pow. użytkowej 42 m2 usytuowanego na 1 kondygnacji bud. przy ul. Kopernika 18; składającego się z 2 pokoi, kuchni, przepokoju i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5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42" calcext:value-type="float">
            <text:p>194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42" calcext:value-type="float">
            <text:p>1942</text:p>
          </table:table-cell>
          <table:table-cell table:style-name="ce7"/>
          <table:table-cell table:style-name="ce9" office:value-type="string" calcext:value-type="string">
            <text:p>255 000.00</text:p>
          </table:table-cell>
          <table:table-cell table:style-name="ce10" office:value-type="string" calcext:value-type="string">
            <text:p>30 (30)</text:p>
          </table:table-cell>
          <table:table-cell table:style-name="ce10" office:value-type="string" calcext:value-type="string">
            <text:p>96/1</text:p>
          </table:table-cell>
          <table:table-cell table:style-name="ce10" office:value-type="string" calcext:value-type="string">
            <text:p>1942 (B 1942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2/78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M.KOPERNIKA 18</text:p>
          </table:table-cell>
          <table:table-cell table:style-name="ce14" office:value-type="string" calcext:value-type="string">
            <text:p>30 (30)</text:p>
          </table:table-cell>
          <table:table-cell table:style-name="ce14" office:value-type="string" calcext:value-type="string">
            <text:p>105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60" calcext:value-type="float">
            <text:p>1960</text:p>
          </table:table-cell>
          <table:table-cell table:style-name="ce15"/>
          <table:table-cell table:style-name="ce15" office:value-type="float" office:value="339" calcext:value-type="float">
            <text:p>339</text:p>
          </table:table-cell>
          <table:table-cell table:style-name="ce15" office:value-type="float" office:value="780" calcext:value-type="float">
            <text:p>780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KOPERNIKA 18</text:p>
          </table:table-cell>
          <table:table-cell table:style-name="ce17" office:value-type="string" calcext:value-type="string">
            <text:p>30 (30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2.0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KOPERNIKA 18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028/2021</text:p>
          </table:table-cell>
          <table:table-cell table:style-name="ce3" office:value-type="date" office:date-value="2021-06-21" calcext:value-type="date">
            <text:p>2021-06-21</text:p>
          </table:table-cell>
          <table:table-cell table:style-name="ce1" office:value-type="string" calcext:value-type="string">
            <text:p>sprzedaż lok. mieszkalnego nr 1 o pow. użytkowej 59,74 m2 usytuowanego na 1 kondygnacji bud. przy ul. Rusałki 1; składającego się z 2 pokoi, kuchni, przedpokoju, łazienki i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972" calcext:value-type="float">
            <text:p>297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972" calcext:value-type="float">
            <text:p>2972</text:p>
          </table:table-cell>
          <table:table-cell table:style-name="ce7"/>
          <table:table-cell table:style-name="ce9" office:value-type="string" calcext:value-type="string">
            <text:p>400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4/4</text:p>
          </table:table-cell>
          <table:table-cell table:style-name="ce10" office:value-type="string" calcext:value-type="string">
            <text:p>2972 (B 2972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92/10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1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6" calcext:value-type="float">
            <text:p>2006</text:p>
          </table:table-cell>
          <table:table-cell table:style-name="ce15"/>
          <table:table-cell table:style-name="ce15" office:value-type="string" calcext:value-type="string">
            <text:p>636.57000732422</text:p>
          </table:table-cell>
          <table:table-cell table:style-name="ce15" office:value-type="string" calcext:value-type="string">
            <text:p>2890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1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5.59</text:p>
          </table:table-cell>
          <table:table-cell table:style-name="ce17" office:value-type="string" calcext:value-type="string">
            <text:p>Powierzchnia: 4.1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389/2021</text:p>
          </table:table-cell>
          <table:table-cell table:style-name="ce3" office:value-type="date" office:date-value="2021-06-30" calcext:value-type="date">
            <text:p>2021-06-30</text:p>
          </table:table-cell>
          <table:table-cell table:style-name="ce1" office:value-type="string" calcext:value-type="string">
            <text:p>sprzedaż lok. mieszkalnego nr 1 o pow. użytkowej 106,49 m2 usytuowanego na 1 i 2 kondygnacji bud. przy ul. Ht. S. Czarnieckiego 10E; składającego się z salonu z jadalnią, kuchni, wc, wiatrołapu, holu, dwóch pomieszczeń gospodarczych, dwóch pokoi, łazien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3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0" calcext:value-type="float">
            <text:p>41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0" calcext:value-type="float">
            <text:p>410</text:p>
          </table:table-cell>
          <table:table-cell table:style-name="ce7"/>
          <table:table-cell table:style-name="ce9" office:value-type="string" calcext:value-type="string">
            <text:p>735 000.00</text:p>
          </table:table-cell>
          <table:table-cell table:style-name="ce10" office:value-type="string" calcext:value-type="string">
            <text:p>46 (46)</text:p>
          </table:table-cell>
          <table:table-cell table:style-name="ce10" office:value-type="string" calcext:value-type="string">
            <text:p>9/27</text:p>
          </table:table-cell>
          <table:table-cell table:style-name="ce10" office:value-type="string" calcext:value-type="string">
            <text:p>410 (B 410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0649/20867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HETM. S. CZARNIECKIE</text:p>
          </table:table-cell>
          <table:table-cell table:style-name="ce14" office:value-type="string" calcext:value-type="string">
            <text:p>46 (46)</text:p>
          </table:table-cell>
          <table:table-cell table:style-name="ce14" office:value-type="string" calcext:value-type="string">
            <text:p>121</text:p>
          </table:table-cell>
          <table:table-cell table:style-name="ce14" table:number-columns-repeated="2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147" calcext:value-type="float">
            <text:p>147</text:p>
          </table:table-cell>
          <table:table-cell table:style-name="ce15" office:value-type="string" calcext:value-type="string">
            <text:p>208.6699981689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HETM. S. CZARNIECKIE 10E</text:p>
          </table:table-cell>
          <table:table-cell table:style-name="ce17" office:value-type="string" calcext:value-type="string">
            <text:p>46 (46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106.49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HETM. S. CZARNIECKIE 10E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684/2021</text:p>
          </table:table-cell>
          <table:table-cell table:style-name="ce3" office:value-type="date" office:date-value="2021-06-29" calcext:value-type="date">
            <text:p>2021-06-29</text:p>
          </table:table-cell>
          <table:table-cell table:style-name="ce1" office:value-type="string" calcext:value-type="string">
            <text:p>sprzedaż lok. mieszkalnego nr 5 o pow. użytkowej 54,90 m2 usytuowanego na 1 kondygnacji bud. przy ul. Wólczyńskiej 8A; składającego się z dwóch pokoi, kuchni, łazienki i korytarza i pomieszczenia przynależnego tj. piwnicy o pow. 3,50 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260" calcext:value-type="float">
            <text:p>12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260" calcext:value-type="float">
            <text:p>1260</text:p>
          </table:table-cell>
          <table:table-cell table:style-name="ce7"/>
          <table:table-cell table:style-name="ce9" office:value-type="string" calcext:value-type="string">
            <text:p>400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112/6</text:p>
          </table:table-cell>
          <table:table-cell table:style-name="ce10" office:value-type="string" calcext:value-type="string">
            <text:p>1260 (B 1260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840/14676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WÓLCZYŃSKA 8A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2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408" calcext:value-type="float">
            <text:p>408</text:p>
          </table:table-cell>
          <table:table-cell table:style-name="ce15" office:value-type="string" calcext:value-type="string">
            <text:p>1160.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ÓLCZYŃSKA 8A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4.90</text:p>
          </table:table-cell>
          <table:table-cell table:style-name="ce17" office:value-type="string" calcext:value-type="string">
            <text:p>Powierzchnia: 3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ÓLCZYŃSKA 8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277/2021</text:p>
          </table:table-cell>
          <table:table-cell table:style-name="ce3" office:value-type="date" office:date-value="2021-06-30" calcext:value-type="date">
            <text:p>2021-06-30</text:p>
          </table:table-cell>
          <table:table-cell table:style-name="ce1" office:value-type="string" calcext:value-type="string">
            <text:p>sprzedaż lok. mieszkalnego nr 1 o pow. użytkowej 143,22 m2 usytuowanego w bud. przy ul. Praskiej 17; składającego się z kotłowni, garażu, sieni, dwóch łazienek, salonu, kuchni z jadalnią, klatki schodowej, holu oraz trzech poko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73" calcext:value-type="float">
            <text:p>67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73" calcext:value-type="float">
            <text:p>673</text:p>
          </table:table-cell>
          <table:table-cell table:style-name="ce7"/>
          <table:table-cell table:style-name="ce9" office:value-type="string" calcext:value-type="string">
            <text:p>770 000.00</text:p>
          </table:table-cell>
          <table:table-cell table:style-name="ce10" office:value-type="string" calcext:value-type="string">
            <text:p>70 (70)</text:p>
          </table:table-cell>
          <table:table-cell table:style-name="ce10" office:value-type="string" calcext:value-type="string">
            <text:p>26/15</text:p>
          </table:table-cell>
          <table:table-cell table:style-name="ce10" office:value-type="string" calcext:value-type="string">
            <text:p>673 (B 67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4322/28644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PRASKA</text:p>
          </table:table-cell>
          <table:table-cell table:style-name="ce14" office:value-type="string" calcext:value-type="string">
            <text:p>70 (70)</text:p>
          </table:table-cell>
          <table:table-cell table:style-name="ce14" office:value-type="string" calcext:value-type="string">
            <text:p>251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20" calcext:value-type="float">
            <text:p>2020</text:p>
          </table:table-cell>
          <table:table-cell table:style-name="ce15"/>
          <table:table-cell table:style-name="ce15" office:value-type="float" office:value="183" calcext:value-type="float">
            <text:p>183</text:p>
          </table:table-cell>
          <table:table-cell table:style-name="ce15" office:value-type="string" calcext:value-type="string">
            <text:p>286.4400024414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PRASKA 17</text:p>
          </table:table-cell>
          <table:table-cell table:style-name="ce17" office:value-type="string" calcext:value-type="string">
            <text:p>70 (70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143.2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PRASKA 1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744/2021</text:p>
          </table:table-cell>
          <table:table-cell table:style-name="ce3" office:value-type="date" office:date-value="2021-02-03" calcext:value-type="date">
            <text:p>2021-02-03</text:p>
          </table:table-cell>
          <table:table-cell table:style-name="ce1" office:value-type="string" calcext:value-type="string">
            <text:p>sprzedaż lok. mieszkalnego nr 6 o pow. użytkowej 50 m2 usytuowanego na 2 kondygnacji bud. przy ul. Kopernika 3; składającego się z 2 pokoi, kuchni, łazienki, wc i przedpokoju oraz pomieszczenia przynależnego - komór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230" calcext:value-type="float">
            <text:p>123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230" calcext:value-type="float">
            <text:p>1230</text:p>
          </table:table-cell>
          <table:table-cell table:style-name="ce7"/>
          <table:table-cell table:style-name="ce9" office:value-type="string" calcext:value-type="string">
            <text:p>290 000.00</text:p>
          </table:table-cell>
          <table:table-cell table:style-name="ce10" office:value-type="string" calcext:value-type="string">
            <text:p>31 (31)</text:p>
            <text:p>31 (31)</text:p>
          </table:table-cell>
          <table:table-cell table:style-name="ce10" office:value-type="string" calcext:value-type="string">
            <text:p>71/14</text:p>
            <text:p>70/9</text:p>
          </table:table-cell>
          <table:table-cell table:style-name="ce10" office:value-type="string" calcext:value-type="string">
            <text:p>98 (B 98)</text:p>
            <text:p>1132 (B 1132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00/20793</text:p>
            <text:p>500/2079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M.KOPERNIKA </text:p>
            <text:p>M.KOPERNIKA 3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15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1" calcext:value-type="float">
            <text:p>1981</text:p>
          </table:table-cell>
          <table:table-cell table:style-name="ce15"/>
          <table:table-cell table:style-name="ce15" office:value-type="float" office:value="403" calcext:value-type="float">
            <text:p>403</text:p>
          </table:table-cell>
          <table:table-cell table:style-name="ce15" office:value-type="string" calcext:value-type="string">
            <text:p>1995.5999755859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KOPERNIKA 3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8.00</text:p>
          </table:table-cell>
          <table:table-cell table:style-name="ce17" office:value-type="string" calcext:value-type="string">
            <text:p>Powierzchnia: 2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KOPERNIKA 3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862/2021</text:p>
          </table:table-cell>
          <table:table-cell table:style-name="ce3" office:value-type="date" office:date-value="2021-07-07" calcext:value-type="date">
            <text:p>2021-07-07</text:p>
          </table:table-cell>
          <table:table-cell table:style-name="ce1" office:value-type="string" calcext:value-type="string">
            <text:p>sprzedaż lok. mieszkalnego nr 55 o pow. użytkowej 32,72 m2 usytuowanego na 2 kondygnacji bud. przy ul. Narutowicza 9A; składającego się z pokoju, kucheni, przedpokoju i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8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180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3272/320845</text:p>
            <text:p>3272/320845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5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2.7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A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316/2021</text:p>
          </table:table-cell>
          <table:table-cell table:style-name="ce3" office:value-type="date" office:date-value="2021-07-19" calcext:value-type="date">
            <text:p>2021-07-19</text:p>
          </table:table-cell>
          <table:table-cell table:style-name="ce1" office:value-type="string" calcext:value-type="string">
            <text:p>sprzedaż lok. mieszkalnego nr 23 o pow. użytkowej 48,95 m2 usytuowanego na 4 kondygnacji bud. przy ul. Bałtyckiej 30A; składającego się z pokoju, pokoju z aneksem kuchennym, łazienki z wc i przedpokoju; sprzedaż udz. 1/56 w lok. niemieszkalnym nr 61 o pow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7011" calcext:value-type="float">
            <text:p>701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7011" calcext:value-type="float">
            <text:p>7011</text:p>
          </table:table-cell>
          <table:table-cell table:style-name="ce7"/>
          <table:table-cell table:style-name="ce9" office:value-type="string" calcext:value-type="string">
            <text:p>415 000.00</text:p>
          </table:table-cell>
          <table:table-cell table:style-name="ce10" office:value-type="string" calcext:value-type="string">
            <text:p>22 (22)</text:p>
            <text:p>22 (22)</text:p>
            <text:p>22 (22)</text:p>
          </table:table-cell>
          <table:table-cell table:style-name="ce10" office:value-type="string" calcext:value-type="string">
            <text:p>72/2</text:p>
            <text:p>73/6</text:p>
            <text:p>72/6</text:p>
          </table:table-cell>
          <table:table-cell table:style-name="ce10" office:value-type="string" calcext:value-type="string">
            <text:p>277 (B 277)</text:p>
            <text:p>2410 (B 2410)</text:p>
            <text:p>4324 (B 4324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łasność</text:p>
            <text:p>Własność</text:p>
            <text:p>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1/1</text:p>
            <text:p>1/1</text:p>
            <text:p>1/1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BAŁTYCKA 30A</text:p>
            <text:p>BAŁTYCKA 30A</text:p>
            <text:p>BAŁTYCKA 30B</text:p>
          </table:table-cell>
          <table:table-cell table:style-name="ce14" office:value-type="string" calcext:value-type="string">
            <text:p>22 (22)</text:p>
            <text:p>22 (22)</text:p>
          </table:table-cell>
          <table:table-cell table:style-name="ce14" office:value-type="string" calcext:value-type="string">
            <text:p>142</text:p>
            <text:p>143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Budynek o trzech i więcej mieszkaniach</text:p>
            <text:p>Budynek o trzech i więcej mieszkaniach</text:p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15</text:p>
            <text:p>2016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1236</text:p>
            <text:p>1184</text:p>
          </table:table-cell>
          <table:table-cell table:style-name="ce15" office:value-type="string" calcext:value-type="string">
            <text:p>0</text:p>
            <text:p>0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łasność</text:p>
            <text:p>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BAŁTYCKA 30A</text:p>
            <text:p>BAŁTYCKA 30B</text:p>
          </table:table-cell>
          <table:table-cell table:style-name="ce17" office:value-type="string" calcext:value-type="string">
            <text:p>22 (22)</text:p>
            <text:p>22 (22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61</text:p>
            <text:p>23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1573.53</text:p>
            <text:p>48.95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56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BAŁTYCKA 30A</text:p>
            <text:p>BAŁTYCKA 30A</text:p>
          </table:table-cell>
          <table:table-cell table:number-columns-repeated="95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789/2021</text:p>
          </table:table-cell>
          <table:table-cell table:style-name="ce3" office:value-type="date" office:date-value="2021-07-30" calcext:value-type="date">
            <text:p>2021-07-30</text:p>
          </table:table-cell>
          <table:table-cell table:style-name="ce1" office:value-type="string" calcext:value-type="string">
            <text:p>sprzedaż lok. mieszkalnego nr 35 o pow. użytkowej 86,86 m2 usytuowanego na 2 kondygnacji bud. przy ul. Żyrardowskiej 35; składającego się z korytarza, łazienki, wc, dwóch pokoi, pokoju z kuchnią, oraz udz. 17372/1512556 cz. w dz. 45/2, 46, 47 i 48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20 2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921" calcext:value-type="float">
            <text:p>492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921" calcext:value-type="float">
            <text:p>4921</text:p>
          </table:table-cell>
          <table:table-cell table:style-name="ce7"/>
          <table:table-cell table:style-name="ce9" office:value-type="string" calcext:value-type="string">
            <text:p>620 200.00</text:p>
          </table:table-cell>
          <table:table-cell table:style-name="ce10" office:value-type="string" calcext:value-type="string">
            <text:p>27 (27)</text:p>
            <text:p>27 (27)</text:p>
            <text:p>27 (27)</text:p>
            <text:p>27 (27)</text:p>
            <text:p>27 (27)</text:p>
          </table:table-cell>
          <table:table-cell table:style-name="ce10" office:value-type="string" calcext:value-type="string">
            <text:p>45/3</text:p>
            <text:p>47</text:p>
            <text:p>48</text:p>
            <text:p>46</text:p>
            <text:p>45/2</text:p>
          </table:table-cell>
          <table:table-cell table:style-name="ce10" office:value-type="string" calcext:value-type="string">
            <text:p>4453 (B 4453)</text:p>
            <text:p>51 (Bp 51)</text:p>
            <text:p>30 (Bp 30)</text:p>
            <text:p>17 (Bp 17)</text:p>
            <text:p>370 (dr 37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8686/378139</text:p>
            <text:p>8686/756278</text:p>
            <text:p>8686/756278</text:p>
            <text:p>8686/756278</text:p>
            <text:p>8686/756278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ŻYRARDOWSKA 35,35A</text:p>
            <text:p>ŻYRARDOWSKA </text:p>
            <text:p>GARBARSKA </text:p>
            <text:p>GARBARSKA </text:p>
            <text:p>ŻYRARDOWSKA</text:p>
          </table:table-cell>
          <table:table-cell table:style-name="ce14" office:value-type="string" calcext:value-type="string">
            <text:p>27 (27)</text:p>
            <text:p>27 (27)</text:p>
          </table:table-cell>
          <table:table-cell table:style-name="ce14" office:value-type="string" calcext:value-type="string">
            <text:p>88</text:p>
            <text:p>89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6</text:p>
            <text:p>2007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732</text:p>
            <text:p>820</text:p>
          </table:table-cell>
          <table:table-cell table:style-name="ce15" office:value-type="string" calcext:value-type="string">
            <text:p>1405.6999511719</text:p>
            <text:p>1763.7099609375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ŻYRARDOWSKA 35A</text:p>
            <text:p>ŻYRARDOWSKA 35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4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86.86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5</text:p>
          </table:table-cell>
          <table:table-cell table:number-columns-repeated="95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752/2021</text:p>
          </table:table-cell>
          <table:table-cell table:style-name="ce3" office:value-type="date" office:date-value="2021-07-08" calcext:value-type="date">
            <text:p>2021-07-08</text:p>
          </table:table-cell>
          <table:table-cell table:style-name="ce1" office:value-type="string" calcext:value-type="string">
            <text:p>sprzedaż lok. mieszkalnego nr 18 o pow. użytkowej 56,35 m2 usytuowanego na 3 kondygnacji bud. przy ul. Żyrardowskiej 35 oraz udz. 11270/1512556 cz. w dz. 45/2, 46, 47 i 48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07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921" calcext:value-type="float">
            <text:p>492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921" calcext:value-type="float">
            <text:p>4921</text:p>
          </table:table-cell>
          <table:table-cell table:style-name="ce7"/>
          <table:table-cell table:style-name="ce9" office:value-type="string" calcext:value-type="string">
            <text:p>307 000.00</text:p>
          </table:table-cell>
          <table:table-cell table:style-name="ce10" office:value-type="string" calcext:value-type="string">
            <text:p>27 (27)</text:p>
            <text:p>27 (27)</text:p>
            <text:p>27 (27)</text:p>
            <text:p>27 (27)</text:p>
            <text:p>27 (27)</text:p>
          </table:table-cell>
          <table:table-cell table:style-name="ce10" office:value-type="string" calcext:value-type="string">
            <text:p>45/3</text:p>
            <text:p>47</text:p>
            <text:p>48</text:p>
            <text:p>46</text:p>
            <text:p>45/2</text:p>
          </table:table-cell>
          <table:table-cell table:style-name="ce10" office:value-type="string" calcext:value-type="string">
            <text:p>4453 (B 4453)</text:p>
            <text:p>51 (Bp 51)</text:p>
            <text:p>30 (Bp 30)</text:p>
            <text:p>17 (Bp 17)</text:p>
            <text:p>370 (dr 37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5635/378139</text:p>
            <text:p>5635/756278</text:p>
            <text:p>5635/756278</text:p>
            <text:p>5635/756278</text:p>
            <text:p>5635/756278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ŻYRARDOWSKA 35,35A</text:p>
            <text:p>ŻYRARDOWSKA </text:p>
            <text:p>GARBARSKA </text:p>
            <text:p>GARBARSKA </text:p>
            <text:p>ŻYRARDOWSKA</text:p>
          </table:table-cell>
          <table:table-cell table:style-name="ce14" office:value-type="string" calcext:value-type="string">
            <text:p>27 (27)</text:p>
            <text:p>27 (27)</text:p>
          </table:table-cell>
          <table:table-cell table:style-name="ce14" office:value-type="string" calcext:value-type="string">
            <text:p>88</text:p>
            <text:p>89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6</text:p>
            <text:p>2007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732</text:p>
            <text:p>820</text:p>
          </table:table-cell>
          <table:table-cell table:style-name="ce15" office:value-type="string" calcext:value-type="string">
            <text:p>1405.6999511719</text:p>
            <text:p>1763.7099609375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ŻYRARDOWSKA 35A</text:p>
            <text:p>ŻYRARDOWSKA 35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1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56.3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5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141/2021</text:p>
          </table:table-cell>
          <table:table-cell table:style-name="ce3" office:value-type="date" office:date-value="2021-07-09" calcext:value-type="date">
            <text:p>2021-07-09</text:p>
          </table:table-cell>
          <table:table-cell table:style-name="ce1" office:value-type="string" calcext:value-type="string">
            <text:p>sprzedaż lok. mieszkalnego nr 24 o pow. użytkowej 92,23 m2 usytuowanego na 2 kondygnacji bud. przy ul. Żyrardowskiej 31; składającego się z pokoju dziennego z aneksem kuchennym, 3 pokoi, łazienki i holu; sprzedaż udz. 1/53 w lok. niemieszkalnym nr 98 o p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160" calcext:value-type="float">
            <text:p>61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160" calcext:value-type="float">
            <text:p>6160</text:p>
          </table:table-cell>
          <table:table-cell table:style-name="ce7"/>
          <table:table-cell table:style-name="ce9" office:value-type="string" calcext:value-type="string">
            <text:p>530 00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6160 (B 6160)</text:p>
          </table:table-cell>
          <table:table-cell table:style-name="ce10" table:number-columns-repeated="3"/>
          <table:table-cell table:style-name="ce10" office:value-type="string" calcext:value-type="string">
            <text:p>Własność</text:p>
          </table:table-cell>
          <table:table-cell table:style-name="ce11"/>
          <table:table-cell table:style-name="ce10" office:value-type="string" calcext:value-type="string">
            <text:p>1/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YRARDOWSKA 31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2259" calcext:value-type="float">
            <text:p>2259</text:p>
          </table:table-cell>
          <table:table-cell table:style-name="ce15" office:value-type="string" calcext:value-type="string">
            <text:p>8410.599609375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RARDOWSKA 31</text:p>
          </table:table-cell>
          <table:table-cell table:style-name="ce17" office:value-type="string" calcext:value-type="string">
            <text:p>27 (27)</text:p>
            <text:p>27 (27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98</text:p>
            <text:p>24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4</text:p>
          </table:table-cell>
          <table:table-cell table:style-name="ce18" office:value-type="string" calcext:value-type="string">
            <text:p>-1</text:p>
            <text:p>2</text:p>
          </table:table-cell>
          <table:table-cell table:style-name="ce19" office:value-type="string" calcext:value-type="string">
            <text:p>1293.10</text:p>
            <text:p>92.23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53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ŻYRARDOWSKA 31</text:p>
            <text:p>ŻYRARDOWSKA 3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916/2021</text:p>
          </table:table-cell>
          <table:table-cell table:style-name="ce3" office:value-type="date" office:date-value="2021-07-12" calcext:value-type="date">
            <text:p>2021-07-12</text:p>
          </table:table-cell>
          <table:table-cell table:style-name="ce1" office:value-type="string" calcext:value-type="string">
            <text:p>sprzedaż lok. mieszkalnego nr 124 o pow. użytkowej 58,40 m2 usytuowanego na 1 kondygnacji bud. przy ul. Wółczyńskiej 8F; składającego się z dwóch pokoi, kuchni, łazienki, przedpokoju oraz pomieszczenia przynależnego tj. piwnicy o pow. 3,50 m2 oraz udz. 4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501" calcext:value-type="float">
            <text:p>45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501" calcext:value-type="float">
            <text:p>4501</text:p>
          </table:table-cell>
          <table:table-cell table:style-name="ce7"/>
          <table:table-cell table:style-name="ce9" office:value-type="string" calcext:value-type="string">
            <text:p>370 000.00</text:p>
          </table:table-cell>
          <table:table-cell table:style-name="ce10" office:value-type="string" calcext:value-type="string">
            <text:p>41 (41)</text:p>
            <text:p>41 (41)</text:p>
          </table:table-cell>
          <table:table-cell table:style-name="ce10" office:value-type="string" calcext:value-type="string">
            <text:p>112/4</text:p>
            <text:p>112/3</text:p>
          </table:table-cell>
          <table:table-cell table:style-name="ce10" office:value-type="string" calcext:value-type="string">
            <text:p>997 (B 997)</text:p>
            <text:p>3504 (Bp 350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840/146820</text:p>
            <text:p>42853920/646419096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WÓLCZYŃSKA 8F</text:p>
            <text:p>WÓLCZYŃSKA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5" calcext:value-type="float">
            <text:p>2005</text:p>
          </table:table-cell>
          <table:table-cell table:style-name="ce15"/>
          <table:table-cell table:style-name="ce15" office:value-type="float" office:value="404" calcext:value-type="float">
            <text:p>404</text:p>
          </table:table-cell>
          <table:table-cell table:style-name="ce15" office:value-type="string" calcext:value-type="string">
            <text:p>1387.6999511719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ÓLCZYŃSKA 8F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12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4.90</text:p>
          </table:table-cell>
          <table:table-cell table:style-name="ce17" office:value-type="string" calcext:value-type="string">
            <text:p>Powierzchnia: 3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ÓLCZYŃSKA 8F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564/2021</text:p>
          </table:table-cell>
          <table:table-cell table:style-name="ce3" office:value-type="date" office:date-value="2021-07-21" calcext:value-type="date">
            <text:p>2021-07-21</text:p>
          </table:table-cell>
          <table:table-cell table:style-name="ce1" office:value-type="string" calcext:value-type="string">
            <text:p>sprzedaż lok. mieszkalnego nr 7 o pow. użytkowej 38,00 m2 usytuowanego na 3 kondygnacji bud. przy ul. Cichej 13; składającego się z pokoju, kuchni, łazienki z wc przedpokoju oraz pomieszczenia przynależnego tj. piwnicy o pow. 13,7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22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9" calcext:value-type="float">
            <text:p>41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9" calcext:value-type="float">
            <text:p>419</text:p>
          </table:table-cell>
          <table:table-cell table:style-name="ce7"/>
          <table:table-cell table:style-name="ce9" office:value-type="string" calcext:value-type="string">
            <text:p>220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16/2</text:p>
          </table:table-cell>
          <table:table-cell table:style-name="ce10" office:value-type="string" calcext:value-type="string">
            <text:p>419 (B 419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17/1261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CICHA 13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5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3" calcext:value-type="float">
            <text:p>1953</text:p>
          </table:table-cell>
          <table:table-cell table:style-name="ce15"/>
          <table:table-cell table:style-name="ce15" office:value-type="float" office:value="419" calcext:value-type="float">
            <text:p>419</text:p>
          </table:table-cell>
          <table:table-cell table:style-name="ce15" office:value-type="string" calcext:value-type="string">
            <text:p>1058.8000488281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ICHA 13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8.00</text:p>
          </table:table-cell>
          <table:table-cell table:style-name="ce17" office:value-type="string" calcext:value-type="string">
            <text:p>Powierzchnia: 13.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ICHA 13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337/2021</text:p>
          </table:table-cell>
          <table:table-cell table:style-name="ce3" office:value-type="date" office:date-value="2021-07-30" calcext:value-type="date">
            <text:p>2021-07-30</text:p>
          </table:table-cell>
          <table:table-cell table:style-name="ce1" office:value-type="string" calcext:value-type="string">
            <text:p>sprzedaż lok. mieszkalnego nr 42 o pow. użytkowej 55,80 m2 usytuowanego na 4 kondygnacji bud. przy ul. Cichej 25; składającego się z dwóch pokoi, kuchni, łazienki z wc, przedpokoju oraz pomieszczenia przynależnego tj. piwnicy o pow. 3,8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368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29" calcext:value-type="float">
            <text:p>192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29" calcext:value-type="float">
            <text:p>1929</text:p>
          </table:table-cell>
          <table:table-cell table:style-name="ce7"/>
          <table:table-cell table:style-name="ce9" office:value-type="string" calcext:value-type="string">
            <text:p>368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96/1</text:p>
          </table:table-cell>
          <table:table-cell table:style-name="ce10" office:value-type="string" calcext:value-type="string">
            <text:p>1929 (B 1929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580/22321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CICHA 25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61" calcext:value-type="float">
            <text:p>1961</text:p>
          </table:table-cell>
          <table:table-cell table:style-name="ce15"/>
          <table:table-cell table:style-name="ce15" office:value-type="string" calcext:value-type="string">
            <text:p>635.5</text:p>
          </table:table-cell>
          <table:table-cell table:style-name="ce15" office:value-type="string" calcext:value-type="string">
            <text:p>1921.150024414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ICHA 25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4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2.00</text:p>
          </table:table-cell>
          <table:table-cell table:style-name="ce17" office:value-type="string" calcext:value-type="string">
            <text:p>Powierzchnia: 3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ICHA 25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662/2021</text:p>
          </table:table-cell>
          <table:table-cell table:style-name="ce3" office:value-type="date" office:date-value="2021-07-28" calcext:value-type="date">
            <text:p>2021-07-28</text:p>
          </table:table-cell>
          <table:table-cell table:style-name="ce1" office:value-type="string" calcext:value-type="string">
            <text:p>sprzedaż lok. mieszkalnego nr 1 o pow. użytkowej 64,40 m2 usytuowanego na 1 kondygnacji bud. przy ul. Na Laski 51C; składającego się z 2 pokoi, kuchni, łazienki i korytarza oraz pomieszczenia przynależnego tj. garażu o pow. 19,6 m2, sprzedaż udz. 2/144 cz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668" calcext:value-type="float">
            <text:p>266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668" calcext:value-type="float">
            <text:p>2668</text:p>
          </table:table-cell>
          <table:table-cell table:style-name="ce7"/>
          <table:table-cell table:style-name="ce9" office:value-type="string" calcext:value-type="string">
            <text:p>470 000.00</text:p>
          </table:table-cell>
          <table:table-cell table:style-name="ce10" office:value-type="string" calcext:value-type="string">
            <text:p>45 (45)</text:p>
            <text:p>45 (45)</text:p>
            <text:p>45 (45)</text:p>
            <text:p>45 (45)</text:p>
          </table:table-cell>
          <table:table-cell table:style-name="ce10" office:value-type="string" calcext:value-type="string">
            <text:p>107/5</text:p>
            <text:p>107/2</text:p>
            <text:p>107/3</text:p>
            <text:p>108/2</text:p>
          </table:table-cell>
          <table:table-cell table:style-name="ce10" office:value-type="string" calcext:value-type="string">
            <text:p>1102 (dr 1102)</text:p>
            <text:p>342 (dr 342)</text:p>
            <text:p>457 (B 457)</text:p>
            <text:p>767 (B 767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łasność</text:p>
            <text:p>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1/1</text:p>
            <text:p>1/1</text:p>
            <text:p>6440/32390</text:p>
            <text:p>6440/32390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NA LASKI </text:p>
            <text:p>NA LASKI </text:p>
            <text:p>NA LASKI 51C</text:p>
            <text:p>NA LASKI 51C</text:p>
          </table:table-cell>
          <table:table-cell table:style-name="ce14" office:value-type="string" calcext:value-type="string">
            <text:p>45 (45)</text:p>
            <text:p>45 (45)</text:p>
            <text:p>45 (45)</text:p>
          </table:table-cell>
          <table:table-cell table:style-name="ce14" office:value-type="string" calcext:value-type="string">
            <text:p>202</text:p>
            <text:p>203</text:p>
            <text:p>204</text:p>
          </table:table-cell>
          <table:table-cell table:style-name="ce14" office:value-type="string" calcext:value-type="string">
            <text:p>Transportu i łączności</text:p>
            <text:p>Mieszkalne</text:p>
            <text:p>Transportu i łączności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2002</text:p>
            <text:p>2002</text:p>
            <text:p>2002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48</text:p>
            <text:p>177</text:p>
            <text:p>49</text:p>
          </table:table-cell>
          <table:table-cell table:style-name="ce15" office:value-type="string" calcext:value-type="string">
            <text:p>0</text:p>
            <text:p>0</text:p>
            <text:p>0</text:p>
          </table:table-cell>
          <table:table-cell table:style-name="ce15" office:value-type="string" calcext:value-type="string">
            <text:p>1</text:p>
            <text:p>2</text:p>
            <text:p>1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NA LASKI 51C</text:p>
            <text:p>NA LASKI 51C</text:p>
            <text:p>NA LASKI 51C</text:p>
          </table:table-cell>
          <table:table-cell table:style-name="ce17" office:value-type="string" calcext:value-type="string">
            <text:p>45 (45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64.40</text:p>
          </table:table-cell>
          <table:table-cell table:style-name="ce17" office:value-type="string" calcext:value-type="string">
            <text:p>Powierzchnia: 19.6, garaż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NA LASKI 51C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. 2213/2021</text:p>
          </table:table-cell>
          <table:table-cell table:style-name="ce3" office:value-type="date" office:date-value="2021-07-16" calcext:value-type="date">
            <text:p>2021-07-16</text:p>
          </table:table-cell>
          <table:table-cell table:style-name="ce1"/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053" calcext:value-type="float">
            <text:p>105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053" calcext:value-type="float">
            <text:p>1053</text:p>
          </table:table-cell>
          <table:table-cell table:style-name="ce7"/>
          <table:table-cell table:style-name="ce9" office:value-type="string" calcext:value-type="string">
            <text:p>590 000.00</text:p>
          </table:table-cell>
          <table:table-cell table:style-name="ce10" office:value-type="string" calcext:value-type="string">
            <text:p>53 (53)</text:p>
            <text:p>53 (53)</text:p>
            <text:p>53 (53)</text:p>
          </table:table-cell>
          <table:table-cell table:style-name="ce10" office:value-type="string" calcext:value-type="string">
            <text:p>2/23</text:p>
            <text:p>2/60</text:p>
            <text:p>2/29</text:p>
          </table:table-cell>
          <table:table-cell table:style-name="ce10" office:value-type="string" calcext:value-type="string">
            <text:p>287 (B 287)</text:p>
            <text:p>72 (RVI 72)</text:p>
            <text:p>694 (RV 231, RVI 452, W 11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849/1698</text:p>
            <text:p>849/1698</text:p>
            <text:p>1/30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SIENNA 21A</text:p>
            <text:p>OKRĘŻNA </text:p>
            <text:p>SIENNA</text:p>
          </table:table-cell>
          <table:table-cell table:style-name="ce14" office:value-type="string" calcext:value-type="string">
            <text:p>53 (53)</text:p>
          </table:table-cell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1" calcext:value-type="float">
            <text:p>2011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office:value-type="string" calcext:value-type="string">
            <text:p>169.8000030517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IENNA 21A</text:p>
          </table:table-cell>
          <table:table-cell table:style-name="ce17" office:value-type="string" calcext:value-type="string">
            <text:p>53 (53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84.9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IENNA 21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. 3381/2021</text:p>
          </table:table-cell>
          <table:table-cell table:style-name="ce3" office:value-type="date" office:date-value="2021-07-27" calcext:value-type="date">
            <text:p>2021-07-27</text:p>
          </table:table-cell>
          <table:table-cell table:style-name="ce1" office:value-type="string" calcext:value-type="string">
            <text:p>Mieszkanie komunalne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sprzedaż z bonifikatą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jednostka samorządu terytorialnego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67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511" calcext:value-type="float">
            <text:p>451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511" calcext:value-type="float">
            <text:p>4511</text:p>
          </table:table-cell>
          <table:table-cell table:style-name="ce7"/>
          <table:table-cell table:style-name="ce9" office:value-type="string" calcext:value-type="string">
            <text:p>167 000.00</text:p>
          </table:table-cell>
          <table:table-cell table:style-name="ce10" office:value-type="string" calcext:value-type="string">
            <text:p>60 (60)</text:p>
          </table:table-cell>
          <table:table-cell table:style-name="ce10" office:value-type="string" calcext:value-type="string">
            <text:p>33/3</text:p>
          </table:table-cell>
          <table:table-cell table:style-name="ce10" office:value-type="string" calcext:value-type="string">
            <text:p>4511 (B 4511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861/205133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BATOREGO 23A</text:p>
          </table:table-cell>
          <table:table-cell table:style-name="ce14" office:value-type="string" calcext:value-type="string">
            <text:p>60 (60)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9" calcext:value-type="float">
            <text:p>1979</text:p>
          </table:table-cell>
          <table:table-cell table:style-name="ce15"/>
          <table:table-cell table:style-name="ce15" office:value-type="float" office:value="514" calcext:value-type="float">
            <text:p>514</text:p>
          </table:table-cell>
          <table:table-cell table:style-name="ce15" office:value-type="string" calcext:value-type="string">
            <text:p>1931.1999511719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TOREGO S. 23A</text:p>
          </table:table-cell>
          <table:table-cell table:style-name="ce17" office:value-type="string" calcext:value-type="string">
            <text:p>60 (60)</text:p>
          </table:table-cell>
          <table:table-cell table:style-name="ce17"/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5.60</text:p>
          </table:table-cell>
          <table:table-cell table:style-name="ce17" office:value-type="string" calcext:value-type="string">
            <text:p>Powierzchnia: 3.0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TOREGO S. 23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176/2021</text:p>
          </table:table-cell>
          <table:table-cell table:style-name="ce3" office:value-type="date" office:date-value="2021-07-20" calcext:value-type="date">
            <text:p>2021-07-20</text:p>
          </table:table-cell>
          <table:table-cell table:style-name="ce1" office:value-type="string" calcext:value-type="string">
            <text:p>sprzedaż: - lokalu nr 170 składającego się z salonu z aneksem kuchennym, 1 pokoju, przedpokoju i łazienki o pow. 49,15m2, lokal wyposazony w instalacje elektryczną, c.o., c.w., kanalizacyjną miejską, wodną, domofonową, - udziału (1/270) w lokalu 296 (gara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2/15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  <text:p>12 (12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296</text:p>
            <text:p>170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6855.90</text:p>
            <text:p>49.15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270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ŻYDOWSKA 17</text:p>
            <text:p>ŻYDOWSKA 17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7461/2021</text:p>
          </table:table-cell>
          <table:table-cell table:style-name="ce3" office:value-type="date" office:date-value="2021-07-01" calcext:value-type="date">
            <text:p>2021-07-01</text:p>
          </table:table-cell>
          <table:table-cell table:style-name="ce1" office:value-type="string" calcext:value-type="string">
            <text:p>sprzedaż lokalu nr 1 przy ul. 3Maja 20CB wraz z udziałami w gruncie, jest mpzp - tereny D43-MN, brak UPUL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49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595" calcext:value-type="float">
            <text:p>259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595" calcext:value-type="float">
            <text:p>2595</text:p>
          </table:table-cell>
          <table:table-cell table:style-name="ce7"/>
          <table:table-cell table:style-name="ce9" office:value-type="string" calcext:value-type="string">
            <text:p>749 000.00</text:p>
          </table:table-cell>
          <table:table-cell table:style-name="ce10" office:value-type="string" calcext:value-type="string">
            <text:p>15 (15)</text:p>
            <text:p>15 (15)</text:p>
            <text:p>15 (15)</text:p>
          </table:table-cell>
          <table:table-cell table:style-name="ce10" office:value-type="string" calcext:value-type="string">
            <text:p>2/3</text:p>
            <text:p>3/21</text:p>
            <text:p>3/19</text:p>
          </table:table-cell>
          <table:table-cell table:style-name="ce10" office:value-type="string" calcext:value-type="string">
            <text:p>1985 (RV 1952, W 33)</text:p>
            <text:p>308 (B 308)</text:p>
            <text:p>302 (dr 302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1/280</text:p>
            <text:p>10818/21636</text:p>
            <text:p>1/10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3 MAJA </text:p>
            <text:p>3 MAJA </text:p>
            <text:p>3 MAJA</text:p>
          </table:table-cell>
          <table:table-cell table:style-name="ce14" office:value-type="string" calcext:value-type="string">
            <text:p>15 (15)</text:p>
          </table:table-cell>
          <table:table-cell table:style-name="ce14" office:value-type="string" calcext:value-type="string">
            <text:p>62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20" calcext:value-type="float">
            <text:p>2020</text:p>
          </table:table-cell>
          <table:table-cell table:style-name="ce15"/>
          <table:table-cell table:style-name="ce15" office:value-type="float" office:value="145" calcext:value-type="float">
            <text:p>145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3 MAJA 20CB</text:p>
          </table:table-cell>
          <table:table-cell table:style-name="ce17" office:value-type="string" calcext:value-type="string">
            <text:p>15 (15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108.18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3 MAJA 20CB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4586/2021</text:p>
          </table:table-cell>
          <table:table-cell table:style-name="ce3" office:value-type="date" office:date-value="2021-07-07" calcext:value-type="date">
            <text:p>2021-07-07</text:p>
          </table:table-cell>
          <table:table-cell table:style-name="ce1" office:value-type="string" calcext:value-type="string">
            <text:p>sprzedaż lok. mieszkalnego nr 50 o pow. użytkowej 26,16 m2 usytuowanego na 1 kondygnacji bud. przy ul. Narutowicza 9A; składającego się z pokoju z aneksem kuchennym i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06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206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2616/320845</text:p>
            <text:p>2616/320845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5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26.16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621/2021</text:p>
          </table:table-cell>
          <table:table-cell table:style-name="ce3" office:value-type="date" office:date-value="2021-07-27" calcext:value-type="date">
            <text:p>2021-07-27</text:p>
          </table:table-cell>
          <table:table-cell table:style-name="ce1" office:value-type="string" calcext:value-type="string">
            <text:p>sprzedaż lok. mieszkalnego nr 1 o pow. użytkowej 71,11 m2 usytuowanego w bud. przy ul. Obrońców Getta 11; składającego się z pokoju dziennego z aneksem kuchennym, hallu, wc, łazienki, garderoby i dwóh sypialn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3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55" calcext:value-type="float">
            <text:p>45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55" calcext:value-type="float">
            <text:p>455</text:p>
          </table:table-cell>
          <table:table-cell table:style-name="ce7"/>
          <table:table-cell table:style-name="ce9" office:value-type="string" calcext:value-type="string">
            <text:p>413 000.00</text:p>
          </table:table-cell>
          <table:table-cell table:style-name="ce10" office:value-type="string" calcext:value-type="string">
            <text:p>23 (23)</text:p>
            <text:p>23 (23)</text:p>
          </table:table-cell>
          <table:table-cell table:style-name="ce10" office:value-type="string" calcext:value-type="string">
            <text:p>117</text:p>
            <text:p>162</text:p>
          </table:table-cell>
          <table:table-cell table:style-name="ce10" office:value-type="string" calcext:value-type="string">
            <text:p>329 (B 329)</text:p>
            <text:p>126 (B 12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7111/65014</text:p>
            <text:p>7111/65014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OBROŃCÓW GETTA 11</text:p>
            <text:p>OBROŃCÓW GETTA 11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7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9" calcext:value-type="float">
            <text:p>2009</text:p>
          </table:table-cell>
          <table:table-cell table:style-name="ce15"/>
          <table:table-cell table:style-name="ce15" office:value-type="float" office:value="346" calcext:value-type="float">
            <text:p>346</text:p>
          </table:table-cell>
          <table:table-cell table:style-name="ce15" office:value-type="string" calcext:value-type="string">
            <text:p>650.140014648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OBROŃCÓW GETTA 11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71.11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OBROŃCÓW GETTA 1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1632/2021</text:p>
          </table:table-cell>
          <table:table-cell table:style-name="ce3" office:value-type="date" office:date-value="2021-07-27" calcext:value-type="date">
            <text:p>2021-07-27</text:p>
          </table:table-cell>
          <table:table-cell table:style-name="ce1" office:value-type="string" calcext:value-type="string">
            <text:p>sprzedaż lokalu mieszkalnego nr 3 o pow. uż. 48,00m2: 2 pokoje, kuchnia, łazienka, wc, wnęka i przedpokój + piwnica 2,10m2, bezpośredni dostep do drogi publ.,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06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659" calcext:value-type="float">
            <text:p>165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659" calcext:value-type="float">
            <text:p>1659</text:p>
          </table:table-cell>
          <table:table-cell table:style-name="ce7"/>
          <table:table-cell table:style-name="ce9" office:value-type="string" calcext:value-type="string">
            <text:p>306 000.00</text:p>
          </table:table-cell>
          <table:table-cell table:style-name="ce10" office:value-type="string" calcext:value-type="string">
            <text:p>31 (31)</text:p>
            <text:p>31 (31)</text:p>
          </table:table-cell>
          <table:table-cell table:style-name="ce10" office:value-type="string" calcext:value-type="string">
            <text:p>51/5</text:p>
            <text:p>50/3</text:p>
          </table:table-cell>
          <table:table-cell table:style-name="ce10" office:value-type="string" calcext:value-type="string">
            <text:p>85 (B 85)</text:p>
            <text:p>1574 (B 157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01/31313</text:p>
            <text:p>501/3131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ARMII KRAJOWEJ </text:p>
            <text:p>ARMII KRAJOWEJ 7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9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3" calcext:value-type="float">
            <text:p>1983</text:p>
          </table:table-cell>
          <table:table-cell table:style-name="ce15"/>
          <table:table-cell table:style-name="ce15" office:value-type="string" calcext:value-type="string">
            <text:p>685.96002197266</text:p>
          </table:table-cell>
          <table:table-cell table:style-name="ce15" office:value-type="string" calcext:value-type="string">
            <text:p>2993.6999511719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ARMII KRAJOWEJ 7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8.00</text:p>
          </table:table-cell>
          <table:table-cell table:style-name="ce17" office:value-type="string" calcext:value-type="string">
            <text:p>Powierzchnia: 2.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ARMII KRAJOWEJ 7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5622/2021</text:p>
          </table:table-cell>
          <table:table-cell table:style-name="ce3" office:value-type="date" office:date-value="2021-07-30" calcext:value-type="date">
            <text:p>2021-07-30</text:p>
          </table:table-cell>
          <table:table-cell table:style-name="ce1" office:value-type="string" calcext:value-type="string">
            <text:p>sprzedaż lokalu nr 98 w budynku przy ul. T.Bairda 40A, położonego na IV piętrze, składającego się z 3 pokoi, kuchni, łazienki, wc i przedpokoju, o pow. uż. 59,15m2. Dla lokalu jest świadectwo charakterystyki energetycznej. Każdoczesnemu właścicielowi prz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7139" calcext:value-type="float">
            <text:p>713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7139" calcext:value-type="float">
            <text:p>7139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32 (32)</text:p>
            <text:p>32 (32)</text:p>
            <text:p>32 (32)</text:p>
            <text:p>32 (32)</text:p>
          </table:table-cell>
          <table:table-cell table:style-name="ce10" office:value-type="string" calcext:value-type="string">
            <text:p>14/11</text:p>
            <text:p>16/28</text:p>
            <text:p>14/17</text:p>
            <text:p>14/19</text:p>
          </table:table-cell>
          <table:table-cell table:style-name="ce10" office:value-type="string" calcext:value-type="string">
            <text:p>241 (B 241)</text:p>
            <text:p>5899 (B 5899)</text:p>
            <text:p>856 (B 856)</text:p>
            <text:p>143 (dr 143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5915/493415</text:p>
            <text:p>5915/493415</text:p>
            <text:p>5915/493415</text:p>
            <text:p>5915/493415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T.BAIRDA 40A</text:p>
            <text:p>T.BAIRDA 40A</text:p>
            <text:p>T.BAIRDA 40A</text:p>
            <text:p>T.BAIRDA</text:p>
          </table:table-cell>
          <table:table-cell table:style-name="ce14" office:value-type="string" calcext:value-type="string">
            <text:p>32 (32)</text:p>
          </table:table-cell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6" calcext:value-type="float">
            <text:p>2016</text:p>
          </table:table-cell>
          <table:table-cell table:style-name="ce15"/>
          <table:table-cell table:style-name="ce15" office:value-type="float" office:value="3768" calcext:value-type="float">
            <text:p>376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40A</text:p>
          </table:table-cell>
          <table:table-cell table:style-name="ce17" office:value-type="string" calcext:value-type="string">
            <text:p>32 (32)</text:p>
          </table:table-cell>
          <table:table-cell table:style-name="ce17"/>
          <table:table-cell table:style-name="ce17" office:value-type="string" calcext:value-type="string">
            <text:p>9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9.1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40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044/2021</text:p>
          </table:table-cell>
          <table:table-cell table:style-name="ce3" office:value-type="date" office:date-value="2021-07-15" calcext:value-type="date">
            <text:p>2021-07-15</text:p>
          </table:table-cell>
          <table:table-cell table:style-name="ce1" office:value-type="string" calcext:value-type="string">
            <text:p>sprzedaż lokalu nr 7 o pow. 124,36m2, położonego na IV kondygnacji budynku, składającego się z pokoju, kuchni, wc, trzech pokoi na strychu, antresoli na strychu, garderoby na strychu, łazienki na strychu, wc na strychu, pomieszczenia wielofunkcyjnego i k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886" calcext:value-type="float">
            <text:p>188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886" calcext:value-type="float">
            <text:p>1886</text:p>
          </table:table-cell>
          <table:table-cell table:style-name="ce7"/>
          <table:table-cell table:style-name="ce9" office:value-type="string" calcext:value-type="string">
            <text:p>500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5/44</text:p>
          </table:table-cell>
          <table:table-cell table:style-name="ce10" office:value-type="string" calcext:value-type="string">
            <text:p>1886 (B 188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03/10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.TELIGI 10A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4" calcext:value-type="float">
            <text:p>2004</text:p>
          </table:table-cell>
          <table:table-cell table:style-name="ce15"/>
          <table:table-cell table:style-name="ce15" office:value-type="string" calcext:value-type="string">
            <text:p>766.36999511719</text:p>
          </table:table-cell>
          <table:table-cell table:style-name="ce15" office:value-type="string" calcext:value-type="string">
            <text:p>2412.219970703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.TELIGI 10A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9" office:value-type="string" calcext:value-type="string">
            <text:p>124.36</text:p>
          </table:table-cell>
          <table:table-cell table:style-name="ce17" office:value-type="string" calcext:value-type="string">
            <text:p>Powierzchnia: 5.42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.TELIGI 10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189/2021</text:p>
          </table:table-cell>
          <table:table-cell table:style-name="ce3" office:value-type="date" office:date-value="2021-07-23" calcext:value-type="date">
            <text:p>2021-07-23</text:p>
          </table:table-cell>
          <table:table-cell table:style-name="ce1" office:value-type="string" calcext:value-type="string">
            <text:p>sprzedaż lokalu nr 52 położonego na IV kondygnacji budynku, składającego się z 2 pokoi, kuchni, łazienki i przedpokoju oraz przynależnej komórki, o pow. uż. 39,00m2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51" calcext:value-type="float">
            <text:p>195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51" calcext:value-type="float">
            <text:p>1951</text:p>
          </table:table-cell>
          <table:table-cell table:style-name="ce7"/>
          <table:table-cell table:style-name="ce9" office:value-type="string" calcext:value-type="string">
            <text:p>270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5/47</text:p>
          </table:table-cell>
          <table:table-cell table:style-name="ce10" office:value-type="string" calcext:value-type="string">
            <text:p>1951 (B 1951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900/24157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T.BAIRDA 28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35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95" calcext:value-type="float">
            <text:p>1995</text:p>
          </table:table-cell>
          <table:table-cell table:style-name="ce15"/>
          <table:table-cell table:style-name="ce15" office:value-type="float" office:value="634" calcext:value-type="float">
            <text:p>634</text:p>
          </table:table-cell>
          <table:table-cell table:style-name="ce15" office:value-type="string" calcext:value-type="string">
            <text:p>2226.8000488281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28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5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4.50</text:p>
          </table:table-cell>
          <table:table-cell table:style-name="ce17" office:value-type="string" calcext:value-type="string">
            <text:p>Powierzchnia: 4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28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862/2021</text:p>
          </table:table-cell>
          <table:table-cell table:style-name="ce3" office:value-type="date" office:date-value="2021-07-30" calcext:value-type="date">
            <text:p>2021-07-30</text:p>
          </table:table-cell>
          <table:table-cell table:style-name="ce1" office:value-type="string" calcext:value-type="string">
            <text:p>sprzedaż lokalu nr 29 wraz z udziałęm w gruncie; lokal składa się z 2 pokoi, kuchni, przedpokoju, łazienki i przynależnej komórki, łączna pow. uż. wynosi 50,14m2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4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972" calcext:value-type="float">
            <text:p>297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972" calcext:value-type="float">
            <text:p>2972</text:p>
          </table:table-cell>
          <table:table-cell table:style-name="ce7"/>
          <table:table-cell table:style-name="ce9" office:value-type="string" calcext:value-type="string">
            <text:p>340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4/4</text:p>
          </table:table-cell>
          <table:table-cell table:style-name="ce10" office:value-type="string" calcext:value-type="string">
            <text:p>2972 (B 2972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61/10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1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6" calcext:value-type="float">
            <text:p>2006</text:p>
          </table:table-cell>
          <table:table-cell table:style-name="ce15"/>
          <table:table-cell table:style-name="ce15" office:value-type="string" calcext:value-type="string">
            <text:p>636.57000732422</text:p>
          </table:table-cell>
          <table:table-cell table:style-name="ce15" office:value-type="string" calcext:value-type="string">
            <text:p>2890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1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2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46.00</text:p>
          </table:table-cell>
          <table:table-cell table:style-name="ce17" office:value-type="string" calcext:value-type="string">
            <text:p>Powierzchnia: 4.1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160/2021</text:p>
          </table:table-cell>
          <table:table-cell table:style-name="ce3" office:value-type="date" office:date-value="2021-08-31" calcext:value-type="date">
            <text:p>2021-08-31</text:p>
          </table:table-cell>
          <table:table-cell table:style-name="ce1" office:value-type="string" calcext:value-type="string">
            <text:p>sprzedaż lok. mieszkalnego nr 57 o pow. użytkowej 45,70 m2 usytuowanego na 4 kondygnacji bud. przy ul. Bałtyckiej 10; składającego się z 2 pokoi, kuchni, łazienki z wc, przedpokoj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35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83" calcext:value-type="float">
            <text:p>288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83" calcext:value-type="float">
            <text:p>2883</text:p>
          </table:table-cell>
          <table:table-cell table:style-name="ce7"/>
          <table:table-cell table:style-name="ce9" office:value-type="string" calcext:value-type="string">
            <text:p>355 0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51/12</text:p>
          </table:table-cell>
          <table:table-cell table:style-name="ce10" office:value-type="string" calcext:value-type="string">
            <text:p>2883 (B 288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910/30264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BAŁTYCKA 10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float" office:value="710" calcext:value-type="float">
            <text:p>710</text:p>
          </table:table-cell>
          <table:table-cell table:style-name="ce15" office:value-type="string" calcext:value-type="string">
            <text:p>2817.0500488281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ŁTYCKA 10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5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5.70</text:p>
          </table:table-cell>
          <table:table-cell table:style-name="ce17" office:value-type="string" calcext:value-type="string">
            <text:p>Powierzchnia: 3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10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330/2021</text:p>
          </table:table-cell>
          <table:table-cell table:style-name="ce3" office:value-type="date" office:date-value="2021-07-08" calcext:value-type="date">
            <text:p>2021-07-08</text:p>
          </table:table-cell>
          <table:table-cell table:style-name="ce1" office:value-type="string" calcext:value-type="string">
            <text:p>sprzedaz lokalu nr 1 o łącznej pow. 160,80m2: pokój dzienny, 2 korytarze, 2 łazienki, kuchnia, pomieszczenie gospodarcze, wiatrołap, 3 pokoje, garderoba i pomieszczenie przynależne - garaż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 0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501" calcext:value-type="float">
            <text:p>15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501" calcext:value-type="float">
            <text:p>1501</text:p>
          </table:table-cell>
          <table:table-cell table:style-name="ce7"/>
          <table:table-cell table:style-name="ce9" office:value-type="string" calcext:value-type="string">
            <text:p>1 000 000.00</text:p>
          </table:table-cell>
          <table:table-cell table:style-name="ce10" office:value-type="string" calcext:value-type="string">
            <text:p>64 (64)</text:p>
          </table:table-cell>
          <table:table-cell table:style-name="ce10" office:value-type="string" calcext:value-type="string">
            <text:p>10/2</text:p>
          </table:table-cell>
          <table:table-cell table:style-name="ce10" office:value-type="string" calcext:value-type="string">
            <text:p>1501 (B 1273, W 228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608/3216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DĘBOWA 2F</text:p>
          </table:table-cell>
          <table:table-cell table:style-name="ce14" office:value-type="string" calcext:value-type="string">
            <text:p>64 (64)</text:p>
            <text:p>64 (64)</text:p>
          </table:table-cell>
          <table:table-cell table:style-name="ce14" office:value-type="string" calcext:value-type="string">
            <text:p>25</text:p>
            <text:p>26</text:p>
          </table:table-cell>
          <table:table-cell table:style-name="ce14" office:value-type="string" calcext:value-type="string">
            <text:p>Mieszkalne</text:p>
            <text:p>Transportu i łączności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9</text:p>
            <text:p>2009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192</text:p>
            <text:p>56</text:p>
          </table:table-cell>
          <table:table-cell table:style-name="ce15" office:value-type="string" calcext:value-type="string">
            <text:p>279.60000610352</text:p>
            <text:p>42</text:p>
          </table:table-cell>
          <table:table-cell table:style-name="ce15" office:value-type="string" calcext:value-type="string">
            <text:p>2</text:p>
            <text:p>1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DĘBOWA 2F</text:p>
            <text:p>DĘBOWA 2F</text:p>
          </table:table-cell>
          <table:table-cell table:style-name="ce17" office:value-type="string" calcext:value-type="string">
            <text:p>64 (64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139.80</text:p>
          </table:table-cell>
          <table:table-cell table:style-name="ce17" office:value-type="string" calcext:value-type="string">
            <text:p>Powierzchnia: 21, garaż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DĘBOWA 2F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103/2021</text:p>
          </table:table-cell>
          <table:table-cell table:style-name="ce3" office:value-type="date" office:date-value="2021-07-20" calcext:value-type="date">
            <text:p>2021-07-20</text:p>
          </table:table-cell>
          <table:table-cell table:style-name="ce1" office:value-type="string" calcext:value-type="string">
            <text:p>sprzedaż lokalu nr 10 o pow.uż. 61,80m2, na 4 kondygnacji budynku, składa się z 3 pokoi, kuchni, łazienki, wc, wnęki i przedpokoju oraz przynależnej piwnicy nr 10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48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659" calcext:value-type="float">
            <text:p>165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659" calcext:value-type="float">
            <text:p>1659</text:p>
          </table:table-cell>
          <table:table-cell table:style-name="ce7"/>
          <table:table-cell table:style-name="ce9" office:value-type="string" calcext:value-type="string">
            <text:p>348 000.00</text:p>
          </table:table-cell>
          <table:table-cell table:style-name="ce10" office:value-type="string" calcext:value-type="string">
            <text:p>31 (31)</text:p>
            <text:p>31 (31)</text:p>
          </table:table-cell>
          <table:table-cell table:style-name="ce10" office:value-type="string" calcext:value-type="string">
            <text:p>51/5</text:p>
            <text:p>50/3</text:p>
          </table:table-cell>
          <table:table-cell table:style-name="ce10" office:value-type="string" calcext:value-type="string">
            <text:p>85 (B 85)</text:p>
            <text:p>1574 (B 157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18/31313</text:p>
            <text:p>618/3131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ARMII KRAJOWEJ </text:p>
            <text:p>ARMII KRAJOWEJ 7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9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3" calcext:value-type="float">
            <text:p>1983</text:p>
          </table:table-cell>
          <table:table-cell table:style-name="ce15"/>
          <table:table-cell table:style-name="ce15" office:value-type="string" calcext:value-type="string">
            <text:p>685.96002197266</text:p>
          </table:table-cell>
          <table:table-cell table:style-name="ce15" office:value-type="string" calcext:value-type="string">
            <text:p>2993.6999511719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ARMII KRAJOWEJ 7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1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9.70</text:p>
          </table:table-cell>
          <table:table-cell table:style-name="ce17" office:value-type="string" calcext:value-type="string">
            <text:p>Powierzchnia: 2.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ARMII KRAJOWEJ 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495/2021</text:p>
          </table:table-cell>
          <table:table-cell table:style-name="ce3" office:value-type="date" office:date-value="2021-08-26" calcext:value-type="date">
            <text:p>2021-08-26</text:p>
          </table:table-cell>
          <table:table-cell table:style-name="ce1" office:value-type="string" calcext:value-type="string">
            <text:p>sprzedaż lok. mieszkalnego nr 31 o pow. użytkowej 61,50 m2 usytuowanego na 2 kondygnacji w bud. przy ul. Kopernika 8, składającego się z trzech pokoi, kuchni, przedpokoju, łazienki i wc oraz przynależnej komór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49 4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36" calcext:value-type="float">
            <text:p>133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36" calcext:value-type="float">
            <text:p>1336</text:p>
          </table:table-cell>
          <table:table-cell table:style-name="ce7"/>
          <table:table-cell table:style-name="ce9" office:value-type="string" calcext:value-type="string">
            <text:p>449 400.00</text:p>
          </table:table-cell>
          <table:table-cell table:style-name="ce10" office:value-type="string" calcext:value-type="string">
            <text:p>31 (31)</text:p>
          </table:table-cell>
          <table:table-cell table:style-name="ce10" office:value-type="string" calcext:value-type="string">
            <text:p>64/58</text:p>
          </table:table-cell>
          <table:table-cell table:style-name="ce10" office:value-type="string" calcext:value-type="string">
            <text:p>1336 (B 1336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615/2591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M.KOPERNIKA 8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10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table:number-columns-repeated="2"/>
          <table:table-cell table:style-name="ce15" office:value-type="string" calcext:value-type="string">
            <text:p>590.70001220703</text:p>
          </table:table-cell>
          <table:table-cell table:style-name="ce15" office:value-type="string" calcext:value-type="string">
            <text:p>2506.8000488281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KOPERNIKA 8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3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60.00</text:p>
          </table:table-cell>
          <table:table-cell table:style-name="ce17" office:value-type="string" calcext:value-type="string">
            <text:p>Powierzchnia: 1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KOPERNIKA 8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9642/2021</text:p>
          </table:table-cell>
          <table:table-cell table:style-name="ce3" office:value-type="date" office:date-value="2021-08-23" calcext:value-type="date">
            <text:p>2021-08-23</text:p>
          </table:table-cell>
          <table:table-cell table:style-name="ce1" office:value-type="string" calcext:value-type="string">
            <text:p>sprzedaż lok. mieszkalnego nr 2 o pow. użytkowej 105,61 m2 usytuowanego na 1 i 2 kondygnacji bud. przy ul. Prostej 18E; składającego się z wiatrołapu, korytarza, jadalni, salonu, wc. kuchni, komunikacji, pokoju, dwóch łazienek, pomieszczenia fitness i pom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800" calcext:value-type="float">
            <text:p>80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800" calcext:value-type="float">
            <text:p>800</text:p>
          </table:table-cell>
          <table:table-cell table:style-name="ce7"/>
          <table:table-cell table:style-name="ce9" office:value-type="string" calcext:value-type="string">
            <text:p>650 000.00</text:p>
          </table:table-cell>
          <table:table-cell table:style-name="ce10" office:value-type="string" calcext:value-type="string">
            <text:p>70 (70)</text:p>
            <text:p>70 (70)</text:p>
          </table:table-cell>
          <table:table-cell table:style-name="ce10" office:value-type="string" calcext:value-type="string">
            <text:p>25/23</text:p>
            <text:p>25/24</text:p>
          </table:table-cell>
          <table:table-cell table:style-name="ce10" office:value-type="string" calcext:value-type="string">
            <text:p>400 (B 400)</text:p>
            <text:p>400 (B 400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3538/54152</text:p>
            <text:p>13538/54152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PROSTA 18E</text:p>
            <text:p>PROSTA 18D</text:p>
          </table:table-cell>
          <table:table-cell table:style-name="ce14" office:value-type="string" calcext:value-type="string">
            <text:p>70 (70)</text:p>
            <text:p>70 (70)</text:p>
          </table:table-cell>
          <table:table-cell table:style-name="ce14" office:value-type="string" calcext:value-type="string">
            <text:p>235</text:p>
            <text:p>236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Budynek o dwóch mieszkaniach</text:p>
            <text:p>Budynek o dwóch mieszkaniach</text:p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18</text:p>
            <text:p>2018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160</text:p>
            <text:p>161</text:p>
          </table:table-cell>
          <table:table-cell table:style-name="ce15" office:value-type="string" calcext:value-type="string">
            <text:p>211.2200012207</text:p>
            <text:p>211.2200012207</text:p>
          </table:table-cell>
          <table:table-cell table:style-name="ce15" office:value-type="string" calcext:value-type="string">
            <text:p>2</text:p>
            <text:p>2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PROSTA 18E</text:p>
            <text:p>PROSTA 18D</text:p>
          </table:table-cell>
          <table:table-cell table:style-name="ce17" office:value-type="string" calcext:value-type="string">
            <text:p>70 (70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9" office:value-type="string" calcext:value-type="string">
            <text:p>105.61</text:p>
          </table:table-cell>
          <table:table-cell table:style-name="ce17" office:value-type="string" calcext:value-type="string">
            <text:p>Powierzchnia: 29.77, garaż: 1, strych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PROSTA 18E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573/2021</text:p>
          </table:table-cell>
          <table:table-cell table:style-name="ce3" office:value-type="date" office:date-value="2021-09-30" calcext:value-type="date">
            <text:p>2021-09-30</text:p>
          </table:table-cell>
          <table:table-cell table:style-name="ce1" office:value-type="string" calcext:value-type="string">
            <text:p>sprzedaż lok. mieszkalnego nr 158 o pow. użytkowej 47,12 m2 usytuowanego na 2 kondygnacji bud. przy ul. Żydowskiej 17; składającego się z salonu z aneksem kuchennym, pokoju, przedpokoju i łazienki oraz udz. 1/1500 cz. w dz. 56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9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395 000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4712/2201573</text:p>
            <text:p>1/15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</table:table-cell>
          <table:table-cell table:style-name="ce17"/>
          <table:table-cell table:style-name="ce17" office:value-type="string" calcext:value-type="string">
            <text:p>15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47.1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DOWSKA 1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151/2021</text:p>
          </table:table-cell>
          <table:table-cell table:style-name="ce3" office:value-type="date" office:date-value="2021-09-24" calcext:value-type="date">
            <text:p>2021-09-24</text:p>
          </table:table-cell>
          <table:table-cell table:style-name="ce1" office:value-type="string" calcext:value-type="string">
            <text:p>sprzedaż lok. mieszkalnego nr 18 o pow. użytkowej 68,16 m2 usytuowanego na 3 kondygnacji bud. przy ul. Rumiankowej 1; składającego się z dwóch sypialni, pokoju dziennego z aneksem kuchennym, korytarza, łazienki i garderob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6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93" calcext:value-type="float">
            <text:p>289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93" calcext:value-type="float">
            <text:p>2893</text:p>
          </table:table-cell>
          <table:table-cell table:style-name="ce7"/>
          <table:table-cell table:style-name="ce9" office:value-type="string" calcext:value-type="string">
            <text:p>465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6/2</text:p>
            <text:p>56/6</text:p>
          </table:table-cell>
          <table:table-cell table:style-name="ce10" office:value-type="string" calcext:value-type="string">
            <text:p>2837 (B 2837)</text:p>
            <text:p>56 (B 5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816/250463</text:p>
            <text:p>6816/25046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RUMIANKOWA 1</text:p>
            <text:p>RUMIANKOW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9" calcext:value-type="float">
            <text:p>2009</text:p>
          </table:table-cell>
          <table:table-cell table:style-name="ce15"/>
          <table:table-cell table:style-name="ce15" office:value-type="float" office:value="836" calcext:value-type="float">
            <text:p>836</text:p>
          </table:table-cell>
          <table:table-cell table:style-name="ce15" office:value-type="string" calcext:value-type="string">
            <text:p>2504.629882812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MIANKOWA 1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1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68.16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MIANKOWA 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438/2021</text:p>
          </table:table-cell>
          <table:table-cell table:style-name="ce3" office:value-type="date" office:date-value="2021-09-01" calcext:value-type="date">
            <text:p>2021-09-01</text:p>
          </table:table-cell>
          <table:table-cell table:style-name="ce1" office:value-type="string" calcext:value-type="string">
            <text:p>sprzedaż lok. mieszkalnego nr 34 o pow. użytkowej 61,60 m2 usytuowanego na 5 kondygnacji bud. przy ul. Bałtyckiej 8; składającego się z dwóch pokoi, kuchni, przedpokoju, i łazienki z wc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3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88" calcext:value-type="float">
            <text:p>288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88" calcext:value-type="float">
            <text:p>2888</text:p>
          </table:table-cell>
          <table:table-cell table:style-name="ce7"/>
          <table:table-cell table:style-name="ce9" office:value-type="string" calcext:value-type="string">
            <text:p>335 000.00</text:p>
          </table:table-cell>
          <table:table-cell table:style-name="ce10" office:value-type="string" calcext:value-type="string">
            <text:p>23 (23)</text:p>
            <text:p>23 (23)</text:p>
          </table:table-cell>
          <table:table-cell table:style-name="ce10" office:value-type="string" calcext:value-type="string">
            <text:p>156/4</text:p>
            <text:p>126</text:p>
          </table:table-cell>
          <table:table-cell table:style-name="ce10" office:value-type="string" calcext:value-type="string">
            <text:p>2762 (B 2762)</text:p>
            <text:p>126 (B 12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160/342492</text:p>
            <text:p>6160/342492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BAŁTYCKA 8</text:p>
            <text:p>BAŁTYCKA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1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6" calcext:value-type="float">
            <text:p>1986</text:p>
          </table:table-cell>
          <table:table-cell table:style-name="ce15"/>
          <table:table-cell table:style-name="ce15" office:value-type="float" office:value="944" calcext:value-type="float">
            <text:p>944</text:p>
          </table:table-cell>
          <table:table-cell table:style-name="ce15" office:value-type="string" calcext:value-type="string">
            <text:p>3094.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ŁTYCKA 8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3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4.20</text:p>
          </table:table-cell>
          <table:table-cell table:style-name="ce17" office:value-type="string" calcext:value-type="string">
            <text:p>Powierzchnia: 7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8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110/2021</text:p>
          </table:table-cell>
          <table:table-cell table:style-name="ce3" office:value-type="date" office:date-value="2021-09-15" calcext:value-type="date">
            <text:p>2021-09-15</text:p>
          </table:table-cell>
          <table:table-cell table:style-name="ce1" office:value-type="string" calcext:value-type="string">
            <text:p>sprzedaż lok. mieszkalnego nr 1/2 o pow. użytkowej 80,00 m2 usytuowanego na 1 kondygnacji bud. przy ul. 11 Listopada 4; składającego się z trzech pokoi, kuchni, przedpokoju, łazienki z wc oraz pomieszczenia przynależnego (tj. piwnicy o pow. 12,50 m2)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00" calcext:value-type="float">
            <text:p>50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00" calcext:value-type="float">
            <text:p>500</text:p>
          </table:table-cell>
          <table:table-cell table:style-name="ce7"/>
          <table:table-cell table:style-name="ce9" office:value-type="string" calcext:value-type="string">
            <text:p>360 000.00</text:p>
          </table:table-cell>
          <table:table-cell table:style-name="ce10" office:value-type="string" calcext:value-type="string">
            <text:p>24 (24)</text:p>
          </table:table-cell>
          <table:table-cell table:style-name="ce10" office:value-type="string" calcext:value-type="string">
            <text:p>65/7</text:p>
          </table:table-cell>
          <table:table-cell table:style-name="ce10" office:value-type="string" calcext:value-type="string">
            <text:p>500 (B 500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800/1348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11 LISTOPADA 4</text:p>
          </table:table-cell>
          <table:table-cell table:style-name="ce14" office:value-type="string" calcext:value-type="string">
            <text:p>24 (24)</text:p>
          </table:table-cell>
          <table:table-cell table:style-name="ce14" office:value-type="string" calcext:value-type="string">
            <text:p>13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8" calcext:value-type="float">
            <text:p>1958</text:p>
          </table:table-cell>
          <table:table-cell table:style-name="ce15"/>
          <table:table-cell table:style-name="ce15" office:value-type="string" calcext:value-type="string">
            <text:p>458.79998779297</text:p>
          </table:table-cell>
          <table:table-cell table:style-name="ce15" office:value-type="string" calcext:value-type="string">
            <text:p>1150.599975585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11 LISTOPADA 4</text:p>
          </table:table-cell>
          <table:table-cell table:style-name="ce17" office:value-type="string" calcext:value-type="string">
            <text:p>24 (24)</text:p>
          </table:table-cell>
          <table:table-cell table:style-name="ce17"/>
          <table:table-cell table:style-name="ce17" office:value-type="string" calcext:value-type="string">
            <text:p>1/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67.50</text:p>
          </table:table-cell>
          <table:table-cell table:style-name="ce17" office:value-type="string" calcext:value-type="string">
            <text:p>Powierzchnia: 12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11 LISTOPADA 4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686/2021</text:p>
          </table:table-cell>
          <table:table-cell table:style-name="ce3" office:value-type="date" office:date-value="2021-09-27" calcext:value-type="date">
            <text:p>2021-09-27</text:p>
          </table:table-cell>
          <table:table-cell table:style-name="ce1" office:value-type="string" calcext:value-type="string">
            <text:p>sprzedaż udz. 1/13 w lok. niemieszkalnym nr 97 poł. w bud, przy ul. Żyrardowskiej 31 o pow. 453,90 m2 stanowiącego garaż; wg MPZP dz. 39 stanowią teren oznaczony symbolem MW/U/UC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3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2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160" calcext:value-type="float">
            <text:p>61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160" calcext:value-type="float">
            <text:p>6160</text:p>
          </table:table-cell>
          <table:table-cell table:style-name="ce7"/>
          <table:table-cell table:style-name="ce9" office:value-type="string" calcext:value-type="string">
            <text:p>22 00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6160 (B 6160)</text:p>
          </table:table-cell>
          <table:table-cell table:style-name="ce10"/>
          <table:table-cell table:style-name="ce10" office:value-type="string" calcext:value-type="string">
            <text:p>budownictwo mieszkaniowe wielorodzinne, teren zabudowy usługowej, teren rozmieszczenia dużych obiektów handlowych</text:p>
          </table:table-cell>
          <table:table-cell table:style-name="ce10"/>
          <table:table-cell table:style-name="ce10" office:value-type="string" calcext:value-type="string">
            <text:p>Własność</text:p>
          </table:table-cell>
          <table:table-cell table:style-name="ce11"/>
          <table:table-cell table:style-name="ce10" office:value-type="string" calcext:value-type="string">
            <text:p>1/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YRARDOWSKA 31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2259" calcext:value-type="float">
            <text:p>2259</text:p>
          </table:table-cell>
          <table:table-cell table:style-name="ce15" office:value-type="string" calcext:value-type="string">
            <text:p>8410.599609375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RARDOWSKA 31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97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453.9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199/2021</text:p>
          </table:table-cell>
          <table:table-cell table:style-name="ce3" office:value-type="date" office:date-value="2021-09-21" calcext:value-type="date">
            <text:p>2021-09-21</text:p>
          </table:table-cell>
          <table:table-cell table:style-name="ce1" office:value-type="string" calcext:value-type="string">
            <text:p>sprzedaż lok. mieszkalnego nr 9 o pow. użytkowej 32,40 m2 usytuowanego na 3 kondygnacji bud. przy ul. Żyrardowskiej 47; składającego się zkomunikacji, pokoju dziennego. kuchni,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2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20" calcext:value-type="float">
            <text:p>92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20" calcext:value-type="float">
            <text:p>920</text:p>
          </table:table-cell>
          <table:table-cell table:style-name="ce7"/>
          <table:table-cell table:style-name="ce9" office:value-type="string" calcext:value-type="string">
            <text:p>225 000.00</text:p>
          </table:table-cell>
          <table:table-cell table:style-name="ce10" office:value-type="string" calcext:value-type="string">
            <text:p>27 (27)</text:p>
            <text:p>27 (27)</text:p>
          </table:table-cell>
          <table:table-cell table:style-name="ce10" office:value-type="string" calcext:value-type="string">
            <text:p>42</text:p>
            <text:p>24</text:p>
          </table:table-cell>
          <table:table-cell table:style-name="ce10" office:value-type="string" calcext:value-type="string">
            <text:p>470 (B 470)</text:p>
            <text:p>450 (B 450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324/11514</text:p>
            <text:p>324/11514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RARDOWSKA 47</text:p>
            <text:p>ŻYRARDOWSKA 47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9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3" calcext:value-type="float">
            <text:p>2013</text:p>
          </table:table-cell>
          <table:table-cell table:style-name="ce15"/>
          <table:table-cell table:style-name="ce15" office:value-type="float" office:value="463" calcext:value-type="float">
            <text:p>463</text:p>
          </table:table-cell>
          <table:table-cell table:style-name="ce15" office:value-type="string" calcext:value-type="string">
            <text:p>1151.400024414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RARDOWSKA 47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2.4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47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827/2021</text:p>
          </table:table-cell>
          <table:table-cell table:style-name="ce3" office:value-type="date" office:date-value="2021-09-17" calcext:value-type="date">
            <text:p>2021-09-17</text:p>
          </table:table-cell>
          <table:table-cell table:style-name="ce1" office:value-type="string" calcext:value-type="string">
            <text:p>sprzedaż lok. mieszkalnego nr 6 o pow. użytkowej 107,9 m2 usytuowanego na 3 kondygnacji bud. przy ul. Okulickiego 19A; składającego się z pokoju dziennego z aneksem kuchennym, 3 pokoi, łazienki, wc i dwóch halli; sprzedaż udz. 2/55 w lok. niemieszkalnym n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87 05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252" calcext:value-type="float">
            <text:p>925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252" calcext:value-type="float">
            <text:p>9252</text:p>
          </table:table-cell>
          <table:table-cell table:style-name="ce7"/>
          <table:table-cell table:style-name="ce9" office:value-type="string" calcext:value-type="string">
            <text:p>787 050.00</text:p>
          </table:table-cell>
          <table:table-cell table:style-name="ce10" office:value-type="string" calcext:value-type="string">
            <text:p>29 (29)</text:p>
            <text:p>29 (29)</text:p>
            <text:p>29 (29)</text:p>
            <text:p>29 (29)</text:p>
          </table:table-cell>
          <table:table-cell table:style-name="ce10" office:value-type="string" calcext:value-type="string">
            <text:p>5/3</text:p>
            <text:p>5/5</text:p>
            <text:p>8/1</text:p>
            <text:p>8/3</text:p>
          </table:table-cell>
          <table:table-cell table:style-name="ce10" office:value-type="string" calcext:value-type="string">
            <text:p>3294 (B 3294)</text:p>
            <text:p>744 (B 744)</text:p>
            <text:p>5051 (B 5051)</text:p>
            <text:p>163 (B 163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1110/67282</text:p>
            <text:p>1110/67282</text:p>
            <text:p>1110/67282</text:p>
            <text:p>1110/67282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GEN.L.OKULICKIEGO 19B</text:p>
            <text:p>GEN.L.OKULICKIEGO 19B</text:p>
            <text:p>GEN.L.OKULICKIEGO 19A</text:p>
            <text:p>GEN.L.OKULICKIEGO</text:p>
          </table:table-cell>
          <table:table-cell table:style-name="ce14" office:value-type="string" calcext:value-type="string">
            <text:p>29 (29)</text:p>
            <text:p>29 (29)</text:p>
          </table:table-cell>
          <table:table-cell table:style-name="ce14" office:value-type="string" calcext:value-type="string">
            <text:p>100</text:p>
            <text:p>99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8</text:p>
            <text:p>2008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975</text:p>
            <text:p>1100.5999755859</text:p>
          </table:table-cell>
          <table:table-cell table:style-name="ce15" office:value-type="string" calcext:value-type="string">
            <text:p>2448.8999023438</text:p>
            <text:p>4099.2001953125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GEN.L.OKULICKIEGO 19B</text:p>
            <text:p>GEN.L.OKULICKIEGO 19A</text:p>
          </table:table-cell>
          <table:table-cell table:style-name="ce17" office:value-type="string" calcext:value-type="string">
            <text:p>29 (29)</text:p>
            <text:p>29 (29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34</text:p>
            <text:p>6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4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1460.00</text:p>
            <text:p>107.90</text:p>
          </table:table-cell>
          <table:table-cell table:style-name="ce17" office:value-type="string" calcext:value-type="string">
            <text:p/>
            <text:p>Powierzchnia: 3.1, komórka: 1</text:p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2/55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GEN.L.OKULICKIEGO 19A</text:p>
            <text:p>GEN.L.OKULICKIEGO 19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99/2021</text:p>
          </table:table-cell>
          <table:table-cell table:style-name="ce3" office:value-type="date" office:date-value="2021-09-06" calcext:value-type="date">
            <text:p>2021-09-06</text:p>
          </table:table-cell>
          <table:table-cell table:style-name="ce1" office:value-type="string" calcext:value-type="string">
            <text:p>sprzedaż lok. mieszkalnego nr 15 o pow. użytkowej 51,03 m2 usytuowanego na 3 kondygnacji bud. przy ul. Rusałki 7; składającego się z pokoju, pokoju dziennego z aneksem kuchennym, przedpokoju i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867" calcext:value-type="float">
            <text:p>867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867" calcext:value-type="float">
            <text:p>867</text:p>
          </table:table-cell>
          <table:table-cell table:style-name="ce7"/>
          <table:table-cell table:style-name="ce9" office:value-type="string" calcext:value-type="string">
            <text:p>410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31/29</text:p>
          </table:table-cell>
          <table:table-cell table:style-name="ce10" office:value-type="string" calcext:value-type="string">
            <text:p>867 (B 867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103/10089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7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10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3" calcext:value-type="float">
            <text:p>2013</text:p>
          </table:table-cell>
          <table:table-cell table:style-name="ce15"/>
          <table:table-cell table:style-name="ce15" office:value-type="float" office:value="363" calcext:value-type="float">
            <text:p>363</text:p>
          </table:table-cell>
          <table:table-cell table:style-name="ce15" office:value-type="string" calcext:value-type="string">
            <text:p>987.1900024414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7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1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51.03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593/2021</text:p>
          </table:table-cell>
          <table:table-cell table:style-name="ce3" office:value-type="date" office:date-value="2021-09-01" calcext:value-type="date">
            <text:p>2021-09-01</text:p>
          </table:table-cell>
          <table:table-cell table:style-name="ce1" office:value-type="string" calcext:value-type="string">
            <text:p>sprzedaż lok. mieszkalnego nr 2 o pow. użytkowej 66,80 m2 usytuowanego na 1 kondygnacji bud. przy ul. 3-go Maja 21K; składającego się z pokoju z aneksem kuchennym, 2 pokoi, łazienki i hallu; sprzedaż lok. niemieszkalnego nr 27 o pow. użytkowej 16,96 m2 us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675" calcext:value-type="float">
            <text:p>167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675" calcext:value-type="float">
            <text:p>1675</text:p>
          </table:table-cell>
          <table:table-cell table:style-name="ce7"/>
          <table:table-cell table:style-name="ce9" office:value-type="string" calcext:value-type="string">
            <text:p>570 000.00</text:p>
          </table:table-cell>
          <table:table-cell table:style-name="ce10" office:value-type="string" calcext:value-type="string">
            <text:p>33 (33)</text:p>
            <text:p>33 (33)</text:p>
          </table:table-cell>
          <table:table-cell table:style-name="ce10" office:value-type="string" calcext:value-type="string">
            <text:p>47</text:p>
            <text:p>14/20</text:p>
          </table:table-cell>
          <table:table-cell table:style-name="ce10" office:value-type="string" calcext:value-type="string">
            <text:p>1200 (B 1200)</text:p>
            <text:p>475 (dr 4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680/108011</text:p>
            <text:p>1/96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3 MAJA 21K</text:p>
            <text:p>3 MAJA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102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5" calcext:value-type="float">
            <text:p>2015</text:p>
          </table:table-cell>
          <table:table-cell table:style-name="ce15"/>
          <table:table-cell table:style-name="ce15" office:value-type="float" office:value="532" calcext:value-type="float">
            <text:p>5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3 MAJA 21K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2</text:p>
            <text:p>27</text:p>
          </table:table-cell>
          <table:table-cell table:style-name="ce17" office:value-type="string" calcext:value-type="string">
            <text:p>Mieszkalne</text:p>
            <text:p>Nie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3</text:p>
            <text:p>1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66.80</text:p>
            <text:p>16.96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łasność</text:p>
            <text:p>Własność</text:p>
          </table:table-cell>
          <table:table-cell table:style-name="ce17" office:value-type="string" calcext:value-type="string">
            <text:p>1/1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3 MAJA 21K</text:p>
            <text:p>3 MAJA 21K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228/2021</text:p>
          </table:table-cell>
          <table:table-cell table:style-name="ce3" office:value-type="date" office:date-value="2021-09-22" calcext:value-type="date">
            <text:p>2021-09-22</text:p>
          </table:table-cell>
          <table:table-cell table:style-name="ce1" office:value-type="string" calcext:value-type="string">
            <text:p>sprzedaż lok. mieszkalnego nr 16 o pow. użytkowej 32,70 m2 usytuowanego na 3 kondygnacji bud. przy ul. Rusałki 11; składającego się z pokoju, kuchni i łazien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500" calcext:value-type="float">
            <text:p>250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500" calcext:value-type="float">
            <text:p>2500</text:p>
          </table:table-cell>
          <table:table-cell table:style-name="ce7"/>
          <table:table-cell table:style-name="ce9" office:value-type="string" calcext:value-type="string">
            <text:p>275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46/2</text:p>
          </table:table-cell>
          <table:table-cell table:style-name="ce10" office:value-type="string" calcext:value-type="string">
            <text:p>2500 (B 2500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27/2937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9,11</text:p>
          </table:table-cell>
          <table:table-cell table:style-name="ce14" office:value-type="string" calcext:value-type="string">
            <text:p>33 (33)</text:p>
            <text:p>33 (33)</text:p>
          </table:table-cell>
          <table:table-cell table:style-name="ce14" office:value-type="string" calcext:value-type="string">
            <text:p>81</text:p>
            <text:p>82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8</text:p>
            <text:p>2008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397</text:p>
            <text:p>411</text:p>
          </table:table-cell>
          <table:table-cell table:style-name="ce15" office:value-type="string" calcext:value-type="string">
            <text:p>1429.8000488281</text:p>
            <text:p>1507.4000244141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RUSAŁKI 9</text:p>
            <text:p>RUSAŁKI 11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1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2.7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11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838/2021</text:p>
          </table:table-cell>
          <table:table-cell table:style-name="ce3" office:value-type="date" office:date-value="2021-09-22" calcext:value-type="date">
            <text:p>2021-09-22</text:p>
          </table:table-cell>
          <table:table-cell table:style-name="ce1" office:value-type="string" calcext:value-type="string">
            <text:p>sprzedaż lok. mieszkalnego nr 25 o pow. użytkowej 52,53 m2 usytuowanego na 1 kondygnacji bud. przy ul. Rusałki 5; składającego się z przedpokoju, dwóch pokoi, kuchni i łazienki, do lok. przynależy piwnica o pow. 3,4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507" calcext:value-type="float">
            <text:p>1507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507" calcext:value-type="float">
            <text:p>1507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34 (34)</text:p>
            <text:p>34 (34)</text:p>
            <text:p>34 (34)</text:p>
          </table:table-cell>
          <table:table-cell table:style-name="ce10" office:value-type="string" calcext:value-type="string">
            <text:p>2/31</text:p>
            <text:p>3/32</text:p>
            <text:p>4/1</text:p>
          </table:table-cell>
          <table:table-cell table:style-name="ce10" office:value-type="string" calcext:value-type="string">
            <text:p>161 (B 161)</text:p>
            <text:p>95 (B 95)</text:p>
            <text:p>1251 (B 1251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brak danych</text:p>
            <text:p>brak danych</text:p>
            <text:p>brak danych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231/10000</text:p>
            <text:p>231/10000</text:p>
            <text:p>231/10000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RUSAŁKI </text:p>
            <text:p>RUSAŁKI </text:p>
            <text:p>RUSAŁKI 5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5" calcext:value-type="float">
            <text:p>2005</text:p>
          </table:table-cell>
          <table:table-cell table:style-name="ce15"/>
          <table:table-cell table:style-name="ce15" office:value-type="string" calcext:value-type="string">
            <text:p>636.57000732422</text:p>
          </table:table-cell>
          <table:table-cell table:style-name="ce15" office:value-type="string" calcext:value-type="string">
            <text:p>2134.66992187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5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2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9.13</text:p>
          </table:table-cell>
          <table:table-cell table:style-name="ce17" office:value-type="string" calcext:value-type="string">
            <text:p>Powierzchnia: 3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5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730/2021</text:p>
          </table:table-cell>
          <table:table-cell table:style-name="ce3" office:value-type="date" office:date-value="2021-09-09" calcext:value-type="date">
            <text:p>2021-09-09</text:p>
          </table:table-cell>
          <table:table-cell table:style-name="ce1" office:value-type="string" calcext:value-type="string">
            <text:p>sprzedaż lok. mieszkalnego nr 28 o pow. użytkowej 49,07 m2 usytuowanego na 4 kondygnacji bud. przy ul. T. Bairda; składającego się z przedpokoju, dwóch pokoi, kuchni, łazienki i w.c.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31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96" calcext:value-type="float">
            <text:p>139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96" calcext:value-type="float">
            <text:p>1396</text:p>
          </table:table-cell>
          <table:table-cell table:style-name="ce7"/>
          <table:table-cell table:style-name="ce9" office:value-type="string" calcext:value-type="string">
            <text:p>331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3/34</text:p>
          </table:table-cell>
          <table:table-cell table:style-name="ce10" office:value-type="string" calcext:value-type="string">
            <text:p>1396 (B 139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907/16830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T.BAIRDA 34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3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92" calcext:value-type="float">
            <text:p>1992</text:p>
          </table:table-cell>
          <table:table-cell table:style-name="ce15"/>
          <table:table-cell table:style-name="ce15" office:value-type="string" calcext:value-type="string">
            <text:p>457.79998779297</text:p>
          </table:table-cell>
          <table:table-cell table:style-name="ce15" office:value-type="string" calcext:value-type="string">
            <text:p>1576.7800292969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34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2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6.17</text:p>
          </table:table-cell>
          <table:table-cell table:style-name="ce17" office:value-type="string" calcext:value-type="string">
            <text:p>Powierzchnia: 2.9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34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758/2021</text:p>
          </table:table-cell>
          <table:table-cell table:style-name="ce3" office:value-type="date" office:date-value="2021-09-03" calcext:value-type="date">
            <text:p>2021-09-03</text:p>
          </table:table-cell>
          <table:table-cell table:style-name="ce1" office:value-type="string" calcext:value-type="string">
            <text:p>sprzedaż lok. mieszkalnego nr 15 o pow. użytkowej 47,00 m2 usytuowanego na 2 kondygnacji bud. przy ul. Sadowej 12; składającego się z dwóch pokoi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3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701" calcext:value-type="float">
            <text:p>57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701" calcext:value-type="float">
            <text:p>5701</text:p>
          </table:table-cell>
          <table:table-cell table:style-name="ce7"/>
          <table:table-cell table:style-name="ce9" office:value-type="string" calcext:value-type="string">
            <text:p>335 000.00</text:p>
          </table:table-cell>
          <table:table-cell table:style-name="ce10" office:value-type="string" calcext:value-type="string">
            <text:p>41 (41)</text:p>
            <text:p>41 (41)</text:p>
          </table:table-cell>
          <table:table-cell table:style-name="ce10" office:value-type="string" calcext:value-type="string">
            <text:p>52/4</text:p>
            <text:p>52/8</text:p>
          </table:table-cell>
          <table:table-cell table:style-name="ce10" office:value-type="string" calcext:value-type="string">
            <text:p>371 (B 371)</text:p>
            <text:p>5330 (Bp 5330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użytkowanie wieczyste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4700/78600</text:p>
            <text:p>1/88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SADOWA 12</text:p>
            <text:p>SADOWA,WÓLCZYŃSKA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35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63" calcext:value-type="float">
            <text:p>1963</text:p>
          </table:table-cell>
          <table:table-cell table:style-name="ce15"/>
          <table:table-cell table:style-name="ce15" office:value-type="float" office:value="365" calcext:value-type="float">
            <text:p>365</text:p>
          </table:table-cell>
          <table:table-cell table:style-name="ce15" office:value-type="float" office:value="786" calcext:value-type="float">
            <text:p>786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ADOWA 12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1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7.0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ADOWA 12</text:p>
          </table:table-cell>
          <table:table-cell table:number-columns-repeated="953"/>
        </table:table-row>
        <table:table-row table:style-name="ro5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1808/2021</text:p>
          </table:table-cell>
          <table:table-cell table:style-name="ce3" office:value-type="date" office:date-value="2021-09-17" calcext:value-type="date">
            <text:p>2021-09-17</text:p>
          </table:table-cell>
          <table:table-cell table:style-name="ce1" office:value-type="string" calcext:value-type="string">
            <text:p>sprzedaż lok. mieszkalnego nr 24 o pow. użytkowej 82,77 m2 usytuowanego na 4 kondygnacji bud. przy ul. Wolniewicz 9; składającego się z pokoju dziennego z aneksem kuchennym, 3 pokoi, przedpokoju, łazienki i wc; sprzedaż udz. 1/29 w lok. niemieszkalnym o p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111" calcext:value-type="float">
            <text:p>1111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111" calcext:value-type="float">
            <text:p>11111</text:p>
          </table:table-cell>
          <table:table-cell table:style-name="ce7"/>
          <table:table-cell table:style-name="ce9" office:value-type="string" calcext:value-type="string">
            <text:p>550 000.00</text:p>
          </table:table-cell>
          <table:table-cell table:style-name="ce10" office:value-type="string" calcext:value-type="string">
            <text:p>55 (55)</text:p>
            <text:p>55 (55)</text:p>
            <text:p>55 (55)</text:p>
            <text:p>55 (55)</text:p>
            <text:p>55 (55)</text:p>
            <text:p>55 (55)</text:p>
            <text:p>55 (55)</text:p>
          </table:table-cell>
          <table:table-cell table:style-name="ce10" office:value-type="string" calcext:value-type="string">
            <text:p>16/26</text:p>
            <text:p>16/34</text:p>
            <text:p>16/30</text:p>
            <text:p>16/23</text:p>
            <text:p>16/24</text:p>
            <text:p>16/32</text:p>
            <text:p>16/28</text:p>
          </table:table-cell>
          <table:table-cell table:style-name="ce10" office:value-type="string" calcext:value-type="string">
            <text:p>2056 (B 2056)</text:p>
            <text:p>139 (RV 139)</text:p>
            <text:p>296 (B 296)</text:p>
            <text:p>2300 (B 2300)</text:p>
            <text:p>2142 (B 2142)</text:p>
            <text:p>1645 (B 1645)</text:p>
            <text:p>2533 (B 2533)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łasność</text:p>
            <text:p>Własność</text:p>
            <text:p>Własność</text:p>
            <text:p>Własność</text:p>
            <text:p>Własność</text:p>
            <text:p>Własność</text:p>
            <text:p>Własność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1/1</text:p>
            <text:p>1/1</text:p>
            <text:p>1/1</text:p>
            <text:p>1/1</text:p>
            <text:p>1/1</text:p>
            <text:p>1/1</text:p>
            <text:p>1/1</text:p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OLNIEWICZ </text:p>
            <text:p>WOLNIEWICZ </text:p>
            <text:p>WOLNIEWICZ </text:p>
            <text:p>B.WOLNIEWICZ </text:p>
            <text:p>WOLNIEWICZ </text:p>
            <text:p>WOLNIEWICZ </text:p>
            <text:p>WOLNIEWICZ</text:p>
          </table:table-cell>
          <table:table-cell table:style-name="ce14" office:value-type="string" calcext:value-type="string">
            <text:p>55 (55)</text:p>
            <text:p>55 (55)</text:p>
            <text:p>55 (55)</text:p>
            <text:p>55 (55)</text:p>
            <text:p>55 (55)</text:p>
          </table:table-cell>
          <table:table-cell table:style-name="ce14" office:value-type="string" calcext:value-type="string">
            <text:p>161</text:p>
            <text:p>162</text:p>
            <text:p>158</text:p>
            <text:p>150</text:p>
            <text:p>159</text:p>
          </table:table-cell>
          <table:table-cell table:style-name="ce14" office:value-type="string" calcext:value-type="string">
            <text:p>Mieszkalne</text:p>
            <text:p>Mieszkalne</text:p>
            <text:p/>
            <text:p>Mieszkalne</text:p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</table:table-cell>
          <table:table-cell table:style-name="ce14" office:value-type="string" calcext:value-type="string">
            <text:p/>
            <text:p/>
            <text:p/>
            <text:p>Garaż jednopoziomowy</text:p>
            <text:p/>
          </table:table-cell>
          <table:table-cell table:style-name="ce15" office:value-type="string" calcext:value-type="string">
            <text:p>2019</text:p>
            <text:p>2019</text:p>
            <text:p>2018</text:p>
            <text:p>2018</text:p>
            <text:p>2018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>721</text:p>
            <text:p>719</text:p>
            <text:p>1261</text:p>
            <text:p>800</text:p>
            <text:p>1008</text:p>
          </table:table-cell>
          <table:table-cell table:style-name="ce15" office:value-type="string" calcext:value-type="string">
            <text:p/>
            <text:p/>
            <text:p/>
            <text:p>0</text:p>
            <text:p/>
          </table:table-cell>
          <table:table-cell table:style-name="ce15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Własność</text:p>
            <text:p>Własność</text:p>
            <text:p>Własność</text:p>
            <text:p>Własność</text:p>
            <text:p>Własność</text:p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B.WOLNIEWICZ 12</text:p>
            <text:p>B.WOLNIEWICZ 10</text:p>
            <text:p>WOLNIEWICZ 5</text:p>
            <text:p>WOLNIEWICZ 9</text:p>
            <text:p>WOLNIEWICZ 7</text:p>
          </table:table-cell>
          <table:table-cell table:style-name="ce17" office:value-type="string" calcext:value-type="string">
            <text:p>55 (55)</text:p>
            <text:p>55 (55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42</text:p>
            <text:p>24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4</text:p>
          </table:table-cell>
          <table:table-cell table:style-name="ce18" office:value-type="string" calcext:value-type="string">
            <text:p>0</text:p>
            <text:p>4</text:p>
          </table:table-cell>
          <table:table-cell table:style-name="ce19" office:value-type="string" calcext:value-type="string">
            <text:p>1108.23</text:p>
            <text:p>82.77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łasność</text:p>
            <text:p>Własność</text:p>
          </table:table-cell>
          <table:table-cell table:style-name="ce17" office:value-type="string" calcext:value-type="string">
            <text:p>1/1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WOLNIEWICZ 9</text:p>
            <text:p>WOLNIEWICZ 9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6027/2021</text:p>
          </table:table-cell>
          <table:table-cell table:style-name="ce3" office:value-type="date" office:date-value="2021-09-10" calcext:value-type="date">
            <text:p>2021-09-10</text:p>
          </table:table-cell>
          <table:table-cell table:style-name="ce1" office:value-type="string" calcext:value-type="string">
            <text:p>sprzedaż lok. mieszkalnego nr 2 o pow. użytkowej 94,86 m2 usytuowanego na 1 i 2 kondygnacji bud. przy ul. T. Chałubińskiego 23; składającego się z wiatrołapu+schody, korytarza, pomieszczenia gospodarczego, łazienki, 2 pokoi, pokoju dziennego z aneksem kuc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0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076" calcext:value-type="float">
            <text:p>107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076" calcext:value-type="float">
            <text:p>1076</text:p>
          </table:table-cell>
          <table:table-cell table:style-name="ce7"/>
          <table:table-cell table:style-name="ce9" office:value-type="string" calcext:value-type="string">
            <text:p>505 000.00</text:p>
          </table:table-cell>
          <table:table-cell table:style-name="ce10" office:value-type="string" calcext:value-type="string">
            <text:p>58 (58)</text:p>
            <text:p>58 (58)</text:p>
          </table:table-cell>
          <table:table-cell table:style-name="ce10" office:value-type="string" calcext:value-type="string">
            <text:p>125/2</text:p>
            <text:p>125/9</text:p>
          </table:table-cell>
          <table:table-cell table:style-name="ce10" office:value-type="string" calcext:value-type="string">
            <text:p>746 (dr 746)</text:p>
            <text:p>330 (B 330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36</text:p>
            <text:p>9486/18831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T.CHAŁUBIŃSKIEGO </text:p>
            <text:p>T.CHAŁUBIŃSKIEGO 23</text:p>
          </table:table-cell>
          <table:table-cell table:style-name="ce14" office:value-type="string" calcext:value-type="string">
            <text:p>58 (58)</text:p>
          </table:table-cell>
          <table:table-cell table:style-name="ce14" office:value-type="string" calcext:value-type="string">
            <text:p>355</text:p>
          </table:table-cell>
          <table:table-cell table:style-name="ce14" table:number-columns-repeated="2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21" calcext:value-type="float">
            <text:p>2021</text:p>
          </table:table-cell>
          <table:table-cell table:style-name="ce15"/>
          <table:table-cell table:style-name="ce15" office:value-type="float" office:value="146" calcext:value-type="float">
            <text:p>146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CHAŁUBIŃSKIEGO 23</text:p>
          </table:table-cell>
          <table:table-cell table:style-name="ce17" office:value-type="string" calcext:value-type="string">
            <text:p>58 (58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77.41</text:p>
          </table:table-cell>
          <table:table-cell table:style-name="ce17" office:value-type="string" calcext:value-type="string">
            <text:p>Powierzchnia: 17.45, garaż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CHAŁUBIŃSKIEGO 23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008/2021</text:p>
          </table:table-cell>
          <table:table-cell table:style-name="ce3" office:value-type="date" office:date-value="2021-09-09" calcext:value-type="date">
            <text:p>2021-09-09</text:p>
          </table:table-cell>
          <table:table-cell table:style-name="ce1" office:value-type="string" calcext:value-type="string">
            <text:p>sprzedaż lok. mieszkalnego nr 11 o pow. użytkowej 93,31 m2 usytuowanego w bud. przy ul. Leśnej 22; składającego się z przedsionka, hallu, dwóch łazienek, kuchni, dwóch salonów, schodów, logii, komunikacji i 2 pokoi oraz pomieszczenia przynależnego - komór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5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66" calcext:value-type="float">
            <text:p>246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66" calcext:value-type="float">
            <text:p>2466</text:p>
          </table:table-cell>
          <table:table-cell table:style-name="ce7"/>
          <table:table-cell table:style-name="ce9" office:value-type="string" calcext:value-type="string">
            <text:p>590 000.00</text:p>
          </table:table-cell>
          <table:table-cell table:style-name="ce10" office:value-type="string" calcext:value-type="string">
            <text:p>62 (62)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466 (B 246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9606/19007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EŚNA 22</text:p>
          </table:table-cell>
          <table:table-cell table:style-name="ce14" office:value-type="string" calcext:value-type="string">
            <text:p>62 (62)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661" calcext:value-type="float">
            <text:p>661</text:p>
          </table:table-cell>
          <table:table-cell table:style-name="ce15" office:value-type="string" calcext:value-type="string">
            <text:p>1823.599975585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EŚNA 22</text:p>
          </table:table-cell>
          <table:table-cell table:style-name="ce17" office:value-type="string" calcext:value-type="string">
            <text:p>62 (62)</text:p>
          </table:table-cell>
          <table:table-cell table:style-name="ce17"/>
          <table:table-cell table:style-name="ce17" office:value-type="string" calcext:value-type="string">
            <text:p>1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93.31</text:p>
          </table:table-cell>
          <table:table-cell table:style-name="ce17" office:value-type="string" calcext:value-type="string">
            <text:p>Powierzchnia: 2.75, komórk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EŚNA 22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049/2021</text:p>
          </table:table-cell>
          <table:table-cell table:style-name="ce3" office:value-type="date" office:date-value="2021-09-07" calcext:value-type="date">
            <text:p>2021-09-07</text:p>
          </table:table-cell>
          <table:table-cell table:style-name="ce1" office:value-type="string" calcext:value-type="string">
            <text:p>sprzedaż lok. mieszkalnego nr 2 o pow. użytkowej 118,57 m2 usytuowanego na 1 i 2 kondygnacji bud. przy ul. Weneckiej 6; składającego się z wiatrołapu, wc, komunikacji, salonu z aneksem kuchennym, garażu oraz garderoby, łazienki, korytarza i 2 pokoi; wg MP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687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61" calcext:value-type="float">
            <text:p>46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61" calcext:value-type="float">
            <text:p>461</text:p>
          </table:table-cell>
          <table:table-cell table:style-name="ce7"/>
          <table:table-cell table:style-name="ce9" office:value-type="string" calcext:value-type="string">
            <text:p>687 000.00</text:p>
          </table:table-cell>
          <table:table-cell table:style-name="ce10" office:value-type="string" calcext:value-type="string">
            <text:p>70 (70)</text:p>
          </table:table-cell>
          <table:table-cell table:style-name="ce10" office:value-type="string" calcext:value-type="string">
            <text:p>30/12</text:p>
          </table:table-cell>
          <table:table-cell table:style-name="ce10" office:value-type="string" calcext:value-type="string">
            <text:p>461 (B 461)</text:p>
          </table:table-cell>
          <table:table-cell table:style-name="ce10"/>
          <table:table-cell table:style-name="ce10" office:value-type="string" calcext:value-type="string">
            <text:p>budownictwo mieszkaniowe jednorodzinne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/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WENECKA 6</text:p>
          </table:table-cell>
          <table:table-cell table:style-name="ce14" office:value-type="string" calcext:value-type="string">
            <text:p>70 (70)</text:p>
          </table:table-cell>
          <table:table-cell table:style-name="ce14" office:value-type="string" calcext:value-type="string">
            <text:p>213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7" calcext:value-type="float">
            <text:p>2017</text:p>
          </table:table-cell>
          <table:table-cell table:style-name="ce15"/>
          <table:table-cell table:style-name="ce15" office:value-type="float" office:value="156" calcext:value-type="float">
            <text:p>156</text:p>
          </table:table-cell>
          <table:table-cell table:style-name="ce15" office:value-type="string" calcext:value-type="string">
            <text:p>237.1399993896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ENECKA 6</text:p>
          </table:table-cell>
          <table:table-cell table:style-name="ce17" office:value-type="string" calcext:value-type="string">
            <text:p>70 (70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118.57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ENECKA 6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107/2021</text:p>
          </table:table-cell>
          <table:table-cell table:style-name="ce3" office:value-type="date" office:date-value="2021-08-23" calcext:value-type="date">
            <text:p>2021-08-23</text:p>
          </table:table-cell>
          <table:table-cell table:style-name="ce1" office:value-type="string" calcext:value-type="string">
            <text:p>sprzedaż lok. mieszkalnego nr 2 o pow. użytkowej 60,88 m2 usytuowanego w bud. przy ul. Zacisze 32; składającego się z przedsionka, dwóch łazienek, aneksu kuchennego, pokoju dziennego, schodów, komunikacji i dwóch poko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4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655" calcext:value-type="float">
            <text:p>165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655" calcext:value-type="float">
            <text:p>1655</text:p>
          </table:table-cell>
          <table:table-cell table:style-name="ce7"/>
          <table:table-cell table:style-name="ce9" office:value-type="string" calcext:value-type="string">
            <text:p>445 000.00</text:p>
          </table:table-cell>
          <table:table-cell table:style-name="ce10" office:value-type="string" calcext:value-type="string">
            <text:p>71 (71)</text:p>
            <text:p>71 (71)</text:p>
          </table:table-cell>
          <table:table-cell table:style-name="ce10" office:value-type="string" calcext:value-type="string">
            <text:p>23</text:p>
            <text:p>22</text:p>
          </table:table-cell>
          <table:table-cell table:style-name="ce10" office:value-type="string" calcext:value-type="string">
            <text:p>911 (Bp 911)</text:p>
            <text:p>744 (B 74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1/4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ZACISZE </text:p>
            <text:p>ZACISZE</text:p>
          </table:table-cell>
          <table:table-cell table:style-name="ce14" office:value-type="string" calcext:value-type="string">
            <text:p>71 (71)</text:p>
            <text:p>71 (71)</text:p>
          </table:table-cell>
          <table:table-cell table:style-name="ce14" office:value-type="string" calcext:value-type="string">
            <text:p>69</text:p>
            <text:p>70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Budynek o dwóch mieszkaniach</text:p>
            <text:p>Budynek o dwóch mieszkaniach</text:p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20</text:p>
            <text:p>2020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84</text:p>
            <text:p>85</text:p>
          </table:table-cell>
          <table:table-cell table:style-name="ce15" office:value-type="string" calcext:value-type="string">
            <text:p>121.76000213623</text:p>
            <text:p>121.76000213623</text:p>
          </table:table-cell>
          <table:table-cell table:style-name="ce15" office:value-type="string" calcext:value-type="string">
            <text:p>2</text:p>
            <text:p>2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ZACISZE 30</text:p>
            <text:p>ZACISZE 32</text:p>
          </table:table-cell>
          <table:table-cell table:style-name="ce17" office:value-type="string" calcext:value-type="string">
            <text:p>71 (71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60.88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ZACISZE 32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7859/2021</text:p>
          </table:table-cell>
          <table:table-cell table:style-name="ce3" office:value-type="date" office:date-value="2021-08-20" calcext:value-type="date">
            <text:p>2021-08-20</text:p>
          </table:table-cell>
          <table:table-cell table:style-name="ce1" office:value-type="string" calcext:value-type="string">
            <text:p>sprzedaż lok. mieszkalnego nr 7 o pow. użytkowej 48,75 m2 usytuowanego na 4 kondygnacji bud. przy ul. Batorego 23A; składającego się z dwóch pokoi, kuchni, łazienki, wc i przedpokoju wraz z pomieszczeniem przynależnym tj. piwnicą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511" calcext:value-type="float">
            <text:p>451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511" calcext:value-type="float">
            <text:p>4511</text:p>
          </table:table-cell>
          <table:table-cell table:style-name="ce7"/>
          <table:table-cell table:style-name="ce9" office:value-type="string" calcext:value-type="string">
            <text:p>360 000.00</text:p>
          </table:table-cell>
          <table:table-cell table:style-name="ce10" office:value-type="string" calcext:value-type="string">
            <text:p>60 (60)</text:p>
          </table:table-cell>
          <table:table-cell table:style-name="ce10" office:value-type="string" calcext:value-type="string">
            <text:p>33/3</text:p>
          </table:table-cell>
          <table:table-cell table:style-name="ce10" office:value-type="string" calcext:value-type="string">
            <text:p>4511 (B 4511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875/205133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BATOREGO 23A</text:p>
          </table:table-cell>
          <table:table-cell table:style-name="ce14" office:value-type="string" calcext:value-type="string">
            <text:p>60 (60)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9" calcext:value-type="float">
            <text:p>1979</text:p>
          </table:table-cell>
          <table:table-cell table:style-name="ce15"/>
          <table:table-cell table:style-name="ce15" office:value-type="float" office:value="514" calcext:value-type="float">
            <text:p>514</text:p>
          </table:table-cell>
          <table:table-cell table:style-name="ce15" office:value-type="string" calcext:value-type="string">
            <text:p>1931.1999511719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TOREGO S. 23A</text:p>
          </table:table-cell>
          <table:table-cell table:style-name="ce17" office:value-type="string" calcext:value-type="string">
            <text:p>60 (60)</text:p>
          </table:table-cell>
          <table:table-cell table:style-name="ce17"/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5.60</text:p>
          </table:table-cell>
          <table:table-cell table:style-name="ce17" office:value-type="string" calcext:value-type="string">
            <text:p>Powierzchnia: 3.1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TOREGO S. 23A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730/2021</text:p>
          </table:table-cell>
          <table:table-cell table:style-name="ce3" office:value-type="date" office:date-value="2021-08-23" calcext:value-type="date">
            <text:p>2021-08-23</text:p>
          </table:table-cell>
          <table:table-cell table:style-name="ce1" office:value-type="string" calcext:value-type="string">
            <text:p>sprzedaż lok. mieszkalnego nr 2 o pow. użytkowej 58,70 m2 usytuowanego na 2 kondygnacji bud. przy ul. Na Laski 51A; składającego się z 2 pokoi, kuchni, łazienki i korytarza oraz przynależnego garażu o pow. 19,60 m2; sprzedaż udz. 1/24 cz. w dz. 107/5 i 10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783" calcext:value-type="float">
            <text:p>278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783" calcext:value-type="float">
            <text:p>2783</text:p>
          </table:table-cell>
          <table:table-cell table:style-name="ce7"/>
          <table:table-cell table:style-name="ce9" office:value-type="string" calcext:value-type="string">
            <text:p>450 000.00</text:p>
          </table:table-cell>
          <table:table-cell table:style-name="ce10" office:value-type="string" calcext:value-type="string">
            <text:p>45 (45)</text:p>
            <text:p>45 (45)</text:p>
            <text:p>45 (45)</text:p>
            <text:p>45 (45)</text:p>
          </table:table-cell>
          <table:table-cell table:style-name="ce10" office:value-type="string" calcext:value-type="string">
            <text:p>107/5</text:p>
            <text:p>107/2</text:p>
            <text:p>107/7</text:p>
            <text:p>108/5</text:p>
          </table:table-cell>
          <table:table-cell table:style-name="ce10" office:value-type="string" calcext:value-type="string">
            <text:p>1102 (dr 1102)</text:p>
            <text:p>342 (dr 342)</text:p>
            <text:p>497 (B 497)</text:p>
            <text:p>842 (B 842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1/24</text:p>
            <text:p>1/24</text:p>
            <text:p>1/4</text:p>
            <text:p>1/4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NA LASKI </text:p>
            <text:p>NA LASKI </text:p>
            <text:p>NA LASKI 51A</text:p>
            <text:p>NA LASKI 51A</text:p>
          </table:table-cell>
          <table:table-cell table:style-name="ce14" office:value-type="string" calcext:value-type="string">
            <text:p>45 (45)</text:p>
            <text:p>45 (45)</text:p>
            <text:p>45 (45)</text:p>
          </table:table-cell>
          <table:table-cell table:style-name="ce14" office:value-type="string" calcext:value-type="string">
            <text:p>208</text:p>
            <text:p>209</text:p>
            <text:p>210</text:p>
          </table:table-cell>
          <table:table-cell table:style-name="ce14" office:value-type="string" calcext:value-type="string">
            <text:p>Transportu i łączności</text:p>
            <text:p>Mieszkalne</text:p>
            <text:p>Transportu i łączności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2000</text:p>
            <text:p>2000</text:p>
            <text:p>2000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49</text:p>
            <text:p>178</text:p>
            <text:p>48</text:p>
          </table:table-cell>
          <table:table-cell table:style-name="ce15" office:value-type="string" calcext:value-type="string">
            <text:p>0</text:p>
            <text:p>0</text:p>
            <text:p>0</text:p>
          </table:table-cell>
          <table:table-cell table:style-name="ce15" office:value-type="string" calcext:value-type="string">
            <text:p>1</text:p>
            <text:p>2</text:p>
            <text:p>1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NA LASKI 51A</text:p>
            <text:p>NA LASKI 51A</text:p>
            <text:p>NA LASKI 51A</text:p>
          </table:table-cell>
          <table:table-cell table:style-name="ce17" office:value-type="string" calcext:value-type="string">
            <text:p>45 (45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8.7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NA LASKI 51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. 2470/2021</text:p>
          </table:table-cell>
          <table:table-cell table:style-name="ce3" office:value-type="date" office:date-value="2021-08-27" calcext:value-type="date">
            <text:p>2021-08-27</text:p>
          </table:table-cell>
          <table:table-cell table:style-name="ce1" office:value-type="string" calcext:value-type="string">
            <text:p>sprzedaż lok. mieszkalnego nr 10 o pow. użytkowej 53,88 m2 (wraz z pomieszczeniem przynależnym - piwnicą o pow. użytkowej 3,24 m2) usytuowanego na 1 kondygnacji bud. przy ul. Teligi 10A; składającego się z 2 pokoi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886" calcext:value-type="float">
            <text:p>188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886" calcext:value-type="float">
            <text:p>1886</text:p>
          </table:table-cell>
          <table:table-cell table:style-name="ce7"/>
          <table:table-cell table:style-name="ce9" office:value-type="string" calcext:value-type="string">
            <text:p>375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5/44</text:p>
          </table:table-cell>
          <table:table-cell table:style-name="ce10" office:value-type="string" calcext:value-type="string">
            <text:p>1886 (B 188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209/10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.TELIGI 10A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4" calcext:value-type="float">
            <text:p>2004</text:p>
          </table:table-cell>
          <table:table-cell table:style-name="ce15"/>
          <table:table-cell table:style-name="ce15" office:value-type="string" calcext:value-type="string">
            <text:p>766.36999511719</text:p>
          </table:table-cell>
          <table:table-cell table:style-name="ce15" office:value-type="string" calcext:value-type="string">
            <text:p>2412.219970703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.TELIGI 10A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1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50.64</text:p>
          </table:table-cell>
          <table:table-cell table:style-name="ce17" office:value-type="string" calcext:value-type="string">
            <text:p>Powierzchnia: 3.2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.TELIGI 10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126/2021</text:p>
          </table:table-cell>
          <table:table-cell table:style-name="ce3" office:value-type="date" office:date-value="2021-08-31" calcext:value-type="date">
            <text:p>2021-08-31</text:p>
          </table:table-cell>
          <table:table-cell table:style-name="ce1" office:value-type="string" calcext:value-type="string">
            <text:p>sprzedaż lok. mieszkalnego nr 50 o pow. użytkowej 37,02 m2 usytuowanego na 4 kondygnacji bud. przy ul. T. Bairda 38A; składającego się z salonu z aneksem kuchennym, sypialni, łazienki i korytarza; sprzedaż udz. 1/65 w lok. niemieszkalnym o pow. 1490,1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14" calcext:value-type="float">
            <text:p>241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14" calcext:value-type="float">
            <text:p>2414</text:p>
          </table:table-cell>
          <table:table-cell table:style-name="ce7"/>
          <table:table-cell table:style-name="ce9" office:value-type="string" calcext:value-type="string">
            <text:p>370 000.00</text:p>
          </table:table-cell>
          <table:table-cell table:style-name="ce10" office:value-type="string" calcext:value-type="string">
            <text:p>33 (33)</text:p>
            <text:p>33 (33)</text:p>
          </table:table-cell>
          <table:table-cell table:style-name="ce10" office:value-type="string" calcext:value-type="string">
            <text:p>31/49</text:p>
            <text:p>31/47</text:p>
          </table:table-cell>
          <table:table-cell table:style-name="ce10" office:value-type="string" calcext:value-type="string">
            <text:p>1929 (B 1929)</text:p>
            <text:p>485 (B 48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1/1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T.BAIRDA 38A</text:p>
            <text:p>T.BAIRDA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108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8" calcext:value-type="float">
            <text:p>2018</text:p>
          </table:table-cell>
          <table:table-cell table:style-name="ce15"/>
          <table:table-cell table:style-name="ce15" office:value-type="float" office:value="1472" calcext:value-type="float">
            <text:p>147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 BAIRDA 38A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67</text:p>
            <text:p>50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-1</text:p>
            <text:p>4</text:p>
          </table:table-cell>
          <table:table-cell table:style-name="ce19" office:value-type="string" calcext:value-type="string">
            <text:p>1490.10</text:p>
            <text:p>37.02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65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T. BAIRDA 38A</text:p>
            <text:p>T. BAIRDA 38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79/2021</text:p>
          </table:table-cell>
          <table:table-cell table:style-name="ce3" office:value-type="date" office:date-value="2021-08-20" calcext:value-type="date">
            <text:p>2021-08-20</text:p>
          </table:table-cell>
          <table:table-cell table:style-name="ce1" office:value-type="string" calcext:value-type="string">
            <text:p>sprzedaż lok. mieszkalnego nr 2 o pow. użytkowej 92,02 m2 usytuowanego na 1 kondygnacji bud. przy ul. 3 Maja 10J; składającego się z wiatrołapu, wc, dwóch pomieszczeń komunikacji, kuchni, salonu, trzech pokoi i łazienki; sprzedaż udz. 1/30 w dz. 11/12; wg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8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198" calcext:value-type="float">
            <text:p>219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198" calcext:value-type="float">
            <text:p>2198</text:p>
          </table:table-cell>
          <table:table-cell table:style-name="ce7"/>
          <table:table-cell table:style-name="ce9" office:value-type="string" calcext:value-type="string">
            <text:p>685 000.00</text:p>
          </table:table-cell>
          <table:table-cell table:style-name="ce10" office:value-type="string" calcext:value-type="string">
            <text:p>15 (15)</text:p>
            <text:p>15 (15)</text:p>
          </table:table-cell>
          <table:table-cell table:style-name="ce10" office:value-type="string" calcext:value-type="string">
            <text:p>11/12</text:p>
            <text:p>11/14</text:p>
          </table:table-cell>
          <table:table-cell table:style-name="ce10" office:value-type="string" calcext:value-type="string">
            <text:p>1923 (dr 1923)</text:p>
            <text:p>275 (B 2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udownictwo mieszkaniowe jednorodzinne</text:p>
            <text:p>budownictwo mieszkaniowe jednorodzinne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30</text:p>
            <text:p>9202/187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3 MAJA </text:p>
            <text:p>3 MAJA 10J</text:p>
          </table:table-cell>
          <table:table-cell table:style-name="ce14" office:value-type="string" calcext:value-type="string">
            <text:p>15 (15)</text:p>
          </table:table-cell>
          <table:table-cell table:style-name="ce14" office:value-type="string" calcext:value-type="string">
            <text:p>3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3" calcext:value-type="float">
            <text:p>2013</text:p>
          </table:table-cell>
          <table:table-cell table:style-name="ce15"/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3 MAJA 10J</text:p>
          </table:table-cell>
          <table:table-cell table:style-name="ce17" office:value-type="string" calcext:value-type="string">
            <text:p>15 (15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92.0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3 MAJA 10J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69/2021</text:p>
          </table:table-cell>
          <table:table-cell table:style-name="ce3" office:value-type="date" office:date-value="2021-08-19" calcext:value-type="date">
            <text:p>2021-08-19</text:p>
          </table:table-cell>
          <table:table-cell table:style-name="ce1" office:value-type="string" calcext:value-type="string">
            <text:p>sprzedaż lok. mieszkalnego nr 2 o pow. użytkowej 48,12 m2 usytuowanego na 1 kondygnacji bud. przy ul. 3 Maja 10D; składającego się z pokoju, holu, salonu wraz z aneksem kuchennym i łazienki; sprzedaż udz. 1/30 w dz. 11/12; wg MPZP dz. 11/7, 11/14 stanowią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5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424" calcext:value-type="float">
            <text:p>342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424" calcext:value-type="float">
            <text:p>3424</text:p>
          </table:table-cell>
          <table:table-cell table:style-name="ce7"/>
          <table:table-cell table:style-name="ce9" office:value-type="string" calcext:value-type="string">
            <text:p>455 000.00</text:p>
          </table:table-cell>
          <table:table-cell table:style-name="ce10" office:value-type="string" calcext:value-type="string">
            <text:p>15 (15)</text:p>
            <text:p>15 (15)</text:p>
          </table:table-cell>
          <table:table-cell table:style-name="ce10" office:value-type="string" calcext:value-type="string">
            <text:p>11/7</text:p>
            <text:p>11/12</text:p>
          </table:table-cell>
          <table:table-cell table:style-name="ce10" office:value-type="string" calcext:value-type="string">
            <text:p>1501 (B 660, RV 841)</text:p>
            <text:p>1923 (dr 1923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4812/22003</text:p>
            <text:p>1/3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3 MAJA 10D</text:p>
            <text:p>3 MAJA</text:p>
          </table:table-cell>
          <table:table-cell table:style-name="ce14" office:value-type="string" calcext:value-type="string">
            <text:p>15 (15)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3" calcext:value-type="float">
            <text:p>2013</text:p>
          </table:table-cell>
          <table:table-cell table:style-name="ce15"/>
          <table:table-cell table:style-name="ce15" office:value-type="float" office:value="162" calcext:value-type="float">
            <text:p>162</text:p>
          </table:table-cell>
          <table:table-cell table:style-name="ce15" office:value-type="string" calcext:value-type="string">
            <text:p>220.029998779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3 MAJA 10D</text:p>
          </table:table-cell>
          <table:table-cell table:style-name="ce17" office:value-type="string" calcext:value-type="string">
            <text:p>15 (15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48.1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3 MAJA 10D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24/2021</text:p>
          </table:table-cell>
          <table:table-cell table:style-name="ce3" office:value-type="date" office:date-value="2021-08-23" calcext:value-type="date">
            <text:p>2021-08-23</text:p>
          </table:table-cell>
          <table:table-cell table:style-name="ce1" office:value-type="string" calcext:value-type="string">
            <text:p>sprzedaż lok. mieszkalnego nr 13 o pow. użytkowej 49,10 m2 usytuowanego na 5 kondygnacji bud. przy ul. M. Skłodowskiej-Curie; składającego się z dwóch pokoi, alkowy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61" calcext:value-type="float">
            <text:p>246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61" calcext:value-type="float">
            <text:p>2461</text:p>
          </table:table-cell>
          <table:table-cell table:style-name="ce7"/>
          <table:table-cell table:style-name="ce9" office:value-type="string" calcext:value-type="string">
            <text:p>370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29</text:p>
          </table:table-cell>
          <table:table-cell table:style-name="ce10" office:value-type="string" calcext:value-type="string">
            <text:p>2461 (B 2461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910/1319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M.SKŁODOWSKIEJ-CURIE 9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3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6" calcext:value-type="float">
            <text:p>1976</text:p>
          </table:table-cell>
          <table:table-cell table:style-name="ce15"/>
          <table:table-cell table:style-name="ce15" office:value-type="string" calcext:value-type="string">
            <text:p>315.20001220703</text:p>
          </table:table-cell>
          <table:table-cell table:style-name="ce15" office:value-type="float" office:value="1217" calcext:value-type="float">
            <text:p>1217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SKŁODOWSKIEJ-CURIE 9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1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5.70</text:p>
          </table:table-cell>
          <table:table-cell table:style-name="ce17" office:value-type="string" calcext:value-type="string">
            <text:p>Powierzchnia: 3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SKŁODOWSKIEJ-CURIE 9</text:p>
          </table:table-cell>
          <table:table-cell table:number-columns-repeated="95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560/2021</text:p>
          </table:table-cell>
          <table:table-cell table:style-name="ce3" office:value-type="date" office:date-value="2021-08-18" calcext:value-type="date">
            <text:p>2021-08-18</text:p>
          </table:table-cell>
          <table:table-cell table:style-name="ce1" office:value-type="string" calcext:value-type="string">
            <text:p>sprzedaż lok. mieszkalnego nr 38 o pow. użytkowej 39,45 m2 usytuowanego na 5 kondygnacji bud. przy ul. Kilińskiego 3; składającego się z dwóch pokoi, kuchni, łazienki i przedpokoju,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 9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415" calcext:value-type="float">
            <text:p>941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415" calcext:value-type="float">
            <text:p>9415</text:p>
          </table:table-cell>
          <table:table-cell table:style-name="ce7"/>
          <table:table-cell table:style-name="ce9" office:value-type="string" calcext:value-type="string">
            <text:p>1 950 000.00</text:p>
          </table:table-cell>
          <table:table-cell table:style-name="ce10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0" office:value-type="string" calcext:value-type="string">
            <text:p>102</text:p>
            <text:p>104/1</text:p>
            <text:p>100/2</text:p>
            <text:p>99/2</text:p>
            <text:p>97/3</text:p>
          </table:table-cell>
          <table:table-cell table:style-name="ce10" office:value-type="string" calcext:value-type="string">
            <text:p>1305 (B 1305)</text:p>
            <text:p>3061 (B 3061)</text:p>
            <text:p>1140 (B 1140)</text:p>
            <text:p>2699 (B 2699)</text:p>
            <text:p>1210 (B 121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43/10000</text:p>
            <text:p>43/10000</text:p>
            <text:p>43/10000</text:p>
            <text:p>43/10000</text:p>
            <text:p>43/10000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J.KILIŃSKIEGO 3</text:p>
            <text:p>H.SIENKIEWICZA 28</text:p>
            <text:p>T.KOŚCIUSZKI 2</text:p>
            <text:p>T.KOŚCIUSZKI 4/6</text:p>
            <text:p>T.KOŚCIUSZKI 4/6</text:p>
          </table:table-cell>
          <table:table-cell table:style-name="ce14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4" office:value-type="string" calcext:value-type="string">
            <text:p>31</text:p>
            <text:p>30</text:p>
            <text:p>28</text:p>
            <text:p>29</text:p>
            <text:p>27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>660.09997558594</text:p>
            <text:p>257.29998779297</text:p>
            <text:p>257.29998779297</text:p>
            <text:p>257.29998779297</text:p>
            <text:p>877.33001708984</text:p>
          </table:table-cell>
          <table:table-cell table:style-name="ce15" office:value-type="string" calcext:value-type="string">
            <text:p>2522.6000976562</text:p>
            <text:p>940.29998779297</text:p>
            <text:p>940.29998779297</text:p>
            <text:p>940.29998779297</text:p>
            <text:p>3363</text:p>
          </table:table-cell>
          <table:table-cell table:style-name="ce15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J.KILIŃSKIEGO 3</text:p>
            <text:p>J.KILIŃSKIEGO 1</text:p>
            <text:p>T.KOŚCIUSZKI 2</text:p>
            <text:p>H.SIENKIEWICZA 28</text:p>
            <text:p>T.KOŚCIUSZKI 4/6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3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7.80</text:p>
          </table:table-cell>
          <table:table-cell table:style-name="ce17" office:value-type="string" calcext:value-type="string">
            <text:p>Powierzchnia: 1.65, komórk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.KILIŃSKIEGO 3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840/2021</text:p>
          </table:table-cell>
          <table:table-cell table:style-name="ce3" office:value-type="date" office:date-value="2021-08-17" calcext:value-type="date">
            <text:p>2021-08-17</text:p>
          </table:table-cell>
          <table:table-cell table:style-name="ce1" office:value-type="string" calcext:value-type="string">
            <text:p>sprzedaż lok. mieszkalnego nr 39 o pow. użytkowej 29,70 m2 usytuowanego na 5 kondygnacji bud. przy ul. Kilińskiego 2; składającego się z pokoju, kuchni, przedpokoju i łazienki, wc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8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6" calcext:value-type="float">
            <text:p>41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6" calcext:value-type="float">
            <text:p>416</text:p>
          </table:table-cell>
          <table:table-cell table:style-name="ce7"/>
          <table:table-cell table:style-name="ce9" office:value-type="string" calcext:value-type="string">
            <text:p>280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1</text:p>
          </table:table-cell>
          <table:table-cell table:style-name="ce10" office:value-type="string" calcext:value-type="string">
            <text:p>416 (B 416)</text:p>
          </table:table-cell>
          <table:table-cell table:style-name="ce10" table:number-columns-repeated="3"/>
          <table:table-cell table:style-name="ce10" office:value-type="string" calcext:value-type="string">
            <text:p>Własność</text:p>
          </table:table-cell>
          <table:table-cell table:style-name="ce11"/>
          <table:table-cell table:style-name="ce10" office:value-type="string" calcext:value-type="string">
            <text:p>1/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J.KILIŃSKIEGO 2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string" calcext:value-type="string">
            <text:p>409.60000610352</text:p>
          </table:table-cell>
          <table:table-cell table:style-name="ce15" office:value-type="float" office:value="1527" calcext:value-type="float">
            <text:p>1527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J.KILIŃSKIEGO 2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3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9.7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.KILIŃSKIEGO 2</text:p>
          </table:table-cell>
          <table:table-cell table:number-columns-repeated="95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31/2021</text:p>
          </table:table-cell>
          <table:table-cell table:style-name="ce3" office:value-type="date" office:date-value="2021-08-25" calcext:value-type="date">
            <text:p>2021-08-25</text:p>
          </table:table-cell>
          <table:table-cell table:style-name="ce1" office:value-type="string" calcext:value-type="string">
            <text:p>sprzedaż lok. mieszkalnego nr 18 o pow. użytkowej 56,35 m2 usytuowanego na 3 kondygnacji bud. przy ul. Żyrardowskiej 35A; sprzedaż udz. 11270/1512556 cz. w dz. 46, 47, 48 oraz udz. 11270/1512556 cz. w dz. 45/2; wg MPZP dz. 45/2, 45/3, 46, 47, 48 stanowi t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89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921" calcext:value-type="float">
            <text:p>492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921" calcext:value-type="float">
            <text:p>4921</text:p>
          </table:table-cell>
          <table:table-cell table:style-name="ce7"/>
          <table:table-cell table:style-name="ce9" office:value-type="string" calcext:value-type="string">
            <text:p>389 000.00</text:p>
          </table:table-cell>
          <table:table-cell table:style-name="ce10" office:value-type="string" calcext:value-type="string">
            <text:p>27 (27)</text:p>
            <text:p>27 (27)</text:p>
            <text:p>27 (27)</text:p>
            <text:p>27 (27)</text:p>
            <text:p>27 (27)</text:p>
          </table:table-cell>
          <table:table-cell table:style-name="ce10" office:value-type="string" calcext:value-type="string">
            <text:p>45/3</text:p>
            <text:p>47</text:p>
            <text:p>48</text:p>
            <text:p>46</text:p>
            <text:p>45/2</text:p>
          </table:table-cell>
          <table:table-cell table:style-name="ce10" office:value-type="string" calcext:value-type="string">
            <text:p>4453 (B 4453)</text:p>
            <text:p>51 (Bp 51)</text:p>
            <text:p>30 (Bp 30)</text:p>
            <text:p>17 (Bp 17)</text:p>
            <text:p>370 (dr 37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budownictwo mieszkaniowe jednorodzinne, teren zabudowy usługowej, teren rozmieszczenia dużych obiektów handlowych</text:p>
            <text:p>budownictwo mieszkaniowe jednorodzinne, teren zabudowy usługowej, teren rozmieszczenia dużych obiektów handlowych</text:p>
            <text:p>budownictwo mieszkaniowe je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5635/378139</text:p>
            <text:p>5635/756278</text:p>
            <text:p>5635/756278</text:p>
            <text:p>5635/756278</text:p>
            <text:p>5635/756278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ŻYRARDOWSKA 35,35A</text:p>
            <text:p>ŻYRARDOWSKA </text:p>
            <text:p>GARBARSKA </text:p>
            <text:p>GARBARSKA </text:p>
            <text:p>ŻYRARDOWSKA</text:p>
          </table:table-cell>
          <table:table-cell table:style-name="ce14" office:value-type="string" calcext:value-type="string">
            <text:p>27 (27)</text:p>
            <text:p>27 (27)</text:p>
          </table:table-cell>
          <table:table-cell table:style-name="ce14" office:value-type="string" calcext:value-type="string">
            <text:p>88</text:p>
            <text:p>89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6</text:p>
            <text:p>2007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732</text:p>
            <text:p>820</text:p>
          </table:table-cell>
          <table:table-cell table:style-name="ce15" office:value-type="string" calcext:value-type="string">
            <text:p>1405.6999511719</text:p>
            <text:p>1763.7099609375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ŻYRARDOWSKA 35A</text:p>
            <text:p>ŻYRARDOWSKA 35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1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56.3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5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643/2021</text:p>
          </table:table-cell>
          <table:table-cell table:style-name="ce3" office:value-type="date" office:date-value="2021-10-11" calcext:value-type="date">
            <text:p>2021-10-11</text:p>
          </table:table-cell>
          <table:table-cell table:style-name="ce1" office:value-type="string" calcext:value-type="string">
            <text:p>sprzedaż udz. 2/1500 w dz. 56; sprzedaż udz. 1/270 cz. w lok. niemieszkalnym nr 296 stanowiącym lokal garażowy wraz z prawami związanymi; wg MPZP dz. 56, 57 stanowią teren oznaczony symbolem 2MW/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270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0 123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10 123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udownictwo mieszkaniowe wielorodzinne, teren zabudowy usługowej</text:p>
            <text:p>budownictwo mieszkaniowe wielorodzinne, teren zabudowy usługowej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1/15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</table:table-cell>
          <table:table-cell table:style-name="ce17"/>
          <table:table-cell table:style-name="ce17" office:value-type="string" calcext:value-type="string">
            <text:p>296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6855.90</text:p>
          </table:table-cell>
          <table:table-cell table:style-name="ce17"/>
          <table:table-cell table:style-name="ce17" office:value-type="string" calcext:value-type="string">
            <text:p>Współwłasność</text:p>
          </table:table-cell>
          <table:table-cell table:style-name="ce17" office:value-type="string" calcext:value-type="string">
            <text:p>1/270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DOWSKA 1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740/2021</text:p>
          </table:table-cell>
          <table:table-cell table:style-name="ce3" office:value-type="date" office:date-value="2021-10-18" calcext:value-type="date">
            <text:p>2021-10-18</text:p>
          </table:table-cell>
          <table:table-cell table:style-name="ce1" office:value-type="string" calcext:value-type="string">
            <text:p>sprzedaż udz. 2/1500 w dz. 56; sprzedaż udz. 1/270 cz. w lok. niemieszkalnym nr 296 stanowiącym lokal garażowy wraz z prawami związanymi; wg MPZP dz. 56, 57 stanowią teren oznaczony symbolem 2MW/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270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0 123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10 123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udownictwo mieszkaniowe wielorodzinne, teren zabudowy usługowej</text:p>
            <text:p>budownictwo mieszkaniowe wielorodzinne, teren zabudowy usługowej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1/15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</table:table-cell>
          <table:table-cell table:style-name="ce17"/>
          <table:table-cell table:style-name="ce17" office:value-type="string" calcext:value-type="string">
            <text:p>296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6855.90</text:p>
          </table:table-cell>
          <table:table-cell table:style-name="ce17"/>
          <table:table-cell table:style-name="ce17" office:value-type="string" calcext:value-type="string">
            <text:p>Współwłasność</text:p>
          </table:table-cell>
          <table:table-cell table:style-name="ce17" office:value-type="string" calcext:value-type="string">
            <text:p>1/270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DOWSKA 1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34/2021</text:p>
          </table:table-cell>
          <table:table-cell table:style-name="ce3" office:value-type="date" office:date-value="2021-10-14" calcext:value-type="date">
            <text:p>2021-10-14</text:p>
          </table:table-cell>
          <table:table-cell table:style-name="ce1" office:value-type="string" calcext:value-type="string">
            <text:p>sprzedaż lok. mieszkalnego nr 6 o pow. użytkowej 24,43 m2 usytuowanego na 1 kondygnacji bud. przy ul. Jaśminowej 14; składającego się z pokoju, kuchni z jadalnią, łazienki z wc oraz przedsionka z hallem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1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885" calcext:value-type="float">
            <text:p>88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885" calcext:value-type="float">
            <text:p>885</text:p>
          </table:table-cell>
          <table:table-cell table:style-name="ce7"/>
          <table:table-cell table:style-name="ce9" office:value-type="string" calcext:value-type="string">
            <text:p>160 000.00</text:p>
          </table:table-cell>
          <table:table-cell table:style-name="ce10" office:value-type="string" calcext:value-type="string">
            <text:p>14 (14)</text:p>
            <text:p>14 (14)</text:p>
          </table:table-cell>
          <table:table-cell table:style-name="ce10" office:value-type="string" calcext:value-type="string">
            <text:p>21/172</text:p>
            <text:p>21/164</text:p>
          </table:table-cell>
          <table:table-cell table:style-name="ce10" office:value-type="string" calcext:value-type="string">
            <text:p>11 (dr 11)</text:p>
            <text:p>874 (B 87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2443/40683</text:p>
            <text:p>2443/4068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CZEREMCHOWA </text:p>
            <text:p>JAŚMINOWA 14</text:p>
          </table:table-cell>
          <table:table-cell table:style-name="ce14" office:value-type="string" calcext:value-type="string">
            <text:p>14 (14)</text:p>
          </table:table-cell>
          <table:table-cell table:style-name="ce14" office:value-type="string" calcext:value-type="string">
            <text:p>2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0" calcext:value-type="float">
            <text:p>2000</text:p>
          </table:table-cell>
          <table:table-cell table:style-name="ce15"/>
          <table:table-cell table:style-name="ce15" office:value-type="float" office:value="266" calcext:value-type="float">
            <text:p>266</text:p>
          </table:table-cell>
          <table:table-cell table:style-name="ce15" office:value-type="string" calcext:value-type="string">
            <text:p>406.89999389648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JAŚMINOWA 14</text:p>
          </table:table-cell>
          <table:table-cell table:style-name="ce17" office:value-type="string" calcext:value-type="string">
            <text:p>14 (14)</text:p>
          </table:table-cell>
          <table:table-cell table:style-name="ce17"/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4.43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AŚMINOWA 14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559/2021</text:p>
          </table:table-cell>
          <table:table-cell table:style-name="ce3" office:value-type="date" office:date-value="2021-10-14" calcext:value-type="date">
            <text:p>2021-10-14</text:p>
          </table:table-cell>
          <table:table-cell table:style-name="ce1" office:value-type="string" calcext:value-type="string">
            <text:p>sprzedaż lok. mieszkalnego nr 24 o pow. użytkowej 46,00 m2 usytuowanego na 2 kondygnacji bud. przy ul. Obrońców Getta 12; składającego się z dwóch pokoi, łazienki z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sprzedaż bezprzetargowa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jednostka samorządu terytorialnego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9 4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93" calcext:value-type="float">
            <text:p>139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93" calcext:value-type="float">
            <text:p>1393</text:p>
          </table:table-cell>
          <table:table-cell table:style-name="ce7"/>
          <table:table-cell table:style-name="ce9" office:value-type="string" calcext:value-type="string">
            <text:p>59 4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24</text:p>
          </table:table-cell>
          <table:table-cell table:style-name="ce10" office:value-type="string" calcext:value-type="string">
            <text:p>1393 (B 139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600/15744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OBROŃCÓW GETTA 12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1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8" calcext:value-type="float">
            <text:p>1958</text:p>
          </table:table-cell>
          <table:table-cell table:style-name="ce15"/>
          <table:table-cell table:style-name="ce15" office:value-type="string" calcext:value-type="string">
            <text:p>704.40002441406</text:p>
          </table:table-cell>
          <table:table-cell table:style-name="ce15" office:value-type="string" calcext:value-type="string">
            <text:p>1574.4200439453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OBROŃCÓW GETTA 12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2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6.0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OBROŃCÓW GETTA 12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67/2021</text:p>
          </table:table-cell>
          <table:table-cell table:style-name="ce3" office:value-type="date" office:date-value="2021-10-19" calcext:value-type="date">
            <text:p>2021-10-19</text:p>
          </table:table-cell>
          <table:table-cell table:style-name="ce1" office:value-type="string" calcext:value-type="string">
            <text:p>sprzedaż lok. mieszkalnego nr 20 o pow. użytkowej 56,70 m2 (wraz z pom. przynależnym tj. piwnicą) usytuowanego na 3 kondygnacji bud. przy ul. Bałtyckiej 10; składającego się z 3 pokoi, kuchni, łazienki z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jednostka samorządu terytorialnego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80 1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83" calcext:value-type="float">
            <text:p>288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83" calcext:value-type="float">
            <text:p>2883</text:p>
          </table:table-cell>
          <table:table-cell table:style-name="ce7"/>
          <table:table-cell table:style-name="ce9" office:value-type="string" calcext:value-type="string">
            <text:p>80 1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51/12</text:p>
          </table:table-cell>
          <table:table-cell table:style-name="ce10" office:value-type="string" calcext:value-type="string">
            <text:p>2883 (B 288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670/30264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BAŁTYCKA 10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float" office:value="710" calcext:value-type="float">
            <text:p>710</text:p>
          </table:table-cell>
          <table:table-cell table:style-name="ce15" office:value-type="string" calcext:value-type="string">
            <text:p>2817.0500488281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ŁTYCKA 10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2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3.30</text:p>
          </table:table-cell>
          <table:table-cell table:style-name="ce17" office:value-type="string" calcext:value-type="string">
            <text:p>Powierzchnia: 3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10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225/2021</text:p>
          </table:table-cell>
          <table:table-cell table:style-name="ce3" office:value-type="date" office:date-value="2021-10-29" calcext:value-type="date">
            <text:p>2021-10-29</text:p>
          </table:table-cell>
          <table:table-cell table:style-name="ce1" office:value-type="string" calcext:value-type="string">
            <text:p>sprzedaż lok. mieszkalnego nr 28 o pow. użytkowej 48,85 m2 usytuowanego na 1 kondygnacji bud. przy ul. Żwirki i Wigury 7B; składającego się z dwóch pokoi, kuchni, łazienki z wc i przedpokoju oraz pomieszczenia przynależnego-piwnicy 3,55 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412" calcext:value-type="float">
            <text:p>141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412" calcext:value-type="float">
            <text:p>1412</text:p>
          </table:table-cell>
          <table:table-cell table:style-name="ce7"/>
          <table:table-cell table:style-name="ce9" office:value-type="string" calcext:value-type="string">
            <text:p>295 0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51/2</text:p>
          </table:table-cell>
          <table:table-cell table:style-name="ce10" office:value-type="string" calcext:value-type="string">
            <text:p>1412 (B 1412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885/18824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WIRKI I WIGURY 7B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9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6" calcext:value-type="float">
            <text:p>1976</text:p>
          </table:table-cell>
          <table:table-cell table:style-name="ce15"/>
          <table:table-cell table:style-name="ce15" office:value-type="string" calcext:value-type="string">
            <text:p>449.5</text:p>
          </table:table-cell>
          <table:table-cell table:style-name="ce15" office:value-type="float" office:value="1741" calcext:value-type="float">
            <text:p>174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WIRKI I WIGURY 7B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2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5.30</text:p>
          </table:table-cell>
          <table:table-cell table:style-name="ce17" office:value-type="string" calcext:value-type="string">
            <text:p>Powierzchnia: 3.5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WIRKI I WIGURY 7B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919/2021</text:p>
          </table:table-cell>
          <table:table-cell table:style-name="ce3" office:value-type="date" office:date-value="2021-10-28" calcext:value-type="date">
            <text:p>2021-10-28</text:p>
          </table:table-cell>
          <table:table-cell table:style-name="ce1" office:value-type="string" calcext:value-type="string">
            <text:p>sprzedaż lok. mieszkalnego nr 8 o pow. użytkowej 53,20 m2 usytuowanego na 2 kondygnacji bud. przy ul. Rusałki 111; składającego się z 2 pokoi, przedpokoju, kuchni i łazienki oraz sprzedaż udz. 1/16 w lok. niemieszkalnym nr 24 poł. w bud. przy ul. Rusałki 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500" calcext:value-type="float">
            <text:p>250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500" calcext:value-type="float">
            <text:p>2500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46/2</text:p>
          </table:table-cell>
          <table:table-cell table:style-name="ce10" office:value-type="string" calcext:value-type="string">
            <text:p>2500 (B 2500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łasność</text:p>
          </table:table-cell>
          <table:table-cell table:style-name="ce11"/>
          <table:table-cell table:style-name="ce10" office:value-type="string" calcext:value-type="string">
            <text:p>1/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9,11</text:p>
          </table:table-cell>
          <table:table-cell table:style-name="ce14" office:value-type="string" calcext:value-type="string">
            <text:p>33 (33)</text:p>
            <text:p>33 (33)</text:p>
          </table:table-cell>
          <table:table-cell table:style-name="ce14" office:value-type="string" calcext:value-type="string">
            <text:p>81</text:p>
            <text:p>82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8</text:p>
            <text:p>2008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397</text:p>
            <text:p>411</text:p>
          </table:table-cell>
          <table:table-cell table:style-name="ce15" office:value-type="string" calcext:value-type="string">
            <text:p>1429.8000488281</text:p>
            <text:p>1507.4000244141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łasność</text:p>
            <text:p>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RUSAŁKI 9</text:p>
            <text:p>RUSAŁKI 11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8</text:p>
            <text:p>24</text:p>
          </table:table-cell>
          <table:table-cell table:style-name="ce17" office:value-type="string" calcext:value-type="string">
            <text:p>Mieszkalne</text:p>
            <text:p>Nie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3</text:p>
            <text:p>1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53.20</text:p>
            <text:p>344.00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łasność</text:p>
            <text:p>Współwłasność</text:p>
          </table:table-cell>
          <table:table-cell table:style-name="ce17" office:value-type="string" calcext:value-type="string">
            <text:p>1/1</text:p>
            <text:p>1/16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RUSAŁKI 11</text:p>
            <text:p>RUSAŁKI 1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264/2021</text:p>
          </table:table-cell>
          <table:table-cell table:style-name="ce3" office:value-type="date" office:date-value="2021-10-01" calcext:value-type="date">
            <text:p>2021-10-01</text:p>
          </table:table-cell>
          <table:table-cell table:style-name="ce1" office:value-type="string" calcext:value-type="string">
            <text:p>sprzedaż lok. mieszkalnego nr 23 o pow. użytkowej 41,80 m2 (wraz z pomieszczeniem przynależnym - piwnicą o pow. użytkowej 7,80 m2) usytuowanego na 2 kondygnacji bud. przy ul. Cichej 25; składającego się z pokoju, kucheni, przedpokoju oraz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2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29" calcext:value-type="float">
            <text:p>192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29" calcext:value-type="float">
            <text:p>1929</text:p>
          </table:table-cell>
          <table:table-cell table:style-name="ce7"/>
          <table:table-cell table:style-name="ce9" office:value-type="string" calcext:value-type="string">
            <text:p>225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96/1</text:p>
          </table:table-cell>
          <table:table-cell table:style-name="ce10" office:value-type="string" calcext:value-type="string">
            <text:p>1929 (B 1929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180/22321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CICHA 25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61" calcext:value-type="float">
            <text:p>1961</text:p>
          </table:table-cell>
          <table:table-cell table:style-name="ce15"/>
          <table:table-cell table:style-name="ce15" office:value-type="string" calcext:value-type="string">
            <text:p>635.5</text:p>
          </table:table-cell>
          <table:table-cell table:style-name="ce15" office:value-type="string" calcext:value-type="string">
            <text:p>1921.150024414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ICHA 25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2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4.00</text:p>
          </table:table-cell>
          <table:table-cell table:style-name="ce17" office:value-type="string" calcext:value-type="string">
            <text:p>Powierzchnia: 7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ICHA 25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370/2021</text:p>
          </table:table-cell>
          <table:table-cell table:style-name="ce3" office:value-type="date" office:date-value="2021-10-11" calcext:value-type="date">
            <text:p>2021-10-11</text:p>
          </table:table-cell>
          <table:table-cell table:style-name="ce1" office:value-type="string" calcext:value-type="string">
            <text:p>sprzedaż lok. mieszkalnego nr 4 o pow. użytkowej 103,10 m2 (wraz z pom. przynaleznym, tj. garażem o pow. 19,60 m2) usytuowanego na 2 kondygnacji bud. przy ul. Na Laski 51A; składającego się z jednego pokoju, kuchni, łazienki z wc, trzech pokoi, korytarza 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4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783" calcext:value-type="float">
            <text:p>278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783" calcext:value-type="float">
            <text:p>2783</text:p>
          </table:table-cell>
          <table:table-cell table:style-name="ce7"/>
          <table:table-cell table:style-name="ce9" office:value-type="string" calcext:value-type="string">
            <text:p>545 000.00</text:p>
          </table:table-cell>
          <table:table-cell table:style-name="ce10" office:value-type="string" calcext:value-type="string">
            <text:p>45 (45)</text:p>
            <text:p>45 (45)</text:p>
            <text:p>45 (45)</text:p>
            <text:p>45 (45)</text:p>
          </table:table-cell>
          <table:table-cell table:style-name="ce10" office:value-type="string" calcext:value-type="string">
            <text:p>107/5</text:p>
            <text:p>107/2</text:p>
            <text:p>107/7</text:p>
            <text:p>108/5</text:p>
          </table:table-cell>
          <table:table-cell table:style-name="ce10" office:value-type="string" calcext:value-type="string">
            <text:p>1102 (dr 1102)</text:p>
            <text:p>342 (dr 342)</text:p>
            <text:p>497 (B 497)</text:p>
            <text:p>842 (B 842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1/24</text:p>
            <text:p>1/24</text:p>
            <text:p>1/4</text:p>
            <text:p>1/4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NA LASKI </text:p>
            <text:p>NA LASKI </text:p>
            <text:p>NA LASKI 51A</text:p>
            <text:p>NA LASKI 51A</text:p>
          </table:table-cell>
          <table:table-cell table:style-name="ce14" office:value-type="string" calcext:value-type="string">
            <text:p>45 (45)</text:p>
            <text:p>45 (45)</text:p>
            <text:p>45 (45)</text:p>
          </table:table-cell>
          <table:table-cell table:style-name="ce14" office:value-type="string" calcext:value-type="string">
            <text:p>208</text:p>
            <text:p>209</text:p>
            <text:p>210</text:p>
          </table:table-cell>
          <table:table-cell table:style-name="ce14" office:value-type="string" calcext:value-type="string">
            <text:p>Transportu i łączności</text:p>
            <text:p>Mieszkalne</text:p>
            <text:p>Transportu i łączności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2000</text:p>
            <text:p>2000</text:p>
            <text:p>2000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49</text:p>
            <text:p>178</text:p>
            <text:p>48</text:p>
          </table:table-cell>
          <table:table-cell table:style-name="ce15" office:value-type="string" calcext:value-type="string">
            <text:p>0</text:p>
            <text:p>0</text:p>
            <text:p>0</text:p>
          </table:table-cell>
          <table:table-cell table:style-name="ce15" office:value-type="string" calcext:value-type="string">
            <text:p>1</text:p>
            <text:p>2</text:p>
            <text:p>1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NA LASKI 51A</text:p>
            <text:p>NA LASKI 51A</text:p>
            <text:p>NA LASKI 51A</text:p>
          </table:table-cell>
          <table:table-cell table:style-name="ce17" office:value-type="string" calcext:value-type="string">
            <text:p>45 (45)</text:p>
          </table:table-cell>
          <table:table-cell table:style-name="ce17"/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103.1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NA LASKI 51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437/2021</text:p>
          </table:table-cell>
          <table:table-cell table:style-name="ce3" office:value-type="date" office:date-value="2021-10-04" calcext:value-type="date">
            <text:p>2021-10-04</text:p>
          </table:table-cell>
          <table:table-cell table:style-name="ce1" office:value-type="string" calcext:value-type="string">
            <text:p>sprzedaż lok. mieszkalnego nr 15 o pow. użytkowej 47,10 m2 usytuowanego na 5 kondygnacji bud. przy ul. M. Skłodowskiej-Curie 7; składającego się z 2 pokoi, kuchni, łazienki i przedpokoju oraz pomieszczenia przynależnego tj. piwnic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913" calcext:value-type="float">
            <text:p>291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913" calcext:value-type="float">
            <text:p>2913</text:p>
          </table:table-cell>
          <table:table-cell table:style-name="ce7"/>
          <table:table-cell table:style-name="ce9" office:value-type="string" calcext:value-type="string">
            <text:p>275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94/5</text:p>
          </table:table-cell>
          <table:table-cell table:style-name="ce10" office:value-type="string" calcext:value-type="string">
            <text:p>2913 (B 2825, N 88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71/3591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M.SKŁODOWSKIEJ-CURIE 7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2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table:number-columns-repeated="2"/>
          <table:table-cell table:style-name="ce15" office:value-type="float" office:value="852" calcext:value-type="float">
            <text:p>852</text:p>
          </table:table-cell>
          <table:table-cell table:style-name="ce15" office:value-type="float" office:value="3349" calcext:value-type="float">
            <text:p>3349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SKŁODOWSKIEJ-CURIE 7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1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3.00</text:p>
          </table:table-cell>
          <table:table-cell table:style-name="ce17" office:value-type="string" calcext:value-type="string">
            <text:p>Powierzchnia: 4.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SKŁODOWSKIEJ-CURIE 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924/2021</text:p>
          </table:table-cell>
          <table:table-cell table:style-name="ce3" office:value-type="date" office:date-value="2021-10-14" calcext:value-type="date">
            <text:p>2021-10-14</text:p>
          </table:table-cell>
          <table:table-cell table:style-name="ce1" office:value-type="string" calcext:value-type="string">
            <text:p>sprzedaż lok. mieszkalnego nr 34 o pow. użytkowej 37,20 m2 usytuowanego na 3 kondygnacji bud. przy ul. Kilińskiego 2; składającego się z 2 pokoi, kuchni, przedpokoju i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6" calcext:value-type="float">
            <text:p>41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6" calcext:value-type="float">
            <text:p>416</text:p>
          </table:table-cell>
          <table:table-cell table:style-name="ce7"/>
          <table:table-cell table:style-name="ce9" office:value-type="string" calcext:value-type="string">
            <text:p>230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1</text:p>
          </table:table-cell>
          <table:table-cell table:style-name="ce10" office:value-type="string" calcext:value-type="string">
            <text:p>416 (B 416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720/1527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J.KILIŃSKIEGO 2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string" calcext:value-type="string">
            <text:p>409.60000610352</text:p>
          </table:table-cell>
          <table:table-cell table:style-name="ce15" office:value-type="float" office:value="1527" calcext:value-type="float">
            <text:p>1527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J.KILIŃSKIEGO 2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3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37.2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.KILIŃSKIEGO 2</text:p>
          </table:table-cell>
          <table:table-cell table:number-columns-repeated="95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296/2021</text:p>
          </table:table-cell>
          <table:table-cell table:style-name="ce3" office:value-type="date" office:date-value="2021-10-04" calcext:value-type="date">
            <text:p>2021-10-04</text:p>
          </table:table-cell>
          <table:table-cell table:style-name="ce1" office:value-type="string" calcext:value-type="string">
            <text:p>sprzedaż lok. mieszkalnego nr 41 o pow. użytkowej 39,64 m2 usytuowanego na 1 kondygnacji bud. przy ul. T. Kościuszki 4/6; składającego się z 2 pokoi, kuchni, łazienki oraz przedpokoju i pomieszczenia przynalez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415" calcext:value-type="float">
            <text:p>941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415" calcext:value-type="float">
            <text:p>9415</text:p>
          </table:table-cell>
          <table:table-cell table:style-name="ce7"/>
          <table:table-cell table:style-name="ce9" office:value-type="string" calcext:value-type="string">
            <text:p>260 000.00</text:p>
          </table:table-cell>
          <table:table-cell table:style-name="ce10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0" office:value-type="string" calcext:value-type="string">
            <text:p>102</text:p>
            <text:p>104/1</text:p>
            <text:p>100/2</text:p>
            <text:p>99/2</text:p>
            <text:p>97/3</text:p>
          </table:table-cell>
          <table:table-cell table:style-name="ce10" office:value-type="string" calcext:value-type="string">
            <text:p>1305 (B 1305)</text:p>
            <text:p>3061 (B 3061)</text:p>
            <text:p>1140 (B 1140)</text:p>
            <text:p>2699 (B 2699)</text:p>
            <text:p>1210 (B 121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brak danych</text:p>
            <text:p>brak danych</text:p>
            <text:p>brak danych</text:p>
            <text:p>brak danych</text:p>
            <text:p>brak danych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43/10000</text:p>
            <text:p>43/10000</text:p>
            <text:p>43/10000</text:p>
            <text:p>43/10000</text:p>
            <text:p>43/10000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J.KILIŃSKIEGO 3</text:p>
            <text:p>H.SIENKIEWICZA 28</text:p>
            <text:p>T.KOŚCIUSZKI 2</text:p>
            <text:p>T.KOŚCIUSZKI 4/6</text:p>
            <text:p>T.KOŚCIUSZKI 4/6</text:p>
          </table:table-cell>
          <table:table-cell table:style-name="ce14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4" office:value-type="string" calcext:value-type="string">
            <text:p>31</text:p>
            <text:p>30</text:p>
            <text:p>28</text:p>
            <text:p>29</text:p>
            <text:p>27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>660.09997558594</text:p>
            <text:p>257.29998779297</text:p>
            <text:p>257.29998779297</text:p>
            <text:p>257.29998779297</text:p>
            <text:p>877.33001708984</text:p>
          </table:table-cell>
          <table:table-cell table:style-name="ce15" office:value-type="string" calcext:value-type="string">
            <text:p>2522.6000976562</text:p>
            <text:p>940.29998779297</text:p>
            <text:p>940.29998779297</text:p>
            <text:p>940.29998779297</text:p>
            <text:p>3363</text:p>
          </table:table-cell>
          <table:table-cell table:style-name="ce15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J.KILIŃSKIEGO 3</text:p>
            <text:p>J.KILIŃSKIEGO 1</text:p>
            <text:p>T.KOŚCIUSZKI 2</text:p>
            <text:p>H.SIENKIEWICZA 28</text:p>
            <text:p>T.KOŚCIUSZKI 4/6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4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8.00</text:p>
          </table:table-cell>
          <table:table-cell table:style-name="ce17" office:value-type="string" calcext:value-type="string">
            <text:p>Powierzchnia: 1.64, komórk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KOŚCIUSZKI 4/6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246/2021</text:p>
          </table:table-cell>
          <table:table-cell table:style-name="ce3" office:value-type="date" office:date-value="2021-10-28" calcext:value-type="date">
            <text:p>2021-10-28</text:p>
          </table:table-cell>
          <table:table-cell table:style-name="ce1" office:value-type="string" calcext:value-type="string">
            <text:p>sprzedaż lok. mieszkalnego nr 17 o pow. użytkowej 57,66 m2 usytuowanego na 4 kondygnacji bud. przy ul. Parkowej 10; składającego się z pokoju dziennego z aneksem kuchennym, 2 pokoi, przedpokoju i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 4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840" calcext:value-type="float">
            <text:p>8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840" calcext:value-type="float">
            <text:p>840</text:p>
          </table:table-cell>
          <table:table-cell table:style-name="ce7"/>
          <table:table-cell table:style-name="ce9" office:value-type="string" calcext:value-type="string">
            <text:p>4 475 000.00</text:p>
          </table:table-cell>
          <table:table-cell table:style-name="ce10" office:value-type="string" calcext:value-type="string">
            <text:p>29 (29)</text:p>
          </table:table-cell>
          <table:table-cell table:style-name="ce10" office:value-type="string" calcext:value-type="string">
            <text:p>54/14</text:p>
          </table:table-cell>
          <table:table-cell table:style-name="ce10" office:value-type="string" calcext:value-type="string">
            <text:p>840 (B 840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766/139119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PARKOWA</text:p>
          </table:table-cell>
          <table:table-cell table:style-name="ce14" office:value-type="string" calcext:value-type="string">
            <text:p>29 (29)</text:p>
          </table:table-cell>
          <table:table-cell table:style-name="ce14" office:value-type="string" calcext:value-type="string">
            <text:p>109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20" calcext:value-type="float">
            <text:p>2020</text:p>
          </table:table-cell>
          <table:table-cell table:style-name="ce15"/>
          <table:table-cell table:style-name="ce15" office:value-type="float" office:value="554" calcext:value-type="float">
            <text:p>554</text:p>
          </table:table-cell>
          <table:table-cell table:style-name="ce15" office:value-type="string" calcext:value-type="string">
            <text:p>1391.1899414062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PARKOWA 10</text:p>
          </table:table-cell>
          <table:table-cell table:style-name="ce17" office:value-type="string" calcext:value-type="string">
            <text:p>29 (29)</text:p>
          </table:table-cell>
          <table:table-cell table:style-name="ce17"/>
          <table:table-cell table:style-name="ce17" office:value-type="string" calcext:value-type="string">
            <text:p>1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57.66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PARKOWA 10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281/2021</text:p>
          </table:table-cell>
          <table:table-cell table:style-name="ce3" office:value-type="date" office:date-value="2021-10-01" calcext:value-type="date">
            <text:p>2021-10-01</text:p>
          </table:table-cell>
          <table:table-cell table:style-name="ce1" office:value-type="string" calcext:value-type="string">
            <text:p>sprzedaż lok. mieszkalnego nr 17 o pow. użytkowej 62,20 m2 usytuowanego na 1 kondygnacji bud. przy ul. Kopernika 4; składającego się z 3 pokoi, kuchni, łazienki, wc oraz przedpokoju i wnęki oraz pomieszczenia przynależnego tj. komór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6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73" calcext:value-type="float">
            <text:p>117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73" calcext:value-type="float">
            <text:p>1173</text:p>
          </table:table-cell>
          <table:table-cell table:style-name="ce7"/>
          <table:table-cell table:style-name="ce9" office:value-type="string" calcext:value-type="string">
            <text:p>436 000.00</text:p>
          </table:table-cell>
          <table:table-cell table:style-name="ce10" office:value-type="string" calcext:value-type="string">
            <text:p>31 (31)</text:p>
            <text:p>31 (31)</text:p>
          </table:table-cell>
          <table:table-cell table:style-name="ce10" office:value-type="string" calcext:value-type="string">
            <text:p>61/1</text:p>
            <text:p>64/62</text:p>
          </table:table-cell>
          <table:table-cell table:style-name="ce10" office:value-type="string" calcext:value-type="string">
            <text:p>445 (B 445)</text:p>
            <text:p>728 (B 7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22/13792</text:p>
            <text:p>622/13792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M.KOPERNIKA 4</text:p>
            <text:p>M.KOPERNIKA 4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10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3" calcext:value-type="float">
            <text:p>1983</text:p>
          </table:table-cell>
          <table:table-cell table:style-name="ce15"/>
          <table:table-cell table:style-name="ce15" office:value-type="string" calcext:value-type="string">
            <text:p>469.60000610352</text:p>
          </table:table-cell>
          <table:table-cell table:style-name="ce15" office:value-type="float" office:value="1296" calcext:value-type="float">
            <text:p>1296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KOPERNIKA 4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1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60.00</text:p>
          </table:table-cell>
          <table:table-cell table:style-name="ce17" office:value-type="string" calcext:value-type="string">
            <text:p>Powierzchnia: 2.2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KOPERNIKA 4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049/2021</text:p>
          </table:table-cell>
          <table:table-cell table:style-name="ce3" office:value-type="date" office:date-value="2021-10-27" calcext:value-type="date">
            <text:p>2021-10-27</text:p>
          </table:table-cell>
          <table:table-cell table:style-name="ce1" office:value-type="string" calcext:value-type="string">
            <text:p>sprzedaż lok. mieszkalnego nr 12 o pow. użytkowej 60,00 m2 usytuowanego na 6 kondygnacji bud. przy ul. Armii Krajowej 5; składającego się z 3 pokoi, kuchni, łazienki, wc, wnęki oraz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290" calcext:value-type="float">
            <text:p>129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290" calcext:value-type="float">
            <text:p>1290</text:p>
          </table:table-cell>
          <table:table-cell table:style-name="ce7"/>
          <table:table-cell table:style-name="ce9" office:value-type="string" calcext:value-type="string">
            <text:p>415 000.00</text:p>
          </table:table-cell>
          <table:table-cell table:style-name="ce10" office:value-type="string" calcext:value-type="string">
            <text:p>31 (31)</text:p>
            <text:p>31 (31)</text:p>
            <text:p>31 (31)</text:p>
            <text:p>31 (31)</text:p>
          </table:table-cell>
          <table:table-cell table:style-name="ce10" office:value-type="string" calcext:value-type="string">
            <text:p>60/2</text:p>
            <text:p>51/3</text:p>
            <text:p>52/5</text:p>
            <text:p>50/5</text:p>
          </table:table-cell>
          <table:table-cell table:style-name="ce10" office:value-type="string" calcext:value-type="string">
            <text:p>564 (B 564)</text:p>
            <text:p>126 (B 126)</text:p>
            <text:p>471 (B 471)</text:p>
            <text:p>129 (B 129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620/25907</text:p>
            <text:p>620/25907</text:p>
            <text:p>620/25907</text:p>
            <text:p>620/25907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ARMII KRAJOWEJ 5</text:p>
            <text:p>ARMII KRAJOWEJ 5</text:p>
            <text:p>ARMII KRAJOWEJ 5</text:p>
            <text:p>ARMII KRAJOWEJ 5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95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3" calcext:value-type="float">
            <text:p>1983</text:p>
          </table:table-cell>
          <table:table-cell table:style-name="ce15"/>
          <table:table-cell table:style-name="ce15" office:value-type="string" calcext:value-type="string">
            <text:p>590.70001220703</text:p>
          </table:table-cell>
          <table:table-cell table:style-name="ce15" office:value-type="string" calcext:value-type="string">
            <text:p>2506.8000488281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ARMII KRAJOWEJ 5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60.00</text:p>
          </table:table-cell>
          <table:table-cell table:style-name="ce17" office:value-type="string" calcext:value-type="string">
            <text:p>Powierzchnia: 2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ARMII KRAJOWEJ 5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399/2021</text:p>
          </table:table-cell>
          <table:table-cell table:style-name="ce3" office:value-type="date" office:date-value="2021-10-07" calcext:value-type="date">
            <text:p>2021-10-07</text:p>
          </table:table-cell>
          <table:table-cell table:style-name="ce1" office:value-type="string" calcext:value-type="string">
            <text:p>sprzedaż lok. mieszkalnego nr 13 o pow. użytkowej 78,60 m2 usytuowanego na 3 kondygnacji bud. przy ul. Cichej 13; składającego się z 3 pokoi, kuchni, łazienki, wc i przedpokoju oraz pomieszczenia przynależ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95 3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9" calcext:value-type="float">
            <text:p>41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9" calcext:value-type="float">
            <text:p>419</text:p>
          </table:table-cell>
          <table:table-cell table:style-name="ce7"/>
          <table:table-cell table:style-name="ce9" office:value-type="string" calcext:value-type="string">
            <text:p>395 3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16/2</text:p>
          </table:table-cell>
          <table:table-cell table:style-name="ce10" office:value-type="string" calcext:value-type="string">
            <text:p>419 (B 419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786/1261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CICHA 13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5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3" calcext:value-type="float">
            <text:p>1953</text:p>
          </table:table-cell>
          <table:table-cell table:style-name="ce15"/>
          <table:table-cell table:style-name="ce15" office:value-type="float" office:value="419" calcext:value-type="float">
            <text:p>419</text:p>
          </table:table-cell>
          <table:table-cell table:style-name="ce15" office:value-type="string" calcext:value-type="string">
            <text:p>1058.8000488281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ICHA 13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1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67.00</text:p>
          </table:table-cell>
          <table:table-cell table:style-name="ce17" office:value-type="string" calcext:value-type="string">
            <text:p>Powierzchnia: 11.6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ICHA 13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2036/2021</text:p>
          </table:table-cell>
          <table:table-cell table:style-name="ce3" office:value-type="date" office:date-value="2021-10-01" calcext:value-type="date">
            <text:p>2021-10-01</text:p>
          </table:table-cell>
          <table:table-cell table:style-name="ce1" office:value-type="string" calcext:value-type="string">
            <text:p>sprzedaż lok. mieszkalnego nr 2 o pow. użytkowej 152,50 m2 usytuowanego na 1 kondygnacji bud. przy ul. Wł. Reymonta 45 składającego się z czterech izb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90" calcext:value-type="float">
            <text:p>59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90" calcext:value-type="float">
            <text:p>590</text:p>
          </table:table-cell>
          <table:table-cell table:style-name="ce7"/>
          <table:table-cell table:style-name="ce9" office:value-type="string" calcext:value-type="string">
            <text:p>500 000.00</text:p>
          </table:table-cell>
          <table:table-cell table:style-name="ce10" office:value-type="string" calcext:value-type="string">
            <text:p>47 (47)</text:p>
          </table:table-cell>
          <table:table-cell table:style-name="ce10" office:value-type="string" calcext:value-type="string">
            <text:p>14/117</text:p>
          </table:table-cell>
          <table:table-cell table:style-name="ce10" office:value-type="string" calcext:value-type="string">
            <text:p>590 (B 590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5250/305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WŁ. REYMONTA 45</text:p>
          </table:table-cell>
          <table:table-cell table:style-name="ce14" office:value-type="string" calcext:value-type="string">
            <text:p>47 (47)</text:p>
          </table:table-cell>
          <table:table-cell table:style-name="ce14" office:value-type="string" calcext:value-type="string">
            <text:p>78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2" calcext:value-type="float">
            <text:p>2012</text:p>
          </table:table-cell>
          <table:table-cell table:style-name="ce15"/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Ł. REYMONTA 45</text:p>
          </table:table-cell>
          <table:table-cell table:style-name="ce17" office:value-type="string" calcext:value-type="string">
            <text:p>47 (47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152.5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Ł. REYMONTA 45</text:p>
          </table:table-cell>
          <table:table-cell table:number-columns-repeated="95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529/2021</text:p>
          </table:table-cell>
          <table:table-cell table:style-name="ce3" office:value-type="date" office:date-value="2021-10-13" calcext:value-type="date">
            <text:p>2021-10-13</text:p>
          </table:table-cell>
          <table:table-cell table:style-name="ce1" office:value-type="string" calcext:value-type="string">
            <text:p>sprzedaż lok. mieszkalnego nr 2 o pow. użytkowej 109,78 m2 usytuowanego w bud. przy ul. Baśniowej 13; składającego się z wiatrołapu, pomieszczenia gospodarczego. holu, wc, kuchni, salonu z jadalnią, korytarza, 2 pokoi, pokoju fitness i łazienki oraz pomie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8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18" calcext:value-type="float">
            <text:p>51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18" calcext:value-type="float">
            <text:p>518</text:p>
          </table:table-cell>
          <table:table-cell table:style-name="ce7"/>
          <table:table-cell table:style-name="ce9" office:value-type="string" calcext:value-type="string">
            <text:p>860 000.00</text:p>
          </table:table-cell>
          <table:table-cell table:style-name="ce10" office:value-type="string" calcext:value-type="string">
            <text:p>51 (51)</text:p>
          </table:table-cell>
          <table:table-cell table:style-name="ce10" office:value-type="string" calcext:value-type="string">
            <text:p>135/6</text:p>
          </table:table-cell>
          <table:table-cell table:style-name="ce10" office:value-type="string" calcext:value-type="string">
            <text:p>518 (B 518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/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BAŚNIOWA 13</text:p>
          </table:table-cell>
          <table:table-cell table:style-name="ce14" office:value-type="string" calcext:value-type="string">
            <text:p>51 (51)</text:p>
            <text:p>51 (51)</text:p>
            <text:p>51 (51)</text:p>
          </table:table-cell>
          <table:table-cell table:style-name="ce14" office:value-type="string" calcext:value-type="string">
            <text:p>339</text:p>
            <text:p>341</text:p>
            <text:p>342</text:p>
          </table:table-cell>
          <table:table-cell table:style-name="ce14" office:value-type="string" calcext:value-type="string">
            <text:p>Mieszkalne</text:p>
            <text:p>Transportu i łączności</text:p>
            <text:p>Transportu i łączności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Budynek o dwóch mieszkaniach</text:p>
            <text:p>Garaż jednopoziomowy</text:p>
            <text:p>Garaż jednopoziomowy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2017</text:p>
            <text:p>2017</text:p>
            <text:p>2017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130</text:p>
            <text:p>22</text:p>
            <text:p>22</text:p>
          </table:table-cell>
          <table:table-cell table:style-name="ce15" office:value-type="string" calcext:value-type="string">
            <text:p>0</text:p>
            <text:p>0</text:p>
            <text:p>0</text:p>
          </table:table-cell>
          <table:table-cell table:style-name="ce15" office:value-type="string" calcext:value-type="string">
            <text:p>2</text:p>
            <text:p>1</text:p>
            <text:p>1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BAŚNIOWA 13</text:p>
            <text:p>BAŚNIOWA 13</text:p>
            <text:p>BAŚNIOWA 13</text:p>
          </table:table-cell>
          <table:table-cell table:style-name="ce17" office:value-type="string" calcext:value-type="string">
            <text:p>51 (51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92.80</text:p>
          </table:table-cell>
          <table:table-cell table:style-name="ce17" office:value-type="string" calcext:value-type="string">
            <text:p>Powierzchnia: 16.98, garaż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ŚNIOWA 13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123/2021</text:p>
          </table:table-cell>
          <table:table-cell table:style-name="ce3" office:value-type="date" office:date-value="2021-10-15" calcext:value-type="date">
            <text:p>2021-10-15</text:p>
          </table:table-cell>
          <table:table-cell table:style-name="ce1" office:value-type="string" calcext:value-type="string">
            <text:p>sprzedaż lok. mieszkalnego nr 2 o pow. użytkowej 84,90 m2 usytuowanego w bud. przy ul. Siennej 17E; składającego się z trzech pokoi, dwóch korytarzy, łazienki, kuchni z jadalnią, wc oraz wiatrołapu; sprzedaż udz. 1/38 cz. w dz. 2/47 stanowiącej drogę doja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6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098" calcext:value-type="float">
            <text:p>109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098" calcext:value-type="float">
            <text:p>1098</text:p>
          </table:table-cell>
          <table:table-cell table:style-name="ce7"/>
          <table:table-cell table:style-name="ce9" office:value-type="string" calcext:value-type="string">
            <text:p>765 000.00</text:p>
          </table:table-cell>
          <table:table-cell table:style-name="ce10" office:value-type="string" calcext:value-type="string">
            <text:p>53 (53)</text:p>
            <text:p>53 (53)</text:p>
          </table:table-cell>
          <table:table-cell table:style-name="ce10" office:value-type="string" calcext:value-type="string">
            <text:p>2/47</text:p>
            <text:p>2/43</text:p>
          </table:table-cell>
          <table:table-cell table:style-name="ce10" office:value-type="string" calcext:value-type="string">
            <text:p>811 (dr 811)</text:p>
            <text:p>287 (B 287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udownictwo mieszkaniowe jednorodzinne</text:p>
            <text:p>budownictwo mieszkaniowe jednorodzinne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38</text:p>
            <text:p>849/1698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SIENNA </text:p>
            <text:p>SIENNA 17E</text:p>
          </table:table-cell>
          <table:table-cell table:style-name="ce14" office:value-type="string" calcext:value-type="string">
            <text:p>53 (53)</text:p>
          </table:table-cell>
          <table:table-cell table:style-name="ce14" office:value-type="string" calcext:value-type="string">
            <text:p>4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0" calcext:value-type="float">
            <text:p>2010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office:value-type="string" calcext:value-type="string">
            <text:p>169.8000030517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IENNA 17E</text:p>
          </table:table-cell>
          <table:table-cell table:style-name="ce17" office:value-type="string" calcext:value-type="string">
            <text:p>53 (53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84.9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IENNA 17E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19/2021</text:p>
          </table:table-cell>
          <table:table-cell table:style-name="ce3" office:value-type="date" office:date-value="2021-06-22" calcext:value-type="date">
            <text:p>2021-06-22</text:p>
          </table:table-cell>
          <table:table-cell table:style-name="ce1" office:value-type="string" calcext:value-type="string">
            <text:p>sprzedaż lok. mieszkalnego nr 7 o pow. użytkowej 35,30 m2 usytuowanego na 2 kondygnacji bud. przy ul. 1 Maja 6; składającego się z 2 pokoi, kuchn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57 998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65" calcext:value-type="float">
            <text:p>66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65" calcext:value-type="float">
            <text:p>665</text:p>
          </table:table-cell>
          <table:table-cell table:style-name="ce7"/>
          <table:table-cell table:style-name="ce9" office:value-type="string" calcext:value-type="string">
            <text:p>157 998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65 (B 665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53/352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1 MAJA 6</text:p>
          </table:table-cell>
          <table:table-cell table:style-name="ce14" office:value-type="string" calcext:value-type="string">
            <text:p>23 (23)</text:p>
            <text:p>23 (23)</text:p>
            <text:p>23 (23)</text:p>
            <text:p>23 (23)</text:p>
          </table:table-cell>
          <table:table-cell table:style-name="ce14" office:value-type="string" calcext:value-type="string">
            <text:p>216</text:p>
            <text:p>217</text:p>
            <text:p>218</text:p>
            <text:p>219</text:p>
          </table:table-cell>
          <table:table-cell table:style-name="ce14" office:value-type="string" calcext:value-type="string">
            <text:p>Mieszkalne</text:p>
            <text:p>Inne niemieszkalne</text:p>
            <text:p>Inne niemieszkalne</text:p>
            <text:p>Inne niemieszkalne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277</text:p>
            <text:p>30</text:p>
            <text:p>54</text:p>
            <text:p>10</text:p>
          </table:table-cell>
          <table:table-cell table:style-name="ce15" office:value-type="string" calcext:value-type="string">
            <text:p>352.79998779297</text:p>
            <text:p>0</text:p>
            <text:p>0</text:p>
            <text:p>0</text:p>
          </table:table-cell>
          <table:table-cell table:style-name="ce15" office:value-type="string" calcext:value-type="string">
            <text:p>2</text:p>
            <text:p>2</text:p>
            <text:p>1</text:p>
            <text:p>1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1 MAJA 6</text:p>
            <text:p>1 MAJA 6</text:p>
            <text:p>1 MAJA 6</text:p>
            <text:p>1 MAJA 6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5.3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1 MAJA 6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1219/2021</text:p>
          </table:table-cell>
          <table:table-cell table:style-name="ce3" office:value-type="date" office:date-value="2021-11-26" calcext:value-type="date">
            <text:p>2021-11-26</text:p>
          </table:table-cell>
          <table:table-cell table:style-name="ce1" office:value-type="string" calcext:value-type="string">
            <text:p>sprzedaż lok. mieszkalnego nr 245 o pow. użytkowej 46,98 m2 usytuowanego na 2 kondygnacji bud. przy ul. Żydowskiej 17; składającego się z pokoju z aneksem kuchennym, pokoju, przedpokoju i łazienki; sprzedaż udz. 2/3000 w dz. 56; wg MPZP dz. 56, 57 stanow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6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366 000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udownictwo mieszkaniowe wielorodzinne, teren zabudowy usługowej</text:p>
            <text:p>budownictwo mieszkaniowe wielorodzinne, teren zabudowy usługowej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4698/2201573</text:p>
            <text:p>1/1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</table:table-cell>
          <table:table-cell table:style-name="ce17"/>
          <table:table-cell table:style-name="ce17" office:value-type="string" calcext:value-type="string">
            <text:p>24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46.98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DOWSKA 1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8041/2021</text:p>
          </table:table-cell>
          <table:table-cell table:style-name="ce3" office:value-type="date" office:date-value="2021-11-12" calcext:value-type="date">
            <text:p>2021-11-12</text:p>
          </table:table-cell>
          <table:table-cell table:style-name="ce1" office:value-type="string" calcext:value-type="string">
            <text:p>sprzedaż lok. mieszkalnego nr 42 o pow. użytkowej 50,96 m2 usytuowanego na 4 kondygnacji bud. przy ul. Narutowicza 9A; składającego się z 2 pokoi, kuchni, przedpokoju i łazienki; sprzedaż udz. 1/33 w lok. niemieszkalnym nr 58 o pow. 859,64 m2 stanowiąceg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3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373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1/1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  <text:p>16 (16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58</text:p>
            <text:p>42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859.64</text:p>
            <text:p>50.96</text:p>
          </table:table-cell>
          <table:table-cell table:style-name="ce17" office:value-type="string" calcext:value-type="string">
            <text:p/>
            <text:p>Powierzchnia: 4.9, komórka: 1</text:p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33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G. NARUTOWICZA 9A</text:p>
            <text:p>G. NARUTOWICZA 9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501/2021</text:p>
          </table:table-cell>
          <table:table-cell table:style-name="ce3" office:value-type="date" office:date-value="2021-11-05" calcext:value-type="date">
            <text:p>2021-11-05</text:p>
          </table:table-cell>
          <table:table-cell table:style-name="ce1" office:value-type="string" calcext:value-type="string">
            <text:p>sprzedaż lok. mieszkalnego nr 11 o pow. użytkowej 38,35 m2 usytuowanego na 4 kondygnacji bud. przy ul. Bałtyckiej 10; składającego się z pokoju, kucheni, przedpokoju, łazienki z WC oraz pomieszczenia przynalez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83" calcext:value-type="float">
            <text:p>288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83" calcext:value-type="float">
            <text:p>2883</text:p>
          </table:table-cell>
          <table:table-cell table:style-name="ce7"/>
          <table:table-cell table:style-name="ce9" office:value-type="string" calcext:value-type="string">
            <text:p>250 0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51/12</text:p>
          </table:table-cell>
          <table:table-cell table:style-name="ce10" office:value-type="string" calcext:value-type="string">
            <text:p>2883 (B 2883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835/30264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BAŁTYCKA 10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float" office:value="710" calcext:value-type="float">
            <text:p>710</text:p>
          </table:table-cell>
          <table:table-cell table:style-name="ce15" office:value-type="string" calcext:value-type="string">
            <text:p>2817.0500488281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ŁTYCKA 10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1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4.65</text:p>
          </table:table-cell>
          <table:table-cell table:style-name="ce17" office:value-type="string" calcext:value-type="string">
            <text:p>Powierzchnia: 3.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10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8113/2021</text:p>
          </table:table-cell>
          <table:table-cell table:style-name="ce3" office:value-type="date" office:date-value="2021-11-02" calcext:value-type="date">
            <text:p>2021-11-02</text:p>
          </table:table-cell>
          <table:table-cell table:style-name="ce1" office:value-type="string" calcext:value-type="string">
            <text:p>sprzedaż lok. mieszkalnego nr 30 o pow. użytkowej 60,98 m2 usytuowanego na 5 kondygnacji bud. przy ul. T. Bairda 36; składającego się z 3 pokoi, kuchni, łazienki, wc i hallu oraz pomieszczenia przynależ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8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18" calcext:value-type="float">
            <text:p>21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18" calcext:value-type="float">
            <text:p>218</text:p>
          </table:table-cell>
          <table:table-cell table:style-name="ce7"/>
          <table:table-cell table:style-name="ce9" office:value-type="string" calcext:value-type="string">
            <text:p>280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31/39</text:p>
          </table:table-cell>
          <table:table-cell table:style-name="ce10" office:value-type="string" calcext:value-type="string">
            <text:p>218 (B 218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6098/346996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T.BAIRDA 36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8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4" calcext:value-type="float">
            <text:p>1984</text:p>
          </table:table-cell>
          <table:table-cell table:style-name="ce15"/>
          <table:table-cell table:style-name="ce15" office:value-type="string" calcext:value-type="string">
            <text:p>565.79998779297</text:p>
          </table:table-cell>
          <table:table-cell table:style-name="ce15" office:value-type="string" calcext:value-type="string">
            <text:p>3313.3601074219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36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3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8.18</text:p>
          </table:table-cell>
          <table:table-cell table:style-name="ce17" office:value-type="string" calcext:value-type="string">
            <text:p>Powierzchnia: 2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36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25546/2021</text:p>
          </table:table-cell>
          <table:table-cell table:style-name="ce3" office:value-type="date" office:date-value="2021-11-08" calcext:value-type="date">
            <text:p>2021-11-08</text:p>
          </table:table-cell>
          <table:table-cell table:style-name="ce1" office:value-type="string" calcext:value-type="string">
            <text:p>sprzedaż lok. mieszkalnego nr 44 o pow. użytkowej 55,23 m2 usytuowanego na 2 kondygnacji bud. przy ul. Rusałki 1; składającego się z 2 pokoi, kuchni, łazienki z wc oraz przedpokoju i pomieszczenia przynależnego tj. piwnicy o pow. 4,89 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9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972" calcext:value-type="float">
            <text:p>297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972" calcext:value-type="float">
            <text:p>2972</text:p>
          </table:table-cell>
          <table:table-cell table:style-name="ce7"/>
          <table:table-cell table:style-name="ce9" office:value-type="string" calcext:value-type="string">
            <text:p>419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4/4</text:p>
          </table:table-cell>
          <table:table-cell table:style-name="ce10" office:value-type="string" calcext:value-type="string">
            <text:p>2972 (B 2972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94/10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1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6" calcext:value-type="float">
            <text:p>2006</text:p>
          </table:table-cell>
          <table:table-cell table:style-name="ce15"/>
          <table:table-cell table:style-name="ce15" office:value-type="string" calcext:value-type="string">
            <text:p>636.57000732422</text:p>
          </table:table-cell>
          <table:table-cell table:style-name="ce15" office:value-type="string" calcext:value-type="string">
            <text:p>2890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1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4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5.23</text:p>
          </table:table-cell>
          <table:table-cell table:style-name="ce17" office:value-type="string" calcext:value-type="string">
            <text:p>Powierzchnia: 4.89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13088/2021</text:p>
          </table:table-cell>
          <table:table-cell table:style-name="ce3" office:value-type="date" office:date-value="2021-11-25" calcext:value-type="date">
            <text:p>2021-11-25</text:p>
          </table:table-cell>
          <table:table-cell table:style-name="ce1" office:value-type="string" calcext:value-type="string">
            <text:p>sprzedaż lok. mieszkalnego nr 41 o pow. użytkowej 69,00 m2 usytuowanego na 1 kondygnacji bud. przy ul. Cegielnianej 5; składającego się z 2 pokoi, pokoju z aneksem kuchennym, przedpokoju, łazienki i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45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210" calcext:value-type="float">
            <text:p>321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210" calcext:value-type="float">
            <text:p>3210</text:p>
          </table:table-cell>
          <table:table-cell table:style-name="ce7"/>
          <table:table-cell table:style-name="ce9" office:value-type="string" calcext:value-type="string">
            <text:p>455 000.00</text:p>
          </table:table-cell>
          <table:table-cell table:style-name="ce10" office:value-type="string" calcext:value-type="string">
            <text:p>34 (34)</text:p>
            <text:p>34 (34)</text:p>
          </table:table-cell>
          <table:table-cell table:style-name="ce10" office:value-type="string" calcext:value-type="string">
            <text:p>4/6</text:p>
            <text:p>6/146</text:p>
          </table:table-cell>
          <table:table-cell table:style-name="ce10" office:value-type="string" calcext:value-type="string">
            <text:p>904 (B 904)</text:p>
            <text:p>2306 (B 230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900/293160</text:p>
            <text:p>6900/29316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CEGIELNIANA </text:p>
            <text:p>CEGIELNIANA 5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7" calcext:value-type="float">
            <text:p>2007</text:p>
          </table:table-cell>
          <table:table-cell table:style-name="ce15"/>
          <table:table-cell table:style-name="ce15" office:value-type="float" office:value="1082" calcext:value-type="float">
            <text:p>1082</text:p>
          </table:table-cell>
          <table:table-cell table:style-name="ce15" office:value-type="string" calcext:value-type="string">
            <text:p>2710.3999023438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EGIELNIANA 5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4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64.9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EGIELNIANA 5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8067/2021</text:p>
          </table:table-cell>
          <table:table-cell table:style-name="ce3" office:value-type="date" office:date-value="2021-11-25" calcext:value-type="date">
            <text:p>2021-11-25</text:p>
          </table:table-cell>
          <table:table-cell table:style-name="ce1" office:value-type="string" calcext:value-type="string">
            <text:p>sprzedaż lok. mieszkalnego nr 20 o pow. użytkowej 52,00 m2 usytuowanego na 5 kondygnacji bud. przy ul. Wólczyńskiej 8A; składającego się z dwóch pokoi, kuchni, łazienki, korytarza oraz piwnicy o pow. 3,5 m2 oraz udz. 5550/880560 cz. w dz. 112/3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764" calcext:value-type="float">
            <text:p>476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764" calcext:value-type="float">
            <text:p>4764</text:p>
          </table:table-cell>
          <table:table-cell table:style-name="ce7"/>
          <table:table-cell table:style-name="ce9" office:value-type="string" calcext:value-type="string">
            <text:p>370 000.00</text:p>
          </table:table-cell>
          <table:table-cell table:style-name="ce10" office:value-type="string" calcext:value-type="string">
            <text:p>41 (41)</text:p>
            <text:p>41 (41)</text:p>
          </table:table-cell>
          <table:table-cell table:style-name="ce10" office:value-type="string" calcext:value-type="string">
            <text:p>112/6</text:p>
            <text:p>112/3</text:p>
          </table:table-cell>
          <table:table-cell table:style-name="ce10" office:value-type="string" calcext:value-type="string">
            <text:p>1260 (B 1260)</text:p>
            <text:p>3504 (Bp 350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550/146760</text:p>
            <text:p>5550/88056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WÓLCZYŃSKA 8A</text:p>
            <text:p>WÓLCZYŃSKA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2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408" calcext:value-type="float">
            <text:p>408</text:p>
          </table:table-cell>
          <table:table-cell table:style-name="ce15" office:value-type="string" calcext:value-type="string">
            <text:p>1160.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ÓLCZYŃSKA 8A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2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2.00</text:p>
          </table:table-cell>
          <table:table-cell table:style-name="ce17" office:value-type="string" calcext:value-type="string">
            <text:p>Powierzchnia: 3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ÓLCZYŃSKA 8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6039/2021</text:p>
          </table:table-cell>
          <table:table-cell table:style-name="ce3" office:value-type="date" office:date-value="2021-11-26" calcext:value-type="date">
            <text:p>2021-11-26</text:p>
          </table:table-cell>
          <table:table-cell table:style-name="ce1" office:value-type="string" calcext:value-type="string">
            <text:p>sprzedaż lok. mieszkalnego nr 2 o pow. użytkowej 93,60 m2 usytuowanego w bud. przy ul. Siennej 17; składającego się z trzech pokoi, dwóch korytarzy, kuchni z jadalnią, łazienki, wc i wiatrołapu; sprzedaż udz. 1/38 w dz. 2/47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2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19" calcext:value-type="float">
            <text:p>131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19" calcext:value-type="float">
            <text:p>1319</text:p>
          </table:table-cell>
          <table:table-cell table:style-name="ce7"/>
          <table:table-cell table:style-name="ce9" office:value-type="string" calcext:value-type="string">
            <text:p>720 000.00</text:p>
          </table:table-cell>
          <table:table-cell table:style-name="ce10" office:value-type="string" calcext:value-type="string">
            <text:p>53 (53)</text:p>
            <text:p>53 (53)</text:p>
          </table:table-cell>
          <table:table-cell table:style-name="ce10" office:value-type="string" calcext:value-type="string">
            <text:p>2/47</text:p>
            <text:p>2/38</text:p>
          </table:table-cell>
          <table:table-cell table:style-name="ce10" office:value-type="string" calcext:value-type="string">
            <text:p>811 (dr 811)</text:p>
            <text:p>508 (B 50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936/1788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SIENNA </text:p>
            <text:p>SIENNA 17</text:p>
          </table:table-cell>
          <table:table-cell table:style-name="ce14" office:value-type="string" calcext:value-type="string">
            <text:p>53 (53)</text:p>
          </table:table-cell>
          <table:table-cell table:style-name="ce14" office:value-type="string" calcext:value-type="string">
            <text:p>4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0" calcext:value-type="float">
            <text:p>2010</text:p>
          </table:table-cell>
          <table:table-cell table:style-name="ce15"/>
          <table:table-cell table:style-name="ce15" office:value-type="float" office:value="123" calcext:value-type="float">
            <text:p>123</text:p>
          </table:table-cell>
          <table:table-cell table:style-name="ce15" office:value-type="string" calcext:value-type="string">
            <text:p>178.8000030517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IENNA 17</text:p>
          </table:table-cell>
          <table:table-cell table:style-name="ce17" office:value-type="string" calcext:value-type="string">
            <text:p>53 (53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93.6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IENNA 1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6565/2021</text:p>
          </table:table-cell>
          <table:table-cell table:style-name="ce3" office:value-type="date" office:date-value="2021-11-25" calcext:value-type="date">
            <text:p>2021-11-25</text:p>
          </table:table-cell>
          <table:table-cell table:style-name="ce1" office:value-type="string" calcext:value-type="string">
            <text:p>sprzedaż lok. mieszkalnego nr 2 o pow. użytkowej 94,66 m2 usytuowanego na 1 kondygnacji bud. przy ul. Chałubińskiego 17; składającego się z wiatrołapu+schodów, korytarza, pomieszczenia gospodarczego, łazienki, 2 pokoi, pokoju dziennego z anekasem kuchenn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074" calcext:value-type="float">
            <text:p>107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074" calcext:value-type="float">
            <text:p>1074</text:p>
          </table:table-cell>
          <table:table-cell table:style-name="ce7"/>
          <table:table-cell table:style-name="ce9" office:value-type="string" calcext:value-type="string">
            <text:p>450 000.00</text:p>
          </table:table-cell>
          <table:table-cell table:style-name="ce10" office:value-type="string" calcext:value-type="string">
            <text:p>58 (58)</text:p>
            <text:p>58 (58)</text:p>
          </table:table-cell>
          <table:table-cell table:style-name="ce10" office:value-type="string" calcext:value-type="string">
            <text:p>125/2</text:p>
            <text:p>125/12</text:p>
          </table:table-cell>
          <table:table-cell table:style-name="ce10" office:value-type="string" calcext:value-type="string">
            <text:p>746 (dr 746)</text:p>
            <text:p>328 (B 3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36</text:p>
            <text:p>9466/18849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T.CHAŁUBIŃSKIEGO </text:p>
            <text:p>T.CHAŁUBIŃSKIEGO 17</text:p>
          </table:table-cell>
          <table:table-cell table:style-name="ce14" office:value-type="string" calcext:value-type="string">
            <text:p>58 (58)</text:p>
          </table:table-cell>
          <table:table-cell table:style-name="ce14" office:value-type="string" calcext:value-type="string">
            <text:p>351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20" calcext:value-type="float">
            <text:p>2020</text:p>
          </table:table-cell>
          <table:table-cell table:style-name="ce15"/>
          <table:table-cell table:style-name="ce15" office:value-type="float" office:value="145" calcext:value-type="float">
            <text:p>145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CHAŁUBIŃSKIEGO 17</text:p>
          </table:table-cell>
          <table:table-cell table:style-name="ce17" office:value-type="string" calcext:value-type="string">
            <text:p>58 (58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77.47</text:p>
          </table:table-cell>
          <table:table-cell table:style-name="ce17" office:value-type="string" calcext:value-type="string">
            <text:p>Powierzchnia: 17.19, garaż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CHAŁUBIŃSKIEGO 17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5677/2021</text:p>
          </table:table-cell>
          <table:table-cell table:style-name="ce3" office:value-type="date" office:date-value="2021-11-17" calcext:value-type="date">
            <text:p>2021-11-17</text:p>
          </table:table-cell>
          <table:table-cell table:style-name="ce1" office:value-type="string" calcext:value-type="string">
            <text:p>sprzedaż lok. mieszkalnego nr 1 o pow. użytkowej 114,80 m2 usytuowanego na 1 i 2 kondygnacji bud. przy ul. Kosińskiego 21; składającego się z: 4 pokoi, kuchni, holu, wc, łazienki, korytarza oraz kotłowni i wiatrołap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30" calcext:value-type="float">
            <text:p>63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30" calcext:value-type="float">
            <text:p>630</text:p>
          </table:table-cell>
          <table:table-cell table:style-name="ce7"/>
          <table:table-cell table:style-name="ce9" office:value-type="string" calcext:value-type="string">
            <text:p>650 000.00</text:p>
          </table:table-cell>
          <table:table-cell table:style-name="ce10" office:value-type="string" calcext:value-type="string">
            <text:p>64 (64)</text:p>
          </table:table-cell>
          <table:table-cell table:style-name="ce10" office:value-type="string" calcext:value-type="string">
            <text:p>13/22</text:p>
          </table:table-cell>
          <table:table-cell table:style-name="ce10" office:value-type="string" calcext:value-type="string">
            <text:p>630 (B 630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148/2296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A.KOSIŃSKIEGO 21</text:p>
          </table:table-cell>
          <table:table-cell table:style-name="ce14" office:value-type="string" calcext:value-type="string">
            <text:p>64 (64)</text:p>
          </table:table-cell>
          <table:table-cell table:style-name="ce14" office:value-type="string" calcext:value-type="string">
            <text:p>1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8" calcext:value-type="float">
            <text:p>2008</text:p>
          </table:table-cell>
          <table:table-cell table:style-name="ce15"/>
          <table:table-cell table:style-name="ce15" office:value-type="float" office:value="163" calcext:value-type="float">
            <text:p>163</text:p>
          </table:table-cell>
          <table:table-cell table:style-name="ce15" office:value-type="string" calcext:value-type="string">
            <text:p>229.60000610352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KOSIŃSKIEGO A. GEN. 21</text:p>
          </table:table-cell>
          <table:table-cell table:style-name="ce17" office:value-type="string" calcext:value-type="string">
            <text:p>64 (64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114.80</text:p>
          </table:table-cell>
          <table:table-cell table:style-name="ce17" office:value-type="string" calcext:value-type="string">
            <text:p>inne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KOSIŃSKIEGO A. GEN. 21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779/2021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1" office:value-type="string" calcext:value-type="string">
            <text:p>sprzedaż lok. mieszkalnego nr 45 o pow. użytkowej 28,95 m2 usytuowanego na 4 kondygnacji bud. przy ul. Narutowicza 9A; składającego się z pokoju, kuchni, przedpokoju,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150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2895/320845</text:p>
            <text:p>2895/320845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4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8.9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9382/2021</text:p>
          </table:table-cell>
          <table:table-cell table:style-name="ce3" office:value-type="date" office:date-value="2021-12-29" calcext:value-type="date">
            <text:p>2021-12-29</text:p>
          </table:table-cell>
          <table:table-cell table:style-name="ce1" office:value-type="string" calcext:value-type="string">
            <text:p>sprzedaż lok. mieszkalnego nr 3 o pow. użytkowej 34,87 m2 usytuowanego na 1 kondygnacji bud. przy ul. Narutowicza 9A; składającego się z przedpokoju, łazienki, pokoju, pokoju z aneksem kuchennym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3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335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3487/320845</text:p>
            <text:p>3487/320845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4.87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8560/2021</text:p>
          </table:table-cell>
          <table:table-cell table:style-name="ce3" office:value-type="date" office:date-value="2021-12-15" calcext:value-type="date">
            <text:p>2021-12-15</text:p>
          </table:table-cell>
          <table:table-cell table:style-name="ce1" office:value-type="string" calcext:value-type="string">
            <text:p>sprzedaż lok. mieszkalnego nr 39 o pow. użytkowej 36,70 m2 usytuowanego na 4 kondygnacji bud. przy ul. Bałtyckiej 10A; składającego się z 2 pokoi, kuchni, łazienki i przedpokoju oraz pomieszczenia przynależ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31" calcext:value-type="float">
            <text:p>203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31" calcext:value-type="float">
            <text:p>2031</text:p>
          </table:table-cell>
          <table:table-cell table:style-name="ce7"/>
          <table:table-cell table:style-name="ce9" office:value-type="string" calcext:value-type="string">
            <text:p>275 000.00</text:p>
          </table:table-cell>
          <table:table-cell table:style-name="ce10" office:value-type="string" calcext:value-type="string">
            <text:p>23 (23)</text:p>
            <text:p>23 (23)</text:p>
          </table:table-cell>
          <table:table-cell table:style-name="ce10" office:value-type="string" calcext:value-type="string">
            <text:p>151/6</text:p>
            <text:p>153/3</text:p>
          </table:table-cell>
          <table:table-cell table:style-name="ce10" office:value-type="string" calcext:value-type="string">
            <text:p>1820 (B 1820)</text:p>
            <text:p>211 (B 211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367/19100</text:p>
            <text:p>367/191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BAŁTYCKA 10A</text:p>
            <text:p>BAŁTYCKA 10A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float" office:value="442" calcext:value-type="float">
            <text:p>442</text:p>
          </table:table-cell>
          <table:table-cell table:style-name="ce15" office:value-type="string" calcext:value-type="string">
            <text:p>1749.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ŁTYCKA 10A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3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3.00</text:p>
          </table:table-cell>
          <table:table-cell table:style-name="ce17" office:value-type="string" calcext:value-type="string">
            <text:p>Powierzchnia: 3.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10A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9970/2021</text:p>
          </table:table-cell>
          <table:table-cell table:style-name="ce3" office:value-type="date" office:date-value="2021-12-07" calcext:value-type="date">
            <text:p>2021-12-07</text:p>
          </table:table-cell>
          <table:table-cell table:style-name="ce1" office:value-type="string" calcext:value-type="string">
            <text:p>sprzedaż lok. mieszkalnego nr 30 o pow. użytkowej 51,54 m2 usytuowanego na 5 kondygnacji bud. przy ul. T. Bairda 38A; składającego się z salonu z aneksem kuchennym, dwóch sypialni, łazienki i korytarza; sprzedaż udz. 1/65 w lok. niemieszkalnym o pow. 1490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14" calcext:value-type="float">
            <text:p>241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14" calcext:value-type="float">
            <text:p>2414</text:p>
          </table:table-cell>
          <table:table-cell table:style-name="ce7"/>
          <table:table-cell table:style-name="ce9" office:value-type="string" calcext:value-type="string">
            <text:p>500 000.00</text:p>
          </table:table-cell>
          <table:table-cell table:style-name="ce10" office:value-type="string" calcext:value-type="string">
            <text:p>33 (33)</text:p>
            <text:p>33 (33)</text:p>
          </table:table-cell>
          <table:table-cell table:style-name="ce10" office:value-type="string" calcext:value-type="string">
            <text:p>31/49</text:p>
            <text:p>31/47</text:p>
          </table:table-cell>
          <table:table-cell table:style-name="ce10" office:value-type="string" calcext:value-type="string">
            <text:p>1929 (B 1929)</text:p>
            <text:p>485 (B 48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1/1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T.BAIRDA 38A</text:p>
            <text:p>T.BAIRDA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108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8" calcext:value-type="float">
            <text:p>2018</text:p>
          </table:table-cell>
          <table:table-cell table:style-name="ce15"/>
          <table:table-cell table:style-name="ce15" office:value-type="float" office:value="1472" calcext:value-type="float">
            <text:p>147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 BAIRDA 38A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67</text:p>
            <text:p>30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-1</text:p>
            <text:p>5</text:p>
          </table:table-cell>
          <table:table-cell table:style-name="ce19" office:value-type="string" calcext:value-type="string">
            <text:p>1490.10</text:p>
            <text:p>51.54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65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T. BAIRDA 38A</text:p>
            <text:p>T. BAIRDA 38A</text:p>
          </table:table-cell>
          <table:table-cell table:number-columns-repeated="95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6980/2021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1" office:value-type="string" calcext:value-type="string">
            <text:p>sprzedaż lok. mieszkalnego nr 3 o pow. użytkowej 68,50 m2 usytuowanego na 3 kondygnacji bud. przy ul. 3 Maja 21M; składającego się z salonu z aneksem, 2 pokoi, łazienki, komunikacji oraz hallu; sprzedaż udz. 1/13 cz. w lok. niemieszkalnym nr 15 o pow. uż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3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052" calcext:value-type="float">
            <text:p>505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052" calcext:value-type="float">
            <text:p>5052</text:p>
          </table:table-cell>
          <table:table-cell table:style-name="ce7"/>
          <table:table-cell table:style-name="ce9" office:value-type="string" calcext:value-type="string">
            <text:p>535 000.00</text:p>
          </table:table-cell>
          <table:table-cell table:style-name="ce10" office:value-type="string" calcext:value-type="string">
            <text:p>33 (33)</text:p>
            <text:p>33 (33)</text:p>
            <text:p>33 (33)</text:p>
            <text:p>33 (33)</text:p>
            <text:p>33 (33)</text:p>
          </table:table-cell>
          <table:table-cell table:style-name="ce10" office:value-type="string" calcext:value-type="string">
            <text:p>14/29</text:p>
            <text:p>14/30</text:p>
            <text:p>14/31</text:p>
            <text:p>14/32</text:p>
            <text:p>14/20</text:p>
          </table:table-cell>
          <table:table-cell table:style-name="ce10" office:value-type="string" calcext:value-type="string">
            <text:p>1041 (B 1041)</text:p>
            <text:p>1061 (B 1061)</text:p>
            <text:p>2455 (B 2455)</text:p>
            <text:p>20 (dr 20)</text:p>
            <text:p>475 (dr 475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łasność</text:p>
            <text:p>Własność</text:p>
            <text:p>Własność</text:p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1/1</text:p>
            <text:p>1/1</text:p>
            <text:p>1/1</text:p>
            <text:p>1/1</text:p>
            <text:p>10/648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3 MAJA 21O</text:p>
            <text:p>3 MAJA 21N</text:p>
            <text:p>3 MAJA 21M,L</text:p>
            <text:p>3 MAJA </text:p>
            <text:p>3 MAJA</text:p>
          </table:table-cell>
          <table:table-cell table:style-name="ce14" office:value-type="string" calcext:value-type="string">
            <text:p>33 (33)</text:p>
            <text:p>33 (33)</text:p>
            <text:p>33 (33)</text:p>
            <text:p>33 (33)</text:p>
          </table:table-cell>
          <table:table-cell table:style-name="ce14" office:value-type="string" calcext:value-type="string">
            <text:p>95</text:p>
            <text:p>96</text:p>
            <text:p>97</text:p>
            <text:p>98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2012</text:p>
            <text:p>2012</text:p>
            <text:p>2012</text:p>
            <text:p>2012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455</text:p>
            <text:p>454</text:p>
            <text:p>455</text:p>
            <text:p>454</text:p>
          </table:table-cell>
          <table:table-cell table:style-name="ce15" office:value-type="string" calcext:value-type="string">
            <text:p>1249.5</text:p>
            <text:p>1249.5</text:p>
            <text:p>1249.5</text:p>
            <text:p>1249.5</text:p>
          </table:table-cell>
          <table:table-cell table:style-name="ce15" office:value-type="string" calcext:value-type="string">
            <text:p>3</text:p>
            <text:p>3</text:p>
            <text:p>3</text:p>
            <text:p>3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Własność</text:p>
            <text:p>Własność</text:p>
            <text:p>Własność</text:p>
            <text:p>Własność</text:p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3 MAJA 21O</text:p>
            <text:p>3 MAJA 21N</text:p>
            <text:p>3 MAJA 21M</text:p>
            <text:p>3 MAJA 21L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15</text:p>
            <text:p>13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352.80</text:p>
            <text:p>68.50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13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3 MAJA 21M</text:p>
            <text:p>3 MAJA 21M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5860/2021</text:p>
          </table:table-cell>
          <table:table-cell table:style-name="ce3" office:value-type="date" office:date-value="2021-12-11" calcext:value-type="date">
            <text:p>2021-12-11</text:p>
          </table:table-cell>
          <table:table-cell table:style-name="ce1" office:value-type="string" calcext:value-type="string">
            <text:p>sprzedaż lok. mieszkalnego nr 50 o pow. użytkowej 32,10 m2 usytuowanego na 1 kondygnacji bud. przy ul. Teligi 14; składającego się z pokoju, kuchni, łazienki i przedpokoju oraz pomieszczenia przynależnego tj. piwnicy o pow. 4,10 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8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33" calcext:value-type="float">
            <text:p>283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33" calcext:value-type="float">
            <text:p>2833</text:p>
          </table:table-cell>
          <table:table-cell table:style-name="ce7"/>
          <table:table-cell table:style-name="ce9" office:value-type="string" calcext:value-type="string">
            <text:p>285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2833 (B 283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/1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.TELIGI 14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976" calcext:value-type="float">
            <text:p>976</text:p>
          </table:table-cell>
          <table:table-cell table:style-name="ce15" office:value-type="string" calcext:value-type="string">
            <text:p>3296.300048828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.TELIGI 14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5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32.10</text:p>
          </table:table-cell>
          <table:table-cell table:style-name="ce17" office:value-type="string" calcext:value-type="string">
            <text:p>Powierzchnia: 4.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.TELIGI 14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-5832/2021</text:p>
          </table:table-cell>
          <table:table-cell table:style-name="ce3" office:value-type="date" office:date-value="2021-12-13" calcext:value-type="date">
            <text:p>2021-12-13</text:p>
          </table:table-cell>
          <table:table-cell table:style-name="ce1" office:value-type="string" calcext:value-type="string">
            <text:p>sprzedaż udz. 1/5cz. w lok. mieszkalnym nr 21 o pow. użytkowej 55,70 m2 usytuowanego na 3 kondygnacji bud. przy ul. m. Skłodowskiej-Curie; składającego się z 3 pokoi, kuchni, łazienki z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694" calcext:value-type="float">
            <text:p>269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694" calcext:value-type="float">
            <text:p>2694</text:p>
          </table:table-cell>
          <table:table-cell table:style-name="ce7"/>
          <table:table-cell table:style-name="ce9" office:value-type="string" calcext:value-type="string">
            <text:p>90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21</text:p>
          </table:table-cell>
          <table:table-cell table:style-name="ce10" office:value-type="string" calcext:value-type="string">
            <text:p>2694 (B 2694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57/2462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M.SKŁODOWSKIEJ-CURIE 10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6" calcext:value-type="float">
            <text:p>1976</text:p>
          </table:table-cell>
          <table:table-cell table:style-name="ce15"/>
          <table:table-cell table:style-name="ce15" office:value-type="float" office:value="580" calcext:value-type="float">
            <text:p>580</text:p>
          </table:table-cell>
          <table:table-cell table:style-name="ce15" office:value-type="float" office:value="2283" calcext:value-type="float">
            <text:p>2283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SKŁODOWSKIEJ-CURIE 10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2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3.30</text:p>
          </table:table-cell>
          <table:table-cell table:style-name="ce17" office:value-type="string" calcext:value-type="string">
            <text:p>Powierzchnia: 2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SKŁODOWSKIEJ-CURIE 10</text:p>
          </table:table-cell>
          <table:table-cell table:number-columns-repeated="95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-5683/2021</text:p>
          </table:table-cell>
          <table:table-cell table:style-name="ce3" office:value-type="date" office:date-value="2021-12-02" calcext:value-type="date">
            <text:p>2021-12-02</text:p>
          </table:table-cell>
          <table:table-cell table:style-name="ce1" office:value-type="string" calcext:value-type="string">
            <text:p>sprzedaż lok. mieszkalnego nr 4 o pow. użytkowej 33,98 m2 usytuowanego na 1 kondygnacji bud. przy ul. Bałtyckiej 11C; składającego się z pokoju, kuchni, łazienki i przedpokoju oraz pomieszczenia przynależ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801" calcext:value-type="float">
            <text:p>48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801" calcext:value-type="float">
            <text:p>4801</text:p>
          </table:table-cell>
          <table:table-cell table:style-name="ce7"/>
          <table:table-cell table:style-name="ce9" office:value-type="string" calcext:value-type="string">
            <text:p>200 000.00</text:p>
          </table:table-cell>
          <table:table-cell table:style-name="ce10" office:value-type="string" calcext:value-type="string">
            <text:p>27 (27)</text:p>
            <text:p>27 (27)</text:p>
            <text:p>27 (27)</text:p>
            <text:p>27 (27)</text:p>
          </table:table-cell>
          <table:table-cell table:style-name="ce10" office:value-type="string" calcext:value-type="string">
            <text:p>10/2</text:p>
            <text:p>10/3</text:p>
            <text:p>12</text:p>
            <text:p>13</text:p>
          </table:table-cell>
          <table:table-cell table:style-name="ce10" office:value-type="string" calcext:value-type="string">
            <text:p>900 (B 900)</text:p>
            <text:p>900 (B 900)</text:p>
            <text:p>1496 (B 1496)</text:p>
            <text:p>1505 (B 1505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3398/410725</text:p>
            <text:p>3398/410725</text:p>
            <text:p>3398/410725</text:p>
            <text:p>3398/410725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BAŁTYCKA 11D</text:p>
            <text:p>BAŁTYCKA 11D</text:p>
            <text:p>BAŁTYCKA 11B,C</text:p>
            <text:p>BAŁTYCKA 11A</text:p>
          </table:table-cell>
          <table:table-cell table:style-name="ce14" office:value-type="string" calcext:value-type="string">
            <text:p>27 (27)</text:p>
            <text:p>27 (27)</text:p>
            <text:p>27 (27)</text:p>
            <text:p>27 (27)</text:p>
          </table:table-cell>
          <table:table-cell table:style-name="ce14" office:value-type="string" calcext:value-type="string">
            <text:p>24</text:p>
            <text:p>19</text:p>
            <text:p>20</text:p>
            <text:p>18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2000</text:p>
            <text:p>2000</text:p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486</text:p>
            <text:p>268</text:p>
            <text:p>271</text:p>
            <text:p>237</text:p>
          </table:table-cell>
          <table:table-cell table:style-name="ce15" office:value-type="string" calcext:value-type="string">
            <text:p>1344.5600585938</text:p>
            <text:p>704.92999267578</text:p>
            <text:p>678.90002441406</text:p>
            <text:p>727.71997070312</text:p>
          </table:table-cell>
          <table:table-cell table:style-name="ce15" office:value-type="string" calcext:value-type="string">
            <text:p>3</text:p>
            <text:p>4</text:p>
            <text:p>4</text:p>
            <text:p>4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BAŁTYCKA 11D</text:p>
            <text:p>BAŁTYCKA 11B</text:p>
            <text:p>BAŁTYCKA 11C</text:p>
            <text:p>BAŁTYCKA 11A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8.67</text:p>
          </table:table-cell>
          <table:table-cell table:style-name="ce17" office:value-type="string" calcext:value-type="string">
            <text:p>Powierzchnia: 5.3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11C</text:p>
          </table:table-cell>
          <table:table-cell table:number-columns-repeated="95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-9290/2021</text:p>
          </table:table-cell>
          <table:table-cell table:style-name="ce3" office:value-type="date" office:date-value="2021-12-07" calcext:value-type="date">
            <text:p>2021-12-07</text:p>
          </table:table-cell>
          <table:table-cell table:style-name="ce1" office:value-type="string" calcext:value-type="string">
            <text:p>sprzedaż lok. mieszkalnego nr 72 o pow. użytkowej 55m2 m2 usytuowanego na 3 kondygnacji bud. przy ul. T. Kościuszki 4/6; składającego się z 3 pokoi, kuchni, łazienki i przedpokoju oraz pomieszczenia przynależnego tj. piwnicy o pow. 1,64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415" calcext:value-type="float">
            <text:p>941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415" calcext:value-type="float">
            <text:p>9415</text:p>
          </table:table-cell>
          <table:table-cell table:style-name="ce7"/>
          <table:table-cell table:style-name="ce9" office:value-type="string" calcext:value-type="string">
            <text:p>330 000.00</text:p>
          </table:table-cell>
          <table:table-cell table:style-name="ce10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0" office:value-type="string" calcext:value-type="string">
            <text:p>102</text:p>
            <text:p>104/1</text:p>
            <text:p>100/2</text:p>
            <text:p>99/2</text:p>
            <text:p>97/3</text:p>
          </table:table-cell>
          <table:table-cell table:style-name="ce10" office:value-type="string" calcext:value-type="string">
            <text:p>1305 (B 1305)</text:p>
            <text:p>3061 (B 3061)</text:p>
            <text:p>1140 (B 1140)</text:p>
            <text:p>2699 (B 2699)</text:p>
            <text:p>1210 (B 121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62/10000</text:p>
            <text:p>62/10000</text:p>
            <text:p>62/10000</text:p>
            <text:p>62/10000</text:p>
            <text:p>62/10000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J.KILIŃSKIEGO 3</text:p>
            <text:p>H.SIENKIEWICZA 28</text:p>
            <text:p>T.KOŚCIUSZKI 2</text:p>
            <text:p>T.KOŚCIUSZKI 4/6</text:p>
            <text:p>T.KOŚCIUSZKI 4/6</text:p>
          </table:table-cell>
          <table:table-cell table:style-name="ce14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4" office:value-type="string" calcext:value-type="string">
            <text:p>31</text:p>
            <text:p>30</text:p>
            <text:p>28</text:p>
            <text:p>29</text:p>
            <text:p>27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>660.09997558594</text:p>
            <text:p>257.29998779297</text:p>
            <text:p>257.29998779297</text:p>
            <text:p>257.29998779297</text:p>
            <text:p>877.33001708984</text:p>
          </table:table-cell>
          <table:table-cell table:style-name="ce15" office:value-type="string" calcext:value-type="string">
            <text:p>2522.6000976562</text:p>
            <text:p>940.29998779297</text:p>
            <text:p>940.29998779297</text:p>
            <text:p>940.29998779297</text:p>
            <text:p>3363</text:p>
          </table:table-cell>
          <table:table-cell table:style-name="ce15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J.KILIŃSKIEGO 3</text:p>
            <text:p>J.KILIŃSKIEGO 1</text:p>
            <text:p>T.KOŚCIUSZKI 2</text:p>
            <text:p>H.SIENKIEWICZA 28</text:p>
            <text:p>T.KOŚCIUSZKI 4/6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7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5.00</text:p>
          </table:table-cell>
          <table:table-cell table:style-name="ce17" office:value-type="string" calcext:value-type="string">
            <text:p>Powierzchnia: 1.64, komórk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KOŚCIUSZKI 4/6</text:p>
          </table:table-cell>
          <table:table-cell table:number-columns-repeated="953"/>
        </table:table-row>
        <table:table-row table:style-name="ro7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5775/2021</text:p>
          </table:table-cell>
          <table:table-cell table:style-name="ce3" office:value-type="date" office:date-value="2021-12-14" calcext:value-type="date">
            <text:p>2021-12-14</text:p>
          </table:table-cell>
          <table:table-cell table:style-name="ce1" office:value-type="string" calcext:value-type="string">
            <text:p>sprzedaż lok. niemieszkalnego nr 27 o pow. użytkowej 16,19 m2 usytuowanego na 1 kondygnacji bud. przy ul. Teligi 4; składającego się z garażu; sprzedaż udz. 1/16cz. w prawie użytkowania wieczystego dz. 6/138; wg MPZP dz. 6/138 stanowi teren oznaczony symb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04" calcext:value-type="float">
            <text:p>40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04" calcext:value-type="float">
            <text:p>404</text:p>
          </table:table-cell>
          <table:table-cell table:style-name="ce7"/>
          <table:table-cell table:style-name="ce9" office:value-type="string" calcext:value-type="string">
            <text:p>29 000.00</text:p>
          </table:table-cell>
          <table:table-cell table:style-name="ce10" office:value-type="string" calcext:value-type="string">
            <text:p>34 (34)</text:p>
            <text:p>34 (34)</text:p>
            <text:p>34 (34)</text:p>
            <text:p>34 (34)</text:p>
            <text:p>34 (34)</text:p>
            <text:p>34 (34)</text:p>
            <text:p>34 (34)</text:p>
            <text:p>34 (34)</text:p>
            <text:p>34 (34)</text:p>
          </table:table-cell>
          <table:table-cell table:style-name="ce10" office:value-type="string" calcext:value-type="string">
            <text:p>6/45</text:p>
            <text:p>6/46</text:p>
            <text:p>6/47</text:p>
            <text:p>6/48</text:p>
            <text:p>6/49</text:p>
            <text:p>6/50</text:p>
            <text:p>6/51</text:p>
            <text:p>6/52</text:p>
            <text:p>6/138</text:p>
          </table:table-cell>
          <table:table-cell table:style-name="ce10" office:value-type="string" calcext:value-type="string">
            <text:p>18 (Bi 18)</text:p>
            <text:p>18 (Bi 18)</text:p>
            <text:p>18 (Bi 18)</text:p>
            <text:p>18 (Bi 18)</text:p>
            <text:p>18 (Bi 18)</text:p>
            <text:p>18 (Bi 18)</text:p>
            <text:p>18 (Bi 18)</text:p>
            <text:p>18 (Bi 18)</text:p>
            <text:p>260 (Bp 260)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  <text:p/>
            <text:p>teren dróg publicznych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1/8</text:p>
            <text:p>1/8</text:p>
            <text:p>1/8</text:p>
            <text:p>1/8</text:p>
            <text:p>1/8</text:p>
            <text:p>1/8</text:p>
            <text:p>1/8</text:p>
            <text:p>1/8</text:p>
            <text:p>1/16</text:p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L.TELIGI </text:p>
            <text:p>L.TELIGI </text:p>
            <text:p>L.TELIGI </text:p>
            <text:p>L.TELIGI </text:p>
            <text:p>L.TELIGI </text:p>
            <text:p>L.TELIGI </text:p>
            <text:p>L.TELIGI </text:p>
            <text:p>L.TELIGI </text:p>
            <text:p>L.TELIGI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31</text:p>
          </table:table-cell>
          <table:table-cell table:style-name="ce14" office:value-type="string" calcext:value-type="string">
            <text:p>Inne niemieszkalne</text:p>
          </table:table-cell>
          <table:table-cell table:style-name="ce14" table:number-columns-repeated="3"/>
          <table:table-cell table:style-name="ce15" office:value-type="float" office:value="2002" calcext:value-type="float">
            <text:p>2002</text:p>
          </table:table-cell>
          <table:table-cell table:style-name="ce15"/>
          <table:table-cell table:style-name="ce15" office:value-type="string" calcext:value-type="string">
            <text:p>141.60000610352</text:p>
          </table:table-cell>
          <table:table-cell table:style-name="ce15" office:value-type="string" calcext:value-type="string">
            <text:p>129.520004272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.TELIGI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27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16.19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.TELIGI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26745/2021</text:p>
          </table:table-cell>
          <table:table-cell table:style-name="ce3" office:value-type="date" office:date-value="2021-12-01" calcext:value-type="date">
            <text:p>2021-12-01</text:p>
          </table:table-cell>
          <table:table-cell table:style-name="ce1" office:value-type="string" calcext:value-type="string">
            <text:p>sprzedaż lok. mieszkalnego nr 1 o pow. użytkowej 124,50 m2 usytuowanego na 1 kondygnacji bud. przy ul. Klonowej 17D; składającego się z kuchni, trzech pokoi, dwóch komunikacji, przedsionka, pomieszczenia gospodarczego, WC, garderoby, dwóch łazienek, dwóch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815" calcext:value-type="float">
            <text:p>81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815" calcext:value-type="float">
            <text:p>815</text:p>
          </table:table-cell>
          <table:table-cell table:style-name="ce7"/>
          <table:table-cell table:style-name="ce9" office:value-type="string" calcext:value-type="string">
            <text:p>760 000.00</text:p>
          </table:table-cell>
          <table:table-cell table:style-name="ce10" office:value-type="string" calcext:value-type="string">
            <text:p>36 (36)</text:p>
            <text:p>36 (36)</text:p>
          </table:table-cell>
          <table:table-cell table:style-name="ce10" office:value-type="string" calcext:value-type="string">
            <text:p>6/1</text:p>
            <text:p>6/5</text:p>
          </table:table-cell>
          <table:table-cell table:style-name="ce10" office:value-type="string" calcext:value-type="string">
            <text:p>411 (B 411)</text:p>
            <text:p>404 (B 40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teren dróg wewnętrznych</text:p>
            <text:p>budownictwo mieszkaniowe jednorodzinne, teren zabudowy usługowej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7</text:p>
            <text:p>12450/2551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KLONOWA </text:p>
            <text:p>KLONOWA 17D</text:p>
          </table:table-cell>
          <table:table-cell table:style-name="ce14" office:value-type="string" calcext:value-type="string">
            <text:p>36 (36)</text:p>
          </table:table-cell>
          <table:table-cell table:style-name="ce14" office:value-type="string" calcext:value-type="string">
            <text:p>9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2" calcext:value-type="float">
            <text:p>2012</text:p>
          </table:table-cell>
          <table:table-cell table:style-name="ce15"/>
          <table:table-cell table:style-name="ce15" office:value-type="string" calcext:value-type="string">
            <text:p>161.60000610352</text:p>
          </table:table-cell>
          <table:table-cell table:style-name="ce15" office:value-type="string" calcext:value-type="string">
            <text:p>255.10000610352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KLONOWA 17D</text:p>
          </table:table-cell>
          <table:table-cell table:style-name="ce17" office:value-type="string" calcext:value-type="string">
            <text:p>36 (36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124.5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KLONOWA 17D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6823/2021</text:p>
          </table:table-cell>
          <table:table-cell table:style-name="ce3" office:value-type="date" office:date-value="2021-12-17" calcext:value-type="date">
            <text:p>2021-12-17</text:p>
          </table:table-cell>
          <table:table-cell table:style-name="ce1" office:value-type="string" calcext:value-type="string">
            <text:p>sprzedaż lok. mieszkalnego nr 59 o pow. użytkowej 32,70 m2 usytuowanego na 5 kondygnacji bud. przy ul. Wólczyńskiej 8; składającego się z pokoju, kuchni, łazienki, przedpokoju oraz pomieszczenia przynależnego tj. piwnicu o pow. 3 m2; lokal do kapitalnego 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8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366" calcext:value-type="float">
            <text:p>236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366" calcext:value-type="float">
            <text:p>2366</text:p>
          </table:table-cell>
          <table:table-cell table:style-name="ce7"/>
          <table:table-cell table:style-name="ce9" office:value-type="string" calcext:value-type="string">
            <text:p>180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98/3</text:p>
          </table:table-cell>
          <table:table-cell table:style-name="ce10" office:value-type="string" calcext:value-type="string">
            <text:p>2366 (B 236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270/215463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WÓLCZYŃSKA 8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6" calcext:value-type="float">
            <text:p>1976</text:p>
          </table:table-cell>
          <table:table-cell table:style-name="ce15"/>
          <table:table-cell table:style-name="ce15" office:value-type="string" calcext:value-type="string">
            <text:p>535.79998779297</text:p>
          </table:table-cell>
          <table:table-cell table:style-name="ce15" office:value-type="string" calcext:value-type="string">
            <text:p>1982.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ÓLCZYŃSKA 8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5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9.70</text:p>
          </table:table-cell>
          <table:table-cell table:style-name="ce17" office:value-type="string" calcext:value-type="string">
            <text:p>Powierzchnia: 3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ÓLCZYŃSKA 8</text:p>
          </table:table-cell>
          <table:table-cell table:number-columns-repeated="95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DECYZJA NR 1770/2021 (SPN.I.7532.172.2021.MWB)</text:p>
          </table:table-cell>
          <table:table-cell table:style-name="ce3" office:value-type="date" office:date-value="2021-06-11" calcext:value-type="date">
            <text:p>2021-06-11</text:p>
          </table:table-cell>
          <table:table-cell table:style-name="ce1" office:value-type="string" calcext:value-type="string">
            <text:p>sprzedaż lok. mieszkalnego nr 1 o pow. użytkowej 98,14 m2 usytuowanego w bud. przy ul. Piaskowej 2P; składającego się z wiatrołapu. Komunikacji, kuchni z jadalnią, kotłowni, wc, salonu, korytarza, pokoju fitness, łazienki, pralni, dwóch poko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01" calcext:value-type="float">
            <text:p>4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01" calcext:value-type="float">
            <text:p>401</text:p>
          </table:table-cell>
          <table:table-cell table:style-name="ce7"/>
          <table:table-cell table:style-name="ce9" office:value-type="string" calcext:value-type="string">
            <text:p>750 000.00</text:p>
          </table:table-cell>
          <table:table-cell table:style-name="ce10" office:value-type="string" calcext:value-type="string">
            <text:p>53 (53)</text:p>
          </table:table-cell>
          <table:table-cell table:style-name="ce10" office:value-type="string" calcext:value-type="string">
            <text:p>12/21</text:p>
          </table:table-cell>
          <table:table-cell table:style-name="ce10" office:value-type="string" calcext:value-type="string">
            <text:p>401 (B 401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/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PIASKOWA 2P</text:p>
          </table:table-cell>
          <table:table-cell table:style-name="ce14" office:value-type="string" calcext:value-type="string">
            <text:p>53 (53)</text:p>
          </table:table-cell>
          <table:table-cell table:style-name="ce14" office:value-type="string" calcext:value-type="string">
            <text:p>141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7" calcext:value-type="float">
            <text:p>2017</text:p>
          </table:table-cell>
          <table:table-cell table:style-name="ce15"/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PIASKOWA 2P</text:p>
          </table:table-cell>
          <table:table-cell table:style-name="ce17" office:value-type="string" calcext:value-type="string">
            <text:p>53 (53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98.14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PIASKOWA 2P</text:p>
          </table:table-cell>
          <table:table-cell table:number-columns-repeated="953"/>
        </table:table-row>
        <table:table-row table:style-name="ro8" table:number-rows-repeated="104837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FiltrujBazeDanych" table:base-cell-address="$'zamowienie_PODGIK.6642.899.2022'.$A$1" table:cell-range-address="$'zamowienie_PODGIK.6642.899.2022'.$A$1:.$BS$200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number number:decimal-places="2" number:min-decimal-places="2" number:min-integer-digits="1" number:grouping="true"/>
      <number:text> zł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8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2P2" style:volatile="true">
      <number:text> </number:text>
      <number:fill-character> </number:fill-character>
      <number:text>-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8P2" style:volatile="true">
      <number:text> </number:text>
      <number:fill-character> </number:fill-character>
      <number:text>-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16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42P0" style:volatile="true">
      <number:number number:decimal-places="0" number:min-decimal-places="0" number:min-integer-digits="1" number:grouping="true"/>
      <number:text> zł</number:text>
    </number:number-style>
    <number:number-style style:name="N14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2P0"/>
    </number:number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12P0" style:volatile="true">
      <number:text>Tak</number:text>
    </number:number-style>
    <number:number-style style:name="N112P1" style:volatile="true">
      <number:text>Tak</number:text>
    </number:number-style>
    <number:number-style style:name="N112">
      <number:text>Nie</number:text>
      <style:map style:condition="value()&gt;0" style:apply-style-name="N112P0"/>
      <style:map style:condition="value()&lt;0" style:apply-style-name="N112P1"/>
    </number:number-style>
    <number:number-style style:name="N139P0" style:volatile="true">
      <number:number number:decimal-places="2" number:min-decimal-places="2" number:min-integer-digits="1" number:grouping="true"/>
      <number:text> zł</number:text>
    </number:number-style>
    <number:number-style style:name="N13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9P0"/>
    </number:number-style>
    <number:number-style style:name="N110P0" style:volatile="true">
      <number:text>Prawda</number:text>
    </number:number-style>
    <number:number-style style:name="N110P1" style:volatile="true">
      <number:text>Prawda</number:text>
    </number:number-style>
    <number:number-style style:name="N110">
      <number:text>Fałsz</number:text>
      <style:map style:condition="value()&gt;0" style:apply-style-name="N110P0"/>
      <style:map style:condition="value()&lt;0" style:apply-style-name="N110P1"/>
    </number:number-style>
    <number:number-style style:name="N108P0" style:volatile="true">
      <number:text>Włączone</number:text>
    </number:number-style>
    <number:number-style style:name="N108P1" style:volatile="true">
      <number:text>Włączone</number:text>
    </number:number-style>
    <number:number-style style:name="N108">
      <number:text>Wyłączone</number:text>
      <style:map style:condition="value()&gt;0" style:apply-style-name="N108P0"/>
      <style:map style:condition="value()&lt;0" style:apply-style-name="N108P1"/>
    </number:number-style>
    <style:style style:name="Default" style:family="table-cell">
      <style:table-cell-properties fo:wrap-option="wrap" fo:padding="0.071cm" style:rotation-align="none" style:vertical-align="top"/>
      <style:text-properties fo:color="#000000" style:font-name="Calibri" fo:font-family="Calibri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_2014__20_akcent_20_1" style:display-name="20% — akcent 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2" style:display-name="20% — akcent 2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3" style:display-name="20% — akcent 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4" style:display-name="20% — akcent 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5" style:display-name="20% — akcent 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6" style:display-name="20% — akcent 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1" style:display-name="40% — akcent 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2" style:display-name="40% — akcent 2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3" style:display-name="40% — akcent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4" style:display-name="40% — akcent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5" style:display-name="40% — akcent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6" style:display-name="40% — akcent 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1" style:display-name="60% — akcent 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2" style:display-name="60% — akcent 2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3" style:display-name="60% — akcent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4" style:display-name="60% — akcent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5" style:display-name="60% — akcent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6" style:display-name="60% — akcent 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1" style:display-name="Akcent 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2" style:display-name="Akcent 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3" style:display-name="Akcent 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4" style:display-name="Akcent 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5" style:display-name="Akcent 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6" style:display-name="Akcent 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ne_20_wejściowe" style:display-name="Dane wejściowe" style:family="table-cell" style:parent-style-name="Default">
      <style:table-cell-properties fo:background-color="#e3e3e3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ne_20_wyjściowe" style:display-name="Dane wyjściowe" style:family="table-cell" style:parent-style-name="Default">
      <style:table-cell-properties fo:background-color="#c0c0c0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Dobry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lPoziom_5f_" style:display-name="KolPoziom_" style:family="table-cell" style:parent-style-name="Default">
      <style:table-cell-properties fo:background-color="#ffffff" fo:padding="0.071cm"/>
    </style:style>
    <style:style style:name="Komórka_20_połączona" style:display-name="Komórka połączona" style:family="table-cell" style:parent-style-name="Default">
      <style:table-cell-properties fo:border-bottom="2.49pt double-thin #ff9900" style:border-line-width-bottom="0.018cm 0.053cm 0.018cm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mórka_20_zaznaczona" style:display-name="Komórka zaznaczona" style:family="table-cell" style:parent-style-name="Default">
      <style:table-cell-properties fo:background-color="#969696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główek_20_1" style:display-name="Nagłówek 1" style:family="table-cell" style:parent-style-name="Default">
      <style:table-cell-properties fo:border-bottom="2.49pt solid #333399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Nagłówek_20_2" style:display-name="Nagłówek 2" style:family="table-cell" style:parent-style-name="Default">
      <style:table-cell-properties fo:border-bottom="2.49pt solid #99ccff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Nagłówek_20_3" style:display-name="Nagłówek 3" style:family="table-cell" style:parent-style-name="Default">
      <style:table-cell-properties fo:border-bottom="1.76pt solid #33cccc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główek_20_4" style:display-name="Nagłówek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eutralny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bliczenia" style:family="table-cell" style:parent-style-name="Default">
      <style:table-cell-properties fo:background-color="#c0c0c0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uma" style:family="table-cell" style:parent-style-name="Default">
      <style:table-cell-properties fo:border-bottom="2.49pt double-thin #333399" style:border-line-width-bottom="0.018cm 0.053cm 0.018cm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kst_20_objaśnienia" style:display-name="Tekst objaśnienia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kst_20_ostrzeżenia" style:display-name="Tekst ostrzeżen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ytuł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Uwaga" style:family="table-cell" style:parent-style-name="Default">
      <style:table-cell-properties fo:background-color="#ffffcc" fo:border="0.74pt solid #c0c0c0" fo:padding="0.071cm" style:rotation-align="none"/>
    </style:style>
    <style:style style:name="WierszPoziom_5f_" style:display-name="WierszPoziom_" style:family="table-cell" style:parent-style-name="Default">
      <style:table-cell-properties fo:background-color="#ffffff" fo:padding="0.071cm"/>
    </style:style>
    <style:style style:name="Zły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a" style:display-name="Excel_BuiltIn_Comma" style:family="table-cell" style:parent-style-name="Default">
      <style:table-cell-properties fo:background-color="#ccffff" fo:padding="0.071cm"/>
    </style:style>
    <style:style style:name="Excel_5f_BuiltIn_5f_Currency" style:display-name="Excel_BuiltIn_Currency" style:family="table-cell" style:parent-style-name="Default">
      <style:table-cell-properties fo:background-color="#e3e3e3" fo:padding="0.071cm"/>
    </style:style>
    <style:style style:name="Excel_5f_BuiltIn_5f_Percent" style:display-name="Excel_BuiltIn_Percent" style:family="table-cell" style:parent-style-name="Default">
      <style:table-cell-properties fo:background-color="#ffffcc" fo:padding="0.071cm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zamowienie_5f_PODGIK.6642.899.2022" style:display-name="PageStyle_zamowienie_PODGIK.6642.899.20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9T22:21:24.879465325</dc:date>
    <meta:editing-duration>PT20M11S</meta:editing-duration>
    <meta:editing-cycles>2</meta:editing-cycles>
    <meta:generator>LibreOffice/7.3.7.2$Linux_X86_64 LibreOffice_project/30$Build-2</meta:generator>
    <meta:document-statistic meta:table-count="1" meta:cell-count="9271" meta:object-count="0"/>
  </office:meta>
</office:document-meta>
</file>